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2.424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000000" fo:border="none"/>
    </style:style>
    <style:style style:name="ce8" style:family="table-cell" style:parent-style-name="Default" style:data-style-name="N104">
      <style:table-cell-properties fo:background-color="#dee7e5" fo:border="none"/>
    </style:style>
    <style:style style:name="ce9" style:family="table-cell" style:parent-style-name="Default" style:data-style-name="N104">
      <style:table-cell-properties fo:background-color="#000000" fo:border="none"/>
      <style:text-properties fo:color="#ffffff"/>
    </style:style>
    <style:style style:name="ce10" style:family="table-cell" style:parent-style-name="Default">
      <style:table-cell-properties fo:background-color="#dee7e5" fo:border="none"/>
    </style:style>
    <style:style style:name="ce11" style:family="table-cell" style:parent-style-name="Default" style:data-style-name="N104">
      <style:table-cell-properties fo:background-color="#ffffff" fo:border="none"/>
      <style:text-properties fo:color="#ffffff"/>
    </style:style>
    <style:style style:name="ce12" style:family="table-cell" style:parent-style-name="Default">
      <style:table-cell-properties fo:background-color="#000000" fo:border="none"/>
      <style:text-properties fo:font-style="normal" style:text-underline-style="none" style:font-style-asian="normal" style:font-style-complex="normal"/>
    </style:style>
    <style:style style:name="ce13" style:family="table-cell" style:parent-style-name="Default">
      <style:table-cell-properties fo:background-color="#dee7e5" fo:border="none"/>
      <style:text-properties fo:font-style="normal" style:text-underline-style="none" style:font-style-asian="normal" style:font-style-complex="normal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104">
      <style:table-cell-properties fo:background-color="#808080" fo:border="0.74pt solid #000000"/>
      <style:text-properties fo:color="#ffffff"/>
    </style:style>
    <style:style style:name="ce25" style:family="table-cell" style:parent-style-name="Default" style:data-style-name="N104">
      <style:table-cell-properties fo:background-color="#8d1d75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2a6099" fo:border="none"/>
      <style:text-properties fo:color="#ffffff"/>
    </style:style>
    <style:style style:name="ce27" style:family="table-cell" style:parent-style-name="Default">
      <style:table-cell-properties fo:background-color="#2a6099" fo:border="none"/>
    </style:style>
    <style:style style:name="ce28" style:family="table-cell" style:parent-style-name="Default">
      <style:table-cell-properties fo:background-color="#2a6099" fo:border="0.74pt solid #000000"/>
      <style:text-properties fo:color="#ffffff"/>
    </style:style>
    <style:style style:name="ce29" style:family="table-cell" style:parent-style-name="Default" style:data-style-name="N104">
      <style:table-cell-properties fo:background-color="#808080" style:text-align-source="value-type" style:repeat-content="false" fo:border="0.74pt solid #000000"/>
      <style:paragraph-properties fo:margin-left="0cm"/>
      <style:text-properties fo:color="#ffffff" fo:font-weight="normal" style:font-weight-asian="normal" style:font-weight-complex="normal"/>
    </style:style>
    <style:style style:name="ce30" style:family="table-cell" style:parent-style-name="Default" style:data-style-name="N11">
      <style:table-cell-properties fo:background-color="#2a6099" style:text-align-source="fix" style:repeat-content="false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 style:data-style-name="N104">
      <style:table-cell-properties fo:background-color="#808080" style:text-align-source="value-type" style:repeat-content="false" fo:border="0.74pt solid #000000"/>
      <style:paragraph-properties fo:margin-left="0cm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03" table:default-cell-style-name="Default"/>
        <table:table-row table:style-name="ro1">
          <table:table-cell office:value-type="string" calcext:value-type="string">
            <text:p>D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ndomForest (n_estimators=10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table:style-name="ce8" office:value-type="float" office:value="0.0913534932787557" calcext:value-type="float">
            <text:p>0,0913534933</text:p>
          </table:table-cell>
          <table:table-cell office:value-type="float" office:value="0.0760694457281575" calcext:value-type="float">
            <text:p>0,0760694457281575</text:p>
          </table:table-cell>
          <table:table-cell office:value-type="float" office:value="0.0603997795205052" calcext:value-type="float">
            <text:p>0,0603997795205052</text:p>
          </table:table-cell>
          <table:table-cell office:value-type="float" office:value="0.0601493160035972" calcext:value-type="float">
            <text:p>0,0601493160035972</text:p>
          </table:table-cell>
          <table:table-cell office:value-type="float" office:value="0.0581709737393072" calcext:value-type="float">
            <text:p>0,0581709737393072</text:p>
          </table:table-cell>
          <table:table-cell office:value-type="float" office:value="0.0566081178511066" calcext:value-type="float">
            <text:p>0,0566081178511066</text:p>
          </table:table-cell>
          <table:table-cell office:value-type="float" office:value="0.0569287429742396" calcext:value-type="float">
            <text:p>0,0569287429742396</text:p>
          </table:table-cell>
          <table:table-cell office:value-type="float" office:value="0.0557891191853944" calcext:value-type="float">
            <text:p>0,05578911918539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table:style-name="ce8" office:value-type="float" office:value="0.0929378601039335" calcext:value-type="float">
            <text:p>0,0929378601</text:p>
          </table:table-cell>
          <table:table-cell office:value-type="float" office:value="0.0747363771962431" calcext:value-type="float">
            <text:p>0,0747363771962431</text:p>
          </table:table-cell>
          <table:table-cell office:value-type="float" office:value="0.0609984034355574" calcext:value-type="float">
            <text:p>0,0609984034355574</text:p>
          </table:table-cell>
          <table:table-cell office:value-type="float" office:value="0.058792714068356" calcext:value-type="float">
            <text:p>0,058792714068356</text:p>
          </table:table-cell>
          <table:table-cell office:value-type="float" office:value="0.0570972736173406" calcext:value-type="float">
            <text:p>0,0570972736173406</text:p>
          </table:table-cell>
          <table:table-cell office:value-type="float" office:value="0.0574850229204472" calcext:value-type="float">
            <text:p>0,0574850229204472</text:p>
          </table:table-cell>
          <table:table-cell office:value-type="float" office:value="0.0594214028398623" calcext:value-type="float">
            <text:p>0,0594214028398623</text:p>
          </table:table-cell>
          <table:table-cell office:value-type="float" office:value="0.055117031181551" calcext:value-type="float">
            <text:p>0,055117031181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table:style-name="ce8" office:value-type="float" office:value="0.0908060697666354" calcext:value-type="float">
            <text:p>0,0908060698</text:p>
          </table:table-cell>
          <table:table-cell office:value-type="float" office:value="0.0762210960261054" calcext:value-type="float">
            <text:p>0,0762210960261054</text:p>
          </table:table-cell>
          <table:table-cell office:value-type="float" office:value="0.0615735442913717" calcext:value-type="float">
            <text:p>0,0615735442913717</text:p>
          </table:table-cell>
          <table:table-cell office:value-type="float" office:value="0.0595675813353109" calcext:value-type="float">
            <text:p>0,0595675813353109</text:p>
          </table:table-cell>
          <table:table-cell office:value-type="float" office:value="0.059150891923467" calcext:value-type="float">
            <text:p>0,059150891923467</text:p>
          </table:table-cell>
          <table:table-cell office:value-type="float" office:value="0.0566882142870885" calcext:value-type="float">
            <text:p>0,0566882142870885</text:p>
          </table:table-cell>
          <table:table-cell office:value-type="float" office:value="0.0572326548118423" calcext:value-type="float">
            <text:p>0,0572326548118423</text:p>
          </table:table-cell>
          <table:table-cell office:value-type="float" office:value="0.0571428119228172" calcext:value-type="float">
            <text:p>0,0571428119228172</text:p>
          </table:table-cell>
          <table:table-cell table:number-columns-repeated="2"/>
          <table:table-cell table:style-name="ce15" table:number-columns-repeated="2"/>
          <table:table-cell table:style-name="ce20" office:value-type="string" calcext:value-type="string" table:number-columns-spanned="8" table:number-rows-spanned="1">
            <text:p>MAE (kwh)</text:p>
          </table:table-cell>
          <table:covered-table-cell table:number-columns-repeated="7" table:style-name="ce26"/>
          <table:table-cell table:number-columns-repeated="1003"/>
        </table:table-row>
        <table:table-row table:style-name="ro1">
          <table:table-cell office:value-type="string" calcext:value-type="string">
            <text:p>MAE4</text:p>
          </table:table-cell>
          <table:table-cell table:style-name="ce8" office:value-type="float" office:value="0.0945208314564978" calcext:value-type="float">
            <text:p>0,0945208315</text:p>
          </table:table-cell>
          <table:table-cell office:value-type="float" office:value="0.0804023229336115" calcext:value-type="float">
            <text:p>0,0804023229336115</text:p>
          </table:table-cell>
          <table:table-cell office:value-type="float" office:value="0.0603315557348837" calcext:value-type="float">
            <text:p>0,0603315557348837</text:p>
          </table:table-cell>
          <table:table-cell office:value-type="float" office:value="0.057597564764136" calcext:value-type="float">
            <text:p>0,057597564764136</text:p>
          </table:table-cell>
          <table:table-cell office:value-type="float" office:value="0.0580639094290891" calcext:value-type="float">
            <text:p>0,0580639094290891</text:p>
          </table:table-cell>
          <table:table-cell office:value-type="float" office:value="0.0571680697719054" calcext:value-type="float">
            <text:p>0,0571680697719054</text:p>
          </table:table-cell>
          <table:table-cell office:value-type="float" office:value="0.0568891649602565" calcext:value-type="float">
            <text:p>0,0568891649602565</text:p>
          </table:table-cell>
          <table:table-cell office:value-type="float" office:value="0.0549510968552453" calcext:value-type="float">
            <text:p>0,0549510968552453</text:p>
          </table:table-cell>
          <table:table-cell table:number-columns-repeated="2"/>
          <table:table-cell table:style-name="ce16" office:value-type="string" calcext:value-type="string" table:number-columns-spanned="2" table:number-rows-spanned="1">
            <text:p>N.º Variables Independientes</text:p>
          </table:table-cell>
          <table:covered-table-cell table:style-name="ce7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E5</text:p>
          </table:table-cell>
          <table:table-cell table:style-name="ce8" office:value-type="float" office:value="0.0956921612671219" calcext:value-type="float">
            <text:p>0,0956921613</text:p>
          </table:table-cell>
          <table:table-cell office:value-type="float" office:value="0.0779003794265164" calcext:value-type="float">
            <text:p>0,0779003794265164</text:p>
          </table:table-cell>
          <table:table-cell office:value-type="float" office:value="0.0596782821281201" calcext:value-type="float">
            <text:p>0,0596782821281201</text:p>
          </table:table-cell>
          <table:table-cell office:value-type="float" office:value="0.0599412369412609" calcext:value-type="float">
            <text:p>0,0599412369412609</text:p>
          </table:table-cell>
          <table:table-cell office:value-type="float" office:value="0.058327274221623" calcext:value-type="float">
            <text:p>0,058327274221623</text:p>
          </table:table-cell>
          <table:table-cell office:value-type="float" office:value="0.0571937181332429" calcext:value-type="float">
            <text:p>0,0571937181332429</text:p>
          </table:table-cell>
          <table:table-cell office:value-type="float" office:value="0.0573589082953311" calcext:value-type="float">
            <text:p>0,0573589082953311</text:p>
          </table:table-cell>
          <table:table-cell office:value-type="float" office:value="0.0559233222810378" calcext:value-type="float">
            <text:p>0,0559233222810378</text:p>
          </table:table-cell>
          <table:table-cell table:number-columns-repeated="2"/>
          <table:table-cell table:style-name="ce15" table:number-columns-repeated="2"/>
          <table:table-cell table:style-name="ce23" table:number-columns-repeated="8"/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3:.B7])" office:value-type="float" office:value="0.0930620831745889" calcext:value-type="float">
            <text:p>0,0930620832</text:p>
          </table:table-cell>
          <table:table-cell table:style-name="ce9" table:formula="of:=AVERAGE([.C3:.C7])" office:value-type="float" office:value="0.0770659242621268" calcext:value-type="float">
            <text:p>0,0770659243</text:p>
          </table:table-cell>
          <table:table-cell table:style-name="ce9" table:formula="of:=AVERAGE([.D3:.D7])" office:value-type="float" office:value="0.0605963130220876" calcext:value-type="float">
            <text:p>0,0605963130</text:p>
          </table:table-cell>
          <table:table-cell table:style-name="ce9" table:formula="of:=AVERAGE([.E3:.E7])" office:value-type="float" office:value="0.0592096826225322" calcext:value-type="float">
            <text:p>0,0592096826</text:p>
          </table:table-cell>
          <table:table-cell table:style-name="ce9" table:formula="of:=AVERAGE([.F3:.F7])" office:value-type="float" office:value="0.0581620645861654" calcext:value-type="float">
            <text:p>0,0581620646</text:p>
          </table:table-cell>
          <table:table-cell table:style-name="ce9" table:formula="of:=AVERAGE([.G3:.G7])" office:value-type="float" office:value="0.0570286285927581" calcext:value-type="float">
            <text:p>0,0570286286</text:p>
          </table:table-cell>
          <table:table-cell table:style-name="ce9" table:formula="of:=AVERAGE([.H3:.H7])" office:value-type="float" office:value="0.0575661747763064" calcext:value-type="float">
            <text:p>0,0575661748</text:p>
          </table:table-cell>
          <table:table-cell table:style-name="ce9" table:formula="of:=AVERAGE([.I3:.I7])" office:value-type="float" office:value="0.0557846762852091" calcext:value-type="float">
            <text:p>0,0557846763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RandomForest 10</text:p>
          </table:table-cell>
          <table:covered-table-cell table:style-name="ce19"/>
          <table:table-cell table:style-name="ce24" table:formula="of:=[.B8]" office:value-type="float" office:value="0.0930620831745889" calcext:value-type="float">
            <text:p>0,0930620832</text:p>
          </table:table-cell>
          <table:table-cell table:style-name="ce24" table:formula="of:=[.C8]" office:value-type="float" office:value="0.0770659242621268" calcext:value-type="float">
            <text:p>0,0770659243</text:p>
          </table:table-cell>
          <table:table-cell table:style-name="ce24" table:formula="of:=[.D8]" office:value-type="float" office:value="0.0605963130220876" calcext:value-type="float">
            <text:p>0,0605963130</text:p>
          </table:table-cell>
          <table:table-cell table:style-name="ce24" table:formula="of:=[.E8]" office:value-type="float" office:value="0.0592096826225322" calcext:value-type="float">
            <text:p>0,0592096826</text:p>
          </table:table-cell>
          <table:table-cell table:style-name="ce24" table:formula="of:=[.F8]" office:value-type="float" office:value="0.0581620645861654" calcext:value-type="float">
            <text:p>0,0581620646</text:p>
          </table:table-cell>
          <table:table-cell table:style-name="ce24" table:formula="of:=[.G8]" office:value-type="float" office:value="0.0570286285927581" calcext:value-type="float">
            <text:p>0,0570286286</text:p>
          </table:table-cell>
          <table:table-cell table:style-name="ce24" table:formula="of:=[.H8]" office:value-type="float" office:value="0.0575661747763064" calcext:value-type="float">
            <text:p>0,0575661748</text:p>
          </table:table-cell>
          <table:table-cell table:style-name="ce24" table:formula="of:=[.I8]" office:value-type="float" office:value="0.0557846762852091" calcext:value-type="float">
            <text:p>0,05578467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248416185379028" calcext:value-type="float">
            <text:p>0,248416185379028</text:p>
          </table:table-cell>
          <table:table-cell office:value-type="float" office:value="0.306209564208984" calcext:value-type="float">
            <text:p>0,306209564208984</text:p>
          </table:table-cell>
          <table:table-cell office:value-type="float" office:value="0.367045164108276" calcext:value-type="float">
            <text:p>0,367045164108276</text:p>
          </table:table-cell>
          <table:table-cell office:value-type="float" office:value="0.450230836868286" calcext:value-type="float">
            <text:p>0,450230836868286</text:p>
          </table:table-cell>
          <table:table-cell office:value-type="float" office:value="0.511198043823242" calcext:value-type="float">
            <text:p>0,511198043823242</text:p>
          </table:table-cell>
          <table:table-cell office:value-type="float" office:value="0.57025408744812" calcext:value-type="float">
            <text:p>0,57025408744812</text:p>
          </table:table-cell>
          <table:table-cell office:value-type="float" office:value="0.662593603134155" calcext:value-type="float">
            <text:p>0,662593603134155</text:p>
          </table:table-cell>
          <table:table-cell office:value-type="float" office:value="0.721260786056519" calcext:value-type="float">
            <text:p>0,721260786056519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100</text:p>
          </table:table-cell>
          <table:covered-table-cell table:style-name="ce19"/>
          <table:table-cell table:style-name="ce24" table:formula="of:=[.B28]" office:value-type="float" office:value="0.0879556118896475" calcext:value-type="float">
            <text:p>0,0879556119</text:p>
          </table:table-cell>
          <table:table-cell table:style-name="ce24" table:formula="of:=[.C28]" office:value-type="float" office:value="0.0737670171515905" calcext:value-type="float">
            <text:p>0,0737670172</text:p>
          </table:table-cell>
          <table:table-cell table:style-name="ce24" table:formula="of:=[.D28]" office:value-type="float" office:value="0.0576239143219353" calcext:value-type="float">
            <text:p>0,0576239143</text:p>
          </table:table-cell>
          <table:table-cell table:style-name="ce24" table:formula="of:=[.E28]" office:value-type="float" office:value="0.0563380643682779" calcext:value-type="float">
            <text:p>0,0563380644</text:p>
          </table:table-cell>
          <table:table-cell table:style-name="ce29" table:formula="of:=[.F28]" office:value-type="float" office:value="0.055174187698647" calcext:value-type="float">
            <text:p>0,0551741877</text:p>
          </table:table-cell>
          <table:table-cell table:style-name="ce24" table:formula="of:=[.G28]" office:value-type="float" office:value="0.0541586016982741" calcext:value-type="float">
            <text:p>0,0541586017</text:p>
          </table:table-cell>
          <table:table-cell table:style-name="ce24" table:formula="of:=[.H28]" office:value-type="float" office:value="0.0538428770379465" calcext:value-type="float">
            <text:p>0,0538428770</text:p>
          </table:table-cell>
          <table:table-cell table:style-name="ce24" table:formula="of:=[.I28]" office:value-type="float" office:value="0.0534233271631651" calcext:value-type="float">
            <text:p>0,05342332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243903875350952" calcext:value-type="float">
            <text:p>0,243903875350952</text:p>
          </table:table-cell>
          <table:table-cell office:value-type="float" office:value="0.304211854934692" calcext:value-type="float">
            <text:p>0,304211854934692</text:p>
          </table:table-cell>
          <table:table-cell office:value-type="float" office:value="0.367174863815308" calcext:value-type="float">
            <text:p>0,367174863815308</text:p>
          </table:table-cell>
          <table:table-cell office:value-type="float" office:value="0.435921669006348" calcext:value-type="float">
            <text:p>0,435921669006348</text:p>
          </table:table-cell>
          <table:table-cell office:value-type="float" office:value="0.540748596191406" calcext:value-type="float">
            <text:p>0,540748596191406</text:p>
          </table:table-cell>
          <table:table-cell office:value-type="float" office:value="0.594370603561401" calcext:value-type="float">
            <text:p>0,594370603561401</text:p>
          </table:table-cell>
          <table:table-cell office:value-type="float" office:value="0.638451099395752" calcext:value-type="float">
            <text:p>0,638451099395752</text:p>
          </table:table-cell>
          <table:table-cell office:value-type="float" office:value="0.731787204742432" calcext:value-type="float">
            <text:p>0,731787204742432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500</text:p>
          </table:table-cell>
          <table:covered-table-cell table:style-name="ce19"/>
          <table:table-cell table:style-name="ce24" table:formula="of:=[.B48]" office:value-type="float" office:value="0.0879822983302137" calcext:value-type="float">
            <text:p>0,0879822983</text:p>
          </table:table-cell>
          <table:table-cell table:style-name="ce25" table:formula="of:=[.C48]" office:value-type="float" office:value="0.0727818450985055" calcext:value-type="float">
            <text:p>0,0727818451</text:p>
          </table:table-cell>
          <table:table-cell table:style-name="ce24" table:formula="of:=[.D48]" office:value-type="float" office:value="0.0576588240979062" calcext:value-type="float">
            <text:p>0,0576588241</text:p>
          </table:table-cell>
          <table:table-cell table:style-name="ce25" table:formula="of:=[.E48]" office:value-type="float" office:value="0.0556148456593974" calcext:value-type="float">
            <text:p>0,0556148457</text:p>
          </table:table-cell>
          <table:table-cell table:style-name="ce24" table:formula="of:=[.F48]" office:value-type="float" office:value="0.0556364036828779" calcext:value-type="float">
            <text:p>0,0556364037</text:p>
          </table:table-cell>
          <table:table-cell table:style-name="ce24" table:formula="of:=[.G48]" office:value-type="float" office:value="0.0532761395110069" calcext:value-type="float">
            <text:p>0,0532761395</text:p>
          </table:table-cell>
          <table:table-cell table:style-name="ce25" table:formula="of:=[.H48]" office:value-type="float" office:value="0.0526525339262223" calcext:value-type="float">
            <text:p>0,0526525339</text:p>
          </table:table-cell>
          <table:table-cell table:style-name="ce24" table:formula="of:=[.I48]" office:value-type="float" office:value="0.0537909553830864" calcext:value-type="float">
            <text:p>0,05379095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256072521209717" calcext:value-type="float">
            <text:p>0,256072521209717</text:p>
          </table:table-cell>
          <table:table-cell office:value-type="float" office:value="0.307193279266357" calcext:value-type="float">
            <text:p>0,307193279266357</text:p>
          </table:table-cell>
          <table:table-cell office:value-type="float" office:value="0.371966361999512" calcext:value-type="float">
            <text:p>0,371966361999512</text:p>
          </table:table-cell>
          <table:table-cell office:value-type="float" office:value="0.452066659927368" calcext:value-type="float">
            <text:p>0,452066659927368</text:p>
          </table:table-cell>
          <table:table-cell office:value-type="float" office:value="0.51854944229126" calcext:value-type="float">
            <text:p>0,51854944229126</text:p>
          </table:table-cell>
          <table:table-cell office:value-type="float" office:value="0.617472410202026" calcext:value-type="float">
            <text:p>0,617472410202026</text:p>
          </table:table-cell>
          <table:table-cell office:value-type="float" office:value="0.631435394287109" calcext:value-type="float">
            <text:p>0,631435394287109</text:p>
          </table:table-cell>
          <table:table-cell office:value-type="float" office:value="0.689093589782715" calcext:value-type="float">
            <text:p>0,689093589782715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1000</text:p>
          </table:table-cell>
          <table:covered-table-cell table:style-name="ce19"/>
          <table:table-cell table:style-name="ce25" table:formula="of:=[.B68]" office:value-type="float" office:value="0.0866390155619186" calcext:value-type="float">
            <text:p>0,0866390156</text:p>
          </table:table-cell>
          <table:table-cell table:style-name="ce24" table:formula="of:=[.C68]" office:value-type="float" office:value="0.0737346327530335" calcext:value-type="float">
            <text:p>0,0737346328</text:p>
          </table:table-cell>
          <table:table-cell table:style-name="ce25" table:formula="of:=[.D68]" office:value-type="float" office:value="0.0569454857995452" calcext:value-type="float">
            <text:p>0,0569454858</text:p>
          </table:table-cell>
          <table:table-cell table:style-name="ce24" table:formula="of:=[.E68]" office:value-type="float" office:value="0.0567306848368895" calcext:value-type="float">
            <text:p>0,0567306848</text:p>
          </table:table-cell>
          <table:table-cell table:style-name="ce24" table:formula="of:=[.F68]" office:value-type="float" office:value="0.0552157064720512" calcext:value-type="float">
            <text:p>0,0552157065</text:p>
          </table:table-cell>
          <table:table-cell table:style-name="ce25" table:formula="of:=[.G68]" office:value-type="float" office:value="0.0523428095835573" calcext:value-type="float">
            <text:p>0,0523428096</text:p>
          </table:table-cell>
          <table:table-cell table:style-name="ce24" table:formula="of:=[.H68]" office:value-type="float" office:value="0.0534934266308825" calcext:value-type="float">
            <text:p>0,0534934266</text:p>
          </table:table-cell>
          <table:table-cell table:style-name="ce29" table:formula="of:=[.I68]" office:value-type="float" office:value="0.0530952594397657" calcext:value-type="float">
            <text:p>0,05309525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253565788269043" calcext:value-type="float">
            <text:p>0,253565788269043</text:p>
          </table:table-cell>
          <table:table-cell office:value-type="float" office:value="0.329001665115356" calcext:value-type="float">
            <text:p>0,329001665115356</text:p>
          </table:table-cell>
          <table:table-cell office:value-type="float" office:value="0.365498781204224" calcext:value-type="float">
            <text:p>0,365498781204224</text:p>
          </table:table-cell>
          <table:table-cell office:value-type="float" office:value="0.434316635131836" calcext:value-type="float">
            <text:p>0,434316635131836</text:p>
          </table:table-cell>
          <table:table-cell office:value-type="float" office:value="0.636837244033814" calcext:value-type="float">
            <text:p>0,636837244033814</text:p>
          </table:table-cell>
          <table:table-cell office:value-type="float" office:value="0.616826057434082" calcext:value-type="float">
            <text:p>0,616826057434082</text:p>
          </table:table-cell>
          <table:table-cell office:value-type="float" office:value="0.656331062316895" calcext:value-type="float">
            <text:p>0,656331062316895</text:p>
          </table:table-cell>
          <table:table-cell office:value-type="float" office:value="0.69392991065979" calcext:value-type="float">
            <text:p>0,69392991065979</text:p>
          </table:table-cell>
          <table:table-cell table:number-columns-repeated="2"/>
          <table:table-cell table:style-name="ce18" table:number-columns-spanned="2" table:number-rows-spanned="1"/>
          <table:covered-table-cell table:style-name="ce20"/>
          <table:table-cell table:style-name="ce26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260309934616089" calcext:value-type="float">
            <text:p>0,260309934616089</text:p>
          </table:table-cell>
          <table:table-cell office:value-type="float" office:value="0.303310632705688" calcext:value-type="float">
            <text:p>0,303310632705688</text:p>
          </table:table-cell>
          <table:table-cell office:value-type="float" office:value="0.372660875320435" calcext:value-type="float">
            <text:p>0,372660875320435</text:p>
          </table:table-cell>
          <table:table-cell office:value-type="float" office:value="0.436498641967773" calcext:value-type="float">
            <text:p>0,436498641967773</text:p>
          </table:table-cell>
          <table:table-cell office:value-type="float" office:value="0.589484930038452" calcext:value-type="float">
            <text:p>0,589484930038452</text:p>
          </table:table-cell>
          <table:table-cell office:value-type="float" office:value="0.561502456665039" calcext:value-type="float">
            <text:p>0,561502456665039</text:p>
          </table:table-cell>
          <table:table-cell office:value-type="float" office:value="0.649415731430054" calcext:value-type="float">
            <text:p>0,649415731430054</text:p>
          </table:table-cell>
          <table:table-cell office:value-type="float" office:value="0.70799708366394" calcext:value-type="float">
            <text:p>0,70799708366394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3 DIS</text:p>
          </table:table-cell>
          <table:covered-table-cell table:style-name="ce19"/>
          <table:table-cell table:style-name="ce24" table:formula="of:=[.B88]" office:value-type="float" office:value="0.0956976947767982" calcext:value-type="float">
            <text:p>0,0956976948</text:p>
          </table:table-cell>
          <table:table-cell table:style-name="ce24" table:formula="of:=[.C88]" office:value-type="float" office:value="0.080159182971272" calcext:value-type="float">
            <text:p>0,0801591830</text:p>
          </table:table-cell>
          <table:table-cell table:style-name="ce24" table:formula="of:=[.D88]" office:value-type="float" office:value="0.0601491945163747" calcext:value-type="float">
            <text:p>0,0601491945</text:p>
          </table:table-cell>
          <table:table-cell table:style-name="ce24" table:formula="of:=[.E88]" office:value-type="float" office:value="0.0590281479075344" calcext:value-type="float">
            <text:p>0,0590281479</text:p>
          </table:table-cell>
          <table:table-cell table:style-name="ce24" table:formula="of:=[.F88]" office:value-type="float" office:value="0.0583856312637805" calcext:value-type="float">
            <text:p>0,0583856313</text:p>
          </table:table-cell>
          <table:table-cell table:style-name="ce24" table:formula="of:=[.G88]" office:value-type="float" office:value="0.0555616796810644" calcext:value-type="float">
            <text:p>0,0555616797</text:p>
          </table:table-cell>
          <table:table-cell table:style-name="ce24" table:formula="of:=[.H88]" office:value-type="float" office:value="0.0544442656935439" calcext:value-type="float">
            <text:p>0,0544442657</text:p>
          </table:table-cell>
          <table:table-cell table:style-name="ce24" table:formula="of:=[.I88]" office:value-type="float" office:value="0.0553671455383674" calcext:value-type="float">
            <text:p>0,055367145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9:.B13])" office:value-type="float" office:value="0.252453660964966" calcext:value-type="float">
            <text:p>0,2524536610</text:p>
          </table:table-cell>
          <table:table-cell table:style-name="ce9" table:formula="of:=AVERAGE([.C9:.C13])" office:value-type="float" office:value="0.309985399246216" calcext:value-type="float">
            <text:p>0,3099853992</text:p>
          </table:table-cell>
          <table:table-cell table:style-name="ce9" table:formula="of:=AVERAGE([.D9:.D13])" office:value-type="float" office:value="0.368869209289551" calcext:value-type="float">
            <text:p>0,3688692093</text:p>
          </table:table-cell>
          <table:table-cell table:style-name="ce9" table:formula="of:=AVERAGE([.E9:.E13])" office:value-type="float" office:value="0.441806888580322" calcext:value-type="float">
            <text:p>0,4418068886</text:p>
          </table:table-cell>
          <table:table-cell table:style-name="ce9" table:formula="of:=AVERAGE([.F9:.F13])" office:value-type="float" office:value="0.559363651275635" calcext:value-type="float">
            <text:p>0,5593636513</text:p>
          </table:table-cell>
          <table:table-cell table:style-name="ce9" table:formula="of:=AVERAGE([.G9:.G13])" office:value-type="float" office:value="0.592085123062134" calcext:value-type="float">
            <text:p>0,5920851231</text:p>
          </table:table-cell>
          <table:table-cell table:style-name="ce9" table:formula="of:=AVERAGE([.H9:.H13])" office:value-type="float" office:value="0.647645378112793" calcext:value-type="float">
            <text:p>0,6476453781</text:p>
          </table:table-cell>
          <table:table-cell table:style-name="ce9" table:formula="of:=AVERAGE([.I9:.I13])" office:value-type="float" office:value="0.708813714981079" calcext:value-type="float">
            <text:p>0,7088137150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3 UNF</text:p>
          </table:table-cell>
          <table:covered-table-cell table:style-name="ce19"/>
          <table:table-cell table:style-name="ce24" table:formula="of:=[.B108]" office:value-type="float" office:value="0.0949249952394352" calcext:value-type="float">
            <text:p>0,0949249952</text:p>
          </table:table-cell>
          <table:table-cell table:style-name="ce24" table:formula="of:=[.C108]" office:value-type="float" office:value="0.0793677239864386" calcext:value-type="float">
            <text:p>0,0793677240</text:p>
          </table:table-cell>
          <table:table-cell table:style-name="ce24" table:formula="of:=[.D108]" office:value-type="float" office:value="0.0616118067175584" calcext:value-type="float">
            <text:p>0,0616118067</text:p>
          </table:table-cell>
          <table:table-cell table:style-name="ce24" table:formula="of:=[.E108]" office:value-type="float" office:value="0.0594804376511433" calcext:value-type="float">
            <text:p>0,0594804377</text:p>
          </table:table-cell>
          <table:table-cell table:style-name="ce24" table:formula="of:=[.F108]" office:value-type="float" office:value="0.0577429002685405" calcext:value-type="float">
            <text:p>0,0577429003</text:p>
          </table:table-cell>
          <table:table-cell table:style-name="ce24" table:formula="of:=[.G108]" office:value-type="float" office:value="0.0564030552785783" calcext:value-type="float">
            <text:p>0,0564030553</text:p>
          </table:table-cell>
          <table:table-cell table:style-name="ce24" table:formula="of:=[.H108]" office:value-type="float" office:value="0.0562831497577319" calcext:value-type="float">
            <text:p>0,0562831498</text:p>
          </table:table-cell>
          <table:table-cell table:style-name="ce24" table:formula="of:=[.I108]" office:value-type="float" office:value="0.0553467389214565" calcext:value-type="float">
            <text:p>0,05534673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3327358658187" calcext:value-type="float">
            <text:p>93,3327358658187</text:p>
          </table:table-cell>
          <table:table-cell office:value-type="float" office:value="94.6481679359651" calcext:value-type="float">
            <text:p>94,6481679359651</text:p>
          </table:table-cell>
          <table:table-cell office:value-type="float" office:value="95.8442352631153" calcext:value-type="float">
            <text:p>95,8442352631153</text:p>
          </table:table-cell>
          <table:table-cell office:value-type="float" office:value="95.8437130958451" calcext:value-type="float">
            <text:p>95,8437130958451</text:p>
          </table:table-cell>
          <table:table-cell office:value-type="float" office:value="95.9595392121855" calcext:value-type="float">
            <text:p>95,9595392121855</text:p>
          </table:table-cell>
          <table:table-cell office:value-type="float" office:value="96.1863026389682" calcext:value-type="float">
            <text:p>96,1863026389682</text:p>
          </table:table-cell>
          <table:table-cell office:value-type="float" office:value="96.191900304055" calcext:value-type="float">
            <text:p>96,191900304055</text:p>
          </table:table-cell>
          <table:table-cell office:value-type="float" office:value="96.1536812736725" calcext:value-type="float">
            <text:p>96,1536812736725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5 DIS</text:p>
          </table:table-cell>
          <table:covered-table-cell table:style-name="ce19"/>
          <table:table-cell table:style-name="ce24" table:formula="of:=[.B160]" office:value-type="float" office:value="0.0909023997313175" calcext:value-type="float">
            <text:p>0,0909023997</text:p>
          </table:table-cell>
          <table:table-cell table:style-name="ce24" table:formula="of:=[.C160]" office:value-type="float" office:value="0.0759509884972416" calcext:value-type="float">
            <text:p>0,0759509885</text:p>
          </table:table-cell>
          <table:table-cell table:style-name="ce24" table:formula="of:=[.D160]" office:value-type="float" office:value="0.058357244858595" calcext:value-type="float">
            <text:p>0,0583572449</text:p>
          </table:table-cell>
          <table:table-cell table:style-name="ce24" table:formula="of:=[.E160]" office:value-type="float" office:value="0.056772966105335" calcext:value-type="float">
            <text:p>0,0567729661</text:p>
          </table:table-cell>
          <table:table-cell table:style-name="ce24" table:formula="of:=[.F160]" office:value-type="float" office:value="0.0556425063093592" calcext:value-type="float">
            <text:p>0,0556425063</text:p>
          </table:table-cell>
          <table:table-cell table:style-name="ce24" table:formula="of:=[.G160]" office:value-type="float" office:value="0.053758896893117" calcext:value-type="float">
            <text:p>0,0537588969</text:p>
          </table:table-cell>
          <table:table-cell table:style-name="ce24" table:formula="of:=[.H160]" office:value-type="float" office:value="0.0539810487052789" calcext:value-type="float">
            <text:p>0,0539810487</text:p>
          </table:table-cell>
          <table:table-cell table:style-name="ce24" table:formula="of:=[.I160]" office:value-type="float" office:value="0.0537088092748899" calcext:value-type="float">
            <text:p>0,05370880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2711726556517" calcext:value-type="float">
            <text:p>93,2711726556517</text:p>
          </table:table-cell>
          <table:table-cell office:value-type="float" office:value="94.7547748020368" calcext:value-type="float">
            <text:p>94,7547748020368</text:p>
          </table:table-cell>
          <table:table-cell office:value-type="float" office:value="95.829749601629" calcext:value-type="float">
            <text:p>95,829749601629</text:p>
          </table:table-cell>
          <table:table-cell office:value-type="float" office:value="95.8554577020129" calcext:value-type="float">
            <text:p>95,8554577020129</text:p>
          </table:table-cell>
          <table:table-cell office:value-type="float" office:value="96.0994125130319" calcext:value-type="float">
            <text:p>96,0994125130319</text:p>
          </table:table-cell>
          <table:table-cell office:value-type="float" office:value="96.0896570615771" calcext:value-type="float">
            <text:p>96,0896570615771</text:p>
          </table:table-cell>
          <table:table-cell office:value-type="float" office:value="95.9273104587551" calcext:value-type="float">
            <text:p>95,9273104587551</text:p>
          </table:table-cell>
          <table:table-cell office:value-type="float" office:value="96.219264297788" calcext:value-type="float">
            <text:p>96,219264297788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5 UNF</text:p>
          </table:table-cell>
          <table:covered-table-cell table:style-name="ce19"/>
          <table:table-cell table:style-name="ce24" table:formula="of:=[.B180]" office:value-type="float" office:value="0.0906160446747523" calcext:value-type="float">
            <text:p>0,0906160447</text:p>
          </table:table-cell>
          <table:table-cell table:style-name="ce24" table:formula="of:=[.C180]" office:value-type="float" office:value="0.0770166919425568" calcext:value-type="float">
            <text:p>0,0770166919</text:p>
          </table:table-cell>
          <table:table-cell table:style-name="ce24" table:formula="of:=[.D180]" office:value-type="float" office:value="0.0589414378230904" calcext:value-type="float">
            <text:p>0,0589414378</text:p>
          </table:table-cell>
          <table:table-cell table:style-name="ce24" table:formula="of:=[.E180]" office:value-type="float" office:value="0.0573365280175185" calcext:value-type="float">
            <text:p>0,0573365280</text:p>
          </table:table-cell>
          <table:table-cell table:style-name="ce24" table:formula="of:=[.F180]" office:value-type="float" office:value="0.0558011426531719" calcext:value-type="float">
            <text:p>0,0558011427</text:p>
          </table:table-cell>
          <table:table-cell table:style-name="ce24" table:formula="of:=[.G180]" office:value-type="float" office:value="0.055141694821376" calcext:value-type="float">
            <text:p>0,0551416948</text:p>
          </table:table-cell>
          <table:table-cell table:style-name="ce24" table:formula="of:=[.H180]" office:value-type="float" office:value="0.0547645404506524" calcext:value-type="float">
            <text:p>0,0547645405</text:p>
          </table:table-cell>
          <table:table-cell table:style-name="ce24" table:formula="of:=[.I180]" office:value-type="float" office:value="0.0547092788589424" calcext:value-type="float">
            <text:p>0,05470927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4248406932911" calcext:value-type="float">
            <text:p>93,4248406932911</text:p>
          </table:table-cell>
          <table:table-cell office:value-type="float" office:value="94.6005146959657" calcext:value-type="float">
            <text:p>94,6005146959657</text:p>
          </table:table-cell>
          <table:table-cell office:value-type="float" office:value="95.7691176308031" calcext:value-type="float">
            <text:p>95,7691176308031</text:p>
          </table:table-cell>
          <table:table-cell office:value-type="float" office:value="95.9769421632383" calcext:value-type="float">
            <text:p>95,9769421632383</text:p>
          </table:table-cell>
          <table:table-cell office:value-type="float" office:value="95.9049926486397" calcext:value-type="float">
            <text:p>95,9049926486397</text:p>
          </table:table-cell>
          <table:table-cell office:value-type="float" office:value="96.149675559424" calcext:value-type="float">
            <text:p>96,149675559424</text:p>
          </table:table-cell>
          <table:table-cell office:value-type="float" office:value="96.104239835586" calcext:value-type="float">
            <text:p>96,104239835586</text:p>
          </table:table-cell>
          <table:table-cell office:value-type="float" office:value="96.0560477599704" calcext:value-type="float">
            <text:p>96,0560477599704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7 DIS</text:p>
          </table:table-cell>
          <table:covered-table-cell table:style-name="ce19"/>
          <table:table-cell table:style-name="ce24" table:formula="of:=[.B200]" office:value-type="float" office:value="0.0894966703453998" calcext:value-type="float">
            <text:p>0,0894966703</text:p>
          </table:table-cell>
          <table:table-cell table:style-name="ce24" table:formula="of:=[.C200]" office:value-type="float" office:value="0.074787299685042" calcext:value-type="float">
            <text:p>0,0747872997</text:p>
          </table:table-cell>
          <table:table-cell table:style-name="ce24" table:formula="of:=[.D200]" office:value-type="float" office:value="0.0575134026223351" calcext:value-type="float">
            <text:p>0,0575134026</text:p>
          </table:table-cell>
          <table:table-cell table:style-name="ce24" table:formula="of:=[.E200]" office:value-type="float" office:value="0.0559221646938957" calcext:value-type="float">
            <text:p>0,0559221647</text:p>
          </table:table-cell>
          <table:table-cell table:style-name="ce24" table:formula="of:=[.F200]" office:value-type="float" office:value="0.0550667397770652" calcext:value-type="float">
            <text:p>0,0550667398</text:p>
          </table:table-cell>
          <table:table-cell table:style-name="ce24" table:formula="of:=[.G200]" office:value-type="float" office:value="0.0537350505065811" calcext:value-type="float">
            <text:p>0,0537350505</text:p>
          </table:table-cell>
          <table:table-cell table:style-name="ce24" table:formula="of:=[.H200]" office:value-type="float" office:value="0.0531349455964855" calcext:value-type="float">
            <text:p>0,0531349456</text:p>
          </table:table-cell>
          <table:table-cell table:style-name="ce24" table:formula="of:=[.I200]" office:value-type="float" office:value="0.0537839482085692" calcext:value-type="float">
            <text:p>0,05378394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1552904289382" calcext:value-type="float">
            <text:p>93,1552904289382</text:p>
          </table:table-cell>
          <table:table-cell office:value-type="float" office:value="94.3662830663959" calcext:value-type="float">
            <text:p>94,3662830663959</text:p>
          </table:table-cell>
          <table:table-cell office:value-type="float" office:value="95.878238474697" calcext:value-type="float">
            <text:p>95,878238474697</text:p>
          </table:table-cell>
          <table:table-cell office:value-type="float" office:value="96.006178872422" calcext:value-type="float">
            <text:p>96,006178872422</text:p>
          </table:table-cell>
          <table:table-cell office:value-type="float" office:value="96.0229182228763" calcext:value-type="float">
            <text:p>96,0229182228763</text:p>
          </table:table-cell>
          <table:table-cell office:value-type="float" office:value="96.1247123635181" calcext:value-type="float">
            <text:p>96,1247123635181</text:p>
          </table:table-cell>
          <table:table-cell office:value-type="float" office:value="96.1118210932749" calcext:value-type="float">
            <text:p>96,1118210932749</text:p>
          </table:table-cell>
          <table:table-cell office:value-type="float" office:value="96.2243256087343" calcext:value-type="float">
            <text:p>96,2243256087343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7 UNF</text:p>
          </table:table-cell>
          <table:covered-table-cell table:style-name="ce19"/>
          <table:table-cell table:style-name="ce24" table:formula="of:=[.B220]" office:value-type="float" office:value="0.0887931367162534" calcext:value-type="float">
            <text:p>0,0887931367</text:p>
          </table:table-cell>
          <table:table-cell table:style-name="ce24" table:formula="of:=[.C220]" office:value-type="float" office:value="0.0746236948043648" calcext:value-type="float">
            <text:p>0,0746236948</text:p>
          </table:table-cell>
          <table:table-cell table:style-name="ce24" table:formula="of:=[.D220]" office:value-type="float" office:value="0.0584201248581667" calcext:value-type="float">
            <text:p>0,0584201249</text:p>
          </table:table-cell>
          <table:table-cell table:style-name="ce24" table:formula="of:=[.E220]" office:value-type="float" office:value="0.0575058041828746" calcext:value-type="float">
            <text:p>0,0575058042</text:p>
          </table:table-cell>
          <table:table-cell table:style-name="ce24" table:formula="of:=[.F220]" office:value-type="float" office:value="0.0557352879923985" calcext:value-type="float">
            <text:p>0,0557352880</text:p>
          </table:table-cell>
          <table:table-cell table:style-name="ce24" table:formula="of:=[.G220]" office:value-type="float" office:value="0.0543347944984619" calcext:value-type="float">
            <text:p>0,0543347945</text:p>
          </table:table-cell>
          <table:table-cell table:style-name="ce24" table:formula="of:=[.H220]" office:value-type="float" office:value="0.0545053669532139" calcext:value-type="float">
            <text:p>0,0545053670</text:p>
          </table:table-cell>
          <table:table-cell table:style-name="ce24" table:formula="of:=[.I220]" office:value-type="float" office:value="0.054596204339861" calcext:value-type="float">
            <text:p>0,05459620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0480270937923" calcext:value-type="float">
            <text:p>93,0480270937923</text:p>
          </table:table-cell>
          <table:table-cell office:value-type="float" office:value="94.5017053286388" calcext:value-type="float">
            <text:p>94,5017053286388</text:p>
          </table:table-cell>
          <table:table-cell office:value-type="float" office:value="95.9138702158581" calcext:value-type="float">
            <text:p>95,9138702158581</text:p>
          </table:table-cell>
          <table:table-cell office:value-type="float" office:value="95.8103284852249" calcext:value-type="float">
            <text:p>95,8103284852249</text:p>
          </table:table-cell>
          <table:table-cell office:value-type="float" office:value="95.9981466892271" calcext:value-type="float">
            <text:p>95,9981466892271</text:p>
          </table:table-cell>
          <table:table-cell office:value-type="float" office:value="96.107259181998" calcext:value-type="float">
            <text:p>96,107259181998</text:p>
          </table:table-cell>
          <table:table-cell office:value-type="float" office:value="96.0550930479638" calcext:value-type="float">
            <text:p>96,0550930479638</text:p>
          </table:table-cell>
          <table:table-cell office:value-type="float" office:value="96.1793960754574" calcext:value-type="float">
            <text:p>96,1793960754574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9 DIS</text:p>
          </table:table-cell>
          <table:covered-table-cell table:style-name="ce19"/>
          <table:table-cell table:style-name="ce24" table:formula="of:=[.B240]" office:value-type="float" office:value="0.087330565214111" calcext:value-type="float">
            <text:p>0,0873305652</text:p>
          </table:table-cell>
          <table:table-cell table:style-name="ce24" table:formula="of:=[.C240]" office:value-type="float" office:value="0.0730288055029832" calcext:value-type="float">
            <text:p>0,0730288055</text:p>
          </table:table-cell>
          <table:table-cell table:style-name="ce24" table:formula="of:=[.D240]" office:value-type="float" office:value="0.0572883672833621" calcext:value-type="float">
            <text:p>0,0572883673</text:p>
          </table:table-cell>
          <table:table-cell table:style-name="ce24" table:formula="of:=[.E240]" office:value-type="float" office:value="0.0561102381068612" calcext:value-type="float">
            <text:p>0,0561102381</text:p>
          </table:table-cell>
          <table:table-cell table:style-name="ce24" table:formula="of:=[.F240]" office:value-type="float" office:value="0.0551980794733998" calcext:value-type="float">
            <text:p>0,0551980795</text:p>
          </table:table-cell>
          <table:table-cell table:style-name="ce24" table:formula="of:=[.G240]" office:value-type="float" office:value="0.0536055002065005" calcext:value-type="float">
            <text:p>0,0536055002</text:p>
          </table:table-cell>
          <table:table-cell table:style-name="ce24" table:formula="of:=[.H240]" office:value-type="float" office:value="0.0530855085356722" calcext:value-type="float">
            <text:p>0,0530855085</text:p>
          </table:table-cell>
          <table:table-cell table:style-name="ce25" table:formula="of:=[.I240]" office:value-type="float" office:value="0.0527268705652042" calcext:value-type="float">
            <text:p>0,0527268706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5:.B19])" office:value-type="float" office:value="93.2464133474984" calcext:value-type="float">
            <text:p>93,2464133475</text:p>
          </table:table-cell>
          <table:table-cell table:style-name="ce9" table:formula="of:=AVERAGE([.C15:.C19])" office:value-type="float" office:value="94.5742891658005" calcext:value-type="float">
            <text:p>94,5742891658</text:p>
          </table:table-cell>
          <table:table-cell table:style-name="ce9" table:formula="of:=AVERAGE([.D15:.D19])" office:value-type="float" office:value="95.8470422372205" calcext:value-type="float">
            <text:p>95,8470422372</text:p>
          </table:table-cell>
          <table:table-cell table:style-name="ce9" table:formula="of:=AVERAGE([.E15:.E19])" office:value-type="float" office:value="95.8985240637486" calcext:value-type="float">
            <text:p>95,8985240637</text:p>
          </table:table-cell>
          <table:table-cell table:style-name="ce9" table:formula="of:=AVERAGE([.F15:.F19])" office:value-type="float" office:value="95.9970018571921" calcext:value-type="float">
            <text:p>95,9970018572</text:p>
          </table:table-cell>
          <table:table-cell table:style-name="ce9" table:formula="of:=AVERAGE([.G15:.G19])" office:value-type="float" office:value="96.1315213610971" calcext:value-type="float">
            <text:p>96,1315213611</text:p>
          </table:table-cell>
          <table:table-cell table:style-name="ce9" table:formula="of:=AVERAGE([.H15:.H19])" office:value-type="float" office:value="96.0780729479269" calcext:value-type="float">
            <text:p>96,0780729479</text:p>
          </table:table-cell>
          <table:table-cell table:style-name="ce9" table:formula="of:=AVERAGE([.I15:.I19])" office:value-type="float" office:value="96.1665430031245" calcext:value-type="float">
            <text:p>96,1665430031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9 UNF</text:p>
          </table:table-cell>
          <table:covered-table-cell table:style-name="ce19"/>
          <table:table-cell table:style-name="ce24" table:formula="of:=[.B260]" office:value-type="float" office:value="0.0872206793952269" calcext:value-type="float">
            <text:p>0,0872206794</text:p>
          </table:table-cell>
          <table:table-cell table:style-name="ce24" table:formula="of:=[.C260]" office:value-type="float" office:value="0.0742287913973426" calcext:value-type="float">
            <text:p>0,0742287914</text:p>
          </table:table-cell>
          <table:table-cell table:style-name="ce24" table:formula="of:=[.D260]" office:value-type="float" office:value="0.0577567663781077" calcext:value-type="float">
            <text:p>0,0577567664</text:p>
          </table:table-cell>
          <table:table-cell table:style-name="ce24" table:formula="of:=[.E260]" office:value-type="float" office:value="0.0575829594057382" calcext:value-type="float">
            <text:p>0,0575829594</text:p>
          </table:table-cell>
          <table:table-cell table:style-name="ce25" table:formula="of:=[.F260]" office:value-type="float" office:value="0.0549694178462108" calcext:value-type="float">
            <text:p>0,0549694178</text:p>
          </table:table-cell>
          <table:table-cell table:style-name="ce24" table:formula="of:=[.G260]" office:value-type="float" office:value="0.0545035206239869" calcext:value-type="float">
            <text:p>0,0545035206</text:p>
          </table:table-cell>
          <table:table-cell table:style-name="ce24" table:formula="of:=[.H260]" office:value-type="float" office:value="0.054605081990342" calcext:value-type="float">
            <text:p>0,0546050820</text:p>
          </table:table-cell>
          <table:table-cell table:style-name="ce24" table:formula="of:=[.I260]" office:value-type="float" office:value="0.055172479659699" calcext:value-type="float">
            <text:p>0,0551724797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2"/>
          <table:table-cell table:style-name="ce18" table:number-columns-spanned="2" table:number-rows-spanned="1"/>
          <table:covered-table-cell table:style-name="ce20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2" office:value-type="string" calcext:value-type="string">
            <text:p>RandomForest (n_estimators=100)</text:p>
          </table:table-cell>
          <table:table-cell table:style-name="ce7" table:number-columns-repeated="8"/>
          <table:table-cell table:number-columns-repeated="2"/>
          <table:table-cell table:style-name="ce17" office:value-type="string" calcext:value-type="string" table:number-columns-spanned="2" table:number-rows-spanned="1">
            <text:p>Multiple Linear Regression</text:p>
          </table:table-cell>
          <table:covered-table-cell table:style-name="ce21"/>
          <table:table-cell table:style-name="ce24" table:formula="of:=[.B128]" office:value-type="float" office:value="0.0979526953550433" calcext:value-type="float">
            <text:p>0,0979526954</text:p>
          </table:table-cell>
          <table:table-cell table:style-name="ce24" table:formula="of:=[.C128]" office:value-type="float" office:value="0.0808857824337192" calcext:value-type="float">
            <text:p>0,0808857824</text:p>
          </table:table-cell>
          <table:table-cell table:style-name="ce24" table:formula="of:=[.D128]" office:value-type="float" office:value="0.0619433880131351" calcext:value-type="float">
            <text:p>0,0619433880</text:p>
          </table:table-cell>
          <table:table-cell table:style-name="ce24" table:formula="of:=[.E128]" office:value-type="float" office:value="0.0612211231824243" calcext:value-type="float">
            <text:p>0,0612211232</text:p>
          </table:table-cell>
          <table:table-cell table:style-name="ce24" table:formula="of:=[.F128]" office:value-type="float" office:value="0.0603682975535874" calcext:value-type="float">
            <text:p>0,0603682976</text:p>
          </table:table-cell>
          <table:table-cell table:style-name="ce24" table:formula="of:=[.G128]" office:value-type="float" office:value="0.0572965609835937" calcext:value-type="float">
            <text:p>0,0572965610</text:p>
          </table:table-cell>
          <table:table-cell table:style-name="ce24" table:formula="of:=[.H128]" office:value-type="float" office:value="0.057355031394616" calcext:value-type="float">
            <text:p>0,0573550314</text:p>
          </table:table-cell>
          <table:table-cell table:style-name="ce24" table:formula="of:=[.I128]" office:value-type="float" office:value="0.0573709265320842" calcext:value-type="float">
            <text:p>0,05737092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894042819264917" calcext:value-type="float">
            <text:p>0,0894042819264917</text:p>
          </table:table-cell>
          <table:table-cell office:value-type="float" office:value="0.0735580275753069" calcext:value-type="float">
            <text:p>0,0735580275753069</text:p>
          </table:table-cell>
          <table:table-cell office:value-type="float" office:value="0.0572261284769615" calcext:value-type="float">
            <text:p>0,0572261284769615</text:p>
          </table:table-cell>
          <table:table-cell office:value-type="float" office:value="0.0565440674349707" calcext:value-type="float">
            <text:p>0,0565440674349707</text:p>
          </table:table-cell>
          <table:table-cell office:value-type="float" office:value="0.057049077068293" calcext:value-type="float">
            <text:p>0,057049077068293</text:p>
          </table:table-cell>
          <table:table-cell office:value-type="float" office:value="0.0541426377132447" calcext:value-type="float">
            <text:p>0,0541426377132447</text:p>
          </table:table-cell>
          <table:table-cell office:value-type="float" office:value="0.0542796676784125" calcext:value-type="float">
            <text:p>0,0542796676784125</text:p>
          </table:table-cell>
          <table:table-cell office:value-type="float" office:value="0.0528574131788533" calcext:value-type="float">
            <text:p>0,0528574131788533</text:p>
          </table:table-cell>
          <table:table-cell table:number-columns-repeated="2"/>
          <table:table-cell table:style-name="ce15"/>
          <table:table-cell table:style-name="ce22"/>
          <table:table-cell table:style-name="ce27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881725365366682" calcext:value-type="float">
            <text:p>0,0881725365366682</text:p>
          </table:table-cell>
          <table:table-cell office:value-type="float" office:value="0.0752680043373725" calcext:value-type="float">
            <text:p>0,0752680043373725</text:p>
          </table:table-cell>
          <table:table-cell office:value-type="float" office:value="0.0582082015473449" calcext:value-type="float">
            <text:p>0,0582082015473449</text:p>
          </table:table-cell>
          <table:table-cell office:value-type="float" office:value="0.0564765193050569" calcext:value-type="float">
            <text:p>0,0564765193050569</text:p>
          </table:table-cell>
          <table:table-cell office:value-type="float" office:value="0.0549078911909528" calcext:value-type="float">
            <text:p>0,0549078911909528</text:p>
          </table:table-cell>
          <table:table-cell office:value-type="float" office:value="0.0526984531010699" calcext:value-type="float">
            <text:p>0,0526984531010699</text:p>
          </table:table-cell>
          <table:table-cell office:value-type="float" office:value="0.0534982300250213" calcext:value-type="float">
            <text:p>0,0534982300250213</text:p>
          </table:table-cell>
          <table:table-cell office:value-type="float" office:value="0.0526489462552595" calcext:value-type="float">
            <text:p>0,0526489462552595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BEST (kwh)</text:p>
          </table:table-cell>
          <table:covered-table-cell table:style-name="ce20"/>
          <table:table-cell table:style-name="ce20" table:formula="of:=MIN([.N8:.N22])" office:value-type="float" office:value="0.0866390155619186" calcext:value-type="float">
            <text:p>0,0866390155619186</text:p>
          </table:table-cell>
          <table:table-cell table:style-name="ce20" table:formula="of:=MIN([.O8:.O22])" office:value-type="float" office:value="0.0727818450985055" calcext:value-type="float">
            <text:p>0,0727818450985055</text:p>
          </table:table-cell>
          <table:table-cell table:style-name="ce20" table:formula="of:=MIN([.P8:.P22])" office:value-type="float" office:value="0.0569454857995452" calcext:value-type="float">
            <text:p>0,0569454857995452</text:p>
          </table:table-cell>
          <table:table-cell table:style-name="ce20" table:formula="of:=MIN([.Q8:.Q22])" office:value-type="float" office:value="0.0556148456593974" calcext:value-type="float">
            <text:p>0,0556148456593974</text:p>
          </table:table-cell>
          <table:table-cell table:style-name="ce20" table:formula="of:=MIN([.R8:.R22])" office:value-type="float" office:value="0.0549694178462108" calcext:value-type="float">
            <text:p>0,0549694178462108</text:p>
          </table:table-cell>
          <table:table-cell table:style-name="ce20" table:formula="of:=MIN([.S8:.S22])" office:value-type="float" office:value="0.0523428095835573" calcext:value-type="float">
            <text:p>0,0523428095835573</text:p>
          </table:table-cell>
          <table:table-cell table:style-name="ce20" table:formula="of:=MIN([.T8:.T22])" office:value-type="float" office:value="0.0526525339262223" calcext:value-type="float">
            <text:p>0,0526525339262223</text:p>
          </table:table-cell>
          <table:table-cell table:style-name="ce20" table:formula="of:=MIN([.U8:.U22])" office:value-type="float" office:value="0.0527268705652042" calcext:value-type="float">
            <text:p>0,05272687056520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878542338025291" calcext:value-type="float">
            <text:p>0,0878542338025291</text:p>
          </table:table-cell>
          <table:table-cell office:value-type="float" office:value="0.0734547012720626" calcext:value-type="float">
            <text:p>0,0734547012720626</text:p>
          </table:table-cell>
          <table:table-cell office:value-type="float" office:value="0.0576035737161129" calcext:value-type="float">
            <text:p>0,0576035737161129</text:p>
          </table:table-cell>
          <table:table-cell office:value-type="float" office:value="0.0560128873488832" calcext:value-type="float">
            <text:p>0,0560128873488832</text:p>
          </table:table-cell>
          <table:table-cell office:value-type="float" office:value="0.0545708109150705" calcext:value-type="float">
            <text:p>0,0545708109150705</text:p>
          </table:table-cell>
          <table:table-cell office:value-type="float" office:value="0.0543712770410305" calcext:value-type="float">
            <text:p>0,0543712770410305</text:p>
          </table:table-cell>
          <table:table-cell office:value-type="float" office:value="0.0536247032157976" calcext:value-type="float">
            <text:p>0,0536247032157976</text:p>
          </table:table-cell>
          <table:table-cell office:value-type="float" office:value="0.0544262760253023" calcext:value-type="float">
            <text:p>0,05442627602530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866475624735908" calcext:value-type="float">
            <text:p>0,0866475624735908</text:p>
          </table:table-cell>
          <table:table-cell office:value-type="float" office:value="0.0734816389039934" calcext:value-type="float">
            <text:p>0,0734816389039934</text:p>
          </table:table-cell>
          <table:table-cell office:value-type="float" office:value="0.0579817343929887" calcext:value-type="float">
            <text:p>0,0579817343929887</text:p>
          </table:table-cell>
          <table:table-cell office:value-type="float" office:value="0.055616038103767" calcext:value-type="float">
            <text:p>0,055616038103767</text:p>
          </table:table-cell>
          <table:table-cell office:value-type="float" office:value="0.0544326017546782" calcext:value-type="float">
            <text:p>0,0544326017546782</text:p>
          </table:table-cell>
          <table:table-cell office:value-type="float" office:value="0.0547821114676014" calcext:value-type="float">
            <text:p>0,0547821114676014</text:p>
          </table:table-cell>
          <table:table-cell office:value-type="float" office:value="0.0551672788774527" calcext:value-type="float">
            <text:p>0,0551672788774527</text:p>
          </table:table-cell>
          <table:table-cell office:value-type="float" office:value="0.0534970213542284" calcext:value-type="float">
            <text:p>0,05349702135422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876994447089576" calcext:value-type="float">
            <text:p>0,0876994447089576</text:p>
          </table:table-cell>
          <table:table-cell office:value-type="float" office:value="0.0730727136692173" calcext:value-type="float">
            <text:p>0,0730727136692173</text:p>
          </table:table-cell>
          <table:table-cell office:value-type="float" office:value="0.0570999334762686" calcext:value-type="float">
            <text:p>0,0570999334762686</text:p>
          </table:table-cell>
          <table:table-cell office:value-type="float" office:value="0.0570408096487118" calcext:value-type="float">
            <text:p>0,0570408096487118</text:p>
          </table:table-cell>
          <table:table-cell office:value-type="float" office:value="0.0549105575642405" calcext:value-type="float">
            <text:p>0,0549105575642405</text:p>
          </table:table-cell>
          <table:table-cell office:value-type="float" office:value="0.0547985291684241" calcext:value-type="float">
            <text:p>0,0547985291684241</text:p>
          </table:table-cell>
          <table:table-cell office:value-type="float" office:value="0.0526445053930486" calcext:value-type="float">
            <text:p>0,0526445053930486</text:p>
          </table:table-cell>
          <table:table-cell office:value-type="float" office:value="0.053686979002182" calcext:value-type="float">
            <text:p>0,053686979002182</text:p>
          </table:table-cell>
          <table:table-cell table:number-columns-repeated="2"/>
          <table:table-cell table:style-name="ce15" table:number-columns-repeated="2"/>
          <table:table-cell table:style-name="ce20" office:value-type="string" calcext:value-type="string" table:number-columns-spanned="8" table:number-rows-spanned="1">
            <text:p>TIME (seconds)</text:p>
          </table:table-cell>
          <table:covered-table-cell table:number-columns-repeated="7" table:style-name="ce27"/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3:.B27])" office:value-type="float" office:value="0.0879556118896475" calcext:value-type="float">
            <text:p>0,0879556119</text:p>
          </table:table-cell>
          <table:table-cell table:style-name="ce9" table:formula="of:=AVERAGE([.C23:.C27])" office:value-type="float" office:value="0.0737670171515905" calcext:value-type="float">
            <text:p>0,0737670172</text:p>
          </table:table-cell>
          <table:table-cell table:style-name="ce9" table:formula="of:=AVERAGE([.D23:.D27])" office:value-type="float" office:value="0.0576239143219353" calcext:value-type="float">
            <text:p>0,0576239143</text:p>
          </table:table-cell>
          <table:table-cell table:style-name="ce9" table:formula="of:=AVERAGE([.E23:.E27])" office:value-type="float" office:value="0.0563380643682779" calcext:value-type="float">
            <text:p>0,0563380644</text:p>
          </table:table-cell>
          <table:table-cell table:style-name="ce9" table:formula="of:=AVERAGE([.F23:.F27])" office:value-type="float" office:value="0.055174187698647" calcext:value-type="float">
            <text:p>0,0551741877</text:p>
          </table:table-cell>
          <table:table-cell table:style-name="ce9" table:formula="of:=AVERAGE([.G23:.G27])" office:value-type="float" office:value="0.0541586016982741" calcext:value-type="float">
            <text:p>0,0541586017</text:p>
          </table:table-cell>
          <table:table-cell table:style-name="ce9" table:formula="of:=AVERAGE([.H23:.H27])" office:value-type="float" office:value="0.0538428770379465" calcext:value-type="float">
            <text:p>0,0538428770</text:p>
          </table:table-cell>
          <table:table-cell table:style-name="ce9" table:formula="of:=AVERAGE([.I23:.I27])" office:value-type="float" office:value="0.0534233271631651" calcext:value-type="float">
            <text:p>0,0534233272</text:p>
          </table:table-cell>
          <table:table-cell table:number-columns-repeated="2"/>
          <table:table-cell table:style-name="ce16" office:value-type="string" calcext:value-type="string" table:number-columns-spanned="2" table:number-rows-spanned="1">
            <text:p>N.º Variables Independientes</text:p>
          </table:table-cell>
          <table:covered-table-cell table:style-name="ce7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2.32257509231567" calcext:value-type="float">
            <text:p>2,32257509231567</text:p>
          </table:table-cell>
          <table:table-cell office:value-type="float" office:value="2.90880513191223" calcext:value-type="float">
            <text:p>2,90880513191223</text:p>
          </table:table-cell>
          <table:table-cell office:value-type="float" office:value="3.64751243591309" calcext:value-type="float">
            <text:p>3,64751243591309</text:p>
          </table:table-cell>
          <table:table-cell office:value-type="float" office:value="4.33301687240601" calcext:value-type="float">
            <text:p>4,33301687240601</text:p>
          </table:table-cell>
          <table:table-cell office:value-type="float" office:value="4.73674154281616" calcext:value-type="float">
            <text:p>4,73674154281616</text:p>
          </table:table-cell>
          <table:table-cell office:value-type="float" office:value="5.41965079307556" calcext:value-type="float">
            <text:p>5,41965079307556</text:p>
          </table:table-cell>
          <table:table-cell office:value-type="float" office:value="6.1138346195221" calcext:value-type="float">
            <text:p>6,1138346195221</text:p>
          </table:table-cell>
          <table:table-cell office:value-type="float" office:value="6.57091546058655" calcext:value-type="float">
            <text:p>6,57091546058655</text:p>
          </table:table-cell>
          <table:table-cell table:number-columns-repeated="2"/>
          <table:table-cell table:style-name="ce15" table:number-columns-repeated="2"/>
          <table:table-cell table:style-name="ce23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2.35659074783325" calcext:value-type="float">
            <text:p>2,35659074783325</text:p>
          </table:table-cell>
          <table:table-cell office:value-type="float" office:value="2.88999462127686" calcext:value-type="float">
            <text:p>2,88999462127686</text:p>
          </table:table-cell>
          <table:table-cell office:value-type="float" office:value="3.5158896446228" calcext:value-type="float">
            <text:p>3,5158896446228</text:p>
          </table:table-cell>
          <table:table-cell office:value-type="float" office:value="4.31594085693359" calcext:value-type="float">
            <text:p>4,31594085693359</text:p>
          </table:table-cell>
          <table:table-cell office:value-type="float" office:value="4.84810948371887" calcext:value-type="float">
            <text:p>4,84810948371887</text:p>
          </table:table-cell>
          <table:table-cell office:value-type="float" office:value="7.13746500015259" calcext:value-type="float">
            <text:p>7,13746500015259</text:p>
          </table:table-cell>
          <table:table-cell office:value-type="float" office:value="6.51224637031555" calcext:value-type="float">
            <text:p>6,51224637031555</text:p>
          </table:table-cell>
          <table:table-cell office:value-type="float" office:value="6.69249558448792" calcext:value-type="float">
            <text:p>6,69249558448792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RandomForest 10</text:p>
          </table:table-cell>
          <table:covered-table-cell table:style-name="ce19"/>
          <table:table-cell table:style-name="ce24" table:formula="of:=[.B14]" office:value-type="float" office:value="0.252453660964966" calcext:value-type="float">
            <text:p>0,2524536610</text:p>
          </table:table-cell>
          <table:table-cell table:style-name="ce24" table:formula="of:=[.C14]" office:value-type="float" office:value="0.309985399246216" calcext:value-type="float">
            <text:p>0,3099853992</text:p>
          </table:table-cell>
          <table:table-cell table:style-name="ce24" table:formula="of:=[.D14]" office:value-type="float" office:value="0.368869209289551" calcext:value-type="float">
            <text:p>0,3688692093</text:p>
          </table:table-cell>
          <table:table-cell table:style-name="ce24" table:formula="of:=[.E14]" office:value-type="float" office:value="0.441806888580322" calcext:value-type="float">
            <text:p>0,4418068886</text:p>
          </table:table-cell>
          <table:table-cell table:style-name="ce24" table:formula="of:=[.F14]" office:value-type="float" office:value="0.559363651275635" calcext:value-type="float">
            <text:p>0,5593636513</text:p>
          </table:table-cell>
          <table:table-cell table:style-name="ce24" table:formula="of:=[.G14]" office:value-type="float" office:value="0.592085123062134" calcext:value-type="float">
            <text:p>0,5920851231</text:p>
          </table:table-cell>
          <table:table-cell table:style-name="ce24" table:formula="of:=[.H14]" office:value-type="float" office:value="0.647645378112793" calcext:value-type="float">
            <text:p>0,6476453781</text:p>
          </table:table-cell>
          <table:table-cell table:style-name="ce24" table:formula="of:=[.I14]" office:value-type="float" office:value="0.708813714981079" calcext:value-type="float">
            <text:p>0,70881371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2.35860967636108" calcext:value-type="float">
            <text:p>2,35860967636108</text:p>
          </table:table-cell>
          <table:table-cell office:value-type="float" office:value="2.96037149429321" calcext:value-type="float">
            <text:p>2,96037149429321</text:p>
          </table:table-cell>
          <table:table-cell office:value-type="float" office:value="3.67344284057617" calcext:value-type="float">
            <text:p>3,67344284057617</text:p>
          </table:table-cell>
          <table:table-cell office:value-type="float" office:value="4.2537624835968" calcext:value-type="float">
            <text:p>4,2537624835968</text:p>
          </table:table-cell>
          <table:table-cell office:value-type="float" office:value="4.85886168479919" calcext:value-type="float">
            <text:p>4,85886168479919</text:p>
          </table:table-cell>
          <table:table-cell office:value-type="float" office:value="6.2029755115509" calcext:value-type="float">
            <text:p>6,2029755115509</text:p>
          </table:table-cell>
          <table:table-cell office:value-type="float" office:value="6.75938200950623" calcext:value-type="float">
            <text:p>6,75938200950623</text:p>
          </table:table-cell>
          <table:table-cell office:value-type="float" office:value="6.88521885871887" calcext:value-type="float">
            <text:p>6,88521885871887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100</text:p>
          </table:table-cell>
          <table:covered-table-cell table:style-name="ce19"/>
          <table:table-cell table:style-name="ce24" table:formula="of:=[.B34]" office:value-type="float" office:value="2.34304580688477" calcext:value-type="float">
            <text:p>2,3430458069</text:p>
          </table:table-cell>
          <table:table-cell table:style-name="ce24" table:formula="of:=[.C34]" office:value-type="float" office:value="2.92686324119568" calcext:value-type="float">
            <text:p>2,9268632412</text:p>
          </table:table-cell>
          <table:table-cell table:style-name="ce24" table:formula="of:=[.D34]" office:value-type="float" office:value="3.64033923149109" calcext:value-type="float">
            <text:p>3,6403392315</text:p>
          </table:table-cell>
          <table:table-cell table:style-name="ce24" table:formula="of:=[.E34]" office:value-type="float" office:value="4.35935907363892" calcext:value-type="float">
            <text:p>4,3593590736</text:p>
          </table:table-cell>
          <table:table-cell table:style-name="ce24" table:formula="of:=[.F34]" office:value-type="float" office:value="4.90187187194824" calcext:value-type="float">
            <text:p>4,9018718719</text:p>
          </table:table-cell>
          <table:table-cell table:style-name="ce24" table:formula="of:=[.G34]" office:value-type="float" office:value="6.19144749641418" calcext:value-type="float">
            <text:p>6,1914474964</text:p>
          </table:table-cell>
          <table:table-cell table:style-name="ce24" table:formula="of:=[.H34]" office:value-type="float" office:value="6.60012059211731" calcext:value-type="float">
            <text:p>6,6001205921</text:p>
          </table:table-cell>
          <table:table-cell table:style-name="ce24" table:formula="of:=[.I34]" office:value-type="float" office:value="6.74386858940125" calcext:value-type="float">
            <text:p>6,74386858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2.33198690414429" calcext:value-type="float">
            <text:p>2,33198690414429</text:p>
          </table:table-cell>
          <table:table-cell office:value-type="float" office:value="2.92084002494812" calcext:value-type="float">
            <text:p>2,92084002494812</text:p>
          </table:table-cell>
          <table:table-cell office:value-type="float" office:value="3.71814703941345" calcext:value-type="float">
            <text:p>3,71814703941345</text:p>
          </table:table-cell>
          <table:table-cell office:value-type="float" office:value="4.37065148353577" calcext:value-type="float">
            <text:p>4,37065148353577</text:p>
          </table:table-cell>
          <table:table-cell office:value-type="float" office:value="5.24213600158691" calcext:value-type="float">
            <text:p>5,24213600158691</text:p>
          </table:table-cell>
          <table:table-cell office:value-type="float" office:value="6.44028520584106" calcext:value-type="float">
            <text:p>6,44028520584106</text:p>
          </table:table-cell>
          <table:table-cell office:value-type="float" office:value="6.33041524887085" calcext:value-type="float">
            <text:p>6,33041524887085</text:p>
          </table:table-cell>
          <table:table-cell office:value-type="float" office:value="6.76132225990295" calcext:value-type="float">
            <text:p>6,76132225990295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500</text:p>
          </table:table-cell>
          <table:covered-table-cell table:style-name="ce19"/>
          <table:table-cell table:style-name="ce24" table:formula="of:=[.B54]" office:value-type="float" office:value="12.2254225730896" calcext:value-type="float">
            <text:p>12,2254225731</text:p>
          </table:table-cell>
          <table:table-cell table:style-name="ce24" table:formula="of:=[.C54]" office:value-type="float" office:value="14.6943510532379" calcext:value-type="float">
            <text:p>14,6943510532</text:p>
          </table:table-cell>
          <table:table-cell table:style-name="ce24" table:formula="of:=[.D54]" office:value-type="float" office:value="17.8864519119263" calcext:value-type="float">
            <text:p>17,8864519119</text:p>
          </table:table-cell>
          <table:table-cell table:style-name="ce24" table:formula="of:=[.E54]" office:value-type="float" office:value="20.9931257247925" calcext:value-type="float">
            <text:p>20,9931257248</text:p>
          </table:table-cell>
          <table:table-cell table:style-name="ce24" table:formula="of:=[.F54]" office:value-type="float" office:value="24.7837167739868" calcext:value-type="float">
            <text:p>24,7837167740</text:p>
          </table:table-cell>
          <table:table-cell table:style-name="ce24" table:formula="of:=[.G54]" office:value-type="float" office:value="28.3522461891174" calcext:value-type="float">
            <text:p>28,3522461891</text:p>
          </table:table-cell>
          <table:table-cell table:style-name="ce24" table:formula="of:=[.H54]" office:value-type="float" office:value="31.0704262256622" calcext:value-type="float">
            <text:p>31,0704262257</text:p>
          </table:table-cell>
          <table:table-cell table:style-name="ce24" table:formula="of:=[.I54]" office:value-type="float" office:value="33.5617188453674" calcext:value-type="float">
            <text:p>33,56171884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2.34546661376953" calcext:value-type="float">
            <text:p>2,34546661376953</text:p>
          </table:table-cell>
          <table:table-cell office:value-type="float" office:value="2.95430493354797" calcext:value-type="float">
            <text:p>2,95430493354797</text:p>
          </table:table-cell>
          <table:table-cell office:value-type="float" office:value="3.64670419692993" calcext:value-type="float">
            <text:p>3,64670419692993</text:p>
          </table:table-cell>
          <table:table-cell office:value-type="float" office:value="4.52342367172241" calcext:value-type="float">
            <text:p>4,52342367172241</text:p>
          </table:table-cell>
          <table:table-cell office:value-type="float" office:value="4.82351064682007" calcext:value-type="float">
            <text:p>4,82351064682007</text:p>
          </table:table-cell>
          <table:table-cell office:value-type="float" office:value="5.75686097145081" calcext:value-type="float">
            <text:p>5,75686097145081</text:p>
          </table:table-cell>
          <table:table-cell office:value-type="float" office:value="7.28472471237183" calcext:value-type="float">
            <text:p>7,28472471237183</text:p>
          </table:table-cell>
          <table:table-cell office:value-type="float" office:value="6.80939078330994" calcext:value-type="float">
            <text:p>6,80939078330994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1000</text:p>
          </table:table-cell>
          <table:covered-table-cell table:style-name="ce19"/>
          <table:table-cell table:style-name="ce24" table:formula="of:=[.B74]" office:value-type="float" office:value="23.8378145694733" calcext:value-type="float">
            <text:p>23,8378145695</text:p>
          </table:table-cell>
          <table:table-cell table:style-name="ce24" table:formula="of:=[.C74]" office:value-type="float" office:value="31.9388921737671" calcext:value-type="float">
            <text:p>31,9388921738</text:p>
          </table:table-cell>
          <table:table-cell table:style-name="ce24" table:formula="of:=[.D74]" office:value-type="float" office:value="35.4574447154999" calcext:value-type="float">
            <text:p>35,4574447155</text:p>
          </table:table-cell>
          <table:table-cell table:style-name="ce24" table:formula="of:=[.E74]" office:value-type="float" office:value="45.2357931613922" calcext:value-type="float">
            <text:p>45,2357931614</text:p>
          </table:table-cell>
          <table:table-cell table:style-name="ce24" table:formula="of:=[.F74]" office:value-type="float" office:value="50.3022501468658" calcext:value-type="float">
            <text:p>50,3022501469</text:p>
          </table:table-cell>
          <table:table-cell table:style-name="ce24" table:formula="of:=[.G74]" office:value-type="float" office:value="54.7441772937775" calcext:value-type="float">
            <text:p>54,7441772938</text:p>
          </table:table-cell>
          <table:table-cell table:style-name="ce24" table:formula="of:=[.H74]" office:value-type="float" office:value="64.1948639392853" calcext:value-type="float">
            <text:p>64,1948639393</text:p>
          </table:table-cell>
          <table:table-cell table:style-name="ce24" table:formula="of:=[.I74]" office:value-type="float" office:value="69.7670919895172" calcext:value-type="float">
            <text:p>69,767091989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9:.B33])" office:value-type="float" office:value="2.34304580688477" calcext:value-type="float">
            <text:p>2,3430458069</text:p>
          </table:table-cell>
          <table:table-cell table:style-name="ce9" table:formula="of:=AVERAGE([.C29:.C33])" office:value-type="float" office:value="2.92686324119568" calcext:value-type="float">
            <text:p>2,9268632412</text:p>
          </table:table-cell>
          <table:table-cell table:style-name="ce9" table:formula="of:=AVERAGE([.D29:.D33])" office:value-type="float" office:value="3.64033923149109" calcext:value-type="float">
            <text:p>3,6403392315</text:p>
          </table:table-cell>
          <table:table-cell table:style-name="ce9" table:formula="of:=AVERAGE([.E29:.E33])" office:value-type="float" office:value="4.35935907363892" calcext:value-type="float">
            <text:p>4,3593590736</text:p>
          </table:table-cell>
          <table:table-cell table:style-name="ce9" table:formula="of:=AVERAGE([.F29:.F33])" office:value-type="float" office:value="4.90187187194824" calcext:value-type="float">
            <text:p>4,9018718719</text:p>
          </table:table-cell>
          <table:table-cell table:style-name="ce9" table:formula="of:=AVERAGE([.G29:.G33])" office:value-type="float" office:value="6.19144749641418" calcext:value-type="float">
            <text:p>6,1914474964</text:p>
          </table:table-cell>
          <table:table-cell table:style-name="ce9" table:formula="of:=AVERAGE([.H29:.H33])" office:value-type="float" office:value="6.60012059211731" calcext:value-type="float">
            <text:p>6,6001205921</text:p>
          </table:table-cell>
          <table:table-cell table:style-name="ce9" table:formula="of:=AVERAGE([.I29:.I33])" office:value-type="float" office:value="6.74386858940125" calcext:value-type="float">
            <text:p>6,7438685894</text:p>
          </table:table-cell>
          <table:table-cell table:number-columns-repeated="2"/>
          <table:table-cell table:style-name="ce18" table:number-columns-spanned="2" table:number-rows-spanned="1"/>
          <table:covered-table-cell table:style-name="ce21"/>
          <table:table-cell table:style-name="ce28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4046571446438" calcext:value-type="float">
            <text:p>93,4046571446438</text:p>
          </table:table-cell>
          <table:table-cell office:value-type="float" office:value="94.8338986090631" calcext:value-type="float">
            <text:p>94,8338986090631</text:p>
          </table:table-cell>
          <table:table-cell office:value-type="float" office:value="96.1063059905452" calcext:value-type="float">
            <text:p>96,1063059905452</text:p>
          </table:table-cell>
          <table:table-cell office:value-type="float" office:value="96.1329730086878" calcext:value-type="float">
            <text:p>96,1329730086878</text:p>
          </table:table-cell>
          <table:table-cell office:value-type="float" office:value="96.0397250722983" calcext:value-type="float">
            <text:p>96,0397250722983</text:p>
          </table:table-cell>
          <table:table-cell office:value-type="float" office:value="96.2879748235456" calcext:value-type="float">
            <text:p>96,2879748235456</text:p>
          </table:table-cell>
          <table:table-cell office:value-type="float" office:value="96.3045379484055" calcext:value-type="float">
            <text:p>96,3045379484055</text:p>
          </table:table-cell>
          <table:table-cell office:value-type="float" office:value="96.3734668948134" calcext:value-type="float">
            <text:p>96,3734668948134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3 DIS</text:p>
          </table:table-cell>
          <table:covered-table-cell table:style-name="ce19"/>
          <table:table-cell table:style-name="ce24" table:formula="of:=[.B94]" office:value-type="float" office:value="0.036034631729126" calcext:value-type="float">
            <text:p>0,0360346317</text:p>
          </table:table-cell>
          <table:table-cell table:style-name="ce24" table:formula="of:=[.C94]" office:value-type="float" office:value="0.0460780143737793" calcext:value-type="float">
            <text:p>0,0460780144</text:p>
          </table:table-cell>
          <table:table-cell table:style-name="ce24" table:formula="of:=[.D94]" office:value-type="float" office:value="0.0563369750976563" calcext:value-type="float">
            <text:p>0,0563369751</text:p>
          </table:table-cell>
          <table:table-cell table:style-name="ce24" table:formula="of:=[.E94]" office:value-type="float" office:value="0.0798065185546875" calcext:value-type="float">
            <text:p>0,0798065186</text:p>
          </table:table-cell>
          <table:table-cell table:style-name="ce24" table:formula="of:=[.F94]" office:value-type="float" office:value="0.0817735195159912" calcext:value-type="float">
            <text:p>0,0817735195</text:p>
          </table:table-cell>
          <table:table-cell table:style-name="ce24" table:formula="of:=[.G94]" office:value-type="float" office:value="0.116461420059204" calcext:value-type="float">
            <text:p>0,1164614201</text:p>
          </table:table-cell>
          <table:table-cell table:style-name="ce24" table:formula="of:=[.H94]" office:value-type="float" office:value="0.109345006942749" calcext:value-type="float">
            <text:p>0,1093450069</text:p>
          </table:table-cell>
          <table:table-cell table:style-name="ce24" table:formula="of:=[.I94]" office:value-type="float" office:value="0.134981441497803" calcext:value-type="float">
            <text:p>0,13498144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6089000649404" calcext:value-type="float">
            <text:p>93,6089000649404</text:p>
          </table:table-cell>
          <table:table-cell office:value-type="float" office:value="94.595844997354" calcext:value-type="float">
            <text:p>94,595844997354</text:p>
          </table:table-cell>
          <table:table-cell office:value-type="float" office:value="95.992478854813" calcext:value-type="float">
            <text:p>95,992478854813</text:p>
          </table:table-cell>
          <table:table-cell office:value-type="float" office:value="96.1510194012043" calcext:value-type="float">
            <text:p>96,1510194012043</text:p>
          </table:table-cell>
          <table:table-cell office:value-type="float" office:value="96.2170854057836" calcext:value-type="float">
            <text:p>96,2170854057836</text:p>
          </table:table-cell>
          <table:table-cell office:value-type="float" office:value="96.2986703892795" calcext:value-type="float">
            <text:p>96,2986703892795</text:p>
          </table:table-cell>
          <table:table-cell office:value-type="float" office:value="96.3379997809453" calcext:value-type="float">
            <text:p>96,3379997809453</text:p>
          </table:table-cell>
          <table:table-cell office:value-type="float" office:value="96.3387284178643" calcext:value-type="float">
            <text:p>96,3387284178643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3 UNF</text:p>
          </table:table-cell>
          <table:covered-table-cell table:style-name="ce19"/>
          <table:table-cell table:style-name="ce24" table:formula="of:=[.B114]" office:value-type="float" office:value="0.0359600067138672" calcext:value-type="float">
            <text:p>0,0359600067</text:p>
          </table:table-cell>
          <table:table-cell table:style-name="ce24" table:formula="of:=[.C114]" office:value-type="float" office:value="0.0470937252044678" calcext:value-type="float">
            <text:p>0,0470937252</text:p>
          </table:table-cell>
          <table:table-cell table:style-name="ce24" table:formula="of:=[.D114]" office:value-type="float" office:value="0.0609289169311523" calcext:value-type="float">
            <text:p>0,0609289169</text:p>
          </table:table-cell>
          <table:table-cell table:style-name="ce24" table:formula="of:=[.E114]" office:value-type="float" office:value="0.0708134651184082" calcext:value-type="float">
            <text:p>0,0708134651</text:p>
          </table:table-cell>
          <table:table-cell table:style-name="ce24" table:formula="of:=[.F114]" office:value-type="float" office:value="0.107376623153687" calcext:value-type="float">
            <text:p>0,1073766232</text:p>
          </table:table-cell>
          <table:table-cell table:style-name="ce24" table:formula="of:=[.G114]" office:value-type="float" office:value="0.120541954040527" calcext:value-type="float">
            <text:p>0,1205419540</text:p>
          </table:table-cell>
          <table:table-cell table:style-name="ce24" table:formula="of:=[.H114]" office:value-type="float" office:value="0.11461615562439" calcext:value-type="float">
            <text:p>0,1146161556</text:p>
          </table:table-cell>
          <table:table-cell table:style-name="ce24" table:formula="of:=[.I114]" office:value-type="float" office:value="0.132880306243896" calcext:value-type="float">
            <text:p>0,13288030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6590168572308" calcext:value-type="float">
            <text:p>93,6590168572308</text:p>
          </table:table-cell>
          <table:table-cell office:value-type="float" office:value="94.689210544573" calcext:value-type="float">
            <text:p>94,689210544573</text:p>
          </table:table-cell>
          <table:table-cell office:value-type="float" office:value="96.0467527727774" calcext:value-type="float">
            <text:p>96,0467527727774</text:p>
          </table:table-cell>
          <table:table-cell office:value-type="float" office:value="96.1091944016135" calcext:value-type="float">
            <text:p>96,1091944016135</text:p>
          </table:table-cell>
          <table:table-cell office:value-type="float" office:value="96.3243576848456" calcext:value-type="float">
            <text:p>96,3243576848456</text:p>
          </table:table-cell>
          <table:table-cell office:value-type="float" office:value="96.2823786384284" calcext:value-type="float">
            <text:p>96,2823786384284</text:p>
          </table:table-cell>
          <table:table-cell office:value-type="float" office:value="96.2967367867119" calcext:value-type="float">
            <text:p>96,2967367867119</text:p>
          </table:table-cell>
          <table:table-cell office:value-type="float" office:value="96.2496937506051" calcext:value-type="float">
            <text:p>96,2496937506051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5 DIS</text:p>
          </table:table-cell>
          <table:covered-table-cell table:style-name="ce19"/>
          <table:table-cell table:style-name="ce24" table:formula="of:=[.B166]" office:value-type="float" office:value="0.0421176910400391" calcext:value-type="float">
            <text:p>0,0421176910</text:p>
          </table:table-cell>
          <table:table-cell table:style-name="ce24" table:formula="of:=[.C166]" office:value-type="float" office:value="0.0482051372528076" calcext:value-type="float">
            <text:p>0,0482051373</text:p>
          </table:table-cell>
          <table:table-cell table:style-name="ce24" table:formula="of:=[.D166]" office:value-type="float" office:value="0.0592486381530762" calcext:value-type="float">
            <text:p>0,0592486382</text:p>
          </table:table-cell>
          <table:table-cell table:style-name="ce24" table:formula="of:=[.E166]" office:value-type="float" office:value="0.0753982543945313" calcext:value-type="float">
            <text:p>0,0753982544</text:p>
          </table:table-cell>
          <table:table-cell table:style-name="ce24" table:formula="of:=[.F166]" office:value-type="float" office:value="0.0959310531616211" calcext:value-type="float">
            <text:p>0,0959310532</text:p>
          </table:table-cell>
          <table:table-cell table:style-name="ce24" table:formula="of:=[.G166]" office:value-type="float" office:value="0.103213500976563" calcext:value-type="float">
            <text:p>0,1032135010</text:p>
          </table:table-cell>
          <table:table-cell table:style-name="ce24" table:formula="of:=[.H166]" office:value-type="float" office:value="0.11993203163147" calcext:value-type="float">
            <text:p>0,1199320316</text:p>
          </table:table-cell>
          <table:table-cell table:style-name="ce24" table:formula="of:=[.I166]" office:value-type="float" office:value="0.132814979553223" calcext:value-type="float">
            <text:p>0,13281497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5931103559746" calcext:value-type="float">
            <text:p>93,5931103559746</text:p>
          </table:table-cell>
          <table:table-cell office:value-type="float" office:value="94.8019933691157" calcext:value-type="float">
            <text:p>94,8019933691157</text:p>
          </table:table-cell>
          <table:table-cell office:value-type="float" office:value="96.05172801842" calcext:value-type="float">
            <text:p>96,05172801842</text:p>
          </table:table-cell>
          <table:table-cell office:value-type="float" office:value="96.1974904124194" calcext:value-type="float">
            <text:p>96,1974904124194</text:p>
          </table:table-cell>
          <table:table-cell office:value-type="float" office:value="96.237597169188" calcext:value-type="float">
            <text:p>96,237597169188</text:p>
          </table:table-cell>
          <table:table-cell office:value-type="float" office:value="96.256999178917" calcext:value-type="float">
            <text:p>96,256999178917</text:p>
          </table:table-cell>
          <table:table-cell office:value-type="float" office:value="96.1483779854794" calcext:value-type="float">
            <text:p>96,1483779854794</text:p>
          </table:table-cell>
          <table:table-cell office:value-type="float" office:value="96.3063964483762" calcext:value-type="float">
            <text:p>96,3063964483762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5 UNF</text:p>
          </table:table-cell>
          <table:covered-table-cell table:style-name="ce19"/>
          <table:table-cell table:style-name="ce24" table:formula="of:=[.B186]" office:value-type="float" office:value="0.0413691997528076" calcext:value-type="float">
            <text:p>0,0413691998</text:p>
          </table:table-cell>
          <table:table-cell table:style-name="ce24" table:formula="of:=[.C186]" office:value-type="float" office:value="0.049358081817627" calcext:value-type="float">
            <text:p>0,0493580818</text:p>
          </table:table-cell>
          <table:table-cell table:style-name="ce24" table:formula="of:=[.D186]" office:value-type="float" office:value="0.0725702285766602" calcext:value-type="float">
            <text:p>0,0725702286</text:p>
          </table:table-cell>
          <table:table-cell table:style-name="ce24" table:formula="of:=[.E186]" office:value-type="float" office:value="0.0748879432678223" calcext:value-type="float">
            <text:p>0,0748879433</text:p>
          </table:table-cell>
          <table:table-cell table:style-name="ce24" table:formula="of:=[.F186]" office:value-type="float" office:value="0.0978245735168457" calcext:value-type="float">
            <text:p>0,0978245735</text:p>
          </table:table-cell>
          <table:table-cell table:style-name="ce24" table:formula="of:=[.G186]" office:value-type="float" office:value="0.103871440887451" calcext:value-type="float">
            <text:p>0,1038714409</text:p>
          </table:table-cell>
          <table:table-cell table:style-name="ce24" table:formula="of:=[.H186]" office:value-type="float" office:value="0.121255254745483" calcext:value-type="float">
            <text:p>0,1212552547</text:p>
          </table:table-cell>
          <table:table-cell table:style-name="ce24" table:formula="of:=[.I186]" office:value-type="float" office:value="0.134100914001465" calcext:value-type="float">
            <text:p>0,13410091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689562813194" calcext:value-type="float">
            <text:p>93,689562813194</text:p>
          </table:table-cell>
          <table:table-cell office:value-type="float" office:value="94.9010002393107" calcext:value-type="float">
            <text:p>94,9010002393107</text:p>
          </table:table-cell>
          <table:table-cell office:value-type="float" office:value="96.0597170386894" calcext:value-type="float">
            <text:p>96,0597170386894</text:p>
          </table:table-cell>
          <table:table-cell office:value-type="float" office:value="96.0925689463101" calcext:value-type="float">
            <text:p>96,0925689463101</text:p>
          </table:table-cell>
          <table:table-cell office:value-type="float" office:value="96.2231206751982" calcext:value-type="float">
            <text:p>96,2231206751982</text:p>
          </table:table-cell>
          <table:table-cell office:value-type="float" office:value="96.2650758839439" calcext:value-type="float">
            <text:p>96,2650758839439</text:p>
          </table:table-cell>
          <table:table-cell office:value-type="float" office:value="96.3980458664819" calcext:value-type="float">
            <text:p>96,3980458664819</text:p>
          </table:table-cell>
          <table:table-cell office:value-type="float" office:value="96.3159369981359" calcext:value-type="float">
            <text:p>96,3159369981359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7 DIS</text:p>
          </table:table-cell>
          <table:covered-table-cell table:style-name="ce19"/>
          <table:table-cell table:style-name="ce24" table:formula="of:=[.B206]" office:value-type="float" office:value="0.0415666103363037" calcext:value-type="float">
            <text:p>0,0415666103</text:p>
          </table:table-cell>
          <table:table-cell table:style-name="ce24" table:formula="of:=[.C206]" office:value-type="float" office:value="0.0676276683807373" calcext:value-type="float">
            <text:p>0,0676276684</text:p>
          </table:table-cell>
          <table:table-cell table:style-name="ce24" table:formula="of:=[.D206]" office:value-type="float" office:value="0.0661171436309814" calcext:value-type="float">
            <text:p>0,0661171436</text:p>
          </table:table-cell>
          <table:table-cell table:style-name="ce24" table:formula="of:=[.E206]" office:value-type="float" office:value="0.0805617332458496" calcext:value-type="float">
            <text:p>0,0805617332</text:p>
          </table:table-cell>
          <table:table-cell table:style-name="ce24" table:formula="of:=[.F206]" office:value-type="float" office:value="0.0983297348022461" calcext:value-type="float">
            <text:p>0,0983297348</text:p>
          </table:table-cell>
          <table:table-cell table:style-name="ce24" table:formula="of:=[.G206]" office:value-type="float" office:value="0.116383695602417" calcext:value-type="float">
            <text:p>0,1163836956</text:p>
          </table:table-cell>
          <table:table-cell table:style-name="ce24" table:formula="of:=[.H206]" office:value-type="float" office:value="0.128336000442505" calcext:value-type="float">
            <text:p>0,1283360004</text:p>
          </table:table-cell>
          <table:table-cell table:style-name="ce24" table:formula="of:=[.I206]" office:value-type="float" office:value="0.142208290100098" calcext:value-type="float">
            <text:p>0,1422082901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35:.B39])" office:value-type="float" office:value="93.5910494471967" calcext:value-type="float">
            <text:p>93,5910494472</text:p>
          </table:table-cell>
          <table:table-cell table:style-name="ce9" table:formula="of:=AVERAGE([.C35:.C39])" office:value-type="float" office:value="94.7643895518833" calcext:value-type="float">
            <text:p>94,7643895519</text:p>
          </table:table-cell>
          <table:table-cell table:style-name="ce9" table:formula="of:=AVERAGE([.D35:.D39])" office:value-type="float" office:value="96.051396535049" calcext:value-type="float">
            <text:p>96,0513965350</text:p>
          </table:table-cell>
          <table:table-cell table:style-name="ce9" table:formula="of:=AVERAGE([.E35:.E39])" office:value-type="float" office:value="96.136649234047" calcext:value-type="float">
            <text:p>96,1366492340</text:p>
          </table:table-cell>
          <table:table-cell table:style-name="ce9" table:formula="of:=AVERAGE([.F35:.F39])" office:value-type="float" office:value="96.2083772014627" calcext:value-type="float">
            <text:p>96,2083772015</text:p>
          </table:table-cell>
          <table:table-cell table:style-name="ce9" table:formula="of:=AVERAGE([.G35:.G39])" office:value-type="float" office:value="96.2782197828229" calcext:value-type="float">
            <text:p>96,2782197828</text:p>
          </table:table-cell>
          <table:table-cell table:style-name="ce9" table:formula="of:=AVERAGE([.H35:.H39])" office:value-type="float" office:value="96.2971396736048" calcext:value-type="float">
            <text:p>96,2971396736</text:p>
          </table:table-cell>
          <table:table-cell table:style-name="ce9" table:formula="of:=AVERAGE([.I35:.I39])" office:value-type="float" office:value="96.316844501959" calcext:value-type="float">
            <text:p>96,3168445020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7 UNF</text:p>
          </table:table-cell>
          <table:covered-table-cell table:style-name="ce19"/>
          <table:table-cell table:style-name="ce24" table:formula="of:=[.B226]" office:value-type="float" office:value="0.0437177658081055" calcext:value-type="float">
            <text:p>0,0437177658</text:p>
          </table:table-cell>
          <table:table-cell table:style-name="ce24" table:formula="of:=[.C226]" office:value-type="float" office:value="0.0586619853973389" calcext:value-type="float">
            <text:p>0,0586619854</text:p>
          </table:table-cell>
          <table:table-cell table:style-name="ce24" table:formula="of:=[.D226]" office:value-type="float" office:value="0.0766199111938477" calcext:value-type="float">
            <text:p>0,0766199112</text:p>
          </table:table-cell>
          <table:table-cell table:style-name="ce24" table:formula="of:=[.E226]" office:value-type="float" office:value="0.0784920692443848" calcext:value-type="float">
            <text:p>0,0784920692</text:p>
          </table:table-cell>
          <table:table-cell table:style-name="ce24" table:formula="of:=[.F226]" office:value-type="float" office:value="0.0986335277557373" calcext:value-type="float">
            <text:p>0,0986335278</text:p>
          </table:table-cell>
          <table:table-cell table:style-name="ce24" table:formula="of:=[.G226]" office:value-type="float" office:value="0.110952615737915" calcext:value-type="float">
            <text:p>0,1109526157</text:p>
          </table:table-cell>
          <table:table-cell table:style-name="ce24" table:formula="of:=[.H226]" office:value-type="float" office:value="0.126724052429199" calcext:value-type="float">
            <text:p>0,1267240524</text:p>
          </table:table-cell>
          <table:table-cell table:style-name="ce24" table:formula="of:=[.I226]" office:value-type="float" office:value="0.142423248291016" calcext:value-type="float">
            <text:p>0,1424232483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2"/>
          <table:table-cell table:style-name="ce17" office:value-type="string" calcext:value-type="string" table:number-columns-spanned="2" table:number-rows-spanned="1">
            <text:p>K_Neighbors 9 DIS</text:p>
          </table:table-cell>
          <table:covered-table-cell table:style-name="ce19"/>
          <table:table-cell table:style-name="ce24" table:formula="of:=[.B246]" office:value-type="float" office:value="0.0434388637542725" calcext:value-type="float">
            <text:p>0,0434388638</text:p>
          </table:table-cell>
          <table:table-cell table:style-name="ce24" table:formula="of:=[.C246]" office:value-type="float" office:value="0.0672996997833252" calcext:value-type="float">
            <text:p>0,0672996998</text:p>
          </table:table-cell>
          <table:table-cell table:style-name="ce24" table:formula="of:=[.D246]" office:value-type="float" office:value="0.0715379238128662" calcext:value-type="float">
            <text:p>0,0715379238</text:p>
          </table:table-cell>
          <table:table-cell table:style-name="ce24" table:formula="of:=[.E246]" office:value-type="float" office:value="0.0832582473754883" calcext:value-type="float">
            <text:p>0,0832582474</text:p>
          </table:table-cell>
          <table:table-cell table:style-name="ce24" table:formula="of:=[.F246]" office:value-type="float" office:value="0.104059410095215" calcext:value-type="float">
            <text:p>0,1040594101</text:p>
          </table:table-cell>
          <table:table-cell table:style-name="ce24" table:formula="of:=[.G246]" office:value-type="float" office:value="0.11522068977356" calcext:value-type="float">
            <text:p>0,1152206898</text:p>
          </table:table-cell>
          <table:table-cell table:style-name="ce24" table:formula="of:=[.H246]" office:value-type="float" office:value="0.129508924484253" calcext:value-type="float">
            <text:p>0,1295089245</text:p>
          </table:table-cell>
          <table:table-cell table:style-name="ce24" table:formula="of:=[.I246]" office:value-type="float" office:value="0.147716903686523" calcext:value-type="float">
            <text:p>0,1477169037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andomForest (n_estimators=500)</text:p>
          </table:table-cell>
          <table:table-cell table:style-name="ce12" table:number-columns-repeated="8"/>
          <table:table-cell table:number-columns-repeated="2"/>
          <table:table-cell table:style-name="ce17" office:value-type="string" calcext:value-type="string" table:number-columns-spanned="2" table:number-rows-spanned="1">
            <text:p>K_Neighbors 9 UNF</text:p>
          </table:table-cell>
          <table:covered-table-cell table:style-name="ce19"/>
          <table:table-cell table:style-name="ce24" table:formula="of:=[.B266]" office:value-type="float" office:value="0.0545029163360596" calcext:value-type="float">
            <text:p>0,0545029163</text:p>
          </table:table-cell>
          <table:table-cell table:style-name="ce24" table:formula="of:=[.C266]" office:value-type="float" office:value="0.0576320648193359" calcext:value-type="float">
            <text:p>0,0576320648</text:p>
          </table:table-cell>
          <table:table-cell table:style-name="ce24" table:formula="of:=[.D266]" office:value-type="float" office:value="0.0685317516326904" calcext:value-type="float">
            <text:p>0,0685317516</text:p>
          </table:table-cell>
          <table:table-cell table:style-name="ce24" table:formula="of:=[.E266]" office:value-type="float" office:value="0.0864599227905273" calcext:value-type="float">
            <text:p>0,0864599228</text:p>
          </table:table-cell>
          <table:table-cell table:style-name="ce24" table:formula="of:=[.F266]" office:value-type="float" office:value="0.101571798324585" calcext:value-type="float">
            <text:p>0,1015717983</text:p>
          </table:table-cell>
          <table:table-cell table:style-name="ce24" table:formula="of:=[.G266]" office:value-type="float" office:value="0.116579008102417" calcext:value-type="float">
            <text:p>0,1165790081</text:p>
          </table:table-cell>
          <table:table-cell table:style-name="ce24" table:formula="of:=[.H266]" office:value-type="float" office:value="0.130000448226929" calcext:value-type="float">
            <text:p>0,1300004482</text:p>
          </table:table-cell>
          <table:table-cell table:style-name="ce24" table:formula="of:=[.I266]" office:value-type="float" office:value="0.148597526550293" calcext:value-type="float">
            <text:p>0,1485975266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E1</text:p>
          </table:table-cell>
          <table:table-cell table:style-name="ce13" office:value-type="float" office:value="0.0887281665815364" calcext:value-type="float">
            <text:p>0,0887281665815364</text:p>
          </table:table-cell>
          <table:table-cell table:style-name="ce13" office:value-type="float" office:value="0.0711517235836025" calcext:value-type="float">
            <text:p>0,0711517235836025</text:p>
          </table:table-cell>
          <table:table-cell table:style-name="ce13" office:value-type="float" office:value="0.057607130266479" calcext:value-type="float">
            <text:p>0,057607130266479</text:p>
          </table:table-cell>
          <table:table-cell table:style-name="ce13" office:value-type="float" office:value="0.0548432434843157" calcext:value-type="float">
            <text:p>0,0548432434843157</text:p>
          </table:table-cell>
          <table:table-cell table:style-name="ce13" office:value-type="float" office:value="0.0539435454957358" calcext:value-type="float">
            <text:p>0,0539435454957358</text:p>
          </table:table-cell>
          <table:table-cell table:style-name="ce13" office:value-type="float" office:value="0.0524148773023335" calcext:value-type="float">
            <text:p>0,0524148773023335</text:p>
          </table:table-cell>
          <table:table-cell table:style-name="ce13" office:value-type="float" office:value="0.0526481934036506" calcext:value-type="float">
            <text:p>0,0526481934036506</text:p>
          </table:table-cell>
          <table:table-cell table:style-name="ce13" office:value-type="float" office:value="0.0529791816351059" calcext:value-type="float">
            <text:p>0,0529791816351059</text:p>
          </table:table-cell>
          <table:table-cell table:number-columns-repeated="2"/>
          <table:table-cell table:style-name="ce18" table:number-columns-spanned="2" table:number-rows-spanned="1"/>
          <table:covered-table-cell table:style-name="ce21"/>
          <table:table-cell table:style-name="ce28" table:number-columns-repeated="8"/>
          <table:table-cell table:number-columns-repeated="1003"/>
        </table:table-row>
        <table:table-row table:style-name="ro1">
          <table:table-cell table:style-name="ce6" office:value-type="string" calcext:value-type="string">
            <text:p>MAE2</text:p>
          </table:table-cell>
          <table:table-cell table:style-name="ce13" office:value-type="float" office:value="0.0893502267650148" calcext:value-type="float">
            <text:p>0,0893502267650148</text:p>
          </table:table-cell>
          <table:table-cell table:style-name="ce13" office:value-type="float" office:value="0.0733086276764042" calcext:value-type="float">
            <text:p>0,0733086276764042</text:p>
          </table:table-cell>
          <table:table-cell table:style-name="ce13" office:value-type="float" office:value="0.0576811279861912" calcext:value-type="float">
            <text:p>0,0576811279861912</text:p>
          </table:table-cell>
          <table:table-cell table:style-name="ce13" office:value-type="float" office:value="0.0553522774154045" calcext:value-type="float">
            <text:p>0,0553522774154045</text:p>
          </table:table-cell>
          <table:table-cell table:style-name="ce13" office:value-type="float" office:value="0.0551510711199537" calcext:value-type="float">
            <text:p>0,0551510711199537</text:p>
          </table:table-cell>
          <table:table-cell table:style-name="ce13" office:value-type="float" office:value="0.0533784996098144" calcext:value-type="float">
            <text:p>0,0533784996098144</text:p>
          </table:table-cell>
          <table:table-cell table:style-name="ce13" office:value-type="float" office:value="0.0535355048871152" calcext:value-type="float">
            <text:p>0,0535355048871152</text:p>
          </table:table-cell>
          <table:table-cell table:style-name="ce13" office:value-type="float" office:value="0.0553069541003239" calcext:value-type="float">
            <text:p>0,0553069541003239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Multiple Linear Regression</text:p>
          </table:table-cell>
          <table:covered-table-cell table:style-name="ce21"/>
          <table:table-cell table:style-name="ce25" table:formula="of:=[.B134]" office:value-type="float" office:value="0.0180883407592773" calcext:value-type="float">
            <text:p>0,0180883408</text:p>
          </table:table-cell>
          <table:table-cell table:style-name="ce25" table:formula="of:=[.C134]" office:value-type="float" office:value="0.0221957683563232" calcext:value-type="float">
            <text:p>0,0221957684</text:p>
          </table:table-cell>
          <table:table-cell table:style-name="ce25" table:formula="of:=[.D134]" office:value-type="float" office:value="0.0235414505004883" calcext:value-type="float">
            <text:p>0,0235414505</text:p>
          </table:table-cell>
          <table:table-cell table:style-name="ce25" table:formula="of:=[.E134]" office:value-type="float" office:value="0.0282481670379639" calcext:value-type="float">
            <text:p>0,0282481670</text:p>
          </table:table-cell>
          <table:table-cell table:style-name="ce25" table:formula="of:=[.F134]" office:value-type="float" office:value="0.033219575881958" calcext:value-type="float">
            <text:p>0,0332195759</text:p>
          </table:table-cell>
          <table:table-cell table:style-name="ce25" table:formula="of:=[.G134]" office:value-type="float" office:value="0.0329521656036377" calcext:value-type="float">
            <text:p>0,0329521656</text:p>
          </table:table-cell>
          <table:table-cell table:style-name="ce25" table:formula="of:=[.H134]" office:value-type="float" office:value="0.0435259819030762" calcext:value-type="float">
            <text:p>0,0435259819</text:p>
          </table:table-cell>
          <table:table-cell table:style-name="ce25" table:formula="of:=[.I134]" office:value-type="float" office:value="0.0549918174743652" calcext:value-type="float">
            <text:p>0,0549918175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E3</text:p>
          </table:table-cell>
          <table:table-cell table:style-name="ce13" office:value-type="float" office:value="0.0864372709641626" calcext:value-type="float">
            <text:p>0,0864372709641626</text:p>
          </table:table-cell>
          <table:table-cell table:style-name="ce13" office:value-type="float" office:value="0.0744372169222637" calcext:value-type="float">
            <text:p>0,0744372169222637</text:p>
          </table:table-cell>
          <table:table-cell table:style-name="ce13" office:value-type="float" office:value="0.0588993991735113" calcext:value-type="float">
            <text:p>0,0588993991735113</text:p>
          </table:table-cell>
          <table:table-cell table:style-name="ce13" office:value-type="float" office:value="0.0535975750729844" calcext:value-type="float">
            <text:p>0,0535975750729844</text:p>
          </table:table-cell>
          <table:table-cell table:style-name="ce13" office:value-type="float" office:value="0.0566088533634325" calcext:value-type="float">
            <text:p>0,0566088533634325</text:p>
          </table:table-cell>
          <table:table-cell table:style-name="ce13" office:value-type="float" office:value="0.0526334549580197" calcext:value-type="float">
            <text:p>0,0526334549580197</text:p>
          </table:table-cell>
          <table:table-cell table:style-name="ce13" office:value-type="float" office:value="0.0522895130816209" calcext:value-type="float">
            <text:p>0,0522895130816209</text:p>
          </table:table-cell>
          <table:table-cell table:style-name="ce13" office:value-type="float" office:value="0.0536475979260881" calcext:value-type="float">
            <text:p>0,0536475979260881</text:p>
          </table:table-cell>
          <table:table-cell table:number-columns-repeated="2"/>
          <table:table-cell table:style-name="ce15"/>
          <table:table-cell table:style-name="ce22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6" office:value-type="string" calcext:value-type="string">
            <text:p>MAE4</text:p>
          </table:table-cell>
          <table:table-cell table:style-name="ce13" office:value-type="float" office:value="0.0885803692644977" calcext:value-type="float">
            <text:p>0,0885803692644977</text:p>
          </table:table-cell>
          <table:table-cell table:style-name="ce13" office:value-type="float" office:value="0.072662600413135" calcext:value-type="float">
            <text:p>0,072662600413135</text:p>
          </table:table-cell>
          <table:table-cell table:style-name="ce13" office:value-type="float" office:value="0.056797577479455" calcext:value-type="float">
            <text:p>0,056797577479455</text:p>
          </table:table-cell>
          <table:table-cell table:style-name="ce13" office:value-type="float" office:value="0.0565403330710268" calcext:value-type="float">
            <text:p>0,0565403330710268</text:p>
          </table:table-cell>
          <table:table-cell table:style-name="ce13" office:value-type="float" office:value="0.0555476463749675" calcext:value-type="float">
            <text:p>0,0555476463749675</text:p>
          </table:table-cell>
          <table:table-cell table:style-name="ce13" office:value-type="float" office:value="0.0547740729926723" calcext:value-type="float">
            <text:p>0,0547740729926723</text:p>
          </table:table-cell>
          <table:table-cell table:style-name="ce13" office:value-type="float" office:value="0.0530298395481864" calcext:value-type="float">
            <text:p>0,0530298395481864</text:p>
          </table:table-cell>
          <table:table-cell table:style-name="ce13" office:value-type="float" office:value="0.0538478795218619" calcext:value-type="float">
            <text:p>0,0538478795218619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BEST (seconds)</text:p>
          </table:table-cell>
          <table:covered-table-cell table:style-name="ce20"/>
          <table:table-cell table:style-name="ce20" table:formula="of:=MIN([.N30:.N44])" office:value-type="float" office:value="0.0180883407592773" calcext:value-type="float">
            <text:p>0,0180883407592773</text:p>
          </table:table-cell>
          <table:table-cell table:style-name="ce20" table:formula="of:=MIN([.O30:.O44])" office:value-type="float" office:value="0.0221957683563232" calcext:value-type="float">
            <text:p>0,0221957683563232</text:p>
          </table:table-cell>
          <table:table-cell table:style-name="ce20" table:formula="of:=MIN([.P30:.P44])" office:value-type="float" office:value="0.0235414505004883" calcext:value-type="float">
            <text:p>0,0235414505004883</text:p>
          </table:table-cell>
          <table:table-cell table:style-name="ce20" table:formula="of:=MIN([.Q30:.Q44])" office:value-type="float" office:value="0.0282481670379639" calcext:value-type="float">
            <text:p>0,0282481670379639</text:p>
          </table:table-cell>
          <table:table-cell table:style-name="ce20" table:formula="of:=MIN([.R30:.R44])" office:value-type="float" office:value="0.033219575881958" calcext:value-type="float">
            <text:p>0,033219575881958</text:p>
          </table:table-cell>
          <table:table-cell table:style-name="ce20" table:formula="of:=MIN([.S30:.S44])" office:value-type="float" office:value="0.0329521656036377" calcext:value-type="float">
            <text:p>0,0329521656036377</text:p>
          </table:table-cell>
          <table:table-cell table:style-name="ce20" table:formula="of:=MIN([.T30:.T44])" office:value-type="float" office:value="0.0435259819030762" calcext:value-type="float">
            <text:p>0,0435259819030762</text:p>
          </table:table-cell>
          <table:table-cell table:style-name="ce20" table:formula="of:=MIN([.U30:.U44])" office:value-type="float" office:value="0.0549918174743652" calcext:value-type="float">
            <text:p>0,0549918174743652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E5</text:p>
          </table:table-cell>
          <table:table-cell table:style-name="ce13" office:value-type="float" office:value="0.086815458075857" calcext:value-type="float">
            <text:p>0,086815458075857</text:p>
          </table:table-cell>
          <table:table-cell table:style-name="ce13" office:value-type="float" office:value="0.0723490568971218" calcext:value-type="float">
            <text:p>0,0723490568971218</text:p>
          </table:table-cell>
          <table:table-cell table:style-name="ce13" office:value-type="float" office:value="0.0573088855838942" calcext:value-type="float">
            <text:p>0,0573088855838942</text:p>
          </table:table-cell>
          <table:table-cell table:style-name="ce13" office:value-type="float" office:value="0.0577407992532556" calcext:value-type="float">
            <text:p>0,0577407992532556</text:p>
          </table:table-cell>
          <table:table-cell table:style-name="ce13" office:value-type="float" office:value="0.0569309020602999" calcext:value-type="float">
            <text:p>0,0569309020602999</text:p>
          </table:table-cell>
          <table:table-cell table:style-name="ce13" office:value-type="float" office:value="0.0531797926921948" calcext:value-type="float">
            <text:p>0,0531797926921948</text:p>
          </table:table-cell>
          <table:table-cell table:style-name="ce13" office:value-type="float" office:value="0.0517596187105385" calcext:value-type="float">
            <text:p>0,0517596187105385</text:p>
          </table:table-cell>
          <table:table-cell table:style-name="ce13" office:value-type="float" office:value="0.0531731637320524" calcext:value-type="float">
            <text:p>0,05317316373205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43:.B47])" office:value-type="float" office:value="0.0879822983302137" calcext:value-type="float">
            <text:p>0,0879822983</text:p>
          </table:table-cell>
          <table:table-cell table:style-name="ce9" table:formula="of:=AVERAGE([.C43:.C47])" office:value-type="float" office:value="0.0727818450985055" calcext:value-type="float">
            <text:p>0,0727818451</text:p>
          </table:table-cell>
          <table:table-cell table:style-name="ce9" table:formula="of:=AVERAGE([.D43:.D47])" office:value-type="float" office:value="0.0576588240979062" calcext:value-type="float">
            <text:p>0,0576588241</text:p>
          </table:table-cell>
          <table:table-cell table:style-name="ce9" table:formula="of:=AVERAGE([.E43:.E47])" office:value-type="float" office:value="0.0556148456593974" calcext:value-type="float">
            <text:p>0,0556148457</text:p>
          </table:table-cell>
          <table:table-cell table:style-name="ce9" table:formula="of:=AVERAGE([.F43:.F47])" office:value-type="float" office:value="0.0556364036828779" calcext:value-type="float">
            <text:p>0,0556364037</text:p>
          </table:table-cell>
          <table:table-cell table:style-name="ce9" table:formula="of:=AVERAGE([.G43:.G47])" office:value-type="float" office:value="0.0532761395110069" calcext:value-type="float">
            <text:p>0,0532761395</text:p>
          </table:table-cell>
          <table:table-cell table:style-name="ce9" table:formula="of:=AVERAGE([.H43:.H47])" office:value-type="float" office:value="0.0526525339262223" calcext:value-type="float">
            <text:p>0,0526525339</text:p>
          </table:table-cell>
          <table:table-cell table:style-name="ce9" table:formula="of:=AVERAGE([.I43:.I47])" office:value-type="float" office:value="0.0537909553830864" calcext:value-type="float">
            <text:p>0,05379095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table:style-name="ce13" office:value-type="float" office:value="12.1174366474152" calcext:value-type="float">
            <text:p>12,1174366474152</text:p>
          </table:table-cell>
          <table:table-cell table:style-name="ce13" office:value-type="float" office:value="14.5505776405334" calcext:value-type="float">
            <text:p>14,5505776405334</text:p>
          </table:table-cell>
          <table:table-cell table:style-name="ce13" office:value-type="float" office:value="17.4520795345306" calcext:value-type="float">
            <text:p>17,4520795345306</text:p>
          </table:table-cell>
          <table:table-cell table:style-name="ce13" office:value-type="float" office:value="20.5585222244263" calcext:value-type="float">
            <text:p>20,5585222244263</text:p>
          </table:table-cell>
          <table:table-cell table:style-name="ce13" office:value-type="float" office:value="24.6840105056763" calcext:value-type="float">
            <text:p>24,6840105056763</text:p>
          </table:table-cell>
          <table:table-cell table:style-name="ce13" office:value-type="float" office:value="27.8294715881348" calcext:value-type="float">
            <text:p>27,8294715881348</text:p>
          </table:table-cell>
          <table:table-cell table:style-name="ce13" office:value-type="float" office:value="30.4887640476227" calcext:value-type="float">
            <text:p>30,4887640476227</text:p>
          </table:table-cell>
          <table:table-cell table:style-name="ce13" office:value-type="float" office:value="34.3486177921295" calcext:value-type="float">
            <text:p>34,3486177921295</text:p>
          </table:table-cell>
          <table:table-cell table:number-columns-repeated="2"/>
          <table:table-cell table:style-name="ce15" table:number-columns-repeated="2"/>
          <table:table-cell table:style-name="ce20" office:value-type="string" calcext:value-type="string" table:number-columns-spanned="8" table:number-rows-spanned="1">
            <text:p>ACCURACY (%)</text:p>
          </table:table-cell>
          <table:covered-table-cell table:number-columns-repeated="7" table:style-name="ce27"/>
          <table:table-cell table:number-columns-repeated="1003"/>
        </table:table-row>
        <table:table-row table:style-name="ro1">
          <table:table-cell office:value-type="string" calcext:value-type="string">
            <text:p>TIME2 (s)</text:p>
          </table:table-cell>
          <table:table-cell table:style-name="ce13" office:value-type="float" office:value="12.2527980804443" calcext:value-type="float">
            <text:p>12,2527980804443</text:p>
          </table:table-cell>
          <table:table-cell table:style-name="ce13" office:value-type="float" office:value="14.4718856811523" calcext:value-type="float">
            <text:p>14,4718856811523</text:p>
          </table:table-cell>
          <table:table-cell table:style-name="ce13" office:value-type="float" office:value="17.7685930728912" calcext:value-type="float">
            <text:p>17,7685930728912</text:p>
          </table:table-cell>
          <table:table-cell table:style-name="ce13" office:value-type="float" office:value="21.0009217262268" calcext:value-type="float">
            <text:p>21,0009217262268</text:p>
          </table:table-cell>
          <table:table-cell table:style-name="ce13" office:value-type="float" office:value="24.4853782653809" calcext:value-type="float">
            <text:p>24,4853782653809</text:p>
          </table:table-cell>
          <table:table-cell table:style-name="ce13" office:value-type="float" office:value="28.0421440601349" calcext:value-type="float">
            <text:p>28,0421440601349</text:p>
          </table:table-cell>
          <table:table-cell table:style-name="ce13" office:value-type="float" office:value="31.9610691070557" calcext:value-type="float">
            <text:p>31,9610691070557</text:p>
          </table:table-cell>
          <table:table-cell table:style-name="ce13" office:value-type="float" office:value="33.5247974395752" calcext:value-type="float">
            <text:p>33,5247974395752</text:p>
          </table:table-cell>
          <table:table-cell table:number-columns-repeated="2"/>
          <table:table-cell table:style-name="ce16" office:value-type="string" calcext:value-type="string" table:number-columns-spanned="2" table:number-rows-spanned="1">
            <text:p>N.º Variables Independientes</text:p>
          </table:table-cell>
          <table:covered-table-cell table:style-name="ce7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3 (s)</text:p>
          </table:table-cell>
          <table:table-cell table:style-name="ce13" office:value-type="float" office:value="11.5898094177246" calcext:value-type="float">
            <text:p>11,5898094177246</text:p>
          </table:table-cell>
          <table:table-cell table:style-name="ce13" office:value-type="float" office:value="15.3974323272705" calcext:value-type="float">
            <text:p>15,3974323272705</text:p>
          </table:table-cell>
          <table:table-cell table:style-name="ce13" office:value-type="float" office:value="18.7895619869232" calcext:value-type="float">
            <text:p>18,7895619869232</text:p>
          </table:table-cell>
          <table:table-cell table:style-name="ce13" office:value-type="float" office:value="20.8832232952118" calcext:value-type="float">
            <text:p>20,8832232952118</text:p>
          </table:table-cell>
          <table:table-cell table:style-name="ce13" office:value-type="float" office:value="25.0280764102936" calcext:value-type="float">
            <text:p>25,0280764102936</text:p>
          </table:table-cell>
          <table:table-cell table:style-name="ce13" office:value-type="float" office:value="31.1218793392181" calcext:value-type="float">
            <text:p>31,1218793392181</text:p>
          </table:table-cell>
          <table:table-cell table:style-name="ce13" office:value-type="float" office:value="32.1439437866211" calcext:value-type="float">
            <text:p>32,1439437866211</text:p>
          </table:table-cell>
          <table:table-cell table:style-name="ce13" office:value-type="float" office:value="33.9021823406219" calcext:value-type="float">
            <text:p>33,9021823406219</text:p>
          </table:table-cell>
          <table:table-cell table:number-columns-repeated="2"/>
          <table:table-cell table:style-name="ce15" table:number-columns-repeated="2"/>
          <table:table-cell table:style-name="ce23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TIME4 (s)</text:p>
          </table:table-cell>
          <table:table-cell table:style-name="ce13" office:value-type="float" office:value="12.997138261795" calcext:value-type="float">
            <text:p>12,997138261795</text:p>
          </table:table-cell>
          <table:table-cell table:style-name="ce13" office:value-type="float" office:value="14.3223900794983" calcext:value-type="float">
            <text:p>14,3223900794983</text:p>
          </table:table-cell>
          <table:table-cell table:style-name="ce13" office:value-type="float" office:value="18.2785122394562" calcext:value-type="float">
            <text:p>18,2785122394562</text:p>
          </table:table-cell>
          <table:table-cell table:style-name="ce13" office:value-type="float" office:value="21.539142370224" calcext:value-type="float">
            <text:p>21,539142370224</text:p>
          </table:table-cell>
          <table:table-cell table:style-name="ce13" office:value-type="float" office:value="24.8364951610565" calcext:value-type="float">
            <text:p>24,8364951610565</text:p>
          </table:table-cell>
          <table:table-cell table:style-name="ce13" office:value-type="float" office:value="27.9661164283752" calcext:value-type="float">
            <text:p>27,9661164283752</text:p>
          </table:table-cell>
          <table:table-cell table:style-name="ce13" office:value-type="float" office:value="30.6467845439911" calcext:value-type="float">
            <text:p>30,6467845439911</text:p>
          </table:table-cell>
          <table:table-cell table:style-name="ce13" office:value-type="float" office:value="33.5877499580383" calcext:value-type="float">
            <text:p>33,5877499580383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RandomForest 10</text:p>
          </table:table-cell>
          <table:covered-table-cell table:style-name="ce19"/>
          <table:table-cell table:style-name="ce24" table:formula="of:=[.B20]" office:value-type="float" office:value="93.2464133474984" calcext:value-type="float">
            <text:p>93,2464133475</text:p>
          </table:table-cell>
          <table:table-cell table:style-name="ce24" table:formula="of:=[.C20]" office:value-type="float" office:value="94.5742891658005" calcext:value-type="float">
            <text:p>94,5742891658</text:p>
          </table:table-cell>
          <table:table-cell table:style-name="ce24" table:formula="of:=[.D20]" office:value-type="float" office:value="95.8470422372205" calcext:value-type="float">
            <text:p>95,8470422372</text:p>
          </table:table-cell>
          <table:table-cell table:style-name="ce24" table:formula="of:=[.E20]" office:value-type="float" office:value="95.8985240637486" calcext:value-type="float">
            <text:p>95,8985240637</text:p>
          </table:table-cell>
          <table:table-cell table:style-name="ce24" table:formula="of:=[.F20]" office:value-type="float" office:value="95.9970018571921" calcext:value-type="float">
            <text:p>95,9970018572</text:p>
          </table:table-cell>
          <table:table-cell table:style-name="ce24" table:formula="of:=[.G20]" office:value-type="float" office:value="96.1315213610971" calcext:value-type="float">
            <text:p>96,1315213611</text:p>
          </table:table-cell>
          <table:table-cell table:style-name="ce24" table:formula="of:=[.H20]" office:value-type="float" office:value="96.0780729479269" calcext:value-type="float">
            <text:p>96,0780729479</text:p>
          </table:table-cell>
          <table:table-cell table:style-name="ce24" table:formula="of:=[.I20]" office:value-type="float" office:value="96.1665430031245" calcext:value-type="float">
            <text:p>96,16654300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5 (s)</text:p>
          </table:table-cell>
          <table:table-cell table:style-name="ce13" office:value-type="float" office:value="12.1699304580688" calcext:value-type="float">
            <text:p>12,1699304580688</text:p>
          </table:table-cell>
          <table:table-cell table:style-name="ce13" office:value-type="float" office:value="14.729469537735" calcext:value-type="float">
            <text:p>14,729469537735</text:p>
          </table:table-cell>
          <table:table-cell table:style-name="ce13" office:value-type="float" office:value="17.1435127258301" calcext:value-type="float">
            <text:p>17,1435127258301</text:p>
          </table:table-cell>
          <table:table-cell table:style-name="ce13" office:value-type="float" office:value="20.9838190078735" calcext:value-type="float">
            <text:p>20,9838190078735</text:p>
          </table:table-cell>
          <table:table-cell table:style-name="ce13" office:value-type="float" office:value="24.8846235275269" calcext:value-type="float">
            <text:p>24,8846235275269</text:p>
          </table:table-cell>
          <table:table-cell table:style-name="ce13" office:value-type="float" office:value="26.8016195297241" calcext:value-type="float">
            <text:p>26,8016195297241</text:p>
          </table:table-cell>
          <table:table-cell table:style-name="ce13" office:value-type="float" office:value="30.1115696430206" calcext:value-type="float">
            <text:p>30,1115696430206</text:p>
          </table:table-cell>
          <table:table-cell table:style-name="ce13" office:value-type="float" office:value="32.4452466964722" calcext:value-type="float">
            <text:p>32,4452466964722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100</text:p>
          </table:table-cell>
          <table:covered-table-cell table:style-name="ce19"/>
          <table:table-cell table:style-name="ce24" table:formula="of:=[.B40]" office:value-type="float" office:value="93.5910494471967" calcext:value-type="float">
            <text:p>93,5910494472</text:p>
          </table:table-cell>
          <table:table-cell table:style-name="ce24" table:formula="of:=[.C40]" office:value-type="float" office:value="94.7643895518833" calcext:value-type="float">
            <text:p>94,7643895519</text:p>
          </table:table-cell>
          <table:table-cell table:style-name="ce24" table:formula="of:=[.D40]" office:value-type="float" office:value="96.051396535049" calcext:value-type="float">
            <text:p>96,0513965350</text:p>
          </table:table-cell>
          <table:table-cell table:style-name="ce24" table:formula="of:=[.E40]" office:value-type="float" office:value="96.136649234047" calcext:value-type="float">
            <text:p>96,1366492340</text:p>
          </table:table-cell>
          <table:table-cell table:style-name="ce29" table:formula="of:=[.F40]" office:value-type="float" office:value="96.2083772014627" calcext:value-type="float">
            <text:p>96,2083772015</text:p>
          </table:table-cell>
          <table:table-cell table:style-name="ce24" table:formula="of:=[.G40]" office:value-type="float" office:value="96.2782197828229" calcext:value-type="float">
            <text:p>96,2782197828</text:p>
          </table:table-cell>
          <table:table-cell table:style-name="ce24" table:formula="of:=[.H40]" office:value-type="float" office:value="96.2971396736048" calcext:value-type="float">
            <text:p>96,2971396736</text:p>
          </table:table-cell>
          <table:table-cell table:style-name="ce24" table:formula="of:=[.I40]" office:value-type="float" office:value="96.316844501959" calcext:value-type="float">
            <text:p>96,316844502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49:.B53])" office:value-type="float" office:value="12.2254225730896" calcext:value-type="float">
            <text:p>12,2254225731</text:p>
          </table:table-cell>
          <table:table-cell table:style-name="ce9" table:formula="of:=AVERAGE([.C49:.C53])" office:value-type="float" office:value="14.6943510532379" calcext:value-type="float">
            <text:p>14,6943510532</text:p>
          </table:table-cell>
          <table:table-cell table:style-name="ce9" table:formula="of:=AVERAGE([.D49:.D53])" office:value-type="float" office:value="17.8864519119263" calcext:value-type="float">
            <text:p>17,8864519119</text:p>
          </table:table-cell>
          <table:table-cell table:style-name="ce9" table:formula="of:=AVERAGE([.E49:.E53])" office:value-type="float" office:value="20.9931257247925" calcext:value-type="float">
            <text:p>20,9931257248</text:p>
          </table:table-cell>
          <table:table-cell table:style-name="ce9" table:formula="of:=AVERAGE([.F49:.F53])" office:value-type="float" office:value="24.7837167739868" calcext:value-type="float">
            <text:p>24,7837167740</text:p>
          </table:table-cell>
          <table:table-cell table:style-name="ce9" table:formula="of:=AVERAGE([.G49:.G53])" office:value-type="float" office:value="28.3522461891174" calcext:value-type="float">
            <text:p>28,3522461891</text:p>
          </table:table-cell>
          <table:table-cell table:style-name="ce9" table:formula="of:=AVERAGE([.H49:.H53])" office:value-type="float" office:value="31.0704262256622" calcext:value-type="float">
            <text:p>31,0704262257</text:p>
          </table:table-cell>
          <table:table-cell table:style-name="ce9" table:formula="of:=AVERAGE([.I49:.I53])" office:value-type="float" office:value="33.5617188453674" calcext:value-type="float">
            <text:p>33,5617188454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500</text:p>
          </table:table-cell>
          <table:covered-table-cell table:style-name="ce19"/>
          <table:table-cell table:style-name="ce24" table:formula="of:=[.B60]" office:value-type="float" office:value="93.6097712638825" calcext:value-type="float">
            <text:p>93,6097712639</text:p>
          </table:table-cell>
          <table:table-cell table:style-name="ce31" table:formula="of:=[.C60]" office:value-type="float" office:value="94.7969052921269" calcext:value-type="float">
            <text:p>94,7969052921</text:p>
          </table:table-cell>
          <table:table-cell table:style-name="ce24" table:formula="of:=[.D60]" office:value-type="float" office:value="96.0315698813476" calcext:value-type="float">
            <text:p>96,0315698813</text:p>
          </table:table-cell>
          <table:table-cell table:style-name="ce25" table:formula="of:=[.E60]" office:value-type="float" office:value="96.1729519689038" calcext:value-type="float">
            <text:p>96,1729519689</text:p>
          </table:table-cell>
          <table:table-cell table:style-name="ce24" table:formula="of:=[.F60]" office:value-type="float" office:value="96.1994506464317" calcext:value-type="float">
            <text:p>96,1994506464</text:p>
          </table:table-cell>
          <table:table-cell table:style-name="ce24" table:formula="of:=[.G60]" office:value-type="float" office:value="96.3446018839609" calcext:value-type="float">
            <text:p>96,3446018840</text:p>
          </table:table-cell>
          <table:table-cell table:style-name="ce25" table:formula="of:=[.H60]" office:value-type="float" office:value="96.371827801247" calcext:value-type="float">
            <text:p>96,3718278012</text:p>
          </table:table-cell>
          <table:table-cell table:style-name="ce24" table:formula="of:=[.I60]" office:value-type="float" office:value="96.3170705739879" calcext:value-type="float">
            <text:p>96,3170705740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C1 (%)</text:p>
          </table:table-cell>
          <table:table-cell table:style-name="ce13" office:value-type="float" office:value="93.5173299789853" calcext:value-type="float">
            <text:p>93,5173299789853</text:p>
          </table:table-cell>
          <table:table-cell table:style-name="ce13" office:value-type="float" office:value="94.9393348195521" calcext:value-type="float">
            <text:p>94,9393348195521</text:p>
          </table:table-cell>
          <table:table-cell table:style-name="ce13" office:value-type="float" office:value="96.0195566785588" calcext:value-type="float">
            <text:p>96,0195566785588</text:p>
          </table:table-cell>
          <table:table-cell table:style-name="ce13" office:value-type="float" office:value="96.2584934063936" calcext:value-type="float">
            <text:p>96,2584934063936</text:p>
          </table:table-cell>
          <table:table-cell table:style-name="ce13" office:value-type="float" office:value="96.3267402202092" calcext:value-type="float">
            <text:p>96,3267402202092</text:p>
          </table:table-cell>
          <table:table-cell table:style-name="ce13" office:value-type="float" office:value="96.3356388042688" calcext:value-type="float">
            <text:p>96,3356388042688</text:p>
          </table:table-cell>
          <table:table-cell table:style-name="ce13" office:value-type="float" office:value="96.4339418677778" calcext:value-type="float">
            <text:p>96,4339418677778</text:p>
          </table:table-cell>
          <table:table-cell table:style-name="ce13" office:value-type="float" office:value="96.3689302475023" calcext:value-type="float">
            <text:p>96,3689302475023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1">RandomForest</text:span> 1000</text:p>
          </table:table-cell>
          <table:covered-table-cell table:style-name="ce19"/>
          <table:table-cell table:style-name="ce29" table:formula="of:=[.B80]" office:value-type="float" office:value="93.6851973328931" calcext:value-type="float">
            <text:p>93,6851973329</text:p>
          </table:table-cell>
          <table:table-cell table:style-name="ce24" table:formula="of:=[.C80]" office:value-type="float" office:value="94.7365536175776" calcext:value-type="float">
            <text:p>94,7365536176</text:p>
          </table:table-cell>
          <table:table-cell table:style-name="ce25" table:formula="of:=[.D80]" office:value-type="float" office:value="96.0708132521252" calcext:value-type="float">
            <text:p>96,0708132521</text:p>
          </table:table-cell>
          <table:table-cell table:style-name="ce24" table:formula="of:=[.E80]" office:value-type="float" office:value="96.1182027991848" calcext:value-type="float">
            <text:p>96,1182027992</text:p>
          </table:table-cell>
          <table:table-cell table:style-name="ce24" table:formula="of:=[.F80]" office:value-type="float" office:value="96.2001107157886" calcext:value-type="float">
            <text:p>96,2001107158</text:p>
          </table:table-cell>
          <table:table-cell table:style-name="ce25" table:formula="of:=[.G80]" office:value-type="float" office:value="96.4024346918359" calcext:value-type="float">
            <text:p>96,4024346918</text:p>
          </table:table-cell>
          <table:table-cell table:style-name="ce24" table:formula="of:=[.H80]" office:value-type="float" office:value="96.3010838734128" calcext:value-type="float">
            <text:p>96,3010838734</text:p>
          </table:table-cell>
          <table:table-cell table:style-name="ce29" table:formula="of:=[.I80]" office:value-type="float" office:value="96.3569359549776" calcext:value-type="float">
            <text:p>96,3569359550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C2 (%)</text:p>
          </table:table-cell>
          <table:table-cell table:style-name="ce13" office:value-type="float" office:value="93.502021429928" calcext:value-type="float">
            <text:p>93,502021429928</text:p>
          </table:table-cell>
          <table:table-cell table:style-name="ce13" office:value-type="float" office:value="94.7588448482384" calcext:value-type="float">
            <text:p>94,7588448482384</text:p>
          </table:table-cell>
          <table:table-cell table:style-name="ce13" office:value-type="float" office:value="96.1034540640572" calcext:value-type="float">
            <text:p>96,1034540640572</text:p>
          </table:table-cell>
          <table:table-cell table:style-name="ce13" office:value-type="float" office:value="96.1740189778641" calcext:value-type="float">
            <text:p>96,1740189778641</text:p>
          </table:table-cell>
          <table:table-cell table:style-name="ce13" office:value-type="float" office:value="96.1955697252806" calcext:value-type="float">
            <text:p>96,1955697252806</text:p>
          </table:table-cell>
          <table:table-cell table:style-name="ce13" office:value-type="float" office:value="96.3550428119902" calcext:value-type="float">
            <text:p>96,3550428119902</text:p>
          </table:table-cell>
          <table:table-cell table:style-name="ce13" office:value-type="float" office:value="96.3094727356298" calcext:value-type="float">
            <text:p>96,3094727356298</text:p>
          </table:table-cell>
          <table:table-cell table:style-name="ce13" office:value-type="float" office:value="96.2621076724862" calcext:value-type="float">
            <text:p>96,2621076724862</text:p>
          </table:table-cell>
          <table:table-cell table:number-columns-repeated="2"/>
          <table:table-cell table:style-name="ce18" table:number-columns-spanned="2" table:number-rows-spanned="1"/>
          <table:covered-table-cell table:style-name="ce21"/>
          <table:table-cell table:style-name="ce28" table:number-columns-repeated="8"/>
          <table:table-cell table:number-columns-repeated="1003"/>
        </table:table-row>
        <table:table-row table:style-name="ro1">
          <table:table-cell table:style-name="ce6" office:value-type="string" calcext:value-type="string">
            <text:p>ACC3 (%)</text:p>
          </table:table-cell>
          <table:table-cell table:style-name="ce13" office:value-type="float" office:value="93.7406930021222" calcext:value-type="float">
            <text:p>93,7406930021222</text:p>
          </table:table-cell>
          <table:table-cell table:style-name="ce13" office:value-type="float" office:value="94.6747562526066" calcext:value-type="float">
            <text:p>94,6747562526066</text:p>
          </table:table-cell>
          <table:table-cell table:style-name="ce13" office:value-type="float" office:value="95.9472983684632" calcext:value-type="float">
            <text:p>95,9472983684632</text:p>
          </table:table-cell>
          <table:table-cell table:style-name="ce13" office:value-type="float" office:value="96.3012631044041" calcext:value-type="float">
            <text:p>96,3012631044041</text:p>
          </table:table-cell>
          <table:table-cell table:style-name="ce13" office:value-type="float" office:value="96.1219304894932" calcext:value-type="float">
            <text:p>96,1219304894932</text:p>
          </table:table-cell>
          <table:table-cell table:style-name="ce13" office:value-type="float" office:value="96.4246151425352" calcext:value-type="float">
            <text:p>96,4246151425352</text:p>
          </table:table-cell>
          <table:table-cell table:style-name="ce13" office:value-type="float" office:value="96.3573605884196" calcext:value-type="float">
            <text:p>96,3573605884196</text:p>
          </table:table-cell>
          <table:table-cell table:style-name="ce13" office:value-type="float" office:value="96.3285497628179" calcext:value-type="float">
            <text:p>96,3285497628179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3 DIS</text:p>
          </table:table-cell>
          <table:covered-table-cell table:style-name="ce19"/>
          <table:table-cell table:style-name="ce24" table:formula="of:=[.B100]" office:value-type="float" office:value="93.1193109184359" calcext:value-type="float">
            <text:p>93,1193109184</text:p>
          </table:table-cell>
          <table:table-cell table:style-name="ce24" table:formula="of:=[.C100]" office:value-type="float" office:value="94.3574722279968" calcext:value-type="float">
            <text:p>94,3574722280</text:p>
          </table:table-cell>
          <table:table-cell table:style-name="ce24" table:formula="of:=[.D100]" office:value-type="float" office:value="95.8690143747005" calcext:value-type="float">
            <text:p>95,8690143747</text:p>
          </table:table-cell>
          <table:table-cell table:style-name="ce24" table:formula="of:=[.E100]" office:value-type="float" office:value="95.9591691832659" calcext:value-type="float">
            <text:p>95,9591691833</text:p>
          </table:table-cell>
          <table:table-cell table:style-name="ce24" table:formula="of:=[.F100]" office:value-type="float" office:value="95.9870117366487" calcext:value-type="float">
            <text:p>95,9870117366</text:p>
          </table:table-cell>
          <table:table-cell table:style-name="ce24" table:formula="of:=[.G100]" office:value-type="float" office:value="96.1804157480278" calcext:value-type="float">
            <text:p>96,1804157480</text:p>
          </table:table-cell>
          <table:table-cell table:style-name="ce24" table:formula="of:=[.H100]" office:value-type="float" office:value="96.2493780176366" calcext:value-type="float">
            <text:p>96,2493780176</text:p>
          </table:table-cell>
          <table:table-cell table:style-name="ce24" table:formula="of:=[.I100]" office:value-type="float" office:value="96.2157273293224" calcext:value-type="float">
            <text:p>96,2157273293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C4 (%)</text:p>
          </table:table-cell>
          <table:table-cell table:style-name="ce13" office:value-type="float" office:value="93.5407217679617" calcext:value-type="float">
            <text:p>93,5407217679617</text:p>
          </table:table-cell>
          <table:table-cell table:style-name="ce13" office:value-type="float" office:value="94.8204830506448" calcext:value-type="float">
            <text:p>94,8204830506448</text:p>
          </table:table-cell>
          <table:table-cell table:style-name="ce13" office:value-type="float" office:value="96.06177776602" calcext:value-type="float">
            <text:p>96,06177776602</text:p>
          </table:table-cell>
          <table:table-cell table:style-name="ce13" office:value-type="float" office:value="96.1114415890347" calcext:value-type="float">
            <text:p>96,1114415890347</text:p>
          </table:table-cell>
          <table:table-cell table:style-name="ce13" office:value-type="float" office:value="96.2233434661502" calcext:value-type="float">
            <text:p>96,2233434661502</text:p>
          </table:table-cell>
          <table:table-cell table:style-name="ce13" office:value-type="float" office:value="96.2779238549426" calcext:value-type="float">
            <text:p>96,2779238549426</text:p>
          </table:table-cell>
          <table:table-cell table:style-name="ce13" office:value-type="float" office:value="96.2996819176952" calcext:value-type="float">
            <text:p>96,2996819176952</text:p>
          </table:table-cell>
          <table:table-cell table:style-name="ce13" office:value-type="float" office:value="96.2784863113336" calcext:value-type="float">
            <text:p>96,2784863113336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3 UNF</text:p>
          </table:table-cell>
          <table:covered-table-cell table:style-name="ce19"/>
          <table:table-cell table:style-name="ce24" table:formula="of:=[.B120]" office:value-type="float" office:value="93.1891865917579" calcext:value-type="float">
            <text:p>93,1891865918</text:p>
          </table:table-cell>
          <table:table-cell table:style-name="ce24" table:formula="of:=[.C120]" office:value-type="float" office:value="94.4275737665878" calcext:value-type="float">
            <text:p>94,4275737666</text:p>
          </table:table-cell>
          <table:table-cell table:style-name="ce24" table:formula="of:=[.D120]" office:value-type="float" office:value="95.7794018669631" calcext:value-type="float">
            <text:p>95,7794018670</text:p>
          </table:table-cell>
          <table:table-cell table:style-name="ce24" table:formula="of:=[.E120]" office:value-type="float" office:value="95.8955153911255" calcext:value-type="float">
            <text:p>95,8955153911</text:p>
          </table:table-cell>
          <table:table-cell table:style-name="ce24" table:formula="of:=[.F120]" office:value-type="float" office:value="96.060805252507" calcext:value-type="float">
            <text:p>96,0608052525</text:p>
          </table:table-cell>
          <table:table-cell table:style-name="ce24" table:formula="of:=[.G120]" office:value-type="float" office:value="96.1373543240685" calcext:value-type="float">
            <text:p>96,1373543241</text:p>
          </table:table-cell>
          <table:table-cell table:style-name="ce24" table:formula="of:=[.H120]" office:value-type="float" office:value="96.1229104397527" calcext:value-type="float">
            <text:p>96,1229104398</text:p>
          </table:table-cell>
          <table:table-cell table:style-name="ce24" table:formula="of:=[.I120]" office:value-type="float" office:value="96.2020072987557" calcext:value-type="float">
            <text:p>96,2020072988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C5 (%)</text:p>
          </table:table-cell>
          <table:table-cell table:style-name="ce13" office:value-type="float" office:value="93.748090140415" calcext:value-type="float">
            <text:p>93,748090140415</text:p>
          </table:table-cell>
          <table:table-cell table:style-name="ce13" office:value-type="float" office:value="94.7911074895927" calcext:value-type="float">
            <text:p>94,7911074895927</text:p>
          </table:table-cell>
          <table:table-cell table:style-name="ce13" office:value-type="float" office:value="96.0257625296386" calcext:value-type="float">
            <text:p>96,0257625296386</text:p>
          </table:table-cell>
          <table:table-cell table:style-name="ce13" office:value-type="float" office:value="96.0195427668224" calcext:value-type="float">
            <text:p>96,0195427668224</text:p>
          </table:table-cell>
          <table:table-cell table:style-name="ce13" office:value-type="float" office:value="96.1296693310255" calcext:value-type="float">
            <text:p>96,1296693310255</text:p>
          </table:table-cell>
          <table:table-cell table:style-name="ce13" office:value-type="float" office:value="96.3297888060678" calcext:value-type="float">
            <text:p>96,3297888060678</text:p>
          </table:table-cell>
          <table:table-cell table:style-name="ce13" office:value-type="float" office:value="96.4586818967124" calcext:value-type="float">
            <text:p>96,4586818967124</text:p>
          </table:table-cell>
          <table:table-cell table:style-name="ce13" office:value-type="float" office:value="96.3472788757995" calcext:value-type="float">
            <text:p>96,3472788757995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5 DIS</text:p>
          </table:table-cell>
          <table:covered-table-cell table:style-name="ce19"/>
          <table:table-cell table:style-name="ce24" table:formula="of:=[.B172]" office:value-type="float" office:value="93.4161914512016" calcext:value-type="float">
            <text:p>93,4161914512</text:p>
          </table:table-cell>
          <table:table-cell table:style-name="ce24" table:formula="of:=[.C172]" office:value-type="float" office:value="94.6459598773526" calcext:value-type="float">
            <text:p>94,6459598774</text:p>
          </table:table-cell>
          <table:table-cell table:style-name="ce24" table:formula="of:=[.D172]" office:value-type="float" office:value="95.9745657477959" calcext:value-type="float">
            <text:p>95,9745657478</text:p>
          </table:table-cell>
          <table:table-cell table:style-name="ce24" table:formula="of:=[.E172]" office:value-type="float" office:value="96.0381818492126" calcext:value-type="float">
            <text:p>96,0381818492</text:p>
          </table:table-cell>
          <table:table-cell table:style-name="ce24" table:formula="of:=[.F172]" office:value-type="float" office:value="96.0835163615631" calcext:value-type="float">
            <text:p>96,0835163616</text:p>
          </table:table-cell>
          <table:table-cell table:style-name="ce24" table:formula="of:=[.G172]" office:value-type="float" office:value="96.2877250493195" calcext:value-type="float">
            <text:p>96,2877250493</text:p>
          </table:table-cell>
          <table:table-cell table:style-name="ce24" table:formula="of:=[.H172]" office:value-type="float" office:value="96.2798129662427" calcext:value-type="float">
            <text:p>96,2798129662</text:p>
          </table:table-cell>
          <table:table-cell table:style-name="ce24" table:formula="of:=[.I172]" office:value-type="float" office:value="96.3148660805262" calcext:value-type="float">
            <text:p>96,314866080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55:.B59])" office:value-type="float" office:value="93.6097712638825" calcext:value-type="float">
            <text:p>93,6097712639</text:p>
          </table:table-cell>
          <table:table-cell table:style-name="ce9" table:formula="of:=AVERAGE([.C55:.C59])" office:value-type="float" office:value="94.7969052921269" calcext:value-type="float">
            <text:p>94,7969052921</text:p>
          </table:table-cell>
          <table:table-cell table:style-name="ce9" table:formula="of:=AVERAGE([.D55:.D59])" office:value-type="float" office:value="96.0315698813476" calcext:value-type="float">
            <text:p>96,0315698813</text:p>
          </table:table-cell>
          <table:table-cell table:style-name="ce9" table:formula="of:=AVERAGE([.E55:.E59])" office:value-type="float" office:value="96.1729519689038" calcext:value-type="float">
            <text:p>96,1729519689</text:p>
          </table:table-cell>
          <table:table-cell table:style-name="ce9" table:formula="of:=AVERAGE([.F55:.F59])" office:value-type="float" office:value="96.1994506464317" calcext:value-type="float">
            <text:p>96,1994506464</text:p>
          </table:table-cell>
          <table:table-cell table:style-name="ce9" table:formula="of:=AVERAGE([.G55:.G59])" office:value-type="float" office:value="96.3446018839609" calcext:value-type="float">
            <text:p>96,3446018840</text:p>
          </table:table-cell>
          <table:table-cell table:style-name="ce9" table:formula="of:=AVERAGE([.H55:.H59])" office:value-type="float" office:value="96.371827801247" calcext:value-type="float">
            <text:p>96,3718278012</text:p>
          </table:table-cell>
          <table:table-cell table:style-name="ce9" table:formula="of:=AVERAGE([.I55:.I59])" office:value-type="float" office:value="96.3170705739879" calcext:value-type="float">
            <text:p>96,3170705740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5 UNF</text:p>
          </table:table-cell>
          <table:covered-table-cell table:style-name="ce19"/>
          <table:table-cell table:style-name="ce24" table:formula="of:=[.B192]" office:value-type="float" office:value="93.4512408293985" calcext:value-type="float">
            <text:p>93,4512408294</text:p>
          </table:table-cell>
          <table:table-cell table:style-name="ce24" table:formula="of:=[.C192]" office:value-type="float" office:value="94.5617781751158" calcext:value-type="float">
            <text:p>94,5617781751</text:p>
          </table:table-cell>
          <table:table-cell table:style-name="ce24" table:formula="of:=[.D192]" office:value-type="float" office:value="95.9871903015551" calcext:value-type="float">
            <text:p>95,9871903016</text:p>
          </table:table-cell>
          <table:table-cell table:style-name="ce24" table:formula="of:=[.E192]" office:value-type="float" office:value="96.0835163615631" calcext:value-type="float">
            <text:p>96,0835163616</text:p>
          </table:table-cell>
          <table:table-cell table:style-name="ce24" table:formula="of:=[.F192]" office:value-type="float" office:value="96.1918075311518" calcext:value-type="float">
            <text:p>96,1918075312</text:p>
          </table:table-cell>
          <table:table-cell table:style-name="ce24" table:formula="of:=[.G192]" office:value-type="float" office:value="96.21606170338" calcext:value-type="float">
            <text:p>96,2160617034</text:p>
          </table:table-cell>
          <table:table-cell table:style-name="ce24" table:formula="of:=[.H192]" office:value-type="float" office:value="96.2369996225905" calcext:value-type="float">
            <text:p>96,2369996226</text:p>
          </table:table-cell>
          <table:table-cell table:style-name="ce24" table:formula="of:=[.I192]" office:value-type="float" office:value="96.2490163179191" calcext:value-type="float">
            <text:p>96,2490163179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2"/>
          <table:table-cell table:style-name="ce17" office:value-type="string" calcext:value-type="string" table:number-columns-spanned="2" table:number-rows-spanned="1">
            <text:p>K_Neighbors 7 DIS</text:p>
          </table:table-cell>
          <table:covered-table-cell table:style-name="ce19"/>
          <table:table-cell table:style-name="ce24" table:formula="of:=[.B212]" office:value-type="float" office:value="93.5426573937504" calcext:value-type="float">
            <text:p>93,5426573938</text:p>
          </table:table-cell>
          <table:table-cell table:style-name="ce24" table:formula="of:=[.C212]" office:value-type="float" office:value="94.7370060576367" calcext:value-type="float">
            <text:p>94,7370060576</text:p>
          </table:table-cell>
          <table:table-cell table:style-name="ce24" table:formula="of:=[.D212]" office:value-type="float" office:value="96.051886095659" calcext:value-type="float">
            <text:p>96,0518860957</text:p>
          </table:table-cell>
          <table:table-cell table:style-name="ce24" table:formula="of:=[.E212]" office:value-type="float" office:value="96.1446293010426" calcext:value-type="float">
            <text:p>96,1446293010</text:p>
          </table:table-cell>
          <table:table-cell table:style-name="ce25" table:formula="of:=[.F212]" office:value-type="float" office:value="96.2372988215788" calcext:value-type="float">
            <text:p>96,2372988216</text:p>
          </table:table-cell>
          <table:table-cell table:style-name="ce24" table:formula="of:=[.G212]" office:value-type="float" office:value="96.2735458280555" calcext:value-type="float">
            <text:p>96,2735458281</text:p>
          </table:table-cell>
          <table:table-cell table:style-name="ce24" table:formula="of:=[.H212]" office:value-type="float" office:value="96.3383071720139" calcext:value-type="float">
            <text:p>96,3383071720</text:p>
          </table:table-cell>
          <table:table-cell table:style-name="ce24" table:formula="of:=[.I212]" office:value-type="float" office:value="96.3113552876102" calcext:value-type="float">
            <text:p>96,311355287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domForest (n_estimators=1000)</text:p>
          </table:table-cell>
          <table:table-cell table:style-name="ce7" table:number-columns-repeated="8"/>
          <table:table-cell table:number-columns-repeated="2"/>
          <table:table-cell table:style-name="ce17" office:value-type="string" calcext:value-type="string" table:number-columns-spanned="2" table:number-rows-spanned="1">
            <text:p>K_Neighbors 7 UNF</text:p>
          </table:table-cell>
          <table:covered-table-cell table:style-name="ce19"/>
          <table:table-cell table:style-name="ce24" table:formula="of:=[.B232]" office:value-type="float" office:value="93.5690529451646" calcext:value-type="float">
            <text:p>93,5690529452</text:p>
          </table:table-cell>
          <table:table-cell table:style-name="ce24" table:formula="of:=[.C232]" office:value-type="float" office:value="94.7048146260653" calcext:value-type="float">
            <text:p>94,7048146261</text:p>
          </table:table-cell>
          <table:table-cell table:style-name="ce24" table:formula="of:=[.D232]" office:value-type="float" office:value="95.9947870123914" calcext:value-type="float">
            <text:p>95,9947870124</text:p>
          </table:table-cell>
          <table:table-cell table:style-name="ce24" table:formula="of:=[.E232]" office:value-type="float" office:value="96.0532995052595" calcext:value-type="float">
            <text:p>96,0532995053</text:p>
          </table:table-cell>
          <table:table-cell table:style-name="ce24" table:formula="of:=[.F232]" office:value-type="float" office:value="96.1827175790335" calcext:value-type="float">
            <text:p>96,1827175790</text:p>
          </table:table-cell>
          <table:table-cell table:style-name="ce24" table:formula="of:=[.G232]" office:value-type="float" office:value="96.2516265840518" calcext:value-type="float">
            <text:p>96,2516265841</text:p>
          </table:table-cell>
          <table:table-cell table:style-name="ce24" table:formula="of:=[.H232]" office:value-type="float" office:value="96.2433118722867" calcext:value-type="float">
            <text:p>96,2433118723</text:p>
          </table:table-cell>
          <table:table-cell table:style-name="ce24" table:formula="of:=[.I232]" office:value-type="float" office:value="96.2498587910629" calcext:value-type="float">
            <text:p>96,24985879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880397106496661" calcext:value-type="float">
            <text:p>0,0880397106496661</text:p>
          </table:table-cell>
          <table:table-cell office:value-type="float" office:value="0.0749964390429379" calcext:value-type="float">
            <text:p>0,0749964390429379</text:p>
          </table:table-cell>
          <table:table-cell office:value-type="float" office:value="0.058349139587705" calcext:value-type="float">
            <text:p>0,058349139587705</text:p>
          </table:table-cell>
          <table:table-cell office:value-type="float" office:value="0.0579337392675398" calcext:value-type="float">
            <text:p>0,0579337392675398</text:p>
          </table:table-cell>
          <table:table-cell office:value-type="float" office:value="0.0543041252543744" calcext:value-type="float">
            <text:p>0,0543041252543744</text:p>
          </table:table-cell>
          <table:table-cell office:value-type="float" office:value="0.0524148079640189" calcext:value-type="float">
            <text:p>0,0524148079640189</text:p>
          </table:table-cell>
          <table:table-cell office:value-type="float" office:value="0.0521279104810913" calcext:value-type="float">
            <text:p>0,0521279104810913</text:p>
          </table:table-cell>
          <table:table-cell office:value-type="float" office:value="0.0537337666381678" calcext:value-type="float">
            <text:p>0,0537337666381678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9 DIS</text:p>
          </table:table-cell>
          <table:covered-table-cell table:style-name="ce19"/>
          <table:table-cell table:style-name="ce25" table:formula="of:=[.B252]" office:value-type="float" office:value="93.6955525877329" calcext:value-type="float">
            <text:p>93,6955525877</text:p>
          </table:table-cell>
          <table:table-cell table:style-name="ce25" table:formula="of:=[.C252]" office:value-type="float" office:value="94.8207795688953" calcext:value-type="float">
            <text:p>94,8207795689</text:p>
          </table:table-cell>
          <table:table-cell table:style-name="ce24" table:formula="of:=[.D252]" office:value-type="float" office:value="96.0696602084372" calcext:value-type="float">
            <text:p>96,0696602084</text:p>
          </table:table-cell>
          <table:table-cell table:style-name="ce24" table:formula="of:=[.E252]" office:value-type="float" office:value="96.1569755597262" calcext:value-type="float">
            <text:p>96,1569755597</text:p>
          </table:table-cell>
          <table:table-cell table:style-name="ce24" table:formula="of:=[.F252]" office:value-type="float" office:value="96.2051806006597" calcext:value-type="float">
            <text:p>96,2051806007</text:p>
          </table:table-cell>
          <table:table-cell table:style-name="ce24" table:formula="of:=[.G252]" office:value-type="float" office:value="96.2984601376353" calcext:value-type="float">
            <text:p>96,2984601376</text:p>
          </table:table-cell>
          <table:table-cell table:style-name="ce24" table:formula="of:=[.H252]" office:value-type="float" office:value="96.3432937271531" calcext:value-type="float">
            <text:p>96,3432937272</text:p>
          </table:table-cell>
          <table:table-cell table:style-name="ce25" table:formula="of:=[.I252]" office:value-type="float" office:value="96.3626740028062" calcext:value-type="float">
            <text:p>96,36267400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850767733375416" calcext:value-type="float">
            <text:p>0,0850767733375416</text:p>
          </table:table-cell>
          <table:table-cell office:value-type="float" office:value="0.0726334026130902" calcext:value-type="float">
            <text:p>0,0726334026130902</text:p>
          </table:table-cell>
          <table:table-cell office:value-type="float" office:value="0.0561717146733075" calcext:value-type="float">
            <text:p>0,0561717146733075</text:p>
          </table:table-cell>
          <table:table-cell office:value-type="float" office:value="0.056365333755519" calcext:value-type="float">
            <text:p>0,056365333755519</text:p>
          </table:table-cell>
          <table:table-cell office:value-type="float" office:value="0.055391932212855" calcext:value-type="float">
            <text:p>0,055391932212855</text:p>
          </table:table-cell>
          <table:table-cell office:value-type="float" office:value="0.0511352977555462" calcext:value-type="float">
            <text:p>0,0511352977555462</text:p>
          </table:table-cell>
          <table:table-cell office:value-type="float" office:value="0.0554000944208644" calcext:value-type="float">
            <text:p>0,0554000944208644</text:p>
          </table:table-cell>
          <table:table-cell office:value-type="float" office:value="0.052190685446682" calcext:value-type="float">
            <text:p>0,052190685446682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K_Neighbors 9 UNF</text:p>
          </table:table-cell>
          <table:covered-table-cell table:style-name="ce19"/>
          <table:table-cell table:style-name="ce24" table:formula="of:=[.B272]" office:value-type="float" office:value="93.6726454249294" calcext:value-type="float">
            <text:p>93,6726454249</text:p>
          </table:table-cell>
          <table:table-cell table:style-name="ce24" table:formula="of:=[.C272]" office:value-type="float" office:value="94.7525642043354" calcext:value-type="float">
            <text:p>94,7525642043</text:p>
          </table:table-cell>
          <table:table-cell table:style-name="ce24" table:formula="of:=[.D272]" office:value-type="float" office:value="96.0287640354372" calcext:value-type="float">
            <text:p>96,0287640354</text:p>
          </table:table-cell>
          <table:table-cell table:style-name="ce24" table:formula="of:=[.E272]" office:value-type="float" office:value="96.0226950330434" calcext:value-type="float">
            <text:p>96,0226950330</text:p>
          </table:table-cell>
          <table:table-cell table:style-name="ce24" table:formula="of:=[.F272]" office:value-type="float" office:value="96.2150820230736" calcext:value-type="float">
            <text:p>96,2150820231</text:p>
          </table:table-cell>
          <table:table-cell table:style-name="ce24" table:formula="of:=[.G272]" office:value-type="float" office:value="96.2502118429245" calcext:value-type="float">
            <text:p>96,2502118429</text:p>
          </table:table-cell>
          <table:table-cell table:style-name="ce24" table:formula="of:=[.H272]" office:value-type="float" office:value="96.2185028905352" calcext:value-type="float">
            <text:p>96,2185028905</text:p>
          </table:table-cell>
          <table:table-cell table:style-name="ce24" table:formula="of:=[.I272]" office:value-type="float" office:value="96.1980348754208" calcext:value-type="float">
            <text:p>96,19803487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855449965858235" calcext:value-type="float">
            <text:p>0,0855449965858235</text:p>
          </table:table-cell>
          <table:table-cell office:value-type="float" office:value="0.0730324447803879" calcext:value-type="float">
            <text:p>0,0730324447803879</text:p>
          </table:table-cell>
          <table:table-cell office:value-type="float" office:value="0.0555680625133805" calcext:value-type="float">
            <text:p>0,0555680625133805</text:p>
          </table:table-cell>
          <table:table-cell office:value-type="float" office:value="0.0559824411181273" calcext:value-type="float">
            <text:p>0,0559824411181273</text:p>
          </table:table-cell>
          <table:table-cell office:value-type="float" office:value="0.0543360350644769" calcext:value-type="float">
            <text:p>0,0543360350644769</text:p>
          </table:table-cell>
          <table:table-cell office:value-type="float" office:value="0.0538514534669414" calcext:value-type="float">
            <text:p>0,0538514534669414</text:p>
          </table:table-cell>
          <table:table-cell office:value-type="float" office:value="0.0534162022167922" calcext:value-type="float">
            <text:p>0,0534162022167922</text:p>
          </table:table-cell>
          <table:table-cell office:value-type="float" office:value="0.0541344129431982" calcext:value-type="float">
            <text:p>0,0541344129431982</text:p>
          </table:table-cell>
          <table:table-cell table:number-columns-repeated="2"/>
          <table:table-cell table:style-name="ce18" table:number-columns-spanned="2" table:number-rows-spanned="1"/>
          <table:covered-table-cell table:style-name="ce21"/>
          <table:table-cell table:style-name="ce28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869589657285262" calcext:value-type="float">
            <text:p>0,0869589657285262</text:p>
          </table:table-cell>
          <table:table-cell office:value-type="float" office:value="0.0748073771246159" calcext:value-type="float">
            <text:p>0,0748073771246159</text:p>
          </table:table-cell>
          <table:table-cell office:value-type="float" office:value="0.0567439191833085" calcext:value-type="float">
            <text:p>0,0567439191833085</text:p>
          </table:table-cell>
          <table:table-cell office:value-type="float" office:value="0.0558377148422449" calcext:value-type="float">
            <text:p>0,0558377148422449</text:p>
          </table:table-cell>
          <table:table-cell office:value-type="float" office:value="0.0555394441448089" calcext:value-type="float">
            <text:p>0,0555394441448089</text:p>
          </table:table-cell>
          <table:table-cell office:value-type="float" office:value="0.0522845446404659" calcext:value-type="float">
            <text:p>0,0522845446404659</text:p>
          </table:table-cell>
          <table:table-cell office:value-type="float" office:value="0.0521683230883728" calcext:value-type="float">
            <text:p>0,0521683230883728</text:p>
          </table:table-cell>
          <table:table-cell office:value-type="float" office:value="0.0534219993127315" calcext:value-type="float">
            <text:p>0,0534219993127315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Multiple Linear Regression</text:p>
          </table:table-cell>
          <table:covered-table-cell table:style-name="ce21"/>
          <table:table-cell table:style-name="ce24" table:formula="of:=[.B140]" office:value-type="float" office:value="92.7060604684005" calcext:value-type="float">
            <text:p>92,7060604684</text:p>
          </table:table-cell>
          <table:table-cell table:style-name="ce24" table:formula="of:=[.C140]" office:value-type="float" office:value="94.0894202278791" calcext:value-type="float">
            <text:p>94,0894202279</text:p>
          </table:table-cell>
          <table:table-cell table:style-name="ce24" table:formula="of:=[.D140]" office:value-type="float" office:value="95.6956964590089" calcext:value-type="float">
            <text:p>95,6956964590</text:p>
          </table:table-cell>
          <table:table-cell table:style-name="ce24" table:formula="of:=[.E140]" office:value-type="float" office:value="95.7506526174503" calcext:value-type="float">
            <text:p>95,7506526175</text:p>
          </table:table-cell>
          <table:table-cell table:style-name="ce24" table:formula="of:=[.F140]" office:value-type="float" office:value="95.8233531322395" calcext:value-type="float">
            <text:p>95,8233531322</text:p>
          </table:table-cell>
          <table:table-cell table:style-name="ce24" table:formula="of:=[.G140]" office:value-type="float" office:value="96.0313017148866" calcext:value-type="float">
            <text:p>96,0313017149</text:p>
          </table:table-cell>
          <table:table-cell table:style-name="ce24" table:formula="of:=[.H140]" office:value-type="float" office:value="96.0436021916442" calcext:value-type="float">
            <text:p>96,0436021916</text:p>
          </table:table-cell>
          <table:table-cell table:style-name="ce24" table:formula="of:=[.I140]" office:value-type="float" office:value="96.0188082629563" calcext:value-type="float">
            <text:p>96,01880826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875746315080353" calcext:value-type="float">
            <text:p>0,0875746315080353</text:p>
          </table:table-cell>
          <table:table-cell office:value-type="float" office:value="0.0732035002041356" calcext:value-type="float">
            <text:p>0,0732035002041356</text:p>
          </table:table-cell>
          <table:table-cell office:value-type="float" office:value="0.0578945930400247" calcext:value-type="float">
            <text:p>0,0578945930400247</text:p>
          </table:table-cell>
          <table:table-cell office:value-type="float" office:value="0.0575341952010166" calcext:value-type="float">
            <text:p>0,0575341952010166</text:p>
          </table:table-cell>
          <table:table-cell office:value-type="float" office:value="0.0565069956837409" calcext:value-type="float">
            <text:p>0,0565069956837409</text:p>
          </table:table-cell>
          <table:table-cell office:value-type="float" office:value="0.052027944090814" calcext:value-type="float">
            <text:p>0,052027944090814</text:p>
          </table:table-cell>
          <table:table-cell office:value-type="float" office:value="0.0543546029472915" calcext:value-type="float">
            <text:p>0,0543546029472915</text:p>
          </table:table-cell>
          <table:table-cell office:value-type="float" office:value="0.0519954328580489" calcext:value-type="float">
            <text:p>0,0519954328580489</text:p>
          </table:table-cell>
          <table:table-cell table:number-columns-repeated="2"/>
          <table:table-cell table:style-name="ce15"/>
          <table:table-cell table:style-name="ce22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63:.B67])" office:value-type="float" office:value="0.0866390155619186" calcext:value-type="float">
            <text:p>0,0866390156</text:p>
          </table:table-cell>
          <table:table-cell table:style-name="ce9" table:formula="of:=AVERAGE([.C63:.C67])" office:value-type="float" office:value="0.0737346327530335" calcext:value-type="float">
            <text:p>0,0737346328</text:p>
          </table:table-cell>
          <table:table-cell table:style-name="ce9" table:formula="of:=AVERAGE([.D63:.D67])" office:value-type="float" office:value="0.0569454857995452" calcext:value-type="float">
            <text:p>0,0569454858</text:p>
          </table:table-cell>
          <table:table-cell table:style-name="ce9" table:formula="of:=AVERAGE([.E63:.E67])" office:value-type="float" office:value="0.0567306848368895" calcext:value-type="float">
            <text:p>0,0567306848</text:p>
          </table:table-cell>
          <table:table-cell table:style-name="ce9" table:formula="of:=AVERAGE([.F63:.F67])" office:value-type="float" office:value="0.0552157064720512" calcext:value-type="float">
            <text:p>0,0552157065</text:p>
          </table:table-cell>
          <table:table-cell table:style-name="ce9" table:formula="of:=AVERAGE([.G63:.G67])" office:value-type="float" office:value="0.0523428095835573" calcext:value-type="float">
            <text:p>0,0523428096</text:p>
          </table:table-cell>
          <table:table-cell table:style-name="ce9" table:formula="of:=AVERAGE([.H63:.H67])" office:value-type="float" office:value="0.0534934266308825" calcext:value-type="float">
            <text:p>0,0534934266</text:p>
          </table:table-cell>
          <table:table-cell table:style-name="ce9" table:formula="of:=AVERAGE([.I63:.I67])" office:value-type="float" office:value="0.0530952594397657" calcext:value-type="float">
            <text:p>0,0530952594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BEST (%)</text:p>
          </table:table-cell>
          <table:covered-table-cell table:style-name="ce20"/>
          <table:table-cell table:style-name="ce30" table:formula="of:=MAX([.N52:.N66]) %" office:value-type="percentage" office:value="0.936955525877329" calcext:value-type="percentage">
            <text:p>93,70 %</text:p>
          </table:table-cell>
          <table:table-cell table:style-name="ce30" table:formula="of:=MAX([.O52:.O66]) %" office:value-type="percentage" office:value="0.948207795688953" calcext:value-type="percentage">
            <text:p>94,82 %</text:p>
          </table:table-cell>
          <table:table-cell table:style-name="ce30" table:formula="of:=MAX([.P52:.P66]) %" office:value-type="percentage" office:value="0.960708132521252" calcext:value-type="percentage">
            <text:p>96,07 %</text:p>
          </table:table-cell>
          <table:table-cell table:style-name="ce30" table:formula="of:=MAX([.Q52:.Q66]) %" office:value-type="percentage" office:value="0.961729519689038" calcext:value-type="percentage">
            <text:p>96,17 %</text:p>
          </table:table-cell>
          <table:table-cell table:style-name="ce30" table:formula="of:=MAX([.R52:.R66]) %" office:value-type="percentage" office:value="0.962372988215788" calcext:value-type="percentage">
            <text:p>96,24 %</text:p>
          </table:table-cell>
          <table:table-cell table:style-name="ce30" table:formula="of:=MAX([.S52:.S66]) %" office:value-type="percentage" office:value="0.964024346918359" calcext:value-type="percentage">
            <text:p>96,40 %</text:p>
          </table:table-cell>
          <table:table-cell table:style-name="ce30" table:formula="of:=MAX([.T52:.T66]) %" office:value-type="percentage" office:value="0.96371827801247" calcext:value-type="percentage">
            <text:p>96,37 %</text:p>
          </table:table-cell>
          <table:table-cell table:style-name="ce30" table:formula="of:=MAX([.U52:.U66]) %" office:value-type="percentage" office:value="0.963626740028062" calcext:value-type="percentage">
            <text:p>96,36 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23.4450297355652" calcext:value-type="float">
            <text:p>23,4450297355652</text:p>
          </table:table-cell>
          <table:table-cell office:value-type="float" office:value="29.9075617790222" calcext:value-type="float">
            <text:p>29,9075617790222</text:p>
          </table:table-cell>
          <table:table-cell office:value-type="float" office:value="34.4616112709045" calcext:value-type="float">
            <text:p>34,4616112709045</text:p>
          </table:table-cell>
          <table:table-cell office:value-type="float" office:value="43.0625448226929" calcext:value-type="float">
            <text:p>43,0625448226929</text:p>
          </table:table-cell>
          <table:table-cell office:value-type="float" office:value="51.0042622089386" calcext:value-type="float">
            <text:p>51,0042622089386</text:p>
          </table:table-cell>
          <table:table-cell office:value-type="float" office:value="57.7851209640503" calcext:value-type="float">
            <text:p>57,7851209640503</text:p>
          </table:table-cell>
          <table:table-cell office:value-type="float" office:value="63.0962529182434" calcext:value-type="float">
            <text:p>63,0962529182434</text:p>
          </table:table-cell>
          <table:table-cell office:value-type="float" office:value="69.020040512085" calcext:value-type="float">
            <text:p>69,0200405120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23.4125764369965" calcext:value-type="float">
            <text:p>23,4125764369965</text:p>
          </table:table-cell>
          <table:table-cell office:value-type="float" office:value="29.8864798545837" calcext:value-type="float">
            <text:p>29,8864798545837</text:p>
          </table:table-cell>
          <table:table-cell office:value-type="float" office:value="34.4904220104218" calcext:value-type="float">
            <text:p>34,4904220104218</text:p>
          </table:table-cell>
          <table:table-cell office:value-type="float" office:value="42.9885520935059" calcext:value-type="float">
            <text:p>42,9885520935059</text:p>
          </table:table-cell>
          <table:table-cell office:value-type="float" office:value="48.342670917511" calcext:value-type="float">
            <text:p>48,342670917511</text:p>
          </table:table-cell>
          <table:table-cell office:value-type="float" office:value="52.6666390895844" calcext:value-type="float">
            <text:p>52,6666390895844</text:p>
          </table:table-cell>
          <table:table-cell office:value-type="float" office:value="63.6190633773804" calcext:value-type="float">
            <text:p>63,6190633773804</text:p>
          </table:table-cell>
          <table:table-cell office:value-type="float" office:value="68.9339156150818" calcext:value-type="float">
            <text:p>68,93391561508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24.346527338028" calcext:value-type="float">
            <text:p>24,346527338028</text:p>
          </table:table-cell>
          <table:table-cell office:value-type="float" office:value="32.3702771663666" calcext:value-type="float">
            <text:p>32,3702771663666</text:p>
          </table:table-cell>
          <table:table-cell office:value-type="float" office:value="37.3664696216583" calcext:value-type="float">
            <text:p>37,3664696216583</text:p>
          </table:table-cell>
          <table:table-cell office:value-type="float" office:value="47.8647081851959" calcext:value-type="float">
            <text:p>47,8647081851959</text:p>
          </table:table-cell>
          <table:table-cell office:value-type="float" office:value="49.5585989952087" calcext:value-type="float">
            <text:p>49,5585989952087</text:p>
          </table:table-cell>
          <table:table-cell office:value-type="float" office:value="52.7760365009308" calcext:value-type="float">
            <text:p>52,7760365009308</text:p>
          </table:table-cell>
          <table:table-cell office:value-type="float" office:value="63.6988470554352" calcext:value-type="float">
            <text:p>63,6988470554352</text:p>
          </table:table-cell>
          <table:table-cell office:value-type="float" office:value="67.8507037162781" calcext:value-type="float">
            <text:p>67,8507037162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24.3104486465454" calcext:value-type="float">
            <text:p>24,3104486465454</text:p>
          </table:table-cell>
          <table:table-cell office:value-type="float" office:value="32.9862306118011" calcext:value-type="float">
            <text:p>32,9862306118011</text:p>
          </table:table-cell>
          <table:table-cell office:value-type="float" office:value="36.0678262710571" calcext:value-type="float">
            <text:p>36,0678262710571</text:p>
          </table:table-cell>
          <table:table-cell office:value-type="float" office:value="46.6310312747955" calcext:value-type="float">
            <text:p>46,6310312747955</text:p>
          </table:table-cell>
          <table:table-cell office:value-type="float" office:value="50.1204171180725" calcext:value-type="float">
            <text:p>50,1204171180725</text:p>
          </table:table-cell>
          <table:table-cell office:value-type="float" office:value="54.6571543216705" calcext:value-type="float">
            <text:p>54,6571543216705</text:p>
          </table:table-cell>
          <table:table-cell office:value-type="float" office:value="63.8334972858429" calcext:value-type="float">
            <text:p>63,8334972858429</text:p>
          </table:table-cell>
          <table:table-cell office:value-type="float" office:value="72.7587287425995" calcext:value-type="float">
            <text:p>72,7587287425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23.6744906902313" calcext:value-type="float">
            <text:p>23,6744906902313</text:p>
          </table:table-cell>
          <table:table-cell office:value-type="float" office:value="34.5439114570618" calcext:value-type="float">
            <text:p>34,5439114570618</text:p>
          </table:table-cell>
          <table:table-cell office:value-type="float" office:value="34.9008944034576" calcext:value-type="float">
            <text:p>34,9008944034576</text:p>
          </table:table-cell>
          <table:table-cell office:value-type="float" office:value="45.6321294307709" calcext:value-type="float">
            <text:p>45,6321294307709</text:p>
          </table:table-cell>
          <table:table-cell office:value-type="float" office:value="52.4853014945984" calcext:value-type="float">
            <text:p>52,4853014945984</text:p>
          </table:table-cell>
          <table:table-cell office:value-type="float" office:value="55.8359355926514" calcext:value-type="float">
            <text:p>55,8359355926514</text:p>
          </table:table-cell>
          <table:table-cell office:value-type="float" office:value="66.7266590595245" calcext:value-type="float">
            <text:p>66,7266590595245</text:p>
          </table:table-cell>
          <table:table-cell office:value-type="float" office:value="70.2720713615418" calcext:value-type="float">
            <text:p>70,27207136154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69:.B73])" office:value-type="float" office:value="23.8378145694733" calcext:value-type="float">
            <text:p>23,8378145695</text:p>
          </table:table-cell>
          <table:table-cell table:style-name="ce9" table:formula="of:=AVERAGE([.C69:.C73])" office:value-type="float" office:value="31.9388921737671" calcext:value-type="float">
            <text:p>31,9388921738</text:p>
          </table:table-cell>
          <table:table-cell table:style-name="ce9" table:formula="of:=AVERAGE([.D69:.D73])" office:value-type="float" office:value="35.4574447154999" calcext:value-type="float">
            <text:p>35,4574447155</text:p>
          </table:table-cell>
          <table:table-cell table:style-name="ce9" table:formula="of:=AVERAGE([.E69:.E73])" office:value-type="float" office:value="45.2357931613922" calcext:value-type="float">
            <text:p>45,2357931614</text:p>
          </table:table-cell>
          <table:table-cell table:style-name="ce9" table:formula="of:=AVERAGE([.F69:.F73])" office:value-type="float" office:value="50.3022501468658" calcext:value-type="float">
            <text:p>50,3022501469</text:p>
          </table:table-cell>
          <table:table-cell table:style-name="ce9" table:formula="of:=AVERAGE([.G69:.G73])" office:value-type="float" office:value="54.7441772937775" calcext:value-type="float">
            <text:p>54,7441772938</text:p>
          </table:table-cell>
          <table:table-cell table:style-name="ce9" table:formula="of:=AVERAGE([.H69:.H73])" office:value-type="float" office:value="64.1948639392853" calcext:value-type="float">
            <text:p>64,1948639393</text:p>
          </table:table-cell>
          <table:table-cell table:style-name="ce9" table:formula="of:=AVERAGE([.I69:.I73])" office:value-type="float" office:value="69.7670919895172" calcext:value-type="float">
            <text:p>69,76709198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616378421526" calcext:value-type="float">
            <text:p>93,616378421526</text:p>
          </table:table-cell>
          <table:table-cell office:value-type="float" office:value="94.6384058105178" calcext:value-type="float">
            <text:p>94,6384058105178</text:p>
          </table:table-cell>
          <table:table-cell office:value-type="float" office:value="95.9620121050182" calcext:value-type="float">
            <text:p>95,9620121050182</text:p>
          </table:table-cell>
          <table:table-cell office:value-type="float" office:value="96.0224872462947" calcext:value-type="float">
            <text:p>96,0224872462947</text:p>
          </table:table-cell>
          <table:table-cell office:value-type="float" office:value="96.2331518919197" calcext:value-type="float">
            <text:p>96,2331518919197</text:p>
          </table:table-cell>
          <table:table-cell office:value-type="float" office:value="96.3930799835801" calcext:value-type="float">
            <text:p>96,3930799835801</text:p>
          </table:table-cell>
          <table:table-cell office:value-type="float" office:value="96.4326870985607" calcext:value-type="float">
            <text:p>96,4326870985607</text:p>
          </table:table-cell>
          <table:table-cell office:value-type="float" office:value="96.3331294009831" calcext:value-type="float">
            <text:p>96,33312940098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7375803429628" calcext:value-type="float">
            <text:p>93,7375803429628</text:p>
          </table:table-cell>
          <table:table-cell office:value-type="float" office:value="94.7397971596031" calcext:value-type="float">
            <text:p>94,7397971596031</text:p>
          </table:table-cell>
          <table:table-cell office:value-type="float" office:value="96.164827100819" calcext:value-type="float">
            <text:p>96,164827100819</text:p>
          </table:table-cell>
          <table:table-cell office:value-type="float" office:value="96.1183755292327" calcext:value-type="float">
            <text:p>96,1183755292327</text:p>
          </table:table-cell>
          <table:table-cell office:value-type="float" office:value="96.1874459975223" calcext:value-type="float">
            <text:p>96,1874459975223</text:p>
          </table:table-cell>
          <table:table-cell office:value-type="float" office:value="96.5222341744942" calcext:value-type="float">
            <text:p>96,5222341744942</text:p>
          </table:table-cell>
          <table:table-cell office:value-type="float" office:value="96.1882935423571" calcext:value-type="float">
            <text:p>96,1882935423571</text:p>
          </table:table-cell>
          <table:table-cell office:value-type="float" office:value="96.4177708743833" calcext:value-type="float">
            <text:p>96,41777087438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8468548926536" calcext:value-type="float">
            <text:p>93,8468548926536</text:p>
          </table:table-cell>
          <table:table-cell office:value-type="float" office:value="94.7782791936664" calcext:value-type="float">
            <text:p>94,7782791936664</text:p>
          </table:table-cell>
          <table:table-cell office:value-type="float" office:value="96.1679743184707" calcext:value-type="float">
            <text:p>96,1679743184707</text:p>
          </table:table-cell>
          <table:table-cell office:value-type="float" office:value="96.1881324665301" calcext:value-type="float">
            <text:p>96,1881324665301</text:p>
          </table:table-cell>
          <table:table-cell office:value-type="float" office:value="96.2481971654323" calcext:value-type="float">
            <text:p>96,2481971654323</text:p>
          </table:table-cell>
          <table:table-cell office:value-type="float" office:value="96.2760730744388" calcext:value-type="float">
            <text:p>96,2760730744388</text:p>
          </table:table-cell>
          <table:table-cell office:value-type="float" office:value="96.2681400936126" calcext:value-type="float">
            <text:p>96,2681400936126</text:p>
          </table:table-cell>
          <table:table-cell office:value-type="float" office:value="96.3052819730303" calcext:value-type="float">
            <text:p>96,30528197303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6359632205551" calcext:value-type="float">
            <text:p>93,6359632205551</text:p>
          </table:table-cell>
          <table:table-cell office:value-type="float" office:value="94.6471692671055" calcext:value-type="float">
            <text:p>94,6471692671055</text:p>
          </table:table-cell>
          <table:table-cell office:value-type="float" office:value="96.0814179468499" calcext:value-type="float">
            <text:p>96,0814179468499</text:p>
          </table:table-cell>
          <table:table-cell office:value-type="float" office:value="96.1780410286892" calcext:value-type="float">
            <text:p>96,1780410286892</text:p>
          </table:table-cell>
          <table:table-cell office:value-type="float" office:value="96.1741843803621" calcext:value-type="float">
            <text:p>96,1741843803621</text:p>
          </table:table-cell>
          <table:table-cell office:value-type="float" office:value="96.4085602435852" calcext:value-type="float">
            <text:p>96,4085602435852</text:p>
          </table:table-cell>
          <table:table-cell office:value-type="float" office:value="96.4127392228539" calcext:value-type="float">
            <text:p>96,4127392228539</text:p>
          </table:table-cell>
          <table:table-cell office:value-type="float" office:value="96.277070205504" calcext:value-type="float">
            <text:p>96,2770702055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5892097867679" calcext:value-type="float">
            <text:p>93,5892097867679</text:p>
          </table:table-cell>
          <table:table-cell office:value-type="float" office:value="94.8791166569954" calcext:value-type="float">
            <text:p>94,8791166569954</text:p>
          </table:table-cell>
          <table:table-cell office:value-type="float" office:value="95.9778347894682" calcext:value-type="float">
            <text:p>95,9778347894682</text:p>
          </table:table-cell>
          <table:table-cell office:value-type="float" office:value="96.0839777251775" calcext:value-type="float">
            <text:p>96,0839777251775</text:p>
          </table:table-cell>
          <table:table-cell office:value-type="float" office:value="96.1575741437068" calcext:value-type="float">
            <text:p>96,1575741437068</text:p>
          </table:table-cell>
          <table:table-cell office:value-type="float" office:value="96.4122259830812" calcext:value-type="float">
            <text:p>96,4122259830812</text:p>
          </table:table-cell>
          <table:table-cell office:value-type="float" office:value="96.2035594096794" calcext:value-type="float">
            <text:p>96,2035594096794</text:p>
          </table:table-cell>
          <table:table-cell office:value-type="float" office:value="96.4514273209872" calcext:value-type="float">
            <text:p>96,451427320987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75:.B79])" office:value-type="float" office:value="93.6851973328931" calcext:value-type="float">
            <text:p>93,6851973329</text:p>
          </table:table-cell>
          <table:table-cell table:style-name="ce9" table:formula="of:=AVERAGE([.C75:.C79])" office:value-type="float" office:value="94.7365536175776" calcext:value-type="float">
            <text:p>94,7365536176</text:p>
          </table:table-cell>
          <table:table-cell table:style-name="ce9" table:formula="of:=AVERAGE([.D75:.D79])" office:value-type="float" office:value="96.0708132521252" calcext:value-type="float">
            <text:p>96,0708132521</text:p>
          </table:table-cell>
          <table:table-cell table:style-name="ce9" table:formula="of:=AVERAGE([.E75:.E79])" office:value-type="float" office:value="96.1182027991848" calcext:value-type="float">
            <text:p>96,1182027992</text:p>
          </table:table-cell>
          <table:table-cell table:style-name="ce9" table:formula="of:=AVERAGE([.F75:.F79])" office:value-type="float" office:value="96.2001107157886" calcext:value-type="float">
            <text:p>96,2001107158</text:p>
          </table:table-cell>
          <table:table-cell table:style-name="ce9" table:formula="of:=AVERAGE([.G75:.G79])" office:value-type="float" office:value="96.4024346918359" calcext:value-type="float">
            <text:p>96,4024346918</text:p>
          </table:table-cell>
          <table:table-cell table:style-name="ce9" table:formula="of:=AVERAGE([.H75:.H79])" office:value-type="float" office:value="96.3010838734128" calcext:value-type="float">
            <text:p>96,3010838734</text:p>
          </table:table-cell>
          <table:table-cell table:style-name="ce9" table:formula="of:=AVERAGE([.I75:.I79])" office:value-type="float" office:value="96.3569359549776" calcext:value-type="float">
            <text:p>96,356935955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Kneighbors (weigths=”distance”) (3n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96608185325554" calcext:value-type="float">
            <text:p>0,096608185325554</text:p>
          </table:table-cell>
          <table:table-cell office:value-type="float" office:value="0.0810538571780909" calcext:value-type="float">
            <text:p>0,0810538571780909</text:p>
          </table:table-cell>
          <table:table-cell office:value-type="float" office:value="0.0615283968363506" calcext:value-type="float">
            <text:p>0,0615283968363506</text:p>
          </table:table-cell>
          <table:table-cell office:value-type="float" office:value="0.0597876992821228" calcext:value-type="float">
            <text:p>0,0597876992821228</text:p>
          </table:table-cell>
          <table:table-cell office:value-type="float" office:value="0.058267268786076" calcext:value-type="float">
            <text:p>0,058267268786076</text:p>
          </table:table-cell>
          <table:table-cell office:value-type="float" office:value="0.0559284647471554" calcext:value-type="float">
            <text:p>0,0559284647471554</text:p>
          </table:table-cell>
          <table:table-cell office:value-type="float" office:value="0.0539630338872363" calcext:value-type="float">
            <text:p>0,0539630338872363</text:p>
          </table:table-cell>
          <table:table-cell office:value-type="float" office:value="0.0555404481195825" calcext:value-type="float">
            <text:p>0,05554044811958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953319006782995" calcext:value-type="float">
            <text:p>0,0953319006782995</text:p>
          </table:table-cell>
          <table:table-cell office:value-type="float" office:value="0.0801760814060275" calcext:value-type="float">
            <text:p>0,0801760814060275</text:p>
          </table:table-cell>
          <table:table-cell office:value-type="float" office:value="0.0601924346758008" calcext:value-type="float">
            <text:p>0,0601924346758008</text:p>
          </table:table-cell>
          <table:table-cell office:value-type="float" office:value="0.0596124620175705" calcext:value-type="float">
            <text:p>0,0596124620175705</text:p>
          </table:table-cell>
          <table:table-cell office:value-type="float" office:value="0.0591832086372917" calcext:value-type="float">
            <text:p>0,0591832086372917</text:p>
          </table:table-cell>
          <table:table-cell office:value-type="float" office:value="0.0541570679868081" calcext:value-type="float">
            <text:p>0,0541570679868081</text:p>
          </table:table-cell>
          <table:table-cell office:value-type="float" office:value="0.0536763581599088" calcext:value-type="float">
            <text:p>0,0536763581599088</text:p>
          </table:table-cell>
          <table:table-cell office:value-type="float" office:value="0.0560010038947406" calcext:value-type="float">
            <text:p>0,05600100389474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961566381524388" calcext:value-type="float">
            <text:p>0,0961566381524388</text:p>
          </table:table-cell>
          <table:table-cell office:value-type="float" office:value="0.0797988543787321" calcext:value-type="float">
            <text:p>0,0797988543787321</text:p>
          </table:table-cell>
          <table:table-cell office:value-type="float" office:value="0.0580452620671925" calcext:value-type="float">
            <text:p>0,0580452620671925</text:p>
          </table:table-cell>
          <table:table-cell office:value-type="float" office:value="0.0591941360014674" calcext:value-type="float">
            <text:p>0,0591941360014674</text:p>
          </table:table-cell>
          <table:table-cell office:value-type="float" office:value="0.0580190661953252" calcext:value-type="float">
            <text:p>0,0580190661953252</text:p>
          </table:table-cell>
          <table:table-cell office:value-type="float" office:value="0.0559389913008591" calcext:value-type="float">
            <text:p>0,0559389913008591</text:p>
          </table:table-cell>
          <table:table-cell office:value-type="float" office:value="0.0550788210712478" calcext:value-type="float">
            <text:p>0,0550788210712478</text:p>
          </table:table-cell>
          <table:table-cell office:value-type="float" office:value="0.0562275305055647" calcext:value-type="float">
            <text:p>0,05622753050556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952547514037181" calcext:value-type="float">
            <text:p>0,0952547514037181</text:p>
          </table:table-cell>
          <table:table-cell office:value-type="float" office:value="0.0792653695913629" calcext:value-type="float">
            <text:p>0,0792653695913629</text:p>
          </table:table-cell>
          <table:table-cell office:value-type="float" office:value="0.0593241869681796" calcext:value-type="float">
            <text:p>0,0593241869681796</text:p>
          </table:table-cell>
          <table:table-cell office:value-type="float" office:value="0.0588623943567662" calcext:value-type="float">
            <text:p>0,0588623943567662</text:p>
          </table:table-cell>
          <table:table-cell office:value-type="float" office:value="0.057645327623443" calcext:value-type="float">
            <text:p>0,057645327623443</text:p>
          </table:table-cell>
          <table:table-cell office:value-type="float" office:value="0.055235229244187" calcext:value-type="float">
            <text:p>0,055235229244187</text:p>
          </table:table-cell>
          <table:table-cell office:value-type="float" office:value="0.0539823223624336" calcext:value-type="float">
            <text:p>0,0539823223624336</text:p>
          </table:table-cell>
          <table:table-cell office:value-type="float" office:value="0.0563294972282383" calcext:value-type="float">
            <text:p>0,05632949722823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951369983239808" calcext:value-type="float">
            <text:p>0,0951369983239808</text:p>
          </table:table-cell>
          <table:table-cell office:value-type="float" office:value="0.0805017523021467" calcext:value-type="float">
            <text:p>0,0805017523021467</text:p>
          </table:table-cell>
          <table:table-cell office:value-type="float" office:value="0.0616556920343498" calcext:value-type="float">
            <text:p>0,0616556920343498</text:p>
          </table:table-cell>
          <table:table-cell office:value-type="float" office:value="0.057684047879745" calcext:value-type="float">
            <text:p>0,057684047879745</text:p>
          </table:table-cell>
          <table:table-cell office:value-type="float" office:value="0.0588132850767665" calcext:value-type="float">
            <text:p>0,0588132850767665</text:p>
          </table:table-cell>
          <table:table-cell office:value-type="float" office:value="0.0565486451263126" calcext:value-type="float">
            <text:p>0,0565486451263126</text:p>
          </table:table-cell>
          <table:table-cell office:value-type="float" office:value="0.055520792986893" calcext:value-type="float">
            <text:p>0,055520792986893</text:p>
          </table:table-cell>
          <table:table-cell office:value-type="float" office:value="0.0527372479437107" calcext:value-type="float">
            <text:p>0,052737247943710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83:.B87])" office:value-type="float" office:value="0.0956976947767982" calcext:value-type="float">
            <text:p>0,0956976948</text:p>
          </table:table-cell>
          <table:table-cell table:style-name="ce9" table:formula="of:=AVERAGE([.C83:.C87])" office:value-type="float" office:value="0.080159182971272" calcext:value-type="float">
            <text:p>0,0801591830</text:p>
          </table:table-cell>
          <table:table-cell table:style-name="ce9" table:formula="of:=AVERAGE([.D83:.D87])" office:value-type="float" office:value="0.0601491945163747" calcext:value-type="float">
            <text:p>0,0601491945</text:p>
          </table:table-cell>
          <table:table-cell table:style-name="ce9" table:formula="of:=AVERAGE([.E83:.E87])" office:value-type="float" office:value="0.0590281479075344" calcext:value-type="float">
            <text:p>0,0590281479</text:p>
          </table:table-cell>
          <table:table-cell table:style-name="ce9" table:formula="of:=AVERAGE([.F83:.F87])" office:value-type="float" office:value="0.0583856312637805" calcext:value-type="float">
            <text:p>0,0583856313</text:p>
          </table:table-cell>
          <table:table-cell table:style-name="ce9" table:formula="of:=AVERAGE([.G83:.G87])" office:value-type="float" office:value="0.0555616796810644" calcext:value-type="float">
            <text:p>0,0555616797</text:p>
          </table:table-cell>
          <table:table-cell table:style-name="ce9" table:formula="of:=AVERAGE([.H83:.H87])" office:value-type="float" office:value="0.0544442656935439" calcext:value-type="float">
            <text:p>0,0544442657</text:p>
          </table:table-cell>
          <table:table-cell table:style-name="ce9" table:formula="of:=AVERAGE([.I83:.I87])" office:value-type="float" office:value="0.0553671455383674" calcext:value-type="float">
            <text:p>0,05536714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356872081756592" calcext:value-type="float">
            <text:p>0,0356872081756592</text:p>
          </table:table-cell>
          <table:table-cell office:value-type="float" office:value="0.0470173358917236" calcext:value-type="float">
            <text:p>0,0470173358917236</text:p>
          </table:table-cell>
          <table:table-cell office:value-type="float" office:value="0.0555636882781982" calcext:value-type="float">
            <text:p>0,0555636882781982</text:p>
          </table:table-cell>
          <table:table-cell office:value-type="float" office:value="0.0688531398773193" calcext:value-type="float">
            <text:p>0,0688531398773193</text:p>
          </table:table-cell>
          <table:table-cell office:value-type="float" office:value="0.0834362506866455" calcext:value-type="float">
            <text:p>0,0834362506866455</text:p>
          </table:table-cell>
          <table:table-cell office:value-type="float" office:value="0.10650897026062" calcext:value-type="float">
            <text:p>0,10650897026062</text:p>
          </table:table-cell>
          <table:table-cell office:value-type="float" office:value="0.113833427429199" calcext:value-type="float">
            <text:p>0,113833427429199</text:p>
          </table:table-cell>
          <table:table-cell office:value-type="float" office:value="0.126466035842896" calcext:value-type="float">
            <text:p>0,1264660358428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356321334838867" calcext:value-type="float">
            <text:p>0,0356321334838867</text:p>
          </table:table-cell>
          <table:table-cell office:value-type="float" office:value="0.0450456142425537" calcext:value-type="float">
            <text:p>0,0450456142425537</text:p>
          </table:table-cell>
          <table:table-cell office:value-type="float" office:value="0.0556237697601318" calcext:value-type="float">
            <text:p>0,0556237697601318</text:p>
          </table:table-cell>
          <table:table-cell office:value-type="float" office:value="0.0698723793029785" calcext:value-type="float">
            <text:p>0,0698723793029785</text:p>
          </table:table-cell>
          <table:table-cell office:value-type="float" office:value="0.0804212093353272" calcext:value-type="float">
            <text:p>0,0804212093353272</text:p>
          </table:table-cell>
          <table:table-cell office:value-type="float" office:value="0.104416131973267" calcext:value-type="float">
            <text:p>0,104416131973267</text:p>
          </table:table-cell>
          <table:table-cell office:value-type="float" office:value="0.109337329864502" calcext:value-type="float">
            <text:p>0,109337329864502</text:p>
          </table:table-cell>
          <table:table-cell office:value-type="float" office:value="0.135870456695557" calcext:value-type="float">
            <text:p>0,1358704566955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353906154632568" calcext:value-type="float">
            <text:p>0,0353906154632568</text:p>
          </table:table-cell>
          <table:table-cell office:value-type="float" office:value="0.0453915596008301" calcext:value-type="float">
            <text:p>0,0453915596008301</text:p>
          </table:table-cell>
          <table:table-cell office:value-type="float" office:value="0.0567183494567871" calcext:value-type="float">
            <text:p>0,0567183494567871</text:p>
          </table:table-cell>
          <table:table-cell office:value-type="float" office:value="0.0728213787078857" calcext:value-type="float">
            <text:p>0,0728213787078857</text:p>
          </table:table-cell>
          <table:table-cell office:value-type="float" office:value="0.0814919471740723" calcext:value-type="float">
            <text:p>0,0814919471740723</text:p>
          </table:table-cell>
          <table:table-cell office:value-type="float" office:value="0.105869054794312" calcext:value-type="float">
            <text:p>0,105869054794312</text:p>
          </table:table-cell>
          <table:table-cell office:value-type="float" office:value="0.107469320297241" calcext:value-type="float">
            <text:p>0,107469320297241</text:p>
          </table:table-cell>
          <table:table-cell office:value-type="float" office:value="0.134630441665649" calcext:value-type="float">
            <text:p>0,1346304416656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380368232727051" calcext:value-type="float">
            <text:p>0,0380368232727051</text:p>
          </table:table-cell>
          <table:table-cell office:value-type="float" office:value="0.0467116832733154" calcext:value-type="float">
            <text:p>0,0467116832733154</text:p>
          </table:table-cell>
          <table:table-cell office:value-type="float" office:value="0.0561537742614746" calcext:value-type="float">
            <text:p>0,0561537742614746</text:p>
          </table:table-cell>
          <table:table-cell office:value-type="float" office:value="0.0697860717773438" calcext:value-type="float">
            <text:p>0,0697860717773438</text:p>
          </table:table-cell>
          <table:table-cell office:value-type="float" office:value="0.0822896957397461" calcext:value-type="float">
            <text:p>0,0822896957397461</text:p>
          </table:table-cell>
          <table:table-cell office:value-type="float" office:value="0.13724160194397" calcext:value-type="float">
            <text:p>0,13724160194397</text:p>
          </table:table-cell>
          <table:table-cell office:value-type="float" office:value="0.105991125106812" calcext:value-type="float">
            <text:p>0,105991125106812</text:p>
          </table:table-cell>
          <table:table-cell office:value-type="float" office:value="0.139102697372437" calcext:value-type="float">
            <text:p>0,1391026973724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354263782501221" calcext:value-type="float">
            <text:p>0,0354263782501221</text:p>
          </table:table-cell>
          <table:table-cell office:value-type="float" office:value="0.0462238788604736" calcext:value-type="float">
            <text:p>0,0462238788604736</text:p>
          </table:table-cell>
          <table:table-cell office:value-type="float" office:value="0.0576252937316895" calcext:value-type="float">
            <text:p>0,0576252937316895</text:p>
          </table:table-cell>
          <table:table-cell office:value-type="float" office:value="0.11769962310791" calcext:value-type="float">
            <text:p>0,11769962310791</text:p>
          </table:table-cell>
          <table:table-cell office:value-type="float" office:value="0.081228494644165" calcext:value-type="float">
            <text:p>0,081228494644165</text:p>
          </table:table-cell>
          <table:table-cell office:value-type="float" office:value="0.128271341323853" calcext:value-type="float">
            <text:p>0,128271341323853</text:p>
          </table:table-cell>
          <table:table-cell office:value-type="float" office:value="0.110093832015991" calcext:value-type="float">
            <text:p>0,110093832015991</text:p>
          </table:table-cell>
          <table:table-cell office:value-type="float" office:value="0.138837575912476" calcext:value-type="float">
            <text:p>0,13883757591247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89:.B93])" office:value-type="float" office:value="0.036034631729126" calcext:value-type="float">
            <text:p>0,0360346317</text:p>
          </table:table-cell>
          <table:table-cell table:style-name="ce9" table:formula="of:=AVERAGE([.C89:.C93])" office:value-type="float" office:value="0.0460780143737793" calcext:value-type="float">
            <text:p>0,0460780144</text:p>
          </table:table-cell>
          <table:table-cell table:style-name="ce9" table:formula="of:=AVERAGE([.D89:.D93])" office:value-type="float" office:value="0.0563369750976563" calcext:value-type="float">
            <text:p>0,0563369751</text:p>
          </table:table-cell>
          <table:table-cell table:style-name="ce9" table:formula="of:=AVERAGE([.E89:.E93])" office:value-type="float" office:value="0.0798065185546875" calcext:value-type="float">
            <text:p>0,0798065186</text:p>
          </table:table-cell>
          <table:table-cell table:style-name="ce9" table:formula="of:=AVERAGE([.F89:.F93])" office:value-type="float" office:value="0.0817735195159912" calcext:value-type="float">
            <text:p>0,0817735195</text:p>
          </table:table-cell>
          <table:table-cell table:style-name="ce9" table:formula="of:=AVERAGE([.G89:.G93])" office:value-type="float" office:value="0.116461420059204" calcext:value-type="float">
            <text:p>0,1164614201</text:p>
          </table:table-cell>
          <table:table-cell table:style-name="ce9" table:formula="of:=AVERAGE([.H89:.H93])" office:value-type="float" office:value="0.109345006942749" calcext:value-type="float">
            <text:p>0,1093450069</text:p>
          </table:table-cell>
          <table:table-cell table:style-name="ce9" table:formula="of:=AVERAGE([.I89:.I93])" office:value-type="float" office:value="0.134981441497803" calcext:value-type="float">
            <text:p>0,13498144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1265420846139" calcext:value-type="float">
            <text:p>93,1265420846139</text:p>
          </table:table-cell>
          <table:table-cell office:value-type="float" office:value="94.2690716231987" calcext:value-type="float">
            <text:p>94,2690716231987</text:p>
          </table:table-cell>
          <table:table-cell office:value-type="float" office:value="95.7614095117226" calcext:value-type="float">
            <text:p>95,7614095117226</text:p>
          </table:table-cell>
          <table:table-cell office:value-type="float" office:value="95.889917567427" calcext:value-type="float">
            <text:p>95,889917567427</text:p>
          </table:table-cell>
          <table:table-cell office:value-type="float" office:value="95.9702025661133" calcext:value-type="float">
            <text:p>95,9702025661133</text:p>
          </table:table-cell>
          <table:table-cell office:value-type="float" office:value="96.1469220449476" calcext:value-type="float">
            <text:p>96,1469220449476</text:p>
          </table:table-cell>
          <table:table-cell office:value-type="float" office:value="96.2781824831239" calcext:value-type="float">
            <text:p>96,2781824831239</text:p>
          </table:table-cell>
          <table:table-cell office:value-type="float" office:value="96.152394943973" calcext:value-type="float">
            <text:p>96,1523949439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0907112290007" calcext:value-type="float">
            <text:p>93,0907112290007</text:p>
          </table:table-cell>
          <table:table-cell office:value-type="float" office:value="94.4115689355321" calcext:value-type="float">
            <text:p>94,4115689355321</text:p>
          </table:table-cell>
          <table:table-cell office:value-type="float" office:value="95.8123025209785" calcext:value-type="float">
            <text:p>95,8123025209785</text:p>
          </table:table-cell>
          <table:table-cell office:value-type="float" office:value="95.906624770731" calcext:value-type="float">
            <text:p>95,906624770731</text:p>
          </table:table-cell>
          <table:table-cell office:value-type="float" office:value="95.9040635992581" calcext:value-type="float">
            <text:p>95,9040635992581</text:p>
          </table:table-cell>
          <table:table-cell office:value-type="float" office:value="96.2804911682329" calcext:value-type="float">
            <text:p>96,2804911682329</text:p>
          </table:table-cell>
          <table:table-cell office:value-type="float" office:value="96.2465611726067" calcext:value-type="float">
            <text:p>96,2465611726067</text:p>
          </table:table-cell>
          <table:table-cell office:value-type="float" office:value="96.2222741054851" calcext:value-type="float">
            <text:p>96,22227410548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1055248799659" calcext:value-type="float">
            <text:p>93,1055248799659</text:p>
          </table:table-cell>
          <table:table-cell office:value-type="float" office:value="94.3328847475968" calcext:value-type="float">
            <text:p>94,3328847475968</text:p>
          </table:table-cell>
          <table:table-cell office:value-type="float" office:value="95.9944514092361" calcext:value-type="float">
            <text:p>95,9944514092361</text:p>
          </table:table-cell>
          <table:table-cell office:value-type="float" office:value="95.9331915665667" calcext:value-type="float">
            <text:p>95,9331915665667</text:p>
          </table:table-cell>
          <table:table-cell office:value-type="float" office:value="96.0239686107396" calcext:value-type="float">
            <text:p>96,0239686107396</text:p>
          </table:table-cell>
          <table:table-cell office:value-type="float" office:value="96.1890610376329" calcext:value-type="float">
            <text:p>96,1890610376329</text:p>
          </table:table-cell>
          <table:table-cell office:value-type="float" office:value="96.259943475375" calcext:value-type="float">
            <text:p>96,259943475375</text:p>
          </table:table-cell>
          <table:table-cell office:value-type="float" office:value="96.1989258272674" calcext:value-type="float">
            <text:p>96,19892582726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1299229495093" calcext:value-type="float">
            <text:p>93,1299229495093</text:p>
          </table:table-cell>
          <table:table-cell office:value-type="float" office:value="94.4367472000909" calcext:value-type="float">
            <text:p>94,4367472000909</text:p>
          </table:table-cell>
          <table:table-cell office:value-type="float" office:value="95.9629179571272" calcext:value-type="float">
            <text:p>95,9629179571272</text:p>
          </table:table-cell>
          <table:table-cell office:value-type="float" office:value="95.9695871459884" calcext:value-type="float">
            <text:p>95,9695871459884</text:p>
          </table:table-cell>
          <table:table-cell office:value-type="float" office:value="96.0246714580335" calcext:value-type="float">
            <text:p>96,0246714580335</text:p>
          </table:table-cell>
          <table:table-cell office:value-type="float" office:value="96.1758556661952" calcext:value-type="float">
            <text:p>96,1758556661952</text:p>
          </table:table-cell>
          <table:table-cell office:value-type="float" office:value="96.2423814258057" calcext:value-type="float">
            <text:p>96,2423814258057</text:p>
          </table:table-cell>
          <table:table-cell office:value-type="float" office:value="96.1555624032385" calcext:value-type="float">
            <text:p>96,15556240323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1438534490897" calcext:value-type="float">
            <text:p>93,1438534490897</text:p>
          </table:table-cell>
          <table:table-cell office:value-type="float" office:value="94.3370886335654" calcext:value-type="float">
            <text:p>94,3370886335654</text:p>
          </table:table-cell>
          <table:table-cell office:value-type="float" office:value="95.8139904744382" calcext:value-type="float">
            <text:p>95,8139904744382</text:p>
          </table:table-cell>
          <table:table-cell office:value-type="float" office:value="96.0965248656162" calcext:value-type="float">
            <text:p>96,0965248656162</text:p>
          </table:table-cell>
          <table:table-cell office:value-type="float" office:value="96.012152449099" calcext:value-type="float">
            <text:p>96,012152449099</text:p>
          </table:table-cell>
          <table:table-cell office:value-type="float" office:value="96.1097488231305" calcext:value-type="float">
            <text:p>96,1097488231305</text:p>
          </table:table-cell>
          <table:table-cell office:value-type="float" office:value="96.2198215312716" calcext:value-type="float">
            <text:p>96,2198215312716</text:p>
          </table:table-cell>
          <table:table-cell office:value-type="float" office:value="96.3494793666479" calcext:value-type="float">
            <text:p>96,349479366647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95:.B99])" office:value-type="float" office:value="93.1193109184359" calcext:value-type="float">
            <text:p>93,1193109184</text:p>
          </table:table-cell>
          <table:table-cell table:style-name="ce9" table:formula="of:=AVERAGE([.C95:.C99])" office:value-type="float" office:value="94.3574722279968" calcext:value-type="float">
            <text:p>94,3574722280</text:p>
          </table:table-cell>
          <table:table-cell table:style-name="ce9" table:formula="of:=AVERAGE([.D95:.D99])" office:value-type="float" office:value="95.8690143747005" calcext:value-type="float">
            <text:p>95,8690143747</text:p>
          </table:table-cell>
          <table:table-cell table:style-name="ce9" table:formula="of:=AVERAGE([.E95:.E99])" office:value-type="float" office:value="95.9591691832659" calcext:value-type="float">
            <text:p>95,9591691833</text:p>
          </table:table-cell>
          <table:table-cell table:style-name="ce9" table:formula="of:=AVERAGE([.F95:.F99])" office:value-type="float" office:value="95.9870117366487" calcext:value-type="float">
            <text:p>95,9870117366</text:p>
          </table:table-cell>
          <table:table-cell table:style-name="ce9" table:formula="of:=AVERAGE([.G95:.G99])" office:value-type="float" office:value="96.1804157480278" calcext:value-type="float">
            <text:p>96,1804157480</text:p>
          </table:table-cell>
          <table:table-cell table:style-name="ce9" table:formula="of:=AVERAGE([.H95:.H99])" office:value-type="float" office:value="96.2493780176366" calcext:value-type="float">
            <text:p>96,2493780176</text:p>
          </table:table-cell>
          <table:table-cell table:style-name="ce9" table:formula="of:=AVERAGE([.I95:.I99])" office:value-type="float" office:value="96.2157273293224" calcext:value-type="float">
            <text:p>96,215727329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Kneighbors (weigths=”uniform”) (3n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948393680062535" calcext:value-type="float">
            <text:p>0,0948393680062535</text:p>
          </table:table-cell>
          <table:table-cell office:value-type="float" office:value="0.0810116307364343" calcext:value-type="float">
            <text:p>0,0810116307364343</text:p>
          </table:table-cell>
          <table:table-cell office:value-type="float" office:value="0.0613997751575921" calcext:value-type="float">
            <text:p>0,0613997751575921</text:p>
          </table:table-cell>
          <table:table-cell office:value-type="float" office:value="0.0595983075744616" calcext:value-type="float">
            <text:p>0,0595983075744616</text:p>
          </table:table-cell>
          <table:table-cell office:value-type="float" office:value="0.0586913248890208" calcext:value-type="float">
            <text:p>0,0586913248890208</text:p>
          </table:table-cell>
          <table:table-cell office:value-type="float" office:value="0.0560229477698828" calcext:value-type="float">
            <text:p>0,0560229477698828</text:p>
          </table:table-cell>
          <table:table-cell office:value-type="float" office:value="0.0550886534630249" calcext:value-type="float">
            <text:p>0,0550886534630249</text:p>
          </table:table-cell>
          <table:table-cell office:value-type="float" office:value="0.0546655363615745" calcext:value-type="float">
            <text:p>0,05466553636157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946617953117481" calcext:value-type="float">
            <text:p>0,0946617953117481</text:p>
          </table:table-cell>
          <table:table-cell office:value-type="float" office:value="0.0788597488028648" calcext:value-type="float">
            <text:p>0,0788597488028648</text:p>
          </table:table-cell>
          <table:table-cell office:value-type="float" office:value="0.0618908588806654" calcext:value-type="float">
            <text:p>0,0618908588806654</text:p>
          </table:table-cell>
          <table:table-cell office:value-type="float" office:value="0.0592061280682815" calcext:value-type="float">
            <text:p>0,0592061280682815</text:p>
          </table:table-cell>
          <table:table-cell office:value-type="float" office:value="0.0574674459386072" calcext:value-type="float">
            <text:p>0,0574674459386072</text:p>
          </table:table-cell>
          <table:table-cell office:value-type="float" office:value="0.0559498624336416" calcext:value-type="float">
            <text:p>0,0559498624336416</text:p>
          </table:table-cell>
          <table:table-cell office:value-type="float" office:value="0.0561495686706578" calcext:value-type="float">
            <text:p>0,0561495686706578</text:p>
          </table:table-cell>
          <table:table-cell office:value-type="float" office:value="0.0547702788886814" calcext:value-type="float">
            <text:p>0,05477027888868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942930432522575" calcext:value-type="float">
            <text:p>0,0942930432522575</text:p>
          </table:table-cell>
          <table:table-cell office:value-type="float" office:value="0.0784016325663021" calcext:value-type="float">
            <text:p>0,0784016325663021</text:p>
          </table:table-cell>
          <table:table-cell office:value-type="float" office:value="0.0613172505306972" calcext:value-type="float">
            <text:p>0,0613172505306972</text:p>
          </table:table-cell>
          <table:table-cell office:value-type="float" office:value="0.0585672255269735" calcext:value-type="float">
            <text:p>0,0585672255269735</text:p>
          </table:table-cell>
          <table:table-cell office:value-type="float" office:value="0.056421665462761" calcext:value-type="float">
            <text:p>0,056421665462761</text:p>
          </table:table-cell>
          <table:table-cell office:value-type="float" office:value="0.0561598051192649" calcext:value-type="float">
            <text:p>0,0561598051192649</text:p>
          </table:table-cell>
          <table:table-cell office:value-type="float" office:value="0.0567253051454153" calcext:value-type="float">
            <text:p>0,0567253051454153</text:p>
          </table:table-cell>
          <table:table-cell office:value-type="float" office:value="0.0550975523198937" calcext:value-type="float">
            <text:p>0,05509755231989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947853512535372" calcext:value-type="float">
            <text:p>0,0947853512535372</text:p>
          </table:table-cell>
          <table:table-cell office:value-type="float" office:value="0.0788595742742562" calcext:value-type="float">
            <text:p>0,0788595742742562</text:p>
          </table:table-cell>
          <table:table-cell office:value-type="float" office:value="0.0629757513603678" calcext:value-type="float">
            <text:p>0,0629757513603678</text:p>
          </table:table-cell>
          <table:table-cell office:value-type="float" office:value="0.0610658320869407" calcext:value-type="float">
            <text:p>0,0610658320869407</text:p>
          </table:table-cell>
          <table:table-cell office:value-type="float" office:value="0.0579804368067755" calcext:value-type="float">
            <text:p>0,0579804368067755</text:p>
          </table:table-cell>
          <table:table-cell office:value-type="float" office:value="0.0567771286851552" calcext:value-type="float">
            <text:p>0,0567771286851552</text:p>
          </table:table-cell>
          <table:table-cell office:value-type="float" office:value="0.0577836052726737" calcext:value-type="float">
            <text:p>0,0577836052726737</text:p>
          </table:table-cell>
          <table:table-cell office:value-type="float" office:value="0.0552681451128996" calcext:value-type="float">
            <text:p>0,05526814511289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960454183733795" calcext:value-type="float">
            <text:p>0,0960454183733795</text:p>
          </table:table-cell>
          <table:table-cell office:value-type="float" office:value="0.0797060335523357" calcext:value-type="float">
            <text:p>0,0797060335523357</text:p>
          </table:table-cell>
          <table:table-cell office:value-type="float" office:value="0.0604753976584694" calcext:value-type="float">
            <text:p>0,0604753976584694</text:p>
          </table:table-cell>
          <table:table-cell office:value-type="float" office:value="0.0589646949990593" calcext:value-type="float">
            <text:p>0,0589646949990593</text:p>
          </table:table-cell>
          <table:table-cell office:value-type="float" office:value="0.0581536282455378" calcext:value-type="float">
            <text:p>0,0581536282455378</text:p>
          </table:table-cell>
          <table:table-cell office:value-type="float" office:value="0.057105532384947" calcext:value-type="float">
            <text:p>0,057105532384947</text:p>
          </table:table-cell>
          <table:table-cell office:value-type="float" office:value="0.0556686162368878" calcext:value-type="float">
            <text:p>0,0556686162368878</text:p>
          </table:table-cell>
          <table:table-cell office:value-type="float" office:value="0.0569321819242332" calcext:value-type="float">
            <text:p>0,056932181924233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03:.B107])" office:value-type="float" office:value="0.0949249952394352" calcext:value-type="float">
            <text:p>0,0949249952</text:p>
          </table:table-cell>
          <table:table-cell table:style-name="ce9" table:formula="of:=AVERAGE([.C103:.C107])" office:value-type="float" office:value="0.0793677239864386" calcext:value-type="float">
            <text:p>0,0793677240</text:p>
          </table:table-cell>
          <table:table-cell table:style-name="ce9" table:formula="of:=AVERAGE([.D103:.D107])" office:value-type="float" office:value="0.0616118067175584" calcext:value-type="float">
            <text:p>0,0616118067</text:p>
          </table:table-cell>
          <table:table-cell table:style-name="ce9" table:formula="of:=AVERAGE([.E103:.E107])" office:value-type="float" office:value="0.0594804376511433" calcext:value-type="float">
            <text:p>0,0594804377</text:p>
          </table:table-cell>
          <table:table-cell table:style-name="ce9" table:formula="of:=AVERAGE([.F103:.F107])" office:value-type="float" office:value="0.0577429002685405" calcext:value-type="float">
            <text:p>0,0577429003</text:p>
          </table:table-cell>
          <table:table-cell table:style-name="ce9" table:formula="of:=AVERAGE([.G103:.G107])" office:value-type="float" office:value="0.0564030552785783" calcext:value-type="float">
            <text:p>0,0564030553</text:p>
          </table:table-cell>
          <table:table-cell table:style-name="ce9" table:formula="of:=AVERAGE([.H103:.H107])" office:value-type="float" office:value="0.0562831497577319" calcext:value-type="float">
            <text:p>0,0562831498</text:p>
          </table:table-cell>
          <table:table-cell table:style-name="ce9" table:formula="of:=AVERAGE([.I103:.I107])" office:value-type="float" office:value="0.0553467389214565" calcext:value-type="float">
            <text:p>0,05534673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35775899887085" calcext:value-type="float">
            <text:p>0,035775899887085</text:p>
          </table:table-cell>
          <table:table-cell office:value-type="float" office:value="0.0450525283813477" calcext:value-type="float">
            <text:p>0,0450525283813477</text:p>
          </table:table-cell>
          <table:table-cell office:value-type="float" office:value="0.0551481246948242" calcext:value-type="float">
            <text:p>0,0551481246948242</text:p>
          </table:table-cell>
          <table:table-cell office:value-type="float" office:value="0.0740611553192139" calcext:value-type="float">
            <text:p>0,0740611553192139</text:p>
          </table:table-cell>
          <table:table-cell office:value-type="float" office:value="0.0929043292999268" calcext:value-type="float">
            <text:p>0,0929043292999268</text:p>
          </table:table-cell>
          <table:table-cell office:value-type="float" office:value="0.106154680252075" calcext:value-type="float">
            <text:p>0,106154680252075</text:p>
          </table:table-cell>
          <table:table-cell office:value-type="float" office:value="0.109442472457886" calcext:value-type="float">
            <text:p>0,109442472457886</text:p>
          </table:table-cell>
          <table:table-cell office:value-type="float" office:value="0.132045269012451" calcext:value-type="float">
            <text:p>0,1320452690124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34975528717041" calcext:value-type="float">
            <text:p>0,034975528717041</text:p>
          </table:table-cell>
          <table:table-cell office:value-type="float" office:value="0.0458016395568848" calcext:value-type="float">
            <text:p>0,0458016395568848</text:p>
          </table:table-cell>
          <table:table-cell office:value-type="float" office:value="0.0559048652648926" calcext:value-type="float">
            <text:p>0,0559048652648926</text:p>
          </table:table-cell>
          <table:table-cell office:value-type="float" office:value="0.0683374404907227" calcext:value-type="float">
            <text:p>0,0683374404907227</text:p>
          </table:table-cell>
          <table:table-cell office:value-type="float" office:value="0.120068550109863" calcext:value-type="float">
            <text:p>0,120068550109863</text:p>
          </table:table-cell>
          <table:table-cell office:value-type="float" office:value="0.10544228553772" calcext:value-type="float">
            <text:p>0,10544228553772</text:p>
          </table:table-cell>
          <table:table-cell office:value-type="float" office:value="0.106140613555908" calcext:value-type="float">
            <text:p>0,106140613555908</text:p>
          </table:table-cell>
          <table:table-cell office:value-type="float" office:value="0.13732123374939" calcext:value-type="float">
            <text:p>0,13732123374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354208946228027" calcext:value-type="float">
            <text:p>0,0354208946228027</text:p>
          </table:table-cell>
          <table:table-cell office:value-type="float" office:value="0.0475671291351318" calcext:value-type="float">
            <text:p>0,0475671291351318</text:p>
          </table:table-cell>
          <table:table-cell office:value-type="float" office:value="0.0698118209838867" calcext:value-type="float">
            <text:p>0,0698118209838867</text:p>
          </table:table-cell>
          <table:table-cell office:value-type="float" office:value="0.0699005126953125" calcext:value-type="float">
            <text:p>0,0699005126953125</text:p>
          </table:table-cell>
          <table:table-cell office:value-type="float" office:value="0.0891551971435547" calcext:value-type="float">
            <text:p>0,0891551971435547</text:p>
          </table:table-cell>
          <table:table-cell office:value-type="float" office:value="0.105716705322266" calcext:value-type="float">
            <text:p>0,105716705322266</text:p>
          </table:table-cell>
          <table:table-cell office:value-type="float" office:value="0.119168758392334" calcext:value-type="float">
            <text:p>0,119168758392334</text:p>
          </table:table-cell>
          <table:table-cell office:value-type="float" office:value="0.130205869674683" calcext:value-type="float">
            <text:p>0,1302058696746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347714424133301" calcext:value-type="float">
            <text:p>0,0347714424133301</text:p>
          </table:table-cell>
          <table:table-cell office:value-type="float" office:value="0.0484738349914551" calcext:value-type="float">
            <text:p>0,0484738349914551</text:p>
          </table:table-cell>
          <table:table-cell office:value-type="float" office:value="0.0543363094329834" calcext:value-type="float">
            <text:p>0,0543363094329834</text:p>
          </table:table-cell>
          <table:table-cell office:value-type="float" office:value="0.0721228122711182" calcext:value-type="float">
            <text:p>0,0721228122711182</text:p>
          </table:table-cell>
          <table:table-cell office:value-type="float" office:value="0.150107145309448" calcext:value-type="float">
            <text:p>0,150107145309448</text:p>
          </table:table-cell>
          <table:table-cell office:value-type="float" office:value="0.103132724761963" calcext:value-type="float">
            <text:p>0,103132724761963</text:p>
          </table:table-cell>
          <table:table-cell office:value-type="float" office:value="0.125036954879761" calcext:value-type="float">
            <text:p>0,125036954879761</text:p>
          </table:table-cell>
          <table:table-cell office:value-type="float" office:value="0.137389421463013" calcext:value-type="float">
            <text:p>0,1373894214630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388562679290771" calcext:value-type="float">
            <text:p>0,0388562679290771</text:p>
          </table:table-cell>
          <table:table-cell office:value-type="float" office:value="0.0485734939575195" calcext:value-type="float">
            <text:p>0,0485734939575195</text:p>
          </table:table-cell>
          <table:table-cell office:value-type="float" office:value="0.0694434642791748" calcext:value-type="float">
            <text:p>0,0694434642791748</text:p>
          </table:table-cell>
          <table:table-cell office:value-type="float" office:value="0.0696454048156738" calcext:value-type="float">
            <text:p>0,0696454048156738</text:p>
          </table:table-cell>
          <table:table-cell office:value-type="float" office:value="0.0846478939056397" calcext:value-type="float">
            <text:p>0,0846478939056397</text:p>
          </table:table-cell>
          <table:table-cell office:value-type="float" office:value="0.182263374328613" calcext:value-type="float">
            <text:p>0,182263374328613</text:p>
          </table:table-cell>
          <table:table-cell office:value-type="float" office:value="0.11329197883606" calcext:value-type="float">
            <text:p>0,11329197883606</text:p>
          </table:table-cell>
          <table:table-cell office:value-type="float" office:value="0.127439737319946" calcext:value-type="float">
            <text:p>0,12743973731994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09:.B113])" office:value-type="float" office:value="0.0359600067138672" calcext:value-type="float">
            <text:p>0,0359600067</text:p>
          </table:table-cell>
          <table:table-cell table:style-name="ce9" table:formula="of:=AVERAGE([.C109:.C113])" office:value-type="float" office:value="0.0470937252044678" calcext:value-type="float">
            <text:p>0,0470937252</text:p>
          </table:table-cell>
          <table:table-cell table:style-name="ce9" table:formula="of:=AVERAGE([.D109:.D113])" office:value-type="float" office:value="0.0609289169311523" calcext:value-type="float">
            <text:p>0,0609289169</text:p>
          </table:table-cell>
          <table:table-cell table:style-name="ce9" table:formula="of:=AVERAGE([.E109:.E113])" office:value-type="float" office:value="0.0708134651184082" calcext:value-type="float">
            <text:p>0,0708134651</text:p>
          </table:table-cell>
          <table:table-cell table:style-name="ce9" table:formula="of:=AVERAGE([.F109:.F113])" office:value-type="float" office:value="0.107376623153687" calcext:value-type="float">
            <text:p>0,1073766232</text:p>
          </table:table-cell>
          <table:table-cell table:style-name="ce9" table:formula="of:=AVERAGE([.G109:.G113])" office:value-type="float" office:value="0.120541954040527" calcext:value-type="float">
            <text:p>0,1205419540</text:p>
          </table:table-cell>
          <table:table-cell table:style-name="ce9" table:formula="of:=AVERAGE([.H109:.H113])" office:value-type="float" office:value="0.11461615562439" calcext:value-type="float">
            <text:p>0,1146161556</text:p>
          </table:table-cell>
          <table:table-cell table:style-name="ce9" table:formula="of:=AVERAGE([.I109:.I113])" office:value-type="float" office:value="0.132880306243896" calcext:value-type="float">
            <text:p>0,13288030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2081432902794" calcext:value-type="float">
            <text:p>93,2081432902794</text:p>
          </table:table-cell>
          <table:table-cell office:value-type="float" office:value="94.3022407780622" calcext:value-type="float">
            <text:p>94,3022407780622</text:p>
          </table:table-cell>
          <table:table-cell office:value-type="float" office:value="95.7956115818995" calcext:value-type="float">
            <text:p>95,7956115818995</text:p>
          </table:table-cell>
          <table:table-cell office:value-type="float" office:value="95.8754689668453" calcext:value-type="float">
            <text:p>95,8754689668453</text:p>
          </table:table-cell>
          <table:table-cell office:value-type="float" office:value="96.0038706205638" calcext:value-type="float">
            <text:p>96,0038706205638</text:p>
          </table:table-cell>
          <table:table-cell office:value-type="float" office:value="96.1067280488787" calcext:value-type="float">
            <text:p>96,1067280488787</text:p>
          </table:table-cell>
          <table:table-cell office:value-type="float" office:value="96.1855161313808" calcext:value-type="float">
            <text:p>96,1855161313808</text:p>
          </table:table-cell>
          <table:table-cell office:value-type="float" office:value="96.2203669712947" calcext:value-type="float">
            <text:p>96,22036697129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219517730808" calcext:value-type="float">
            <text:p>93,219517730808</text:p>
          </table:table-cell>
          <table:table-cell office:value-type="float" office:value="94.4389479550683" calcext:value-type="float">
            <text:p>94,4389479550683</text:p>
          </table:table-cell>
          <table:table-cell office:value-type="float" office:value="95.7998271386032" calcext:value-type="float">
            <text:p>95,7998271386032</text:p>
          </table:table-cell>
          <table:table-cell office:value-type="float" office:value="95.8842990975764" calcext:value-type="float">
            <text:p>95,8842990975764</text:p>
          </table:table-cell>
          <table:table-cell office:value-type="float" office:value="96.070930013994" calcext:value-type="float">
            <text:p>96,070930013994</text:p>
          </table:table-cell>
          <table:table-cell office:value-type="float" office:value="96.1368743522919" calcext:value-type="float">
            <text:p>96,1368743522919</text:p>
          </table:table-cell>
          <table:table-cell office:value-type="float" office:value="96.1385877213527" calcext:value-type="float">
            <text:p>96,1385877213527</text:p>
          </table:table-cell>
          <table:table-cell office:value-type="float" office:value="96.281219458971" calcext:value-type="float">
            <text:p>96,2812194589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215998125043" calcext:value-type="float">
            <text:p>93,215998125043</text:p>
          </table:table-cell>
          <table:table-cell office:value-type="float" office:value="94.5280899485749" calcext:value-type="float">
            <text:p>94,5280899485749</text:p>
          </table:table-cell>
          <table:table-cell office:value-type="float" office:value="95.7389035965143" calcext:value-type="float">
            <text:p>95,7389035965143</text:p>
          </table:table-cell>
          <table:table-cell office:value-type="float" office:value="95.9516381844411" calcext:value-type="float">
            <text:p>95,9516381844411</text:p>
          </table:table-cell>
          <table:table-cell office:value-type="float" office:value="96.1819747232734" calcext:value-type="float">
            <text:p>96,1819747232734</text:p>
          </table:table-cell>
          <table:table-cell office:value-type="float" office:value="96.2339653370693" calcext:value-type="float">
            <text:p>96,2339653370693</text:p>
          </table:table-cell>
          <table:table-cell office:value-type="float" office:value="96.1159129504325" calcext:value-type="float">
            <text:p>96,1159129504325</text:p>
          </table:table-cell>
          <table:table-cell office:value-type="float" office:value="96.2270950428232" calcext:value-type="float">
            <text:p>96,2270950428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2238647284245" calcext:value-type="float">
            <text:p>93,2238647284245</text:p>
          </table:table-cell>
          <table:table-cell office:value-type="float" office:value="94.4912264337759" calcext:value-type="float">
            <text:p>94,4912264337759</text:p>
          </table:table-cell>
          <table:table-cell office:value-type="float" office:value="95.6770080377784" calcext:value-type="float">
            <text:p>95,6770080377784</text:p>
          </table:table-cell>
          <table:table-cell office:value-type="float" office:value="95.8160716634312" calcext:value-type="float">
            <text:p>95,8160716634312</text:p>
          </table:table-cell>
          <table:table-cell office:value-type="float" office:value="96.0405126103707" calcext:value-type="float">
            <text:p>96,0405126103707</text:p>
          </table:table-cell>
          <table:table-cell office:value-type="float" office:value="96.1233574768967" calcext:value-type="float">
            <text:p>96,1233574768967</text:p>
          </table:table-cell>
          <table:table-cell office:value-type="float" office:value="96.0465950575697" calcext:value-type="float">
            <text:p>96,0465950575697</text:p>
          </table:table-cell>
          <table:table-cell office:value-type="float" office:value="96.1998668972329" calcext:value-type="float">
            <text:p>96,19986689723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0784090842345" calcext:value-type="float">
            <text:p>93,0784090842345</text:p>
          </table:table-cell>
          <table:table-cell office:value-type="float" office:value="94.3773637174579" calcext:value-type="float">
            <text:p>94,3773637174579</text:p>
          </table:table-cell>
          <table:table-cell office:value-type="float" office:value="95.8856589800201" calcext:value-type="float">
            <text:p>95,8856589800201</text:p>
          </table:table-cell>
          <table:table-cell office:value-type="float" office:value="95.9500990433336" calcext:value-type="float">
            <text:p>95,9500990433336</text:p>
          </table:table-cell>
          <table:table-cell office:value-type="float" office:value="96.0067382943331" calcext:value-type="float">
            <text:p>96,0067382943331</text:p>
          </table:table-cell>
          <table:table-cell office:value-type="float" office:value="96.085846405206" calcext:value-type="float">
            <text:p>96,085846405206</text:p>
          </table:table-cell>
          <table:table-cell office:value-type="float" office:value="96.1279403380279" calcext:value-type="float">
            <text:p>96,1279403380279</text:p>
          </table:table-cell>
          <table:table-cell office:value-type="float" office:value="96.0814881234567" calcext:value-type="float">
            <text:p>96,081488123456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15:.B119])" office:value-type="float" office:value="93.1891865917579" calcext:value-type="float">
            <text:p>93,1891865918</text:p>
          </table:table-cell>
          <table:table-cell table:style-name="ce9" table:formula="of:=AVERAGE([.C115:.C119])" office:value-type="float" office:value="94.4275737665878" calcext:value-type="float">
            <text:p>94,4275737666</text:p>
          </table:table-cell>
          <table:table-cell table:style-name="ce9" table:formula="of:=AVERAGE([.D115:.D119])" office:value-type="float" office:value="95.7794018669631" calcext:value-type="float">
            <text:p>95,7794018670</text:p>
          </table:table-cell>
          <table:table-cell table:style-name="ce9" table:formula="of:=AVERAGE([.E115:.E119])" office:value-type="float" office:value="95.8955153911255" calcext:value-type="float">
            <text:p>95,8955153911</text:p>
          </table:table-cell>
          <table:table-cell table:style-name="ce9" table:formula="of:=AVERAGE([.F115:.F119])" office:value-type="float" office:value="96.060805252507" calcext:value-type="float">
            <text:p>96,0608052525</text:p>
          </table:table-cell>
          <table:table-cell table:style-name="ce9" table:formula="of:=AVERAGE([.G115:.G119])" office:value-type="float" office:value="96.1373543240685" calcext:value-type="float">
            <text:p>96,1373543241</text:p>
          </table:table-cell>
          <table:table-cell table:style-name="ce9" table:formula="of:=AVERAGE([.H115:.H119])" office:value-type="float" office:value="96.1229104397527" calcext:value-type="float">
            <text:p>96,1229104398</text:p>
          </table:table-cell>
          <table:table-cell table:style-name="ce9" table:formula="of:=AVERAGE([.I115:.I119])" office:value-type="float" office:value="96.2020072987557" calcext:value-type="float">
            <text:p>96,202007298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style-name="ce14" table:number-columns-repeated="1015"/>
        </table:table-row>
        <table:table-row table:style-name="ro1">
          <table:table-cell table:style-name="ce2" office:value-type="string" calcext:value-type="string">
            <text:p>MultipleLinearRegression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9631590127166" calcext:value-type="float">
            <text:p>0,09631590127166</text:p>
          </table:table-cell>
          <table:table-cell office:value-type="float" office:value="0.0826322022058492" calcext:value-type="float">
            <text:p>0,0826322022058492</text:p>
          </table:table-cell>
          <table:table-cell office:value-type="float" office:value="0.0627502651198078" calcext:value-type="float">
            <text:p>0,0627502651198078</text:p>
          </table:table-cell>
          <table:table-cell office:value-type="float" office:value="0.0624111538818801" calcext:value-type="float">
            <text:p>0,0624111538818801</text:p>
          </table:table-cell>
          <table:table-cell office:value-type="float" office:value="0.0623164206432388" calcext:value-type="float">
            <text:p>0,0623164206432388</text:p>
          </table:table-cell>
          <table:table-cell office:value-type="float" office:value="0.0579459158865445" calcext:value-type="float">
            <text:p>0,0579459158865445</text:p>
          </table:table-cell>
          <table:table-cell office:value-type="float" office:value="0.0571058141537945" calcext:value-type="float">
            <text:p>0,0571058141537945</text:p>
          </table:table-cell>
          <table:table-cell office:value-type="float" office:value="0.0578586845806037" calcext:value-type="float">
            <text:p>0,0578586845806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986435313022896" calcext:value-type="float">
            <text:p>0,0986435313022896</text:p>
          </table:table-cell>
          <table:table-cell office:value-type="float" office:value="0.0792042904674711" calcext:value-type="float">
            <text:p>0,0792042904674711</text:p>
          </table:table-cell>
          <table:table-cell office:value-type="float" office:value="0.0600733725152573" calcext:value-type="float">
            <text:p>0,0600733725152573</text:p>
          </table:table-cell>
          <table:table-cell office:value-type="float" office:value="0.0606859676238783" calcext:value-type="float">
            <text:p>0,0606859676238783</text:p>
          </table:table-cell>
          <table:table-cell office:value-type="float" office:value="0.060481781931391" calcext:value-type="float">
            <text:p>0,060481781931391</text:p>
          </table:table-cell>
          <table:table-cell office:value-type="float" office:value="0.0548183448185201" calcext:value-type="float">
            <text:p>0,0548183448185201</text:p>
          </table:table-cell>
          <table:table-cell office:value-type="float" office:value="0.057627705434847" calcext:value-type="float">
            <text:p>0,057627705434847</text:p>
          </table:table-cell>
          <table:table-cell office:value-type="float" office:value="0.0582918159295787" calcext:value-type="float">
            <text:p>0,05829181592957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963198543054948" calcext:value-type="float">
            <text:p>0,0963198543054948</text:p>
          </table:table-cell>
          <table:table-cell office:value-type="float" office:value="0.0818618537144309" calcext:value-type="float">
            <text:p>0,0818618537144309</text:p>
          </table:table-cell>
          <table:table-cell office:value-type="float" office:value="0.061393964348602" calcext:value-type="float">
            <text:p>0,061393964348602</text:p>
          </table:table-cell>
          <table:table-cell office:value-type="float" office:value="0.062090204537997" calcext:value-type="float">
            <text:p>0,062090204537997</text:p>
          </table:table-cell>
          <table:table-cell office:value-type="float" office:value="0.0599905419551641" calcext:value-type="float">
            <text:p>0,0599905419551641</text:p>
          </table:table-cell>
          <table:table-cell office:value-type="float" office:value="0.0573723601227033" calcext:value-type="float">
            <text:p>0,0573723601227033</text:p>
          </table:table-cell>
          <table:table-cell office:value-type="float" office:value="0.0581065937057221" calcext:value-type="float">
            <text:p>0,0581065937057221</text:p>
          </table:table-cell>
          <table:table-cell office:value-type="float" office:value="0.0579929519721161" calcext:value-type="float">
            <text:p>0,0579929519721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994809353751485" calcext:value-type="float">
            <text:p>0,0994809353751485</text:p>
          </table:table-cell>
          <table:table-cell office:value-type="float" office:value="0.0805500466771009" calcext:value-type="float">
            <text:p>0,0805500466771009</text:p>
          </table:table-cell>
          <table:table-cell office:value-type="float" office:value="0.0624619056324393" calcext:value-type="float">
            <text:p>0,0624619056324393</text:p>
          </table:table-cell>
          <table:table-cell office:value-type="float" office:value="0.0612375033209257" calcext:value-type="float">
            <text:p>0,0612375033209257</text:p>
          </table:table-cell>
          <table:table-cell office:value-type="float" office:value="0.0584517721004126" calcext:value-type="float">
            <text:p>0,0584517721004126</text:p>
          </table:table-cell>
          <table:table-cell office:value-type="float" office:value="0.0575110689543314" calcext:value-type="float">
            <text:p>0,0575110689543314</text:p>
          </table:table-cell>
          <table:table-cell office:value-type="float" office:value="0.0575116979455959" calcext:value-type="float">
            <text:p>0,0575116979455959</text:p>
          </table:table-cell>
          <table:table-cell office:value-type="float" office:value="0.0554609378298546" calcext:value-type="float">
            <text:p>0,05546093782985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990032545206236" calcext:value-type="float">
            <text:p>0,0990032545206236</text:p>
          </table:table-cell>
          <table:table-cell office:value-type="float" office:value="0.080180519103744" calcext:value-type="float">
            <text:p>0,080180519103744</text:p>
          </table:table-cell>
          <table:table-cell office:value-type="float" office:value="0.063037432449569" calcext:value-type="float">
            <text:p>0,063037432449569</text:p>
          </table:table-cell>
          <table:table-cell office:value-type="float" office:value="0.0596807865474405" calcext:value-type="float">
            <text:p>0,0596807865474405</text:p>
          </table:table-cell>
          <table:table-cell office:value-type="float" office:value="0.0606009711377306" calcext:value-type="float">
            <text:p>0,0606009711377306</text:p>
          </table:table-cell>
          <table:table-cell office:value-type="float" office:value="0.058835115135869" calcext:value-type="float">
            <text:p>0,058835115135869</text:p>
          </table:table-cell>
          <table:table-cell office:value-type="float" office:value="0.0564233457331206" calcext:value-type="float">
            <text:p>0,0564233457331206</text:p>
          </table:table-cell>
          <table:table-cell office:value-type="float" office:value="0.057250242348268" calcext:value-type="float">
            <text:p>0,05725024234826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23:.B127])" office:value-type="float" office:value="0.0979526953550433" calcext:value-type="float">
            <text:p>0,0979526954</text:p>
          </table:table-cell>
          <table:table-cell table:style-name="ce9" table:formula="of:=AVERAGE([.C123:.C127])" office:value-type="float" office:value="0.0808857824337192" calcext:value-type="float">
            <text:p>0,0808857824</text:p>
          </table:table-cell>
          <table:table-cell table:style-name="ce9" table:formula="of:=AVERAGE([.D123:.D127])" office:value-type="float" office:value="0.0619433880131351" calcext:value-type="float">
            <text:p>0,0619433880</text:p>
          </table:table-cell>
          <table:table-cell table:style-name="ce9" table:formula="of:=AVERAGE([.E123:.E127])" office:value-type="float" office:value="0.0612211231824243" calcext:value-type="float">
            <text:p>0,0612211232</text:p>
          </table:table-cell>
          <table:table-cell table:style-name="ce9" table:formula="of:=AVERAGE([.F123:.F127])" office:value-type="float" office:value="0.0603682975535874" calcext:value-type="float">
            <text:p>0,0603682976</text:p>
          </table:table-cell>
          <table:table-cell table:style-name="ce9" table:formula="of:=AVERAGE([.G123:.G127])" office:value-type="float" office:value="0.0572965609835937" calcext:value-type="float">
            <text:p>0,0572965610</text:p>
          </table:table-cell>
          <table:table-cell table:style-name="ce9" table:formula="of:=AVERAGE([.H123:.H127])" office:value-type="float" office:value="0.057355031394616" calcext:value-type="float">
            <text:p>0,0573550314</text:p>
          </table:table-cell>
          <table:table-cell table:style-name="ce9" table:formula="of:=AVERAGE([.I123:.I127])" office:value-type="float" office:value="0.0573709265320842" calcext:value-type="float">
            <text:p>0,05737092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192317962646484" calcext:value-type="float">
            <text:p>0,0192317962646484</text:p>
          </table:table-cell>
          <table:table-cell office:value-type="float" office:value="0.0227057933807373" calcext:value-type="float">
            <text:p>0,0227057933807373</text:p>
          </table:table-cell>
          <table:table-cell office:value-type="float" office:value="0.0238096714019775" calcext:value-type="float">
            <text:p>0,0238096714019775</text:p>
          </table:table-cell>
          <table:table-cell office:value-type="float" office:value="0.0278041362762451" calcext:value-type="float">
            <text:p>0,0278041362762451</text:p>
          </table:table-cell>
          <table:table-cell office:value-type="float" office:value="0.0340027809143066" calcext:value-type="float">
            <text:p>0,0340027809143066</text:p>
          </table:table-cell>
          <table:table-cell office:value-type="float" office:value="0.0333249568939209" calcext:value-type="float">
            <text:p>0,0333249568939209</text:p>
          </table:table-cell>
          <table:table-cell office:value-type="float" office:value="0.0373086929321289" calcext:value-type="float">
            <text:p>0,0373086929321289</text:p>
          </table:table-cell>
          <table:table-cell office:value-type="float" office:value="0.0520584583282471" calcext:value-type="float">
            <text:p>0,0520584583282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179548263549805" calcext:value-type="float">
            <text:p>0,0179548263549805</text:p>
          </table:table-cell>
          <table:table-cell office:value-type="float" office:value="0.0202670097351074" calcext:value-type="float">
            <text:p>0,0202670097351074</text:p>
          </table:table-cell>
          <table:table-cell office:value-type="float" office:value="0.0229063034057617" calcext:value-type="float">
            <text:p>0,0229063034057617</text:p>
          </table:table-cell>
          <table:table-cell office:value-type="float" office:value="0.0275263786315918" calcext:value-type="float">
            <text:p>0,0275263786315918</text:p>
          </table:table-cell>
          <table:table-cell office:value-type="float" office:value="0.0307636260986328" calcext:value-type="float">
            <text:p>0,0307636260986328</text:p>
          </table:table-cell>
          <table:table-cell office:value-type="float" office:value="0.0324897766113281" calcext:value-type="float">
            <text:p>0,0324897766113281</text:p>
          </table:table-cell>
          <table:table-cell office:value-type="float" office:value="0.0440094470977783" calcext:value-type="float">
            <text:p>0,0440094470977783</text:p>
          </table:table-cell>
          <table:table-cell office:value-type="float" office:value="0.0553126335144043" calcext:value-type="float">
            <text:p>0,0553126335144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176205635070801" calcext:value-type="float">
            <text:p>0,0176205635070801</text:p>
          </table:table-cell>
          <table:table-cell office:value-type="float" office:value="0.0227932929992676" calcext:value-type="float">
            <text:p>0,0227932929992676</text:p>
          </table:table-cell>
          <table:table-cell office:value-type="float" office:value="0.0224611759185791" calcext:value-type="float">
            <text:p>0,0224611759185791</text:p>
          </table:table-cell>
          <table:table-cell office:value-type="float" office:value="0.0292761325836182" calcext:value-type="float">
            <text:p>0,0292761325836182</text:p>
          </table:table-cell>
          <table:table-cell office:value-type="float" office:value="0.0341565608978271" calcext:value-type="float">
            <text:p>0,0341565608978271</text:p>
          </table:table-cell>
          <table:table-cell office:value-type="float" office:value="0.0327847003936768" calcext:value-type="float">
            <text:p>0,0327847003936768</text:p>
          </table:table-cell>
          <table:table-cell office:value-type="float" office:value="0.0396041870117187" calcext:value-type="float">
            <text:p>0,0396041870117187</text:p>
          </table:table-cell>
          <table:table-cell office:value-type="float" office:value="0.0561361312866211" calcext:value-type="float">
            <text:p>0,0561361312866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178325176239014" calcext:value-type="float">
            <text:p>0,0178325176239014</text:p>
          </table:table-cell>
          <table:table-cell office:value-type="float" office:value="0.0225646495819092" calcext:value-type="float">
            <text:p>0,0225646495819092</text:p>
          </table:table-cell>
          <table:table-cell office:value-type="float" office:value="0.0260515213012695" calcext:value-type="float">
            <text:p>0,0260515213012695</text:p>
          </table:table-cell>
          <table:table-cell office:value-type="float" office:value="0.0275399684906006" calcext:value-type="float">
            <text:p>0,0275399684906006</text:p>
          </table:table-cell>
          <table:table-cell office:value-type="float" office:value="0.031501293182373" calcext:value-type="float">
            <text:p>0,031501293182373</text:p>
          </table:table-cell>
          <table:table-cell office:value-type="float" office:value="0.0325708389282227" calcext:value-type="float">
            <text:p>0,0325708389282227</text:p>
          </table:table-cell>
          <table:table-cell office:value-type="float" office:value="0.0427637100219727" calcext:value-type="float">
            <text:p>0,0427637100219727</text:p>
          </table:table-cell>
          <table:table-cell office:value-type="float" office:value="0.0545976161956787" calcext:value-type="float">
            <text:p>0,05459761619567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178020000457764" calcext:value-type="float">
            <text:p>0,0178020000457764</text:p>
          </table:table-cell>
          <table:table-cell office:value-type="float" office:value="0.0226480960845947" calcext:value-type="float">
            <text:p>0,0226480960845947</text:p>
          </table:table-cell>
          <table:table-cell office:value-type="float" office:value="0.0224785804748535" calcext:value-type="float">
            <text:p>0,0224785804748535</text:p>
          </table:table-cell>
          <table:table-cell office:value-type="float" office:value="0.0290942192077637" calcext:value-type="float">
            <text:p>0,0290942192077637</text:p>
          </table:table-cell>
          <table:table-cell office:value-type="float" office:value="0.0356736183166504" calcext:value-type="float">
            <text:p>0,0356736183166504</text:p>
          </table:table-cell>
          <table:table-cell office:value-type="float" office:value="0.03359055519104" calcext:value-type="float">
            <text:p>0,03359055519104</text:p>
          </table:table-cell>
          <table:table-cell office:value-type="float" office:value="0.0539438724517822" calcext:value-type="float">
            <text:p>0,0539438724517822</text:p>
          </table:table-cell>
          <table:table-cell office:value-type="float" office:value="0.056854248046875" calcext:value-type="float">
            <text:p>0,05685424804687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29:.B133])" office:value-type="float" office:value="0.0180883407592773" calcext:value-type="float">
            <text:p>0,0180883408</text:p>
          </table:table-cell>
          <table:table-cell table:style-name="ce9" table:formula="of:=AVERAGE([.C129:.C133])" office:value-type="float" office:value="0.0221957683563232" calcext:value-type="float">
            <text:p>0,0221957684</text:p>
          </table:table-cell>
          <table:table-cell table:style-name="ce9" table:formula="of:=AVERAGE([.D129:.D133])" office:value-type="float" office:value="0.0235414505004883" calcext:value-type="float">
            <text:p>0,0235414505</text:p>
          </table:table-cell>
          <table:table-cell table:style-name="ce9" table:formula="of:=AVERAGE([.E129:.E133])" office:value-type="float" office:value="0.0282481670379639" calcext:value-type="float">
            <text:p>0,0282481670</text:p>
          </table:table-cell>
          <table:table-cell table:style-name="ce9" table:formula="of:=AVERAGE([.F129:.F133])" office:value-type="float" office:value="0.033219575881958" calcext:value-type="float">
            <text:p>0,0332195759</text:p>
          </table:table-cell>
          <table:table-cell table:style-name="ce9" table:formula="of:=AVERAGE([.G129:.G133])" office:value-type="float" office:value="0.0329521656036377" calcext:value-type="float">
            <text:p>0,0329521656</text:p>
          </table:table-cell>
          <table:table-cell table:style-name="ce9" table:formula="of:=AVERAGE([.H129:.H133])" office:value-type="float" office:value="0.0435259819030762" calcext:value-type="float">
            <text:p>0,0435259819</text:p>
          </table:table-cell>
          <table:table-cell table:style-name="ce9" table:formula="of:=AVERAGE([.I129:.I133])" office:value-type="float" office:value="0.0549918174743652" calcext:value-type="float">
            <text:p>0,05499181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2.8540216341305" calcext:value-type="float">
            <text:p>92,8540216341305</text:p>
          </table:table-cell>
          <table:table-cell office:value-type="float" office:value="93.9622029150501" calcext:value-type="float">
            <text:p>93,9622029150501</text:p>
          </table:table-cell>
          <table:table-cell office:value-type="float" office:value="95.5947701533522" calcext:value-type="float">
            <text:p>95,5947701533522</text:p>
          </table:table-cell>
          <table:table-cell office:value-type="float" office:value="95.7026110496419" calcext:value-type="float">
            <text:p>95,7026110496419</text:p>
          </table:table-cell>
          <table:table-cell office:value-type="float" office:value="95.7289987913959" calcext:value-type="float">
            <text:p>95,7289987913959</text:p>
          </table:table-cell>
          <table:table-cell office:value-type="float" office:value="95.9660963008749" calcext:value-type="float">
            <text:p>95,9660963008749</text:p>
          </table:table-cell>
          <table:table-cell office:value-type="float" office:value="96.0587353091964" calcext:value-type="float">
            <text:p>96,0587353091964</text:p>
          </table:table-cell>
          <table:table-cell office:value-type="float" office:value="95.9974087893267" calcext:value-type="float">
            <text:p>95,99740878932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2.6089244611653" calcext:value-type="float">
            <text:p>92,6089244611653</text:p>
          </table:table-cell>
          <table:table-cell office:value-type="float" office:value="94.1807693257171" calcext:value-type="float">
            <text:p>94,1807693257171</text:p>
          </table:table-cell>
          <table:table-cell office:value-type="float" office:value="95.7749904776026" calcext:value-type="float">
            <text:p>95,7749904776026</text:p>
          </table:table-cell>
          <table:table-cell office:value-type="float" office:value="95.7253903307444" calcext:value-type="float">
            <text:p>95,7253903307444</text:p>
          </table:table-cell>
          <table:table-cell office:value-type="float" office:value="95.7811807288061" calcext:value-type="float">
            <text:p>95,7811807288061</text:p>
          </table:table-cell>
          <table:table-cell office:value-type="float" office:value="96.1592244699726" calcext:value-type="float">
            <text:p>96,1592244699726</text:p>
          </table:table-cell>
          <table:table-cell office:value-type="float" office:value="96.0236610384962" calcext:value-type="float">
            <text:p>96,0236610384962</text:p>
          </table:table-cell>
          <table:table-cell office:value-type="float" office:value="95.9580282992326" calcext:value-type="float">
            <text:p>95,95802829923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2.8973216665319" calcext:value-type="float">
            <text:p>92,8973216665319</text:p>
          </table:table-cell>
          <table:table-cell office:value-type="float" office:value="94.0888344591638" calcext:value-type="float">
            <text:p>94,0888344591638</text:p>
          </table:table-cell>
          <table:table-cell office:value-type="float" office:value="95.7170556504358" calcext:value-type="float">
            <text:p>95,7170556504358</text:p>
          </table:table-cell>
          <table:table-cell office:value-type="float" office:value="95.6998545706505" calcext:value-type="float">
            <text:p>95,6998545706505</text:p>
          </table:table-cell>
          <table:table-cell office:value-type="float" office:value="95.8636647391135" calcext:value-type="float">
            <text:p>95,8636647391135</text:p>
          </table:table-cell>
          <table:table-cell office:value-type="float" office:value="95.9734344663735" calcext:value-type="float">
            <text:p>95,9734344663735</text:p>
          </table:table-cell>
          <table:table-cell office:value-type="float" office:value="95.9968033021439" calcext:value-type="float">
            <text:p>95,9968033021439</text:p>
          </table:table-cell>
          <table:table-cell office:value-type="float" office:value="95.9982854971691" calcext:value-type="float">
            <text:p>95,99828549716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2.5389218059441" calcext:value-type="float">
            <text:p>92,5389218059441</text:p>
          </table:table-cell>
          <table:table-cell office:value-type="float" office:value="94.0956943060226" calcext:value-type="float">
            <text:p>94,0956943060226</text:p>
          </table:table-cell>
          <table:table-cell office:value-type="float" office:value="95.6825156229318" calcext:value-type="float">
            <text:p>95,6825156229318</text:p>
          </table:table-cell>
          <table:table-cell office:value-type="float" office:value="95.763909066611" calcext:value-type="float">
            <text:p>95,763909066611</text:p>
          </table:table-cell>
          <table:table-cell office:value-type="float" office:value="95.9499876732821" calcext:value-type="float">
            <text:p>95,9499876732821</text:p>
          </table:table-cell>
          <table:table-cell office:value-type="float" office:value="96.0812674766158" calcext:value-type="float">
            <text:p>96,0812674766158</text:p>
          </table:table-cell>
          <table:table-cell office:value-type="float" office:value="96.0270775899696" calcext:value-type="float">
            <text:p>96,0270775899696</text:p>
          </table:table-cell>
          <table:table-cell office:value-type="float" office:value="96.1365683038969" calcext:value-type="float">
            <text:p>96,13656830389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2.6311127742305" calcext:value-type="float">
            <text:p>92,6311127742305</text:p>
          </table:table-cell>
          <table:table-cell office:value-type="float" office:value="94.1196001334418" calcext:value-type="float">
            <text:p>94,1196001334418</text:p>
          </table:table-cell>
          <table:table-cell office:value-type="float" office:value="95.7091503907223" calcext:value-type="float">
            <text:p>95,7091503907223</text:p>
          </table:table-cell>
          <table:table-cell office:value-type="float" office:value="95.8614980696037" calcext:value-type="float">
            <text:p>95,8614980696037</text:p>
          </table:table-cell>
          <table:table-cell office:value-type="float" office:value="95.7929337285998" calcext:value-type="float">
            <text:p>95,7929337285998</text:p>
          </table:table-cell>
          <table:table-cell office:value-type="float" office:value="95.976485860596" calcext:value-type="float">
            <text:p>95,976485860596</text:p>
          </table:table-cell>
          <table:table-cell office:value-type="float" office:value="96.1117337184148" calcext:value-type="float">
            <text:p>96,1117337184148</text:p>
          </table:table-cell>
          <table:table-cell office:value-type="float" office:value="96.0037504251562" calcext:value-type="float">
            <text:p>96,003750425156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35:.B139])" office:value-type="float" office:value="92.7060604684005" calcext:value-type="float">
            <text:p>92,7060604684</text:p>
          </table:table-cell>
          <table:table-cell table:style-name="ce9" table:formula="of:=AVERAGE([.C135:.C139])" office:value-type="float" office:value="94.0894202278791" calcext:value-type="float">
            <text:p>94,0894202279</text:p>
          </table:table-cell>
          <table:table-cell table:style-name="ce9" table:formula="of:=AVERAGE([.D135:.D139])" office:value-type="float" office:value="95.6956964590089" calcext:value-type="float">
            <text:p>95,6956964590</text:p>
          </table:table-cell>
          <table:table-cell table:style-name="ce9" table:formula="of:=AVERAGE([.E135:.E139])" office:value-type="float" office:value="95.7506526174503" calcext:value-type="float">
            <text:p>95,7506526175</text:p>
          </table:table-cell>
          <table:table-cell table:style-name="ce9" table:formula="of:=AVERAGE([.F135:.F139])" office:value-type="float" office:value="95.8233531322395" calcext:value-type="float">
            <text:p>95,8233531322</text:p>
          </table:table-cell>
          <table:table-cell table:style-name="ce9" table:formula="of:=AVERAGE([.G135:.G139])" office:value-type="float" office:value="96.0313017148866" calcext:value-type="float">
            <text:p>96,0313017149</text:p>
          </table:table-cell>
          <table:table-cell table:style-name="ce9" table:formula="of:=AVERAGE([.H135:.H139])" office:value-type="float" office:value="96.0436021916442" calcext:value-type="float">
            <text:p>96,0436021916</text:p>
          </table:table-cell>
          <table:table-cell table:style-name="ce9" table:formula="of:=AVERAGE([.I135:.I139])" office:value-type="float" office:value="96.0188082629563" calcext:value-type="float">
            <text:p>96,01880826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E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E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1" calcext:value-type="float">
            <text:p>0,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E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E4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E5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41:.B145])" office:value-type="float" office:value="0.02" calcext:value-type="float">
            <text:p>0,0200000000</text:p>
          </table:table-cell>
          <table:table-cell table:style-name="ce9" table:formula="of:=AVERAGE([.C141:.C145])" office:value-type="float" office:value="0.018" calcext:value-type="float">
            <text:p>0,0180000000</text:p>
          </table:table-cell>
          <table:table-cell table:style-name="ce9" table:formula="of:=AVERAGE([.D141:.D145])" office:value-type="float" office:value="0.01" calcext:value-type="float">
            <text:p>0,0100000000</text:p>
          </table:table-cell>
          <table:table-cell table:style-name="ce9" table:formula="of:=AVERAGE([.E141:.E145])" office:value-type="float" office:value="0.01" calcext:value-type="float">
            <text:p>0,0100000000</text:p>
          </table:table-cell>
          <table:table-cell table:style-name="ce9" table:formula="of:=AVERAGE([.F141:.F145])" office:value-type="float" office:value="0.01" calcext:value-type="float">
            <text:p>0,0100000000</text:p>
          </table:table-cell>
          <table:table-cell table:style-name="ce9" table:formula="of:=AVERAGE([.G141:.G145])" office:value-type="float" office:value="0.01" calcext:value-type="float">
            <text:p>0,0100000000</text:p>
          </table:table-cell>
          <table:table-cell table:style-name="ce9" table:formula="of:=AVERAGE([.H141:.H145])" office:value-type="float" office:value="0.01" calcext:value-type="float">
            <text:p>0,0100000000</text:p>
          </table:table-cell>
          <table:table-cell table:style-name="ce9" table:formula="of:=AVERAGE([.I141:.I145])" office:value-type="float" office:value="0.01" calcext:value-type="float">
            <text:p>0,010000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D1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table:number-columns-repeated="4" office:value-type="float" office:value="0.96" calcext:value-type="float">
            <text:p>0,96</text:p>
          </table:table-cell>
          <table:table-cell table:number-columns-repeated="2" office:value-type="float" office:value="0.97" calcext:value-type="float">
            <text:p>0,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D2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3" office:value-type="float" office:value="0.97" calcext:value-type="float">
            <text:p>0,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D3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table:number-columns-repeated="4" office:value-type="float" office:value="0.97" calcext:value-type="float">
            <text:p>0,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D4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D5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97" calcext:value-type="float">
            <text:p>0,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47:.B151])" office:value-type="float" office:value="0.924" calcext:value-type="float">
            <text:p>0,9240000000</text:p>
          </table:table-cell>
          <table:table-cell table:style-name="ce9" table:formula="of:=AVERAGE([.C147:.C151])" office:value-type="float" office:value="0.94" calcext:value-type="float">
            <text:p>0,9400000000</text:p>
          </table:table-cell>
          <table:table-cell table:style-name="ce9" table:formula="of:=AVERAGE([.D147:.D151])" office:value-type="float" office:value="0.964" calcext:value-type="float">
            <text:p>0,9640000000</text:p>
          </table:table-cell>
          <table:table-cell table:style-name="ce9" table:formula="of:=AVERAGE([.E147:.E151])" office:value-type="float" office:value="0.962" calcext:value-type="float">
            <text:p>0,9620000000</text:p>
          </table:table-cell>
          <table:table-cell table:style-name="ce9" table:formula="of:=AVERAGE([.F147:.F151])" office:value-type="float" office:value="0.964" calcext:value-type="float">
            <text:p>0,9640000000</text:p>
          </table:table-cell>
          <table:table-cell table:style-name="ce9" table:formula="of:=AVERAGE([.G147:.G151])" office:value-type="float" office:value="0.966" calcext:value-type="float">
            <text:p>0,9660000000</text:p>
          </table:table-cell>
          <table:table-cell table:style-name="ce9" table:formula="of:=AVERAGE([.H147:.H151])" office:value-type="float" office:value="0.968" calcext:value-type="float">
            <text:p>0,9680000000</text:p>
          </table:table-cell>
          <table:table-cell table:style-name="ce9" table:formula="of:=AVERAGE([.I147:.I151])" office:value-type="float" office:value="0.97" calcext:value-type="float">
            <text:p>0,9700000000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Kneighbors (weigths=”distance”) (5n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885715951688473" calcext:value-type="float">
            <text:p>0,0885715951688473</text:p>
          </table:table-cell>
          <table:table-cell office:value-type="float" office:value="0.0750045867500645" calcext:value-type="float">
            <text:p>0,0750045867500645</text:p>
          </table:table-cell>
          <table:table-cell office:value-type="float" office:value="0.0585664005570801" calcext:value-type="float">
            <text:p>0,0585664005570801</text:p>
          </table:table-cell>
          <table:table-cell office:value-type="float" office:value="0.0565413996188315" calcext:value-type="float">
            <text:p>0,0565413996188315</text:p>
          </table:table-cell>
          <table:table-cell office:value-type="float" office:value="0.0569369173766419" calcext:value-type="float">
            <text:p>0,0569369173766419</text:p>
          </table:table-cell>
          <table:table-cell office:value-type="float" office:value="0.0538795853054249" calcext:value-type="float">
            <text:p>0,0538795853054249</text:p>
          </table:table-cell>
          <table:table-cell office:value-type="float" office:value="0.0540313454776188" calcext:value-type="float">
            <text:p>0,0540313454776188</text:p>
          </table:table-cell>
          <table:table-cell office:value-type="float" office:value="0.0549228795399413" calcext:value-type="float">
            <text:p>0,0549228795399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924338621488623" calcext:value-type="float">
            <text:p>0,0924338621488623</text:p>
          </table:table-cell>
          <table:table-cell office:value-type="float" office:value="0.0767998482719451" calcext:value-type="float">
            <text:p>0,0767998482719451</text:p>
          </table:table-cell>
          <table:table-cell office:value-type="float" office:value="0.0585410248135907" calcext:value-type="float">
            <text:p>0,0585410248135907</text:p>
          </table:table-cell>
          <table:table-cell office:value-type="float" office:value="0.0562961759666106" calcext:value-type="float">
            <text:p>0,0562961759666106</text:p>
          </table:table-cell>
          <table:table-cell office:value-type="float" office:value="0.0548429085911347" calcext:value-type="float">
            <text:p>0,0548429085911347</text:p>
          </table:table-cell>
          <table:table-cell office:value-type="float" office:value="0.0543713357181362" calcext:value-type="float">
            <text:p>0,0543713357181362</text:p>
          </table:table-cell>
          <table:table-cell office:value-type="float" office:value="0.0540543994473566" calcext:value-type="float">
            <text:p>0,0540543994473566</text:p>
          </table:table-cell>
          <table:table-cell office:value-type="float" office:value="0.0530792161732396" calcext:value-type="float">
            <text:p>0,05307921617323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909667458759387" calcext:value-type="float">
            <text:p>0,0909667458759387</text:p>
          </table:table-cell>
          <table:table-cell office:value-type="float" office:value="0.0759836373152489" calcext:value-type="float">
            <text:p>0,0759836373152489</text:p>
          </table:table-cell>
          <table:table-cell office:value-type="float" office:value="0.058730621347519" calcext:value-type="float">
            <text:p>0,058730621347519</text:p>
          </table:table-cell>
          <table:table-cell office:value-type="float" office:value="0.0573774276959467" calcext:value-type="float">
            <text:p>0,0573774276959467</text:p>
          </table:table-cell>
          <table:table-cell office:value-type="float" office:value="0.0545291818658957" calcext:value-type="float">
            <text:p>0,0545291818658957</text:p>
          </table:table-cell>
          <table:table-cell office:value-type="float" office:value="0.0530392193022959" calcext:value-type="float">
            <text:p>0,0530392193022959</text:p>
          </table:table-cell>
          <table:table-cell office:value-type="float" office:value="0.0544951705500484" calcext:value-type="float">
            <text:p>0,0544951705500484</text:p>
          </table:table-cell>
          <table:table-cell office:value-type="float" office:value="0.0519757619032256" calcext:value-type="float">
            <text:p>0,0519757619032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904495591217503" calcext:value-type="float">
            <text:p>0,0904495591217503</text:p>
          </table:table-cell>
          <table:table-cell office:value-type="float" office:value="0.0770303148986877" calcext:value-type="float">
            <text:p>0,0770303148986877</text:p>
          </table:table-cell>
          <table:table-cell office:value-type="float" office:value="0.0588750695793412" calcext:value-type="float">
            <text:p>0,0588750695793412</text:p>
          </table:table-cell>
          <table:table-cell office:value-type="float" office:value="0.0572665108366058" calcext:value-type="float">
            <text:p>0,0572665108366058</text:p>
          </table:table-cell>
          <table:table-cell office:value-type="float" office:value="0.0556125277174893" calcext:value-type="float">
            <text:p>0,0556125277174893</text:p>
          </table:table-cell>
          <table:table-cell office:value-type="float" office:value="0.054106717981676" calcext:value-type="float">
            <text:p>0,054106717981676</text:p>
          </table:table-cell>
          <table:table-cell office:value-type="float" office:value="0.0545752552350973" calcext:value-type="float">
            <text:p>0,0545752552350973</text:p>
          </table:table-cell>
          <table:table-cell office:value-type="float" office:value="0.0535439018307183" calcext:value-type="float">
            <text:p>0,05354390183071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920902363411888" calcext:value-type="float">
            <text:p>0,0920902363411888</text:p>
          </table:table-cell>
          <table:table-cell office:value-type="float" office:value="0.0749365552502619" calcext:value-type="float">
            <text:p>0,0749365552502619</text:p>
          </table:table-cell>
          <table:table-cell office:value-type="float" office:value="0.0570731079954439" calcext:value-type="float">
            <text:p>0,0570731079954439</text:p>
          </table:table-cell>
          <table:table-cell office:value-type="float" office:value="0.0563833164086802" calcext:value-type="float">
            <text:p>0,0563833164086802</text:p>
          </table:table-cell>
          <table:table-cell office:value-type="float" office:value="0.0562909959956344" calcext:value-type="float">
            <text:p>0,0562909959956344</text:p>
          </table:table-cell>
          <table:table-cell office:value-type="float" office:value="0.0533976261580524" calcext:value-type="float">
            <text:p>0,0533976261580524</text:p>
          </table:table-cell>
          <table:table-cell office:value-type="float" office:value="0.0527490728162736" calcext:value-type="float">
            <text:p>0,0527490728162736</text:p>
          </table:table-cell>
          <table:table-cell office:value-type="float" office:value="0.0550222869273246" calcext:value-type="float">
            <text:p>0,055022286927324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55:.B159])" office:value-type="float" office:value="0.0909023997313175" calcext:value-type="float">
            <text:p>0,0909023997</text:p>
          </table:table-cell>
          <table:table-cell table:style-name="ce9" table:formula="of:=AVERAGE([.C155:.C159])" office:value-type="float" office:value="0.0759509884972416" calcext:value-type="float">
            <text:p>0,0759509885</text:p>
          </table:table-cell>
          <table:table-cell table:style-name="ce9" table:formula="of:=AVERAGE([.D155:.D159])" office:value-type="float" office:value="0.058357244858595" calcext:value-type="float">
            <text:p>0,0583572449</text:p>
          </table:table-cell>
          <table:table-cell table:style-name="ce9" table:formula="of:=AVERAGE([.E155:.E159])" office:value-type="float" office:value="0.056772966105335" calcext:value-type="float">
            <text:p>0,0567729661</text:p>
          </table:table-cell>
          <table:table-cell table:style-name="ce9" table:formula="of:=AVERAGE([.F155:.F159])" office:value-type="float" office:value="0.0556425063093592" calcext:value-type="float">
            <text:p>0,0556425063</text:p>
          </table:table-cell>
          <table:table-cell table:style-name="ce9" table:formula="of:=AVERAGE([.G155:.G159])" office:value-type="float" office:value="0.053758896893117" calcext:value-type="float">
            <text:p>0,0537588969</text:p>
          </table:table-cell>
          <table:table-cell table:style-name="ce9" table:formula="of:=AVERAGE([.H155:.H159])" office:value-type="float" office:value="0.0539810487052789" calcext:value-type="float">
            <text:p>0,0539810487</text:p>
          </table:table-cell>
          <table:table-cell table:style-name="ce9" table:formula="of:=AVERAGE([.I155:.I159])" office:value-type="float" office:value="0.0537088092748899" calcext:value-type="float">
            <text:p>0,05370880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396244525909424" calcext:value-type="float">
            <text:p>0,0396244525909424</text:p>
          </table:table-cell>
          <table:table-cell office:value-type="float" office:value="0.0506050586700439" calcext:value-type="float">
            <text:p>0,0506050586700439</text:p>
          </table:table-cell>
          <table:table-cell office:value-type="float" office:value="0.0591833591461182" calcext:value-type="float">
            <text:p>0,0591833591461182</text:p>
          </table:table-cell>
          <table:table-cell office:value-type="float" office:value="0.083223819732666" calcext:value-type="float">
            <text:p>0,083223819732666</text:p>
          </table:table-cell>
          <table:table-cell office:value-type="float" office:value="0.0902237892150879" calcext:value-type="float">
            <text:p>0,0902237892150879</text:p>
          </table:table-cell>
          <table:table-cell office:value-type="float" office:value="0.103374719619751" calcext:value-type="float">
            <text:p>0,103374719619751</text:p>
          </table:table-cell>
          <table:table-cell office:value-type="float" office:value="0.118850708007813" calcext:value-type="float">
            <text:p>0,118850708007813</text:p>
          </table:table-cell>
          <table:table-cell office:value-type="float" office:value="0.129936218261719" calcext:value-type="float">
            <text:p>0,1299362182617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430989265441895" calcext:value-type="float">
            <text:p>0,0430989265441895</text:p>
          </table:table-cell>
          <table:table-cell office:value-type="float" office:value="0.0475096702575684" calcext:value-type="float">
            <text:p>0,0475096702575684</text:p>
          </table:table-cell>
          <table:table-cell office:value-type="float" office:value="0.0590858459472656" calcext:value-type="float">
            <text:p>0,0590858459472656</text:p>
          </table:table-cell>
          <table:table-cell office:value-type="float" office:value="0.0713226795196533" calcext:value-type="float">
            <text:p>0,0713226795196533</text:p>
          </table:table-cell>
          <table:table-cell office:value-type="float" office:value="0.0925652980804443" calcext:value-type="float">
            <text:p>0,0925652980804443</text:p>
          </table:table-cell>
          <table:table-cell office:value-type="float" office:value="0.105459928512573" calcext:value-type="float">
            <text:p>0,105459928512573</text:p>
          </table:table-cell>
          <table:table-cell office:value-type="float" office:value="0.118192672729492" calcext:value-type="float">
            <text:p>0,118192672729492</text:p>
          </table:table-cell>
          <table:table-cell office:value-type="float" office:value="0.132423639297485" calcext:value-type="float">
            <text:p>0,1324236392974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428369045257568" calcext:value-type="float">
            <text:p>0,0428369045257568</text:p>
          </table:table-cell>
          <table:table-cell office:value-type="float" office:value="0.0476069450378418" calcext:value-type="float">
            <text:p>0,0476069450378418</text:p>
          </table:table-cell>
          <table:table-cell office:value-type="float" office:value="0.0590400695800781" calcext:value-type="float">
            <text:p>0,0590400695800781</text:p>
          </table:table-cell>
          <table:table-cell office:value-type="float" office:value="0.0730876922607422" calcext:value-type="float">
            <text:p>0,0730876922607422</text:p>
          </table:table-cell>
          <table:table-cell office:value-type="float" office:value="0.0967342853546143" calcext:value-type="float">
            <text:p>0,0967342853546143</text:p>
          </table:table-cell>
          <table:table-cell office:value-type="float" office:value="0.101163625717163" calcext:value-type="float">
            <text:p>0,101163625717163</text:p>
          </table:table-cell>
          <table:table-cell office:value-type="float" office:value="0.124584436416626" calcext:value-type="float">
            <text:p>0,124584436416626</text:p>
          </table:table-cell>
          <table:table-cell office:value-type="float" office:value="0.131378173828125" calcext:value-type="float">
            <text:p>0,131378173828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442097187042236" calcext:value-type="float">
            <text:p>0,0442097187042236</text:p>
          </table:table-cell>
          <table:table-cell office:value-type="float" office:value="0.0483059883117676" calcext:value-type="float">
            <text:p>0,0483059883117676</text:p>
          </table:table-cell>
          <table:table-cell office:value-type="float" office:value="0.0586330890655518" calcext:value-type="float">
            <text:p>0,0586330890655518</text:p>
          </table:table-cell>
          <table:table-cell office:value-type="float" office:value="0.0748014450073242" calcext:value-type="float">
            <text:p>0,0748014450073242</text:p>
          </table:table-cell>
          <table:table-cell office:value-type="float" office:value="0.104140043258667" calcext:value-type="float">
            <text:p>0,104140043258667</text:p>
          </table:table-cell>
          <table:table-cell office:value-type="float" office:value="0.10693621635437" calcext:value-type="float">
            <text:p>0,10693621635437</text:p>
          </table:table-cell>
          <table:table-cell office:value-type="float" office:value="0.119889736175537" calcext:value-type="float">
            <text:p>0,119889736175537</text:p>
          </table:table-cell>
          <table:table-cell office:value-type="float" office:value="0.130955457687378" calcext:value-type="float">
            <text:p>0,1309554576873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40818452835083" calcext:value-type="float">
            <text:p>0,040818452835083</text:p>
          </table:table-cell>
          <table:table-cell office:value-type="float" office:value="0.0469980239868164" calcext:value-type="float">
            <text:p>0,0469980239868164</text:p>
          </table:table-cell>
          <table:table-cell office:value-type="float" office:value="0.0603008270263672" calcext:value-type="float">
            <text:p>0,0603008270263672</text:p>
          </table:table-cell>
          <table:table-cell office:value-type="float" office:value="0.0745556354522705" calcext:value-type="float">
            <text:p>0,0745556354522705</text:p>
          </table:table-cell>
          <table:table-cell office:value-type="float" office:value="0.095991849899292" calcext:value-type="float">
            <text:p>0,095991849899292</text:p>
          </table:table-cell>
          <table:table-cell office:value-type="float" office:value="0.0991330146789551" calcext:value-type="float">
            <text:p>0,0991330146789551</text:p>
          </table:table-cell>
          <table:table-cell office:value-type="float" office:value="0.118142604827881" calcext:value-type="float">
            <text:p>0,118142604827881</text:p>
          </table:table-cell>
          <table:table-cell office:value-type="float" office:value="0.139381408691406" calcext:value-type="float">
            <text:p>0,1393814086914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61:.B165])" office:value-type="float" office:value="0.0421176910400391" calcext:value-type="float">
            <text:p>0,0421176910</text:p>
          </table:table-cell>
          <table:table-cell table:style-name="ce9" table:formula="of:=AVERAGE([.C161:.C165])" office:value-type="float" office:value="0.0482051372528076" calcext:value-type="float">
            <text:p>0,0482051373</text:p>
          </table:table-cell>
          <table:table-cell table:style-name="ce9" table:formula="of:=AVERAGE([.D161:.D165])" office:value-type="float" office:value="0.0592486381530762" calcext:value-type="float">
            <text:p>0,0592486382</text:p>
          </table:table-cell>
          <table:table-cell table:style-name="ce9" table:formula="of:=AVERAGE([.E161:.E165])" office:value-type="float" office:value="0.0753982543945313" calcext:value-type="float">
            <text:p>0,0753982544</text:p>
          </table:table-cell>
          <table:table-cell table:style-name="ce9" table:formula="of:=AVERAGE([.F161:.F165])" office:value-type="float" office:value="0.0959310531616211" calcext:value-type="float">
            <text:p>0,0959310532</text:p>
          </table:table-cell>
          <table:table-cell table:style-name="ce9" table:formula="of:=AVERAGE([.G161:.G165])" office:value-type="float" office:value="0.103213500976563" calcext:value-type="float">
            <text:p>0,1032135010</text:p>
          </table:table-cell>
          <table:table-cell table:style-name="ce9" table:formula="of:=AVERAGE([.H161:.H165])" office:value-type="float" office:value="0.11993203163147" calcext:value-type="float">
            <text:p>0,1199320316</text:p>
          </table:table-cell>
          <table:table-cell table:style-name="ce9" table:formula="of:=AVERAGE([.I161:.I165])" office:value-type="float" office:value="0.132814979553223" calcext:value-type="float">
            <text:p>0,13281497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5346154548392" calcext:value-type="float">
            <text:p>93,5346154548392</text:p>
          </table:table-cell>
          <table:table-cell office:value-type="float" office:value="94.7447740920665" calcext:value-type="float">
            <text:p>94,7447740920665</text:p>
          </table:table-cell>
          <table:table-cell office:value-type="float" office:value="95.9312528226197" calcext:value-type="float">
            <text:p>95,9312528226197</text:p>
          </table:table-cell>
          <table:table-cell office:value-type="float" office:value="96.0375374212852" calcext:value-type="float">
            <text:p>96,0375374212852</text:p>
          </table:table-cell>
          <table:table-cell office:value-type="float" office:value="96.0962221925596" calcext:value-type="float">
            <text:p>96,0962221925596</text:p>
          </table:table-cell>
          <table:table-cell office:value-type="float" office:value="96.3092248051997" calcext:value-type="float">
            <text:p>96,3092248051997</text:p>
          </table:table-cell>
          <table:table-cell office:value-type="float" office:value="96.2413349506588" calcext:value-type="float">
            <text:p>96,2413349506588</text:p>
          </table:table-cell>
          <table:table-cell office:value-type="float" office:value="96.2071009815983" calcext:value-type="float">
            <text:p>96,20710098159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2773024552303" calcext:value-type="float">
            <text:p>93,2773024552303</text:p>
          </table:table-cell>
          <table:table-cell office:value-type="float" office:value="94.5730631152971" calcext:value-type="float">
            <text:p>94,5730631152971</text:p>
          </table:table-cell>
          <table:table-cell office:value-type="float" office:value="95.9547389113844" calcext:value-type="float">
            <text:p>95,9547389113844</text:p>
          </table:table-cell>
          <table:table-cell office:value-type="float" office:value="96.1510192167465" calcext:value-type="float">
            <text:p>96,1510192167465</text:p>
          </table:table-cell>
          <table:table-cell office:value-type="float" office:value="96.2268775361802" calcext:value-type="float">
            <text:p>96,2268775361802</text:p>
          </table:table-cell>
          <table:table-cell office:value-type="float" office:value="96.2084363329511" calcext:value-type="float">
            <text:p>96,2084363329511</text:p>
          </table:table-cell>
          <table:table-cell office:value-type="float" office:value="96.2941650836071" calcext:value-type="float">
            <text:p>96,2941650836071</text:p>
          </table:table-cell>
          <table:table-cell office:value-type="float" office:value="96.3746405829625" calcext:value-type="float">
            <text:p>96,3746405829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4585986359307" calcext:value-type="float">
            <text:p>93,4585986359307</text:p>
          </table:table-cell>
          <table:table-cell office:value-type="float" office:value="94.6629237093201" calcext:value-type="float">
            <text:p>94,6629237093201</text:p>
          </table:table-cell>
          <table:table-cell office:value-type="float" office:value="95.9638931732838" calcext:value-type="float">
            <text:p>95,9638931732838</text:p>
          </table:table-cell>
          <table:table-cell office:value-type="float" office:value="96.0422105090673" calcext:value-type="float">
            <text:p>96,0422105090673</text:p>
          </table:table-cell>
          <table:table-cell office:value-type="float" office:value="96.2649891364648" calcext:value-type="float">
            <text:p>96,2649891364648</text:p>
          </table:table-cell>
          <table:table-cell office:value-type="float" office:value="96.353339943891" calcext:value-type="float">
            <text:p>96,353339943891</text:p>
          </table:table-cell>
          <table:table-cell office:value-type="float" office:value="96.2608244401635" calcext:value-type="float">
            <text:p>96,2608244401635</text:p>
          </table:table-cell>
          <table:table-cell office:value-type="float" office:value="96.4506556456405" calcext:value-type="float">
            <text:p>96,45065564564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4552452307073" calcext:value-type="float">
            <text:p>93,4552452307073</text:p>
          </table:table-cell>
          <table:table-cell office:value-type="float" office:value="94.5068708602622" calcext:value-type="float">
            <text:p>94,5068708602622</text:p>
          </table:table-cell>
          <table:table-cell office:value-type="float" office:value="95.9969277685219" calcext:value-type="float">
            <text:p>95,9969277685219</text:p>
          </table:table-cell>
          <table:table-cell office:value-type="float" office:value="96.0829493676972" calcext:value-type="float">
            <text:p>96,0829493676972</text:p>
          </table:table-cell>
          <table:table-cell office:value-type="float" office:value="96.1626398909099" calcext:value-type="float">
            <text:p>96,1626398909099</text:p>
          </table:table-cell>
          <table:table-cell office:value-type="float" office:value="96.2639436345721" calcext:value-type="float">
            <text:p>96,2639436345721</text:p>
          </table:table-cell>
          <table:table-cell office:value-type="float" office:value="96.2182455260172" calcext:value-type="float">
            <text:p>96,2182455260172</text:p>
          </table:table-cell>
          <table:table-cell office:value-type="float" office:value="96.329003560354" calcext:value-type="float">
            <text:p>96,3290035603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3551954793006" calcext:value-type="float">
            <text:p>93,3551954793006</text:p>
          </table:table-cell>
          <table:table-cell office:value-type="float" office:value="94.7421676098173" calcext:value-type="float">
            <text:p>94,7421676098173</text:p>
          </table:table-cell>
          <table:table-cell office:value-type="float" office:value="96.0260160631698" calcext:value-type="float">
            <text:p>96,0260160631698</text:p>
          </table:table-cell>
          <table:table-cell office:value-type="float" office:value="96.1038652930194" calcext:value-type="float">
            <text:p>96,1038652930194</text:p>
          </table:table-cell>
          <table:table-cell office:value-type="float" office:value="96.2103446336057" calcext:value-type="float">
            <text:p>96,2103446336057</text:p>
          </table:table-cell>
          <table:table-cell office:value-type="float" office:value="96.3036805299837" calcext:value-type="float">
            <text:p>96,3036805299837</text:p>
          </table:table-cell>
          <table:table-cell office:value-type="float" office:value="96.3844948307671" calcext:value-type="float">
            <text:p>96,3844948307671</text:p>
          </table:table-cell>
          <table:table-cell office:value-type="float" office:value="96.2129296320754" calcext:value-type="float">
            <text:p>96,212929632075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67:.B171])" office:value-type="float" office:value="93.4161914512016" calcext:value-type="float">
            <text:p>93,4161914512</text:p>
          </table:table-cell>
          <table:table-cell table:style-name="ce9" table:formula="of:=AVERAGE([.C167:.C171])" office:value-type="float" office:value="94.6459598773526" calcext:value-type="float">
            <text:p>94,6459598774</text:p>
          </table:table-cell>
          <table:table-cell table:style-name="ce9" table:formula="of:=AVERAGE([.D167:.D171])" office:value-type="float" office:value="95.9745657477959" calcext:value-type="float">
            <text:p>95,9745657478</text:p>
          </table:table-cell>
          <table:table-cell table:style-name="ce9" table:formula="of:=AVERAGE([.E187:.E191])" office:value-type="float" office:value="96.0381818492126" calcext:value-type="float">
            <text:p>96,0381818492</text:p>
          </table:table-cell>
          <table:table-cell table:style-name="ce9" table:formula="of:=AVERAGE([.E167:.E171])" office:value-type="float" office:value="96.0835163615631" calcext:value-type="float">
            <text:p>96,0835163616</text:p>
          </table:table-cell>
          <table:table-cell table:style-name="ce9" table:formula="of:=AVERAGE([.G167:.G171])" office:value-type="float" office:value="96.2877250493195" calcext:value-type="float">
            <text:p>96,2877250493</text:p>
          </table:table-cell>
          <table:table-cell table:style-name="ce9" table:formula="of:=AVERAGE([.H167:.H171])" office:value-type="float" office:value="96.2798129662427" calcext:value-type="float">
            <text:p>96,2798129662</text:p>
          </table:table-cell>
          <table:table-cell table:style-name="ce9" table:formula="of:=AVERAGE([.I167:.I171])" office:value-type="float" office:value="96.3148660805262" calcext:value-type="float">
            <text:p>96,31486608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Kneighbors (weigths=”uniform”) (5n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903601469074396" calcext:value-type="float">
            <text:p>0,0903601469074396</text:p>
          </table:table-cell>
          <table:table-cell office:value-type="float" office:value="0.0752710484529081" calcext:value-type="float">
            <text:p>0,0752710484529081</text:p>
          </table:table-cell>
          <table:table-cell office:value-type="float" office:value="0.0585727051067402" calcext:value-type="float">
            <text:p>0,0585727051067402</text:p>
          </table:table-cell>
          <table:table-cell office:value-type="float" office:value="0.0580764233100775" calcext:value-type="float">
            <text:p>0,0580764233100775</text:p>
          </table:table-cell>
          <table:table-cell office:value-type="float" office:value="0.0556023509776346" calcext:value-type="float">
            <text:p>0,0556023509776346</text:p>
          </table:table-cell>
          <table:table-cell office:value-type="float" office:value="0.0556357353617717" calcext:value-type="float">
            <text:p>0,0556357353617717</text:p>
          </table:table-cell>
          <table:table-cell office:value-type="float" office:value="0.0538963565660918" calcext:value-type="float">
            <text:p>0,0538963565660918</text:p>
          </table:table-cell>
          <table:table-cell office:value-type="float" office:value="0.054148645777952" calcext:value-type="float">
            <text:p>0,054148645777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896299910897019" calcext:value-type="float">
            <text:p>0,0896299910897019</text:p>
          </table:table-cell>
          <table:table-cell office:value-type="float" office:value="0.0778904438923749" calcext:value-type="float">
            <text:p>0,0778904438923749</text:p>
          </table:table-cell>
          <table:table-cell office:value-type="float" office:value="0.0581939525267626" calcext:value-type="float">
            <text:p>0,0581939525267626</text:p>
          </table:table-cell>
          <table:table-cell office:value-type="float" office:value="0.0567612082074971" calcext:value-type="float">
            <text:p>0,0567612082074971</text:p>
          </table:table-cell>
          <table:table-cell office:value-type="float" office:value="0.0552275273128407" calcext:value-type="float">
            <text:p>0,0552275273128407</text:p>
          </table:table-cell>
          <table:table-cell office:value-type="float" office:value="0.0536156567716928" calcext:value-type="float">
            <text:p>0,0536156567716928</text:p>
          </table:table-cell>
          <table:table-cell office:value-type="float" office:value="0.0561525463529948" calcext:value-type="float">
            <text:p>0,0561525463529948</text:p>
          </table:table-cell>
          <table:table-cell office:value-type="float" office:value="0.0556914525119081" calcext:value-type="float">
            <text:p>0,05569145251190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914937596215638" calcext:value-type="float">
            <text:p>0,0914937596215638</text:p>
          </table:table-cell>
          <table:table-cell office:value-type="float" office:value="0.0775864448356973" calcext:value-type="float">
            <text:p>0,0775864448356973</text:p>
          </table:table-cell>
          <table:table-cell office:value-type="float" office:value="0.0588377695684075" calcext:value-type="float">
            <text:p>0,0588377695684075</text:p>
          </table:table-cell>
          <table:table-cell office:value-type="float" office:value="0.0552437123049011" calcext:value-type="float">
            <text:p>0,0552437123049011</text:p>
          </table:table-cell>
          <table:table-cell office:value-type="float" office:value="0.056036587537625" calcext:value-type="float">
            <text:p>0,056036587537625</text:p>
          </table:table-cell>
          <table:table-cell office:value-type="float" office:value="0.0558687929679575" calcext:value-type="float">
            <text:p>0,0558687929679575</text:p>
          </table:table-cell>
          <table:table-cell office:value-type="float" office:value="0.05410156039175" calcext:value-type="float">
            <text:p>0,05410156039175</text:p>
          </table:table-cell>
          <table:table-cell office:value-type="float" office:value="0.0539634935169149" calcext:value-type="float">
            <text:p>0,05396349351691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920575690830778" calcext:value-type="float">
            <text:p>0,0920575690830778</text:p>
          </table:table-cell>
          <table:table-cell office:value-type="float" office:value="0.07764198091366" calcext:value-type="float">
            <text:p>0,07764198091366</text:p>
          </table:table-cell>
          <table:table-cell office:value-type="float" office:value="0.0595365492994424" calcext:value-type="float">
            <text:p>0,0595365492994424</text:p>
          </table:table-cell>
          <table:table-cell office:value-type="float" office:value="0.0580687644098287" calcext:value-type="float">
            <text:p>0,0580687644098287</text:p>
          </table:table-cell>
          <table:table-cell office:value-type="float" office:value="0.0549256962229343" calcext:value-type="float">
            <text:p>0,0549256962229343</text:p>
          </table:table-cell>
          <table:table-cell office:value-type="float" office:value="0.0553600290601368" calcext:value-type="float">
            <text:p>0,0553600290601368</text:p>
          </table:table-cell>
          <table:table-cell office:value-type="float" office:value="0.0558672039819327" calcext:value-type="float">
            <text:p>0,0558672039819327</text:p>
          </table:table-cell>
          <table:table-cell office:value-type="float" office:value="0.0546223234134223" calcext:value-type="float">
            <text:p>0,0546223234134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895387566719784" calcext:value-type="float">
            <text:p>0,0895387566719784</text:p>
          </table:table-cell>
          <table:table-cell office:value-type="float" office:value="0.0766935416181436" calcext:value-type="float">
            <text:p>0,0766935416181436</text:p>
          </table:table-cell>
          <table:table-cell office:value-type="float" office:value="0.0595662126140995" calcext:value-type="float">
            <text:p>0,0595662126140995</text:p>
          </table:table-cell>
          <table:table-cell office:value-type="float" office:value="0.0585325318552883" calcext:value-type="float">
            <text:p>0,0585325318552883</text:p>
          </table:table-cell>
          <table:table-cell office:value-type="float" office:value="0.057213551214825" calcext:value-type="float">
            <text:p>0,057213551214825</text:p>
          </table:table-cell>
          <table:table-cell office:value-type="float" office:value="0.0552282599453212" calcext:value-type="float">
            <text:p>0,0552282599453212</text:p>
          </table:table-cell>
          <table:table-cell office:value-type="float" office:value="0.0538050349604927" calcext:value-type="float">
            <text:p>0,0538050349604927</text:p>
          </table:table-cell>
          <table:table-cell office:value-type="float" office:value="0.0551204790745148" calcext:value-type="float">
            <text:p>0,055120479074514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75:.B179])" office:value-type="float" office:value="0.0906160446747523" calcext:value-type="float">
            <text:p>0,0906160447</text:p>
          </table:table-cell>
          <table:table-cell table:style-name="ce9" table:formula="of:=AVERAGE([.C175:.C179])" office:value-type="float" office:value="0.0770166919425568" calcext:value-type="float">
            <text:p>0,0770166919</text:p>
          </table:table-cell>
          <table:table-cell table:style-name="ce9" table:formula="of:=AVERAGE([.D175:.D179])" office:value-type="float" office:value="0.0589414378230904" calcext:value-type="float">
            <text:p>0,0589414378</text:p>
          </table:table-cell>
          <table:table-cell table:style-name="ce9" table:formula="of:=AVERAGE([.E175:.E179])" office:value-type="float" office:value="0.0573365280175185" calcext:value-type="float">
            <text:p>0,0573365280</text:p>
          </table:table-cell>
          <table:table-cell table:style-name="ce9" table:formula="of:=AVERAGE([.F175:.F179])" office:value-type="float" office:value="0.0558011426531719" calcext:value-type="float">
            <text:p>0,0558011427</text:p>
          </table:table-cell>
          <table:table-cell table:style-name="ce9" table:formula="of:=AVERAGE([.G175:.G179])" office:value-type="float" office:value="0.055141694821376" calcext:value-type="float">
            <text:p>0,0551416948</text:p>
          </table:table-cell>
          <table:table-cell table:style-name="ce9" table:formula="of:=AVERAGE([.H175:.H179])" office:value-type="float" office:value="0.0547645404506524" calcext:value-type="float">
            <text:p>0,0547645405</text:p>
          </table:table-cell>
          <table:table-cell table:style-name="ce9" table:formula="of:=AVERAGE([.I175:.I179])" office:value-type="float" office:value="0.0547092788589424" calcext:value-type="float">
            <text:p>0,05470927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387194156646729" calcext:value-type="float">
            <text:p>0,0387194156646729</text:p>
          </table:table-cell>
          <table:table-cell office:value-type="float" office:value="0.053255558013916" calcext:value-type="float">
            <text:p>0,053255558013916</text:p>
          </table:table-cell>
          <table:table-cell office:value-type="float" office:value="0.0706887245178223" calcext:value-type="float">
            <text:p>0,0706887245178223</text:p>
          </table:table-cell>
          <table:table-cell office:value-type="float" office:value="0.0774044990539551" calcext:value-type="float">
            <text:p>0,0774044990539551</text:p>
          </table:table-cell>
          <table:table-cell office:value-type="float" office:value="0.0987002849578857" calcext:value-type="float">
            <text:p>0,0987002849578857</text:p>
          </table:table-cell>
          <table:table-cell office:value-type="float" office:value="0.109872341156006" calcext:value-type="float">
            <text:p>0,109872341156006</text:p>
          </table:table-cell>
          <table:table-cell office:value-type="float" office:value="0.125507831573486" calcext:value-type="float">
            <text:p>0,125507831573486</text:p>
          </table:table-cell>
          <table:table-cell office:value-type="float" office:value="0.139542579650879" calcext:value-type="float">
            <text:p>0,139542579650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433282852172852" calcext:value-type="float">
            <text:p>0,0433282852172852</text:p>
          </table:table-cell>
          <table:table-cell office:value-type="float" office:value="0.047649621963501" calcext:value-type="float">
            <text:p>0,047649621963501</text:p>
          </table:table-cell>
          <table:table-cell office:value-type="float" office:value="0.0960969924926758" calcext:value-type="float">
            <text:p>0,0960969924926758</text:p>
          </table:table-cell>
          <table:table-cell office:value-type="float" office:value="0.0735406875610352" calcext:value-type="float">
            <text:p>0,0735406875610352</text:p>
          </table:table-cell>
          <table:table-cell office:value-type="float" office:value="0.103899240493774" calcext:value-type="float">
            <text:p>0,103899240493774</text:p>
          </table:table-cell>
          <table:table-cell office:value-type="float" office:value="0.10312294960022" calcext:value-type="float">
            <text:p>0,10312294960022</text:p>
          </table:table-cell>
          <table:table-cell office:value-type="float" office:value="0.11972188949585" calcext:value-type="float">
            <text:p>0,11972188949585</text:p>
          </table:table-cell>
          <table:table-cell office:value-type="float" office:value="0.132258892059326" calcext:value-type="float">
            <text:p>0,1322588920593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415832996368408" calcext:value-type="float">
            <text:p>0,0415832996368408</text:p>
          </table:table-cell>
          <table:table-cell office:value-type="float" office:value="0.0480320453643799" calcext:value-type="float">
            <text:p>0,0480320453643799</text:p>
          </table:table-cell>
          <table:table-cell office:value-type="float" office:value="0.075023889541626" calcext:value-type="float">
            <text:p>0,075023889541626</text:p>
          </table:table-cell>
          <table:table-cell office:value-type="float" office:value="0.0727393627166748" calcext:value-type="float">
            <text:p>0,0727393627166748</text:p>
          </table:table-cell>
          <table:table-cell office:value-type="float" office:value="0.100206136703491" calcext:value-type="float">
            <text:p>0,100206136703491</text:p>
          </table:table-cell>
          <table:table-cell office:value-type="float" office:value="0.101732492446899" calcext:value-type="float">
            <text:p>0,101732492446899</text:p>
          </table:table-cell>
          <table:table-cell office:value-type="float" office:value="0.120449542999268" calcext:value-type="float">
            <text:p>0,120449542999268</text:p>
          </table:table-cell>
          <table:table-cell office:value-type="float" office:value="0.134658336639404" calcext:value-type="float">
            <text:p>0,1346583366394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414960384368897" calcext:value-type="float">
            <text:p>0,0414960384368897</text:p>
          </table:table-cell>
          <table:table-cell office:value-type="float" office:value="0.0484302043914795" calcext:value-type="float">
            <text:p>0,0484302043914795</text:p>
          </table:table-cell>
          <table:table-cell office:value-type="float" office:value="0.0597219467163086" calcext:value-type="float">
            <text:p>0,0597219467163086</text:p>
          </table:table-cell>
          <table:table-cell office:value-type="float" office:value="0.076014518737793" calcext:value-type="float">
            <text:p>0,076014518737793</text:p>
          </table:table-cell>
          <table:table-cell office:value-type="float" office:value="0.0928421020507813" calcext:value-type="float">
            <text:p>0,0928421020507813</text:p>
          </table:table-cell>
          <table:table-cell office:value-type="float" office:value="0.099919319152832" calcext:value-type="float">
            <text:p>0,099919319152832</text:p>
          </table:table-cell>
          <table:table-cell office:value-type="float" office:value="0.118294239044189" calcext:value-type="float">
            <text:p>0,118294239044189</text:p>
          </table:table-cell>
          <table:table-cell office:value-type="float" office:value="0.131755828857422" calcext:value-type="float">
            <text:p>0,1317558288574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417189598083496" calcext:value-type="float">
            <text:p>0,0417189598083496</text:p>
          </table:table-cell>
          <table:table-cell office:value-type="float" office:value="0.0494229793548584" calcext:value-type="float">
            <text:p>0,0494229793548584</text:p>
          </table:table-cell>
          <table:table-cell office:value-type="float" office:value="0.0613195896148682" calcext:value-type="float">
            <text:p>0,0613195896148682</text:p>
          </table:table-cell>
          <table:table-cell office:value-type="float" office:value="0.0747406482696533" calcext:value-type="float">
            <text:p>0,0747406482696533</text:p>
          </table:table-cell>
          <table:table-cell office:value-type="float" office:value="0.0934751033782959" calcext:value-type="float">
            <text:p>0,0934751033782959</text:p>
          </table:table-cell>
          <table:table-cell office:value-type="float" office:value="0.104710102081299" calcext:value-type="float">
            <text:p>0,104710102081299</text:p>
          </table:table-cell>
          <table:table-cell office:value-type="float" office:value="0.122302770614624" calcext:value-type="float">
            <text:p>0,122302770614624</text:p>
          </table:table-cell>
          <table:table-cell office:value-type="float" office:value="0.132288932800293" calcext:value-type="float">
            <text:p>0,13228893280029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81:.B185])" office:value-type="float" office:value="0.0413691997528076" calcext:value-type="float">
            <text:p>0,0413691998</text:p>
          </table:table-cell>
          <table:table-cell table:style-name="ce9" table:formula="of:=AVERAGE([.C181:.C185])" office:value-type="float" office:value="0.049358081817627" calcext:value-type="float">
            <text:p>0,0493580818</text:p>
          </table:table-cell>
          <table:table-cell table:style-name="ce9" table:formula="of:=AVERAGE([.D181:.D185])" office:value-type="float" office:value="0.0725702285766602" calcext:value-type="float">
            <text:p>0,0725702286</text:p>
          </table:table-cell>
          <table:table-cell table:style-name="ce9" table:formula="of:=AVERAGE([.E181:.E185])" office:value-type="float" office:value="0.0748879432678223" calcext:value-type="float">
            <text:p>0,0748879433</text:p>
          </table:table-cell>
          <table:table-cell table:style-name="ce9" table:formula="of:=AVERAGE([.F181:.F185])" office:value-type="float" office:value="0.0978245735168457" calcext:value-type="float">
            <text:p>0,0978245735</text:p>
          </table:table-cell>
          <table:table-cell table:style-name="ce9" table:formula="of:=AVERAGE([.G181:.G185])" office:value-type="float" office:value="0.103871440887451" calcext:value-type="float">
            <text:p>0,1038714409</text:p>
          </table:table-cell>
          <table:table-cell table:style-name="ce9" table:formula="of:=AVERAGE([.H181:.H185])" office:value-type="float" office:value="0.121255254745483" calcext:value-type="float">
            <text:p>0,1212552547</text:p>
          </table:table-cell>
          <table:table-cell table:style-name="ce9" table:formula="of:=AVERAGE([.I181:.I185])" office:value-type="float" office:value="0.134100914001465" calcext:value-type="float">
            <text:p>0,1341009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3783211429392" calcext:value-type="float">
            <text:p>93,3783211429392</text:p>
          </table:table-cell>
          <table:table-cell office:value-type="float" office:value="94.6896854197433" calcext:value-type="float">
            <text:p>94,6896854197433</text:p>
          </table:table-cell>
          <table:table-cell office:value-type="float" office:value="96.019340748563" calcext:value-type="float">
            <text:p>96,019340748563</text:p>
          </table:table-cell>
          <table:table-cell office:value-type="float" office:value="96.0103782270984" calcext:value-type="float">
            <text:p>96,0103782270984</text:p>
          </table:table-cell>
          <table:table-cell office:value-type="float" office:value="96.2143945928732" calcext:value-type="float">
            <text:p>96,2143945928732</text:p>
          </table:table-cell>
          <table:table-cell office:value-type="float" office:value="96.1937988280277" calcext:value-type="float">
            <text:p>96,1937988280277</text:p>
          </table:table-cell>
          <table:table-cell office:value-type="float" office:value="96.2832000058129" calcext:value-type="float">
            <text:p>96,2832000058129</text:p>
          </table:table-cell>
          <table:table-cell office:value-type="float" office:value="96.2780270394902" calcext:value-type="float">
            <text:p>96,27802703949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4997635960477" calcext:value-type="float">
            <text:p>93,4997635960477</text:p>
          </table:table-cell>
          <table:table-cell office:value-type="float" office:value="94.5245033639313" calcext:value-type="float">
            <text:p>94,5245033639313</text:p>
          </table:table-cell>
          <table:table-cell office:value-type="float" office:value="96.034931152945" calcext:value-type="float">
            <text:p>96,034931152945</text:p>
          </table:table-cell>
          <table:table-cell office:value-type="float" office:value="96.0154847557469" calcext:value-type="float">
            <text:p>96,0154847557469</text:p>
          </table:table-cell>
          <table:table-cell office:value-type="float" office:value="96.2061013106744" calcext:value-type="float">
            <text:p>96,2061013106744</text:p>
          </table:table-cell>
          <table:table-cell office:value-type="float" office:value="96.3230599797559" calcext:value-type="float">
            <text:p>96,3230599797559</text:p>
          </table:table-cell>
          <table:table-cell office:value-type="float" office:value="96.1922488137422" calcext:value-type="float">
            <text:p>96,1922488137422</text:p>
          </table:table-cell>
          <table:table-cell office:value-type="float" office:value="96.205785148227" calcext:value-type="float">
            <text:p>96,2057851482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375765702545" calcext:value-type="float">
            <text:p>93,375765702545</text:p>
          </table:table-cell>
          <table:table-cell office:value-type="float" office:value="94.4972481733253" calcext:value-type="float">
            <text:p>94,4972481733253</text:p>
          </table:table-cell>
          <table:table-cell office:value-type="float" office:value="95.9846535400259" calcext:value-type="float">
            <text:p>95,9846535400259</text:p>
          </table:table-cell>
          <table:table-cell office:value-type="float" office:value="96.1715336431561" calcext:value-type="float">
            <text:p>96,1715336431561</text:p>
          </table:table-cell>
          <table:table-cell office:value-type="float" office:value="96.1975140114065" calcext:value-type="float">
            <text:p>96,1975140114065</text:p>
          </table:table-cell>
          <table:table-cell office:value-type="float" office:value="96.1664598434251" calcext:value-type="float">
            <text:p>96,1664598434251</text:p>
          </table:table-cell>
          <table:table-cell office:value-type="float" office:value="96.2212173734515" calcext:value-type="float">
            <text:p>96,2212173734515</text:p>
          </table:table-cell>
          <table:table-cell office:value-type="float" office:value="96.2972222005861" calcext:value-type="float">
            <text:p>96,29722220058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420242781456" calcext:value-type="float">
            <text:p>93,420242781456</text:p>
          </table:table-cell>
          <table:table-cell office:value-type="float" office:value="94.5050680066294" calcext:value-type="float">
            <text:p>94,5050680066294</text:p>
          </table:table-cell>
          <table:table-cell office:value-type="float" office:value="95.9293276768276" calcext:value-type="float">
            <text:p>95,9293276768276</text:p>
          </table:table-cell>
          <table:table-cell office:value-type="float" office:value="96.0015231343008" calcext:value-type="float">
            <text:p>96,0015231343008</text:p>
          </table:table-cell>
          <table:table-cell office:value-type="float" office:value="96.2426425421749" calcext:value-type="float">
            <text:p>96,2426425421749</text:p>
          </table:table-cell>
          <table:table-cell office:value-type="float" office:value="96.2283710280342" calcext:value-type="float">
            <text:p>96,2283710280342</text:p>
          </table:table-cell>
          <table:table-cell office:value-type="float" office:value="96.169075956482" calcext:value-type="float">
            <text:p>96,169075956482</text:p>
          </table:table-cell>
          <table:table-cell office:value-type="float" office:value="96.2643616052565" calcext:value-type="float">
            <text:p>96,2643616052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5821109240046" calcext:value-type="float">
            <text:p>93,5821109240046</text:p>
          </table:table-cell>
          <table:table-cell office:value-type="float" office:value="94.5923859119498" calcext:value-type="float">
            <text:p>94,5923859119498</text:p>
          </table:table-cell>
          <table:table-cell office:value-type="float" office:value="95.9676983894138" calcext:value-type="float">
            <text:p>95,9676983894138</text:p>
          </table:table-cell>
          <table:table-cell office:value-type="float" office:value="95.9919894857611" calcext:value-type="float">
            <text:p>95,9919894857611</text:p>
          </table:table-cell>
          <table:table-cell office:value-type="float" office:value="96.09838519863" calcext:value-type="float">
            <text:p>96,09838519863</text:p>
          </table:table-cell>
          <table:table-cell office:value-type="float" office:value="96.1686188376571" calcext:value-type="float">
            <text:p>96,1686188376571</text:p>
          </table:table-cell>
          <table:table-cell office:value-type="float" office:value="96.3192559634641" calcext:value-type="float">
            <text:p>96,3192559634641</text:p>
          </table:table-cell>
          <table:table-cell office:value-type="float" office:value="96.1996855960356" calcext:value-type="float">
            <text:p>96,199685596035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87:.B191])" office:value-type="float" office:value="93.4512408293985" calcext:value-type="float">
            <text:p>93,4512408294</text:p>
          </table:table-cell>
          <table:table-cell table:style-name="ce9" table:formula="of:=AVERAGE([.C187:.C191])" office:value-type="float" office:value="94.5617781751158" calcext:value-type="float">
            <text:p>94,5617781751</text:p>
          </table:table-cell>
          <table:table-cell table:style-name="ce9" table:formula="of:=AVERAGE([.D187:.D191])" office:value-type="float" office:value="95.9871903015551" calcext:value-type="float">
            <text:p>95,9871903016</text:p>
          </table:table-cell>
          <table:table-cell table:style-name="ce9" table:formula="of:=AVERAGE([.E167:.E171])" office:value-type="float" office:value="96.0835163615631" calcext:value-type="float">
            <text:p>96,0835163616</text:p>
          </table:table-cell>
          <table:table-cell table:style-name="ce9" table:formula="of:=AVERAGE([.F187:.F191])" office:value-type="float" office:value="96.1918075311518" calcext:value-type="float">
            <text:p>96,1918075312</text:p>
          </table:table-cell>
          <table:table-cell table:style-name="ce9" table:formula="of:=AVERAGE([.G187:.G191])" office:value-type="float" office:value="96.21606170338" calcext:value-type="float">
            <text:p>96,2160617034</text:p>
          </table:table-cell>
          <table:table-cell table:style-name="ce9" table:formula="of:=AVERAGE([.H187:.H191])" office:value-type="float" office:value="96.2369996225905" calcext:value-type="float">
            <text:p>96,2369996226</text:p>
          </table:table-cell>
          <table:table-cell table:style-name="ce9" table:formula="of:=AVERAGE([.I187:.I191])" office:value-type="float" office:value="96.2490163179191" calcext:value-type="float">
            <text:p>96,2490163179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Kneighbors (weigths=”distance”) (7n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89052641854275" calcext:value-type="float">
            <text:p>0,089052641854275</text:p>
          </table:table-cell>
          <table:table-cell office:value-type="float" office:value="0.0739943981499412" calcext:value-type="float">
            <text:p>0,0739943981499412</text:p>
          </table:table-cell>
          <table:table-cell office:value-type="float" office:value="0.0560446753217994" calcext:value-type="float">
            <text:p>0,0560446753217994</text:p>
          </table:table-cell>
          <table:table-cell office:value-type="float" office:value="0.0563921497072819" calcext:value-type="float">
            <text:p>0,0563921497072819</text:p>
          </table:table-cell>
          <table:table-cell office:value-type="float" office:value="0.0561502673481891" calcext:value-type="float">
            <text:p>0,0561502673481891</text:p>
          </table:table-cell>
          <table:table-cell office:value-type="float" office:value="0.052448287634999" calcext:value-type="float">
            <text:p>0,052448287634999</text:p>
          </table:table-cell>
          <table:table-cell office:value-type="float" office:value="0.0531558153835187" calcext:value-type="float">
            <text:p>0,0531558153835187</text:p>
          </table:table-cell>
          <table:table-cell office:value-type="float" office:value="0.053574147731528" calcext:value-type="float">
            <text:p>0,0535741477315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900088768290487" calcext:value-type="float">
            <text:p>0,0900088768290487</text:p>
          </table:table-cell>
          <table:table-cell office:value-type="float" office:value="0.0732710204144181" calcext:value-type="float">
            <text:p>0,0732710204144181</text:p>
          </table:table-cell>
          <table:table-cell office:value-type="float" office:value="0.0574367526905572" calcext:value-type="float">
            <text:p>0,0574367526905572</text:p>
          </table:table-cell>
          <table:table-cell office:value-type="float" office:value="0.0546434963202156" calcext:value-type="float">
            <text:p>0,0546434963202156</text:p>
          </table:table-cell>
          <table:table-cell office:value-type="float" office:value="0.0563642031832543" calcext:value-type="float">
            <text:p>0,0563642031832543</text:p>
          </table:table-cell>
          <table:table-cell office:value-type="float" office:value="0.0556384547725874" calcext:value-type="float">
            <text:p>0,0556384547725874</text:p>
          </table:table-cell>
          <table:table-cell office:value-type="float" office:value="0.0530030415153149" calcext:value-type="float">
            <text:p>0,0530030415153149</text:p>
          </table:table-cell>
          <table:table-cell office:value-type="float" office:value="0.0539263991851477" calcext:value-type="float">
            <text:p>0,05392639918514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901514889466569" calcext:value-type="float">
            <text:p>0,0901514889466569</text:p>
          </table:table-cell>
          <table:table-cell office:value-type="float" office:value="0.0772048391512101" calcext:value-type="float">
            <text:p>0,0772048391512101</text:p>
          </table:table-cell>
          <table:table-cell office:value-type="float" office:value="0.057672205225915" calcext:value-type="float">
            <text:p>0,057672205225915</text:p>
          </table:table-cell>
          <table:table-cell office:value-type="float" office:value="0.0559240193603642" calcext:value-type="float">
            <text:p>0,0559240193603642</text:p>
          </table:table-cell>
          <table:table-cell office:value-type="float" office:value="0.0541972266272916" calcext:value-type="float">
            <text:p>0,0541972266272916</text:p>
          </table:table-cell>
          <table:table-cell office:value-type="float" office:value="0.0530303842976925" calcext:value-type="float">
            <text:p>0,0530303842976925</text:p>
          </table:table-cell>
          <table:table-cell office:value-type="float" office:value="0.052058764553422" calcext:value-type="float">
            <text:p>0,052058764553422</text:p>
          </table:table-cell>
          <table:table-cell office:value-type="float" office:value="0.0553262811909599" calcext:value-type="float">
            <text:p>0,05532628119095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906591438784541" calcext:value-type="float">
            <text:p>0,0906591438784541</text:p>
          </table:table-cell>
          <table:table-cell office:value-type="float" office:value="0.0736491583284664" calcext:value-type="float">
            <text:p>0,0736491583284664</text:p>
          </table:table-cell>
          <table:table-cell office:value-type="float" office:value="0.0575722820269593" calcext:value-type="float">
            <text:p>0,0575722820269593</text:p>
          </table:table-cell>
          <table:table-cell office:value-type="float" office:value="0.0561373333400148" calcext:value-type="float">
            <text:p>0,0561373333400148</text:p>
          </table:table-cell>
          <table:table-cell office:value-type="float" office:value="0.0536732120459236" calcext:value-type="float">
            <text:p>0,0536732120459236</text:p>
          </table:table-cell>
          <table:table-cell office:value-type="float" office:value="0.0528399892691869" calcext:value-type="float">
            <text:p>0,0528399892691869</text:p>
          </table:table-cell>
          <table:table-cell office:value-type="float" office:value="0.0553600337559679" calcext:value-type="float">
            <text:p>0,0553600337559679</text:p>
          </table:table-cell>
          <table:table-cell office:value-type="float" office:value="0.0529690802780205" calcext:value-type="float">
            <text:p>0,05296908027802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876112002185642" calcext:value-type="float">
            <text:p>0,0876112002185642</text:p>
          </table:table-cell>
          <table:table-cell office:value-type="float" office:value="0.0758170823811743" calcext:value-type="float">
            <text:p>0,0758170823811743</text:p>
          </table:table-cell>
          <table:table-cell office:value-type="float" office:value="0.0588410978464446" calcext:value-type="float">
            <text:p>0,0588410978464446</text:p>
          </table:table-cell>
          <table:table-cell office:value-type="float" office:value="0.0565138247416018" calcext:value-type="float">
            <text:p>0,0565138247416018</text:p>
          </table:table-cell>
          <table:table-cell office:value-type="float" office:value="0.0549487896806674" calcext:value-type="float">
            <text:p>0,0549487896806674</text:p>
          </table:table-cell>
          <table:table-cell office:value-type="float" office:value="0.0547181365584399" calcext:value-type="float">
            <text:p>0,0547181365584399</text:p>
          </table:table-cell>
          <table:table-cell office:value-type="float" office:value="0.0520970727742041" calcext:value-type="float">
            <text:p>0,0520970727742041</text:p>
          </table:table-cell>
          <table:table-cell office:value-type="float" office:value="0.0531238326571898" calcext:value-type="float">
            <text:p>0,053123832657189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195:.B199])" office:value-type="float" office:value="0.0894966703453998" calcext:value-type="float">
            <text:p>0,0894966703</text:p>
          </table:table-cell>
          <table:table-cell table:style-name="ce9" table:formula="of:=AVERAGE([.C195:.C199])" office:value-type="float" office:value="0.074787299685042" calcext:value-type="float">
            <text:p>0,0747872997</text:p>
          </table:table-cell>
          <table:table-cell table:style-name="ce9" table:formula="of:=AVERAGE([.D195:.D199])" office:value-type="float" office:value="0.0575134026223351" calcext:value-type="float">
            <text:p>0,0575134026</text:p>
          </table:table-cell>
          <table:table-cell table:style-name="ce9" table:formula="of:=AVERAGE([.E195:.E199])" office:value-type="float" office:value="0.0559221646938957" calcext:value-type="float">
            <text:p>0,0559221647</text:p>
          </table:table-cell>
          <table:table-cell table:style-name="ce9" table:formula="of:=AVERAGE([.F195:.F199])" office:value-type="float" office:value="0.0550667397770652" calcext:value-type="float">
            <text:p>0,0550667398</text:p>
          </table:table-cell>
          <table:table-cell table:style-name="ce9" table:formula="of:=AVERAGE([.G195:.G199])" office:value-type="float" office:value="0.0537350505065811" calcext:value-type="float">
            <text:p>0,0537350505</text:p>
          </table:table-cell>
          <table:table-cell table:style-name="ce9" table:formula="of:=AVERAGE([.H195:.H199])" office:value-type="float" office:value="0.0531349455964855" calcext:value-type="float">
            <text:p>0,0531349456</text:p>
          </table:table-cell>
          <table:table-cell table:style-name="ce9" table:formula="of:=AVERAGE([.I195:.I199])" office:value-type="float" office:value="0.0537839482085692" calcext:value-type="float">
            <text:p>0,05378394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409820079803467" calcext:value-type="float">
            <text:p>0,0409820079803467</text:p>
          </table:table-cell>
          <table:table-cell office:value-type="float" office:value="0.0617690086364746" calcext:value-type="float">
            <text:p>0,0617690086364746</text:p>
          </table:table-cell>
          <table:table-cell office:value-type="float" office:value="0.0644824504852295" calcext:value-type="float">
            <text:p>0,0644824504852295</text:p>
          </table:table-cell>
          <table:table-cell office:value-type="float" office:value="0.0826170444488525" calcext:value-type="float">
            <text:p>0,0826170444488525</text:p>
          </table:table-cell>
          <table:table-cell office:value-type="float" office:value="0.102039337158203" calcext:value-type="float">
            <text:p>0,102039337158203</text:p>
          </table:table-cell>
          <table:table-cell office:value-type="float" office:value="0.133887052536011" calcext:value-type="float">
            <text:p>0,133887052536011</text:p>
          </table:table-cell>
          <table:table-cell office:value-type="float" office:value="0.143909931182861" calcext:value-type="float">
            <text:p>0,143909931182861</text:p>
          </table:table-cell>
          <table:table-cell office:value-type="float" office:value="0.150428295135498" calcext:value-type="float">
            <text:p>0,1504282951354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398752689361572" calcext:value-type="float">
            <text:p>0,0398752689361572</text:p>
          </table:table-cell>
          <table:table-cell office:value-type="float" office:value="0.0761873722076416" calcext:value-type="float">
            <text:p>0,0761873722076416</text:p>
          </table:table-cell>
          <table:table-cell office:value-type="float" office:value="0.0666494369506836" calcext:value-type="float">
            <text:p>0,0666494369506836</text:p>
          </table:table-cell>
          <table:table-cell office:value-type="float" office:value="0.0779423713684082" calcext:value-type="float">
            <text:p>0,0779423713684082</text:p>
          </table:table-cell>
          <table:table-cell office:value-type="float" office:value="0.0969641208648682" calcext:value-type="float">
            <text:p>0,0969641208648682</text:p>
          </table:table-cell>
          <table:table-cell office:value-type="float" office:value="0.111808776855469" calcext:value-type="float">
            <text:p>0,111808776855469</text:p>
          </table:table-cell>
          <table:table-cell office:value-type="float" office:value="0.119709730148315" calcext:value-type="float">
            <text:p>0,119709730148315</text:p>
          </table:table-cell>
          <table:table-cell office:value-type="float" office:value="0.138475894927979" calcext:value-type="float">
            <text:p>0,1384758949279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428049564361572" calcext:value-type="float">
            <text:p>0,0428049564361572</text:p>
          </table:table-cell>
          <table:table-cell office:value-type="float" office:value="0.0713729858398438" calcext:value-type="float">
            <text:p>0,0713729858398438</text:p>
          </table:table-cell>
          <table:table-cell office:value-type="float" office:value="0.0657823085784912" calcext:value-type="float">
            <text:p>0,0657823085784912</text:p>
          </table:table-cell>
          <table:table-cell office:value-type="float" office:value="0.0791900157928467" calcext:value-type="float">
            <text:p>0,0791900157928467</text:p>
          </table:table-cell>
          <table:table-cell office:value-type="float" office:value="0.0986108779907227" calcext:value-type="float">
            <text:p>0,0986108779907227</text:p>
          </table:table-cell>
          <table:table-cell office:value-type="float" office:value="0.114494800567627" calcext:value-type="float">
            <text:p>0,114494800567627</text:p>
          </table:table-cell>
          <table:table-cell office:value-type="float" office:value="0.122639417648315" calcext:value-type="float">
            <text:p>0,122639417648315</text:p>
          </table:table-cell>
          <table:table-cell office:value-type="float" office:value="0.138130664825439" calcext:value-type="float">
            <text:p>0,138130664825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429158210754395" calcext:value-type="float">
            <text:p>0,0429158210754395</text:p>
          </table:table-cell>
          <table:table-cell office:value-type="float" office:value="0.062603235244751" calcext:value-type="float">
            <text:p>0,062603235244751</text:p>
          </table:table-cell>
          <table:table-cell office:value-type="float" office:value="0.06585693359375" calcext:value-type="float">
            <text:p>0,06585693359375</text:p>
          </table:table-cell>
          <table:table-cell office:value-type="float" office:value="0.0814294815063477" calcext:value-type="float">
            <text:p>0,0814294815063477</text:p>
          </table:table-cell>
          <table:table-cell office:value-type="float" office:value="0.0987684726715088" calcext:value-type="float">
            <text:p>0,0987684726715088</text:p>
          </table:table-cell>
          <table:table-cell office:value-type="float" office:value="0.11169958114624" calcext:value-type="float">
            <text:p>0,11169958114624</text:p>
          </table:table-cell>
          <table:table-cell office:value-type="float" office:value="0.127328157424927" calcext:value-type="float">
            <text:p>0,127328157424927</text:p>
          </table:table-cell>
          <table:table-cell office:value-type="float" office:value="0.145236968994141" calcext:value-type="float">
            <text:p>0,1452369689941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41254997253418" calcext:value-type="float">
            <text:p>0,041254997253418</text:p>
          </table:table-cell>
          <table:table-cell office:value-type="float" office:value="0.0662057399749756" calcext:value-type="float">
            <text:p>0,0662057399749756</text:p>
          </table:table-cell>
          <table:table-cell office:value-type="float" office:value="0.0678145885467529" calcext:value-type="float">
            <text:p>0,0678145885467529</text:p>
          </table:table-cell>
          <table:table-cell office:value-type="float" office:value="0.081629753112793" calcext:value-type="float">
            <text:p>0,081629753112793</text:p>
          </table:table-cell>
          <table:table-cell office:value-type="float" office:value="0.0952658653259277" calcext:value-type="float">
            <text:p>0,0952658653259277</text:p>
          </table:table-cell>
          <table:table-cell office:value-type="float" office:value="0.110028266906738" calcext:value-type="float">
            <text:p>0,110028266906738</text:p>
          </table:table-cell>
          <table:table-cell office:value-type="float" office:value="0.128092765808105" calcext:value-type="float">
            <text:p>0,128092765808105</text:p>
          </table:table-cell>
          <table:table-cell office:value-type="float" office:value="0.138769626617432" calcext:value-type="float">
            <text:p>0,13876962661743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01:.B205])" office:value-type="float" office:value="0.0415666103363037" calcext:value-type="float">
            <text:p>0,0415666103</text:p>
          </table:table-cell>
          <table:table-cell table:style-name="ce9" table:formula="of:=AVERAGE([.C201:.C205])" office:value-type="float" office:value="0.0676276683807373" calcext:value-type="float">
            <text:p>0,0676276684</text:p>
          </table:table-cell>
          <table:table-cell table:style-name="ce9" table:formula="of:=AVERAGE([.D201:.D205])" office:value-type="float" office:value="0.0661171436309814" calcext:value-type="float">
            <text:p>0,0661171436</text:p>
          </table:table-cell>
          <table:table-cell table:style-name="ce9" table:formula="of:=AVERAGE([.E201:.E205])" office:value-type="float" office:value="0.0805617332458496" calcext:value-type="float">
            <text:p>0,0805617332</text:p>
          </table:table-cell>
          <table:table-cell table:style-name="ce9" table:formula="of:=AVERAGE([.F201:.F205])" office:value-type="float" office:value="0.0983297348022461" calcext:value-type="float">
            <text:p>0,0983297348</text:p>
          </table:table-cell>
          <table:table-cell table:style-name="ce9" table:formula="of:=AVERAGE([.G201:.G205])" office:value-type="float" office:value="0.116383695602417" calcext:value-type="float">
            <text:p>0,1163836956</text:p>
          </table:table-cell>
          <table:table-cell table:style-name="ce9" table:formula="of:=AVERAGE([.H201:.H205])" office:value-type="float" office:value="0.128336000442505" calcext:value-type="float">
            <text:p>0,1283360004</text:p>
          </table:table-cell>
          <table:table-cell table:style-name="ce9" table:formula="of:=AVERAGE([.I201:.I205])" office:value-type="float" office:value="0.142208290100098" calcext:value-type="float">
            <text:p>0,14220829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5192554705984" calcext:value-type="float">
            <text:p>93,5192554705984</text:p>
          </table:table-cell>
          <table:table-cell office:value-type="float" office:value="94.7198475668184" calcext:value-type="float">
            <text:p>94,7198475668184</text:p>
          </table:table-cell>
          <table:table-cell office:value-type="float" office:value="96.1395741245323" calcext:value-type="float">
            <text:p>96,1395741245323</text:p>
          </table:table-cell>
          <table:table-cell office:value-type="float" office:value="96.0721414749012" calcext:value-type="float">
            <text:p>96,0721414749012</text:p>
          </table:table-cell>
          <table:table-cell office:value-type="float" office:value="96.15912695207" calcext:value-type="float">
            <text:p>96,15912695207</text:p>
          </table:table-cell>
          <table:table-cell office:value-type="float" office:value="96.3584950916312" calcext:value-type="float">
            <text:p>96,3584950916312</text:p>
          </table:table-cell>
          <table:table-cell office:value-type="float" office:value="96.3569161886705" calcext:value-type="float">
            <text:p>96,3569161886705</text:p>
          </table:table-cell>
          <table:table-cell office:value-type="float" office:value="96.33571349851" calcext:value-type="float">
            <text:p>96,335713498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4396451100484" calcext:value-type="float">
            <text:p>93,4396451100484</text:p>
          </table:table-cell>
          <table:table-cell office:value-type="float" office:value="94.843920356676" calcext:value-type="float">
            <text:p>94,843920356676</text:p>
          </table:table-cell>
          <table:table-cell office:value-type="float" office:value="96.0551809840844" calcext:value-type="float">
            <text:p>96,0551809840844</text:p>
          </table:table-cell>
          <table:table-cell office:value-type="float" office:value="96.2158946506945" calcext:value-type="float">
            <text:p>96,2158946506945</text:p>
          </table:table-cell>
          <table:table-cell office:value-type="float" office:value="96.1557407999469" calcext:value-type="float">
            <text:p>96,1557407999469</text:p>
          </table:table-cell>
          <table:table-cell office:value-type="float" office:value="96.0504943252656" calcext:value-type="float">
            <text:p>96,0504943252656</text:p>
          </table:table-cell>
          <table:table-cell office:value-type="float" office:value="96.3676058616038" calcext:value-type="float">
            <text:p>96,3676058616038</text:p>
          </table:table-cell>
          <table:table-cell office:value-type="float" office:value="96.2795612006892" calcext:value-type="float">
            <text:p>96,27956120068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4893134383379" calcext:value-type="float">
            <text:p>93,4893134383379</text:p>
          </table:table-cell>
          <table:table-cell office:value-type="float" office:value="94.6544337664762" calcext:value-type="float">
            <text:p>94,6544337664762</text:p>
          </table:table-cell>
          <table:table-cell office:value-type="float" office:value="96.010206240864" calcext:value-type="float">
            <text:p>96,010206240864</text:p>
          </table:table-cell>
          <table:table-cell office:value-type="float" office:value="96.1213912686535" calcext:value-type="float">
            <text:p>96,1213912686535</text:p>
          </table:table-cell>
          <table:table-cell office:value-type="float" office:value="96.2840999741451" calcext:value-type="float">
            <text:p>96,2840999741451</text:p>
          </table:table-cell>
          <table:table-cell office:value-type="float" office:value="96.3735183572742" calcext:value-type="float">
            <text:p>96,3735183572742</text:p>
          </table:table-cell>
          <table:table-cell office:value-type="float" office:value="96.3816467284501" calcext:value-type="float">
            <text:p>96,3816467284501</text:p>
          </table:table-cell>
          <table:table-cell office:value-type="float" office:value="96.223354972058" calcext:value-type="float">
            <text:p>96,2233549720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5267646254109" calcext:value-type="float">
            <text:p>93,5267646254109</text:p>
          </table:table-cell>
          <table:table-cell office:value-type="float" office:value="94.7925392821305" calcext:value-type="float">
            <text:p>94,7925392821305</text:p>
          </table:table-cell>
          <table:table-cell office:value-type="float" office:value="96.0453146927251" calcext:value-type="float">
            <text:p>96,0453146927251</text:p>
          </table:table-cell>
          <table:table-cell office:value-type="float" office:value="96.1478584311836" calcext:value-type="float">
            <text:p>96,1478584311836</text:p>
          </table:table-cell>
          <table:table-cell office:value-type="float" office:value="96.3646195678259" calcext:value-type="float">
            <text:p>96,3646195678259</text:p>
          </table:table-cell>
          <table:table-cell office:value-type="float" office:value="96.310009589442" calcext:value-type="float">
            <text:p>96,310009589442</text:p>
          </table:table-cell>
          <table:table-cell office:value-type="float" office:value="96.2098797629039" calcext:value-type="float">
            <text:p>96,2098797629039</text:p>
          </table:table-cell>
          <table:table-cell office:value-type="float" office:value="96.3739519951176" calcext:value-type="float">
            <text:p>96,373951995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7383083243565" calcext:value-type="float">
            <text:p>93,7383083243565</text:p>
          </table:table-cell>
          <table:table-cell office:value-type="float" office:value="94.6742893160826" calcext:value-type="float">
            <text:p>94,6742893160826</text:p>
          </table:table-cell>
          <table:table-cell office:value-type="float" office:value="96.0091544360894" calcext:value-type="float">
            <text:p>96,0091544360894</text:p>
          </table:table-cell>
          <table:table-cell office:value-type="float" office:value="96.1658606797803" calcext:value-type="float">
            <text:p>96,1658606797803</text:p>
          </table:table-cell>
          <table:table-cell office:value-type="float" office:value="96.2229068139059" calcext:value-type="float">
            <text:p>96,2229068139059</text:p>
          </table:table-cell>
          <table:table-cell office:value-type="float" office:value="96.2752117766645" calcext:value-type="float">
            <text:p>96,2752117766645</text:p>
          </table:table-cell>
          <table:table-cell office:value-type="float" office:value="96.3754873184409" calcext:value-type="float">
            <text:p>96,3754873184409</text:p>
          </table:table-cell>
          <table:table-cell office:value-type="float" office:value="96.3441947716764" calcext:value-type="float">
            <text:p>96,34419477167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07:.B211])" office:value-type="float" office:value="93.5426573937504" calcext:value-type="float">
            <text:p>93,5426573938</text:p>
          </table:table-cell>
          <table:table-cell table:style-name="ce9" table:formula="of:=AVERAGE([.C207:.C211])" office:value-type="float" office:value="94.7370060576367" calcext:value-type="float">
            <text:p>94,7370060576</text:p>
          </table:table-cell>
          <table:table-cell table:style-name="ce9" table:formula="of:=AVERAGE([.D207:.D211])" office:value-type="float" office:value="96.051886095659" calcext:value-type="float">
            <text:p>96,0518860957</text:p>
          </table:table-cell>
          <table:table-cell table:style-name="ce9" table:formula="of:=AVERAGE([.E207:.E211])" office:value-type="float" office:value="96.1446293010426" calcext:value-type="float">
            <text:p>96,1446293010</text:p>
          </table:table-cell>
          <table:table-cell table:style-name="ce9" table:formula="of:=AVERAGE([.F207:.F211])" office:value-type="float" office:value="96.2372988215788" calcext:value-type="float">
            <text:p>96,2372988216</text:p>
          </table:table-cell>
          <table:table-cell table:style-name="ce9" table:formula="of:=AVERAGE([.G207:.G211])" office:value-type="float" office:value="96.2735458280555" calcext:value-type="float">
            <text:p>96,2735458281</text:p>
          </table:table-cell>
          <table:table-cell table:style-name="ce9" table:formula="of:=AVERAGE([.H207:.H211])" office:value-type="float" office:value="96.3383071720139" calcext:value-type="float">
            <text:p>96,3383071720</text:p>
          </table:table-cell>
          <table:table-cell table:style-name="ce9" table:formula="of:=AVERAGE([.I207:.I211])" office:value-type="float" office:value="96.3113552876102" calcext:value-type="float">
            <text:p>96,311355287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Kneighbors (weigths=”uniform”) (7n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875737563194171" calcext:value-type="float">
            <text:p>0,0875737563194171</text:p>
          </table:table-cell>
          <table:table-cell office:value-type="float" office:value="0.073801217570667" calcext:value-type="float">
            <text:p>0,073801217570667</text:p>
          </table:table-cell>
          <table:table-cell office:value-type="float" office:value="0.0577034302977823" calcext:value-type="float">
            <text:p>0,0577034302977823</text:p>
          </table:table-cell>
          <table:table-cell office:value-type="float" office:value="0.0587217563327475" calcext:value-type="float">
            <text:p>0,0587217563327475</text:p>
          </table:table-cell>
          <table:table-cell office:value-type="float" office:value="0.0560147296599958" calcext:value-type="float">
            <text:p>0,0560147296599958</text:p>
          </table:table-cell>
          <table:table-cell office:value-type="float" office:value="0.0538008649658762" calcext:value-type="float">
            <text:p>0,0538008649658762</text:p>
          </table:table-cell>
          <table:table-cell office:value-type="float" office:value="0.0535619338471435" calcext:value-type="float">
            <text:p>0,0535619338471435</text:p>
          </table:table-cell>
          <table:table-cell office:value-type="float" office:value="0.0549313235788771" calcext:value-type="float">
            <text:p>0,05493132357887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876766695783076" calcext:value-type="float">
            <text:p>0,0876766695783076</text:p>
          </table:table-cell>
          <table:table-cell office:value-type="float" office:value="0.0728675212276841" calcext:value-type="float">
            <text:p>0,0728675212276841</text:p>
          </table:table-cell>
          <table:table-cell office:value-type="float" office:value="0.0574546586402016" calcext:value-type="float">
            <text:p>0,0574546586402016</text:p>
          </table:table-cell>
          <table:table-cell office:value-type="float" office:value="0.0571521280979781" calcext:value-type="float">
            <text:p>0,0571521280979781</text:p>
          </table:table-cell>
          <table:table-cell office:value-type="float" office:value="0.0572458381962222" calcext:value-type="float">
            <text:p>0,0572458381962222</text:p>
          </table:table-cell>
          <table:table-cell office:value-type="float" office:value="0.0546656518468221" calcext:value-type="float">
            <text:p>0,0546656518468221</text:p>
          </table:table-cell>
          <table:table-cell office:value-type="float" office:value="0.0540664926812152" calcext:value-type="float">
            <text:p>0,0540664926812152</text:p>
          </table:table-cell>
          <table:table-cell office:value-type="float" office:value="0.0555919776628603" calcext:value-type="float">
            <text:p>0,05559197766286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912363398373941" calcext:value-type="float">
            <text:p>0,0912363398373941</text:p>
          </table:table-cell>
          <table:table-cell office:value-type="float" office:value="0.0735810957065672" calcext:value-type="float">
            <text:p>0,0735810957065672</text:p>
          </table:table-cell>
          <table:table-cell office:value-type="float" office:value="0.0597097855018565" calcext:value-type="float">
            <text:p>0,0597097855018565</text:p>
          </table:table-cell>
          <table:table-cell office:value-type="float" office:value="0.0567289254321419" calcext:value-type="float">
            <text:p>0,0567289254321419</text:p>
          </table:table-cell>
          <table:table-cell office:value-type="float" office:value="0.0539584969432682" calcext:value-type="float">
            <text:p>0,0539584969432682</text:p>
          </table:table-cell>
          <table:table-cell office:value-type="float" office:value="0.0529375158613559" calcext:value-type="float">
            <text:p>0,0529375158613559</text:p>
          </table:table-cell>
          <table:table-cell office:value-type="float" office:value="0.0555919720649155" calcext:value-type="float">
            <text:p>0,0555919720649155</text:p>
          </table:table-cell>
          <table:table-cell office:value-type="float" office:value="0.0534328294786362" calcext:value-type="float">
            <text:p>0,05343282947863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889456044661672" calcext:value-type="float">
            <text:p>0,0889456044661672</text:p>
          </table:table-cell>
          <table:table-cell office:value-type="float" office:value="0.0777633583874702" calcext:value-type="float">
            <text:p>0,0777633583874702</text:p>
          </table:table-cell>
          <table:table-cell office:value-type="float" office:value="0.0577272222696769" calcext:value-type="float">
            <text:p>0,0577272222696769</text:p>
          </table:table-cell>
          <table:table-cell office:value-type="float" office:value="0.0568244655331243" calcext:value-type="float">
            <text:p>0,0568244655331243</text:p>
          </table:table-cell>
          <table:table-cell office:value-type="float" office:value="0.0555913729955551" calcext:value-type="float">
            <text:p>0,0555913729955551</text:p>
          </table:table-cell>
          <table:table-cell office:value-type="float" office:value="0.0570481326936844" calcext:value-type="float">
            <text:p>0,0570481326936844</text:p>
          </table:table-cell>
          <table:table-cell office:value-type="float" office:value="0.0544166136525737" calcext:value-type="float">
            <text:p>0,0544166136525737</text:p>
          </table:table-cell>
          <table:table-cell office:value-type="float" office:value="0.0528755603041047" calcext:value-type="float">
            <text:p>0,05287556030410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88533313379981" calcext:value-type="float">
            <text:p>0,088533313379981</text:p>
          </table:table-cell>
          <table:table-cell office:value-type="float" office:value="0.0751052811294353" calcext:value-type="float">
            <text:p>0,0751052811294353</text:p>
          </table:table-cell>
          <table:table-cell office:value-type="float" office:value="0.059505527581316" calcext:value-type="float">
            <text:p>0,059505527581316</text:p>
          </table:table-cell>
          <table:table-cell office:value-type="float" office:value="0.0581017455183813" calcext:value-type="float">
            <text:p>0,0581017455183813</text:p>
          </table:table-cell>
          <table:table-cell office:value-type="float" office:value="0.0558660021669511" calcext:value-type="float">
            <text:p>0,0558660021669511</text:p>
          </table:table-cell>
          <table:table-cell office:value-type="float" office:value="0.0532218071245711" calcext:value-type="float">
            <text:p>0,0532218071245711</text:p>
          </table:table-cell>
          <table:table-cell office:value-type="float" office:value="0.0548898225202218" calcext:value-type="float">
            <text:p>0,0548898225202218</text:p>
          </table:table-cell>
          <table:table-cell office:value-type="float" office:value="0.0561493306748268" calcext:value-type="float">
            <text:p>0,056149330674826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15:.B219])" office:value-type="float" office:value="0.0887931367162534" calcext:value-type="float">
            <text:p>0,0887931367</text:p>
          </table:table-cell>
          <table:table-cell table:style-name="ce9" table:formula="of:=AVERAGE([.C215:.C219])" office:value-type="float" office:value="0.0746236948043648" calcext:value-type="float">
            <text:p>0,0746236948</text:p>
          </table:table-cell>
          <table:table-cell table:style-name="ce9" table:formula="of:=AVERAGE([.D215:.D219])" office:value-type="float" office:value="0.0584201248581667" calcext:value-type="float">
            <text:p>0,0584201249</text:p>
          </table:table-cell>
          <table:table-cell table:style-name="ce9" table:formula="of:=AVERAGE([.E215:.E219])" office:value-type="float" office:value="0.0575058041828746" calcext:value-type="float">
            <text:p>0,0575058042</text:p>
          </table:table-cell>
          <table:table-cell table:style-name="ce9" table:formula="of:=AVERAGE([.F215:.F219])" office:value-type="float" office:value="0.0557352879923985" calcext:value-type="float">
            <text:p>0,0557352880</text:p>
          </table:table-cell>
          <table:table-cell table:style-name="ce9" table:formula="of:=AVERAGE([.G215:.G219])" office:value-type="float" office:value="0.0543347944984619" calcext:value-type="float">
            <text:p>0,0543347945</text:p>
          </table:table-cell>
          <table:table-cell table:style-name="ce9" table:formula="of:=AVERAGE([.H215:.H219])" office:value-type="float" office:value="0.0545053669532139" calcext:value-type="float">
            <text:p>0,0545053670</text:p>
          </table:table-cell>
          <table:table-cell table:style-name="ce9" table:formula="of:=AVERAGE([.I215:.I219])" office:value-type="float" office:value="0.054596204339861" calcext:value-type="float">
            <text:p>0,0545962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404555797576904" calcext:value-type="float">
            <text:p>0,0404555797576904</text:p>
          </table:table-cell>
          <table:table-cell office:value-type="float" office:value="0.0646920204162598" calcext:value-type="float">
            <text:p>0,0646920204162598</text:p>
          </table:table-cell>
          <table:table-cell office:value-type="float" office:value="0.0648248195648193" calcext:value-type="float">
            <text:p>0,0648248195648193</text:p>
          </table:table-cell>
          <table:table-cell office:value-type="float" office:value="0.0824716091156006" calcext:value-type="float">
            <text:p>0,0824716091156006</text:p>
          </table:table-cell>
          <table:table-cell office:value-type="float" office:value="0.100704669952393" calcext:value-type="float">
            <text:p>0,100704669952393</text:p>
          </table:table-cell>
          <table:table-cell office:value-type="float" office:value="0.117384433746338" calcext:value-type="float">
            <text:p>0,117384433746338</text:p>
          </table:table-cell>
          <table:table-cell office:value-type="float" office:value="0.131856441497803" calcext:value-type="float">
            <text:p>0,131856441497803</text:p>
          </table:table-cell>
          <table:table-cell office:value-type="float" office:value="0.149364233016968" calcext:value-type="float">
            <text:p>0,1493642330169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433318614959717" calcext:value-type="float">
            <text:p>0,0433318614959717</text:p>
          </table:table-cell>
          <table:table-cell office:value-type="float" office:value="0.0699169635772705" calcext:value-type="float">
            <text:p>0,0699169635772705</text:p>
          </table:table-cell>
          <table:table-cell office:value-type="float" office:value="0.065671443939209" calcext:value-type="float">
            <text:p>0,065671443939209</text:p>
          </table:table-cell>
          <table:table-cell office:value-type="float" office:value="0.0766229629516602" calcext:value-type="float">
            <text:p>0,0766229629516602</text:p>
          </table:table-cell>
          <table:table-cell office:value-type="float" office:value="0.0951497554779053" calcext:value-type="float">
            <text:p>0,0951497554779053</text:p>
          </table:table-cell>
          <table:table-cell office:value-type="float" office:value="0.109158277511597" calcext:value-type="float">
            <text:p>0,109158277511597</text:p>
          </table:table-cell>
          <table:table-cell office:value-type="float" office:value="0.124040842056274" calcext:value-type="float">
            <text:p>0,124040842056274</text:p>
          </table:table-cell>
          <table:table-cell office:value-type="float" office:value="0.138977527618408" calcext:value-type="float">
            <text:p>0,1389775276184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425372123718262" calcext:value-type="float">
            <text:p>0,0425372123718262</text:p>
          </table:table-cell>
          <table:table-cell office:value-type="float" office:value="0.0533952713012695" calcext:value-type="float">
            <text:p>0,0533952713012695</text:p>
          </table:table-cell>
          <table:table-cell office:value-type="float" office:value="0.0643050670623779" calcext:value-type="float">
            <text:p>0,0643050670623779</text:p>
          </table:table-cell>
          <table:table-cell office:value-type="float" office:value="0.0760233402252197" calcext:value-type="float">
            <text:p>0,0760233402252197</text:p>
          </table:table-cell>
          <table:table-cell office:value-type="float" office:value="0.0967855453491211" calcext:value-type="float">
            <text:p>0,0967855453491211</text:p>
          </table:table-cell>
          <table:table-cell office:value-type="float" office:value="0.112906932830811" calcext:value-type="float">
            <text:p>0,112906932830811</text:p>
          </table:table-cell>
          <table:table-cell office:value-type="float" office:value="0.122122287750244" calcext:value-type="float">
            <text:p>0,122122287750244</text:p>
          </table:table-cell>
          <table:table-cell office:value-type="float" office:value="0.146409034729004" calcext:value-type="float">
            <text:p>0,146409034729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442829132080078" calcext:value-type="float">
            <text:p>0,0442829132080078</text:p>
          </table:table-cell>
          <table:table-cell office:value-type="float" office:value="0.0533342361450195" calcext:value-type="float">
            <text:p>0,0533342361450195</text:p>
          </table:table-cell>
          <table:table-cell office:value-type="float" office:value="0.0706446170806885" calcext:value-type="float">
            <text:p>0,0706446170806885</text:p>
          </table:table-cell>
          <table:table-cell office:value-type="float" office:value="0.0766923427581787" calcext:value-type="float">
            <text:p>0,0766923427581787</text:p>
          </table:table-cell>
          <table:table-cell office:value-type="float" office:value="0.101386785507202" calcext:value-type="float">
            <text:p>0,101386785507202</text:p>
          </table:table-cell>
          <table:table-cell office:value-type="float" office:value="0.105588674545288" calcext:value-type="float">
            <text:p>0,105588674545288</text:p>
          </table:table-cell>
          <table:table-cell office:value-type="float" office:value="0.128673553466797" calcext:value-type="float">
            <text:p>0,128673553466797</text:p>
          </table:table-cell>
          <table:table-cell office:value-type="float" office:value="0.137353420257568" calcext:value-type="float">
            <text:p>0,1373534202575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479812622070313" calcext:value-type="float">
            <text:p>0,0479812622070313</text:p>
          </table:table-cell>
          <table:table-cell office:value-type="float" office:value="0.051971435546875" calcext:value-type="float">
            <text:p>0,051971435546875</text:p>
          </table:table-cell>
          <table:table-cell office:value-type="float" office:value="0.117653608322144" calcext:value-type="float">
            <text:p>0,117653608322144</text:p>
          </table:table-cell>
          <table:table-cell office:value-type="float" office:value="0.0806500911712647" calcext:value-type="float">
            <text:p>0,0806500911712647</text:p>
          </table:table-cell>
          <table:table-cell office:value-type="float" office:value="0.0991408824920654" calcext:value-type="float">
            <text:p>0,0991408824920654</text:p>
          </table:table-cell>
          <table:table-cell office:value-type="float" office:value="0.109724760055542" calcext:value-type="float">
            <text:p>0,109724760055542</text:p>
          </table:table-cell>
          <table:table-cell office:value-type="float" office:value="0.126927137374878" calcext:value-type="float">
            <text:p>0,126927137374878</text:p>
          </table:table-cell>
          <table:table-cell office:value-type="float" office:value="0.14001202583313" calcext:value-type="float">
            <text:p>0,140012025833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21:.B225])" office:value-type="float" office:value="0.0437177658081055" calcext:value-type="float">
            <text:p>0,0437177658</text:p>
          </table:table-cell>
          <table:table-cell table:style-name="ce9" table:formula="of:=AVERAGE([.C221:.C225])" office:value-type="float" office:value="0.0586619853973389" calcext:value-type="float">
            <text:p>0,0586619854</text:p>
          </table:table-cell>
          <table:table-cell table:style-name="ce9" table:formula="of:=AVERAGE([.D221:.D225])" office:value-type="float" office:value="0.0766199111938477" calcext:value-type="float">
            <text:p>0,0766199112</text:p>
          </table:table-cell>
          <table:table-cell table:style-name="ce9" table:formula="of:=AVERAGE([.E221:.E225])" office:value-type="float" office:value="0.0784920692443848" calcext:value-type="float">
            <text:p>0,0784920692</text:p>
          </table:table-cell>
          <table:table-cell table:style-name="ce9" table:formula="of:=AVERAGE([.F221:.F225])" office:value-type="float" office:value="0.0986335277557373" calcext:value-type="float">
            <text:p>0,0986335278</text:p>
          </table:table-cell>
          <table:table-cell table:style-name="ce9" table:formula="of:=AVERAGE([.G221:.G225])" office:value-type="float" office:value="0.110952615737915" calcext:value-type="float">
            <text:p>0,1109526157</text:p>
          </table:table-cell>
          <table:table-cell table:style-name="ce9" table:formula="of:=AVERAGE([.H221:.H225])" office:value-type="float" office:value="0.126724052429199" calcext:value-type="float">
            <text:p>0,1267240524</text:p>
          </table:table-cell>
          <table:table-cell table:style-name="ce9" table:formula="of:=AVERAGE([.I221:.I225])" office:value-type="float" office:value="0.142423248291016" calcext:value-type="float">
            <text:p>0,14242324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6589496068205" calcext:value-type="float">
            <text:p>93,6589496068205</text:p>
          </table:table-cell>
          <table:table-cell office:value-type="float" office:value="94.7422115768313" calcext:value-type="float">
            <text:p>94,7422115768313</text:p>
          </table:table-cell>
          <table:table-cell office:value-type="float" office:value="96.0746192651372" calcext:value-type="float">
            <text:p>96,0746192651372</text:p>
          </table:table-cell>
          <table:table-cell office:value-type="float" office:value="95.9708755426693" calcext:value-type="float">
            <text:p>95,9708755426693</text:p>
          </table:table-cell>
          <table:table-cell office:value-type="float" office:value="96.1589990178885" calcext:value-type="float">
            <text:p>96,1589990178885</text:p>
          </table:table-cell>
          <table:table-cell office:value-type="float" office:value="96.2706345535705" calcext:value-type="float">
            <text:p>96,2706345535705</text:p>
          </table:table-cell>
          <table:table-cell office:value-type="float" office:value="96.2835063172458" calcext:value-type="float">
            <text:p>96,2835063172458</text:p>
          </table:table-cell>
          <table:table-cell office:value-type="float" office:value="96.2370282122429" calcext:value-type="float">
            <text:p>96,23702821224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5747001278926" calcext:value-type="float">
            <text:p>93,5747001278926</text:p>
          </table:table-cell>
          <table:table-cell office:value-type="float" office:value="94.7860601272416" calcext:value-type="float">
            <text:p>94,7860601272416</text:p>
          </table:table-cell>
          <table:table-cell office:value-type="float" office:value="96.0694482404686" calcext:value-type="float">
            <text:p>96,0694482404686</text:p>
          </table:table-cell>
          <table:table-cell office:value-type="float" office:value="96.0468861529253" calcext:value-type="float">
            <text:p>96,0468861529253</text:p>
          </table:table-cell>
          <table:table-cell office:value-type="float" office:value="96.073511169449" calcext:value-type="float">
            <text:p>96,073511169449</text:p>
          </table:table-cell>
          <table:table-cell office:value-type="float" office:value="96.2474187155781" calcext:value-type="float">
            <text:p>96,2474187155781</text:p>
          </table:table-cell>
          <table:table-cell office:value-type="float" office:value="96.2060725895996" calcext:value-type="float">
            <text:p>96,2060725895996</text:p>
          </table:table-cell>
          <table:table-cell office:value-type="float" office:value="96.201264178881" calcext:value-type="float">
            <text:p>96,20126417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3960531838357" calcext:value-type="float">
            <text:p>93,3960531838357</text:p>
          </table:table-cell>
          <table:table-cell office:value-type="float" office:value="94.8811295038333" calcext:value-type="float">
            <text:p>94,8811295038333</text:p>
          </table:table-cell>
          <table:table-cell office:value-type="float" office:value="95.904215399749" calcext:value-type="float">
            <text:p>95,904215399749</text:p>
          </table:table-cell>
          <table:table-cell office:value-type="float" office:value="96.0763170325951" calcext:value-type="float">
            <text:p>96,0763170325951</text:p>
          </table:table-cell>
          <table:table-cell office:value-type="float" office:value="96.2942205178952" calcext:value-type="float">
            <text:p>96,2942205178952</text:p>
          </table:table-cell>
          <table:table-cell office:value-type="float" office:value="96.299745692349" calcext:value-type="float">
            <text:p>96,299745692349</text:p>
          </table:table-cell>
          <table:table-cell office:value-type="float" office:value="96.2473772397037" calcext:value-type="float">
            <text:p>96,2473772397037</text:p>
          </table:table-cell>
          <table:table-cell office:value-type="float" office:value="96.3289616462213" calcext:value-type="float">
            <text:p>96,32896164622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5362267681693" calcext:value-type="float">
            <text:p>93,5362267681693</text:p>
          </table:table-cell>
          <table:table-cell office:value-type="float" office:value="94.4968462324259" calcext:value-type="float">
            <text:p>94,4968462324259</text:p>
          </table:table-cell>
          <table:table-cell office:value-type="float" office:value="96.0215762747676" calcext:value-type="float">
            <text:p>96,0215762747676</text:p>
          </table:table-cell>
          <table:table-cell office:value-type="float" office:value="96.1228408462449" calcext:value-type="float">
            <text:p>96,1228408462449</text:p>
          </table:table-cell>
          <table:table-cell office:value-type="float" office:value="96.2332198470165" calcext:value-type="float">
            <text:p>96,2332198470165</text:p>
          </table:table-cell>
          <table:table-cell office:value-type="float" office:value="96.1151492511101" calcext:value-type="float">
            <text:p>96,1151492511101</text:p>
          </table:table-cell>
          <table:table-cell office:value-type="float" office:value="96.2649495993818" calcext:value-type="float">
            <text:p>96,2649495993818</text:p>
          </table:table-cell>
          <table:table-cell office:value-type="float" office:value="96.3412389973895" calcext:value-type="float">
            <text:p>96,34123899738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6793350391048" calcext:value-type="float">
            <text:p>93,6793350391048</text:p>
          </table:table-cell>
          <table:table-cell office:value-type="float" office:value="94.6178256899946" calcext:value-type="float">
            <text:p>94,6178256899946</text:p>
          </table:table-cell>
          <table:table-cell office:value-type="float" office:value="95.9040758818344" calcext:value-type="float">
            <text:p>95,9040758818344</text:p>
          </table:table-cell>
          <table:table-cell office:value-type="float" office:value="96.0495779518629" calcext:value-type="float">
            <text:p>96,0495779518629</text:p>
          </table:table-cell>
          <table:table-cell office:value-type="float" office:value="96.1536373429186" calcext:value-type="float">
            <text:p>96,1536373429186</text:p>
          </table:table-cell>
          <table:table-cell office:value-type="float" office:value="96.3251847076513" calcext:value-type="float">
            <text:p>96,3251847076513</text:p>
          </table:table-cell>
          <table:table-cell office:value-type="float" office:value="96.2146536155023" calcext:value-type="float">
            <text:p>96,2146536155023</text:p>
          </table:table-cell>
          <table:table-cell office:value-type="float" office:value="96.1408009205795" calcext:value-type="float">
            <text:p>96,140800920579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27:.B231])" office:value-type="float" office:value="93.5690529451646" calcext:value-type="float">
            <text:p>93,5690529452</text:p>
          </table:table-cell>
          <table:table-cell table:style-name="ce9" table:formula="of:=AVERAGE([.C227:.C231])" office:value-type="float" office:value="94.7048146260653" calcext:value-type="float">
            <text:p>94,7048146261</text:p>
          </table:table-cell>
          <table:table-cell table:style-name="ce9" table:formula="of:=AVERAGE([.D227:.D231])" office:value-type="float" office:value="95.9947870123914" calcext:value-type="float">
            <text:p>95,9947870124</text:p>
          </table:table-cell>
          <table:table-cell table:style-name="ce9" table:formula="of:=AVERAGE([.E227:.E231])" office:value-type="float" office:value="96.0532995052595" calcext:value-type="float">
            <text:p>96,0532995053</text:p>
          </table:table-cell>
          <table:table-cell table:style-name="ce9" table:formula="of:=AVERAGE([.F227:.F231])" office:value-type="float" office:value="96.1827175790335" calcext:value-type="float">
            <text:p>96,1827175790</text:p>
          </table:table-cell>
          <table:table-cell table:style-name="ce9" table:formula="of:=AVERAGE([.G227:.G231])" office:value-type="float" office:value="96.2516265840518" calcext:value-type="float">
            <text:p>96,2516265841</text:p>
          </table:table-cell>
          <table:table-cell table:style-name="ce9" table:formula="of:=AVERAGE([.H227:.H231])" office:value-type="float" office:value="96.2433118722867" calcext:value-type="float">
            <text:p>96,2433118723</text:p>
          </table:table-cell>
          <table:table-cell table:style-name="ce9" table:formula="of:=AVERAGE([.I227:.I231])" office:value-type="float" office:value="96.2498587910629" calcext:value-type="float">
            <text:p>96,249858791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Kneighbors (weigths=”distance”) (9n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893852758938947" calcext:value-type="float">
            <text:p>0,0893852758938947</text:p>
          </table:table-cell>
          <table:table-cell office:value-type="float" office:value="0.0715312964735872" calcext:value-type="float">
            <text:p>0,0715312964735872</text:p>
          </table:table-cell>
          <table:table-cell office:value-type="float" office:value="0.0576387783802817" calcext:value-type="float">
            <text:p>0,0576387783802817</text:p>
          </table:table-cell>
          <table:table-cell office:value-type="float" office:value="0.0569636722581241" calcext:value-type="float">
            <text:p>0,0569636722581241</text:p>
          </table:table-cell>
          <table:table-cell office:value-type="float" office:value="0.0561711685755868" calcext:value-type="float">
            <text:p>0,0561711685755868</text:p>
          </table:table-cell>
          <table:table-cell office:value-type="float" office:value="0.0531162003637658" calcext:value-type="float">
            <text:p>0,0531162003637658</text:p>
          </table:table-cell>
          <table:table-cell office:value-type="float" office:value="0.052196342647108" calcext:value-type="float">
            <text:p>0,052196342647108</text:p>
          </table:table-cell>
          <table:table-cell office:value-type="float" office:value="0.0525878734663518" calcext:value-type="float">
            <text:p>0,05258787346635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871082421275488" calcext:value-type="float">
            <text:p>0,0871082421275488</text:p>
          </table:table-cell>
          <table:table-cell office:value-type="float" office:value="0.0738870915488509" calcext:value-type="float">
            <text:p>0,0738870915488509</text:p>
          </table:table-cell>
          <table:table-cell office:value-type="float" office:value="0.0568490381583836" calcext:value-type="float">
            <text:p>0,0568490381583836</text:p>
          </table:table-cell>
          <table:table-cell office:value-type="float" office:value="0.0560328213015918" calcext:value-type="float">
            <text:p>0,0560328213015918</text:p>
          </table:table-cell>
          <table:table-cell office:value-type="float" office:value="0.0559676013865419" calcext:value-type="float">
            <text:p>0,0559676013865419</text:p>
          </table:table-cell>
          <table:table-cell office:value-type="float" office:value="0.0511845345221969" calcext:value-type="float">
            <text:p>0,0511845345221969</text:p>
          </table:table-cell>
          <table:table-cell office:value-type="float" office:value="0.0516058959870497" calcext:value-type="float">
            <text:p>0,0516058959870497</text:p>
          </table:table-cell>
          <table:table-cell office:value-type="float" office:value="0.0524849489214517" calcext:value-type="float">
            <text:p>0,05248494892145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867592262321283" calcext:value-type="float">
            <text:p>0,0867592262321283</text:p>
          </table:table-cell>
          <table:table-cell office:value-type="float" office:value="0.0729737890625405" calcext:value-type="float">
            <text:p>0,0729737890625405</text:p>
          </table:table-cell>
          <table:table-cell office:value-type="float" office:value="0.0569133058300314" calcext:value-type="float">
            <text:p>0,0569133058300314</text:p>
          </table:table-cell>
          <table:table-cell office:value-type="float" office:value="0.055602076974386" calcext:value-type="float">
            <text:p>0,055602076974386</text:p>
          </table:table-cell>
          <table:table-cell office:value-type="float" office:value="0.0545041752404003" calcext:value-type="float">
            <text:p>0,0545041752404003</text:p>
          </table:table-cell>
          <table:table-cell office:value-type="float" office:value="0.0549773787539664" calcext:value-type="float">
            <text:p>0,0549773787539664</text:p>
          </table:table-cell>
          <table:table-cell office:value-type="float" office:value="0.05447492311159" calcext:value-type="float">
            <text:p>0,05447492311159</text:p>
          </table:table-cell>
          <table:table-cell office:value-type="float" office:value="0.0526084454567634" calcext:value-type="float">
            <text:p>0,05260844545676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867367110718028" calcext:value-type="float">
            <text:p>0,0867367110718028</text:p>
          </table:table-cell>
          <table:table-cell office:value-type="float" office:value="0.0740113127796745" calcext:value-type="float">
            <text:p>0,0740113127796745</text:p>
          </table:table-cell>
          <table:table-cell office:value-type="float" office:value="0.0580833775886853" calcext:value-type="float">
            <text:p>0,0580833775886853</text:p>
          </table:table-cell>
          <table:table-cell office:value-type="float" office:value="0.0575097378745528" calcext:value-type="float">
            <text:p>0,0575097378745528</text:p>
          </table:table-cell>
          <table:table-cell office:value-type="float" office:value="0.0554129812994908" calcext:value-type="float">
            <text:p>0,0554129812994908</text:p>
          </table:table-cell>
          <table:table-cell office:value-type="float" office:value="0.0542632139777609" calcext:value-type="float">
            <text:p>0,0542632139777609</text:p>
          </table:table-cell>
          <table:table-cell office:value-type="float" office:value="0.0539865740621508" calcext:value-type="float">
            <text:p>0,0539865740621508</text:p>
          </table:table-cell>
          <table:table-cell office:value-type="float" office:value="0.052726583117154" calcext:value-type="float">
            <text:p>0,052726583117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866633707451806" calcext:value-type="float">
            <text:p>0,0866633707451806</text:p>
          </table:table-cell>
          <table:table-cell office:value-type="float" office:value="0.072740537650263" calcext:value-type="float">
            <text:p>0,072740537650263</text:p>
          </table:table-cell>
          <table:table-cell office:value-type="float" office:value="0.0569573364594287" calcext:value-type="float">
            <text:p>0,0569573364594287</text:p>
          </table:table-cell>
          <table:table-cell office:value-type="float" office:value="0.0544428821256513" calcext:value-type="float">
            <text:p>0,0544428821256513</text:p>
          </table:table-cell>
          <table:table-cell office:value-type="float" office:value="0.0539344708649791" calcext:value-type="float">
            <text:p>0,0539344708649791</text:p>
          </table:table-cell>
          <table:table-cell office:value-type="float" office:value="0.0544861734148125" calcext:value-type="float">
            <text:p>0,0544861734148125</text:p>
          </table:table-cell>
          <table:table-cell office:value-type="float" office:value="0.0531638068704624" calcext:value-type="float">
            <text:p>0,0531638068704624</text:p>
          </table:table-cell>
          <table:table-cell office:value-type="float" office:value="0.0532265018643" calcext:value-type="float">
            <text:p>0,053226501864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35:.B239])" office:value-type="float" office:value="0.087330565214111" calcext:value-type="float">
            <text:p>0,0873305652</text:p>
          </table:table-cell>
          <table:table-cell table:style-name="ce9" table:formula="of:=AVERAGE([.C235:.C239])" office:value-type="float" office:value="0.0730288055029832" calcext:value-type="float">
            <text:p>0,0730288055</text:p>
          </table:table-cell>
          <table:table-cell table:style-name="ce9" table:formula="of:=AVERAGE([.D235:.D239])" office:value-type="float" office:value="0.0572883672833621" calcext:value-type="float">
            <text:p>0,0572883673</text:p>
          </table:table-cell>
          <table:table-cell table:style-name="ce9" table:formula="of:=AVERAGE([.E235:.E239])" office:value-type="float" office:value="0.0561102381068612" calcext:value-type="float">
            <text:p>0,0561102381</text:p>
          </table:table-cell>
          <table:table-cell table:style-name="ce9" table:formula="of:=AVERAGE([.F235:.F239])" office:value-type="float" office:value="0.0551980794733998" calcext:value-type="float">
            <text:p>0,0551980795</text:p>
          </table:table-cell>
          <table:table-cell table:style-name="ce9" table:formula="of:=AVERAGE([.G235:.G239])" office:value-type="float" office:value="0.0536055002065005" calcext:value-type="float">
            <text:p>0,0536055002</text:p>
          </table:table-cell>
          <table:table-cell table:style-name="ce9" table:formula="of:=AVERAGE([.H235:.H239])" office:value-type="float" office:value="0.0530855085356722" calcext:value-type="float">
            <text:p>0,0530855085</text:p>
          </table:table-cell>
          <table:table-cell table:style-name="ce9" table:formula="of:=AVERAGE([.I235:.I239])" office:value-type="float" office:value="0.0527268705652042" calcext:value-type="float">
            <text:p>0,05272687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421750545501709" calcext:value-type="float">
            <text:p>0,0421750545501709</text:p>
          </table:table-cell>
          <table:table-cell office:value-type="float" office:value="0.0829792022705078" calcext:value-type="float">
            <text:p>0,0829792022705078</text:p>
          </table:table-cell>
          <table:table-cell office:value-type="float" office:value="0.0720138549804688" calcext:value-type="float">
            <text:p>0,0720138549804688</text:p>
          </table:table-cell>
          <table:table-cell office:value-type="float" office:value="0.0839977264404297" calcext:value-type="float">
            <text:p>0,0839977264404297</text:p>
          </table:table-cell>
          <table:table-cell office:value-type="float" office:value="0.107244968414307" calcext:value-type="float">
            <text:p>0,107244968414307</text:p>
          </table:table-cell>
          <table:table-cell office:value-type="float" office:value="0.118582010269165" calcext:value-type="float">
            <text:p>0,118582010269165</text:p>
          </table:table-cell>
          <table:table-cell office:value-type="float" office:value="0.128738641738892" calcext:value-type="float">
            <text:p>0,128738641738892</text:p>
          </table:table-cell>
          <table:table-cell office:value-type="float" office:value="0.160667419433594" calcext:value-type="float">
            <text:p>0,1606674194335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425124168395996" calcext:value-type="float">
            <text:p>0,0425124168395996</text:p>
          </table:table-cell>
          <table:table-cell office:value-type="float" office:value="0.0724613666534424" calcext:value-type="float">
            <text:p>0,0724613666534424</text:p>
          </table:table-cell>
          <table:table-cell office:value-type="float" office:value="0.0728325843811035" calcext:value-type="float">
            <text:p>0,0728325843811035</text:p>
          </table:table-cell>
          <table:table-cell office:value-type="float" office:value="0.0811159610748291" calcext:value-type="float">
            <text:p>0,0811159610748291</text:p>
          </table:table-cell>
          <table:table-cell office:value-type="float" office:value="0.100889444351196" calcext:value-type="float">
            <text:p>0,100889444351196</text:p>
          </table:table-cell>
          <table:table-cell office:value-type="float" office:value="0.110336303710938" calcext:value-type="float">
            <text:p>0,110336303710938</text:p>
          </table:table-cell>
          <table:table-cell office:value-type="float" office:value="0.130608558654785" calcext:value-type="float">
            <text:p>0,130608558654785</text:p>
          </table:table-cell>
          <table:table-cell office:value-type="float" office:value="0.144682168960571" calcext:value-type="float">
            <text:p>0,1446821689605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455389022827148" calcext:value-type="float">
            <text:p>0,0455389022827148</text:p>
          </table:table-cell>
          <table:table-cell office:value-type="float" office:value="0.0604331493377686" calcext:value-type="float">
            <text:p>0,0604331493377686</text:p>
          </table:table-cell>
          <table:table-cell office:value-type="float" office:value="0.071446418762207" calcext:value-type="float">
            <text:p>0,071446418762207</text:p>
          </table:table-cell>
          <table:table-cell office:value-type="float" office:value="0.0845296382904053" calcext:value-type="float">
            <text:p>0,0845296382904053</text:p>
          </table:table-cell>
          <table:table-cell office:value-type="float" office:value="0.100094079971313" calcext:value-type="float">
            <text:p>0,100094079971313</text:p>
          </table:table-cell>
          <table:table-cell office:value-type="float" office:value="0.111726999282837" calcext:value-type="float">
            <text:p>0,111726999282837</text:p>
          </table:table-cell>
          <table:table-cell office:value-type="float" office:value="0.127501010894775" calcext:value-type="float">
            <text:p>0,127501010894775</text:p>
          </table:table-cell>
          <table:table-cell office:value-type="float" office:value="0.143464803695679" calcext:value-type="float">
            <text:p>0,1434648036956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438318252563477" calcext:value-type="float">
            <text:p>0,0438318252563477</text:p>
          </table:table-cell>
          <table:table-cell office:value-type="float" office:value="0.0587031841278076" calcext:value-type="float">
            <text:p>0,0587031841278076</text:p>
          </table:table-cell>
          <table:table-cell office:value-type="float" office:value="0.0709924697875977" calcext:value-type="float">
            <text:p>0,0709924697875977</text:p>
          </table:table-cell>
          <table:table-cell office:value-type="float" office:value="0.0832204818725586" calcext:value-type="float">
            <text:p>0,0832204818725586</text:p>
          </table:table-cell>
          <table:table-cell office:value-type="float" office:value="0.106804609298706" calcext:value-type="float">
            <text:p>0,106804609298706</text:p>
          </table:table-cell>
          <table:table-cell office:value-type="float" office:value="0.128139734268188" calcext:value-type="float">
            <text:p>0,128139734268188</text:p>
          </table:table-cell>
          <table:table-cell office:value-type="float" office:value="0.125944375991821" calcext:value-type="float">
            <text:p>0,125944375991821</text:p>
          </table:table-cell>
          <table:table-cell office:value-type="float" office:value="0.143479585647583" calcext:value-type="float">
            <text:p>0,1434795856475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431361198425293" calcext:value-type="float">
            <text:p>0,0431361198425293</text:p>
          </table:table-cell>
          <table:table-cell office:value-type="float" office:value="0.0619215965270996" calcext:value-type="float">
            <text:p>0,0619215965270996</text:p>
          </table:table-cell>
          <table:table-cell office:value-type="float" office:value="0.0704042911529541" calcext:value-type="float">
            <text:p>0,0704042911529541</text:p>
          </table:table-cell>
          <table:table-cell office:value-type="float" office:value="0.0834274291992188" calcext:value-type="float">
            <text:p>0,0834274291992188</text:p>
          </table:table-cell>
          <table:table-cell office:value-type="float" office:value="0.105263948440552" calcext:value-type="float">
            <text:p>0,105263948440552</text:p>
          </table:table-cell>
          <table:table-cell office:value-type="float" office:value="0.10731840133667" calcext:value-type="float">
            <text:p>0,10731840133667</text:p>
          </table:table-cell>
          <table:table-cell office:value-type="float" office:value="0.134752035140991" calcext:value-type="float">
            <text:p>0,134752035140991</text:p>
          </table:table-cell>
          <table:table-cell office:value-type="float" office:value="0.14629054069519" calcext:value-type="float">
            <text:p>0,146290540695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41:.B245])" office:value-type="float" office:value="0.0434388637542725" calcext:value-type="float">
            <text:p>0,0434388638</text:p>
          </table:table-cell>
          <table:table-cell table:style-name="ce9" table:formula="of:=AVERAGE([.C241:.C245])" office:value-type="float" office:value="0.0672996997833252" calcext:value-type="float">
            <text:p>0,0672996998</text:p>
          </table:table-cell>
          <table:table-cell table:style-name="ce9" table:formula="of:=AVERAGE([.D241:.D245])" office:value-type="float" office:value="0.0715379238128662" calcext:value-type="float">
            <text:p>0,0715379238</text:p>
          </table:table-cell>
          <table:table-cell table:style-name="ce9" table:formula="of:=AVERAGE([.E241:.E245])" office:value-type="float" office:value="0.0832582473754883" calcext:value-type="float">
            <text:p>0,0832582474</text:p>
          </table:table-cell>
          <table:table-cell table:style-name="ce9" table:formula="of:=AVERAGE([.F241:.F245])" office:value-type="float" office:value="0.104059410095215" calcext:value-type="float">
            <text:p>0,1040594101</text:p>
          </table:table-cell>
          <table:table-cell table:style-name="ce9" table:formula="of:=AVERAGE([.G241:.G245])" office:value-type="float" office:value="0.11522068977356" calcext:value-type="float">
            <text:p>0,1152206898</text:p>
          </table:table-cell>
          <table:table-cell table:style-name="ce9" table:formula="of:=AVERAGE([.H241:.H245])" office:value-type="float" office:value="0.129508924484253" calcext:value-type="float">
            <text:p>0,1295089245</text:p>
          </table:table-cell>
          <table:table-cell table:style-name="ce9" table:formula="of:=AVERAGE([.I241:.I245])" office:value-type="float" office:value="0.147716903686523" calcext:value-type="float">
            <text:p>0,1477169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5358127487423" calcext:value-type="float">
            <text:p>93,5358127487423</text:p>
          </table:table-cell>
          <table:table-cell office:value-type="float" office:value="94.9959162124415" calcext:value-type="float">
            <text:p>94,9959162124415</text:p>
          </table:table-cell>
          <table:table-cell office:value-type="float" office:value="96.0235188112648" calcext:value-type="float">
            <text:p>96,0235188112648</text:p>
          </table:table-cell>
          <table:table-cell office:value-type="float" office:value="96.0712695065847" calcext:value-type="float">
            <text:p>96,0712695065847</text:p>
          </table:table-cell>
          <table:table-cell office:value-type="float" office:value="96.1316798284476" calcext:value-type="float">
            <text:p>96,1316798284476</text:p>
          </table:table-cell>
          <table:table-cell office:value-type="float" office:value="96.3074390560934" calcext:value-type="float">
            <text:p>96,3074390560934</text:p>
          </table:table-cell>
          <table:table-cell office:value-type="float" office:value="96.3931101923993" calcext:value-type="float">
            <text:p>96,3931101923993</text:p>
          </table:table-cell>
          <table:table-cell office:value-type="float" office:value="96.4024244626645" calcext:value-type="float">
            <text:p>96,40242446266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7453017268796" calcext:value-type="float">
            <text:p>93,7453017268796</text:p>
          </table:table-cell>
          <table:table-cell office:value-type="float" office:value="94.806000581387" calcext:value-type="float">
            <text:p>94,806000581387</text:p>
          </table:table-cell>
          <table:table-cell office:value-type="float" office:value="96.0781031637755" calcext:value-type="float">
            <text:p>96,0781031637755</text:p>
          </table:table-cell>
          <table:table-cell office:value-type="float" office:value="96.1880220544401" calcext:value-type="float">
            <text:p>96,1880220544401</text:p>
          </table:table-cell>
          <table:table-cell office:value-type="float" office:value="96.1730118132064" calcext:value-type="float">
            <text:p>96,1730118132064</text:p>
          </table:table-cell>
          <table:table-cell office:value-type="float" office:value="96.414604342411" calcext:value-type="float">
            <text:p>96,414604342411</text:p>
          </table:table-cell>
          <table:table-cell office:value-type="float" office:value="96.4351347406972" calcext:value-type="float">
            <text:p>96,4351347406972</text:p>
          </table:table-cell>
          <table:table-cell office:value-type="float" office:value="96.3151748753519" calcext:value-type="float">
            <text:p>96,31517487535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7197048198249" calcext:value-type="float">
            <text:p>93,7197048198249</text:p>
          </table:table-cell>
          <table:table-cell office:value-type="float" office:value="94.7425379155796" calcext:value-type="float">
            <text:p>94,7425379155796</text:p>
          </table:table-cell>
          <table:table-cell office:value-type="float" office:value="96.0571389460639" calcext:value-type="float">
            <text:p>96,0571389460639</text:p>
          </table:table-cell>
          <table:table-cell office:value-type="float" office:value="96.1536649460217" calcext:value-type="float">
            <text:p>96,1536649460217</text:p>
          </table:table-cell>
          <table:table-cell office:value-type="float" office:value="96.2478312181212" calcext:value-type="float">
            <text:p>96,2478312181212</text:p>
          </table:table-cell>
          <table:table-cell office:value-type="float" office:value="96.2302966946045" calcext:value-type="float">
            <text:p>96,2302966946045</text:p>
          </table:table-cell>
          <table:table-cell office:value-type="float" office:value="96.2627060049451" calcext:value-type="float">
            <text:p>96,2627060049451</text:p>
          </table:table-cell>
          <table:table-cell office:value-type="float" office:value="96.3618057206465" calcext:value-type="float">
            <text:p>96,36180572064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7852594580049" calcext:value-type="float">
            <text:p>93,7852594580049</text:p>
          </table:table-cell>
          <table:table-cell office:value-type="float" office:value="94.7454148431147" calcext:value-type="float">
            <text:p>94,7454148431147</text:p>
          </table:table-cell>
          <table:table-cell office:value-type="float" office:value="96.0803034668982" calcext:value-type="float">
            <text:p>96,0803034668982</text:p>
          </table:table-cell>
          <table:table-cell office:value-type="float" office:value="96.0807217114987" calcext:value-type="float">
            <text:p>96,0807217114987</text:p>
          </table:table-cell>
          <table:table-cell office:value-type="float" office:value="96.2538678904182" calcext:value-type="float">
            <text:p>96,2538678904182</text:p>
          </table:table-cell>
          <table:table-cell office:value-type="float" office:value="96.2907388049268" calcext:value-type="float">
            <text:p>96,2907388049268</text:p>
          </table:table-cell>
          <table:table-cell office:value-type="float" office:value="96.2882792496171" calcext:value-type="float">
            <text:p>96,2882792496171</text:p>
          </table:table-cell>
          <table:table-cell office:value-type="float" office:value="96.4012418989412" calcext:value-type="float">
            <text:p>96,40124189894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6916841852127" calcext:value-type="float">
            <text:p>93,6916841852127</text:p>
          </table:table-cell>
          <table:table-cell office:value-type="float" office:value="94.8140282919537" calcext:value-type="float">
            <text:p>94,8140282919537</text:p>
          </table:table-cell>
          <table:table-cell office:value-type="float" office:value="96.1092366541834" calcext:value-type="float">
            <text:p>96,1092366541834</text:p>
          </table:table-cell>
          <table:table-cell office:value-type="float" office:value="96.2911995800856" calcext:value-type="float">
            <text:p>96,2911995800856</text:p>
          </table:table-cell>
          <table:table-cell office:value-type="float" office:value="96.2195122531049" calcext:value-type="float">
            <text:p>96,2195122531049</text:p>
          </table:table-cell>
          <table:table-cell office:value-type="float" office:value="96.2492217901408" calcext:value-type="float">
            <text:p>96,2492217901408</text:p>
          </table:table-cell>
          <table:table-cell office:value-type="float" office:value="96.337238448107" calcext:value-type="float">
            <text:p>96,337238448107</text:p>
          </table:table-cell>
          <table:table-cell office:value-type="float" office:value="96.3327230564269" calcext:value-type="float">
            <text:p>96,332723056426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47:.B251])" office:value-type="float" office:value="93.6955525877329" calcext:value-type="float">
            <text:p>93,6955525877</text:p>
          </table:table-cell>
          <table:table-cell table:style-name="ce9" table:formula="of:=AVERAGE([.C247:.C251])" office:value-type="float" office:value="94.8207795688953" calcext:value-type="float">
            <text:p>94,8207795689</text:p>
          </table:table-cell>
          <table:table-cell table:style-name="ce9" table:formula="of:=AVERAGE([.D247:.D251])" office:value-type="float" office:value="96.0696602084372" calcext:value-type="float">
            <text:p>96,0696602084</text:p>
          </table:table-cell>
          <table:table-cell table:style-name="ce9" table:formula="of:=AVERAGE([.E247:.E251])" office:value-type="float" office:value="96.1569755597262" calcext:value-type="float">
            <text:p>96,1569755597</text:p>
          </table:table-cell>
          <table:table-cell table:style-name="ce9" table:formula="of:=AVERAGE([.F247:.F251])" office:value-type="float" office:value="96.2051806006597" calcext:value-type="float">
            <text:p>96,2051806007</text:p>
          </table:table-cell>
          <table:table-cell table:style-name="ce9" table:formula="of:=AVERAGE([.G247:.G251])" office:value-type="float" office:value="96.2984601376353" calcext:value-type="float">
            <text:p>96,2984601376</text:p>
          </table:table-cell>
          <table:table-cell table:style-name="ce9" table:formula="of:=AVERAGE([.H247:.H251])" office:value-type="float" office:value="96.3432937271531" calcext:value-type="float">
            <text:p>96,3432937272</text:p>
          </table:table-cell>
          <table:table-cell table:style-name="ce9" table:formula="of:=AVERAGE([.I247:.I251])" office:value-type="float" office:value="96.3626740028062" calcext:value-type="float">
            <text:p>96,362674002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Kneighbors (weigths=”uniform”) (9n)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E1</text:p>
          </table:table-cell>
          <table:table-cell office:value-type="float" office:value="0.0876620954179107" calcext:value-type="float">
            <text:p>0,0876620954179107</text:p>
          </table:table-cell>
          <table:table-cell office:value-type="float" office:value="0.0745262674348642" calcext:value-type="float">
            <text:p>0,0745262674348642</text:p>
          </table:table-cell>
          <table:table-cell office:value-type="float" office:value="0.0575254686468448" calcext:value-type="float">
            <text:p>0,0575254686468448</text:p>
          </table:table-cell>
          <table:table-cell office:value-type="float" office:value="0.0572775890612137" calcext:value-type="float">
            <text:p>0,0572775890612137</text:p>
          </table:table-cell>
          <table:table-cell office:value-type="float" office:value="0.0562251954885187" calcext:value-type="float">
            <text:p>0,0562251954885187</text:p>
          </table:table-cell>
          <table:table-cell office:value-type="float" office:value="0.0536479698999802" calcext:value-type="float">
            <text:p>0,0536479698999802</text:p>
          </table:table-cell>
          <table:table-cell office:value-type="float" office:value="0.0556247406415351" calcext:value-type="float">
            <text:p>0,0556247406415351</text:p>
          </table:table-cell>
          <table:table-cell office:value-type="float" office:value="0.0556897745173468" calcext:value-type="float">
            <text:p>0,05568977451734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2</text:p>
          </table:table-cell>
          <table:table-cell office:value-type="float" office:value="0.0884386189448775" calcext:value-type="float">
            <text:p>0,0884386189448775</text:p>
          </table:table-cell>
          <table:table-cell office:value-type="float" office:value="0.0725913831926744" calcext:value-type="float">
            <text:p>0,0725913831926744</text:p>
          </table:table-cell>
          <table:table-cell office:value-type="float" office:value="0.0579870170310156" calcext:value-type="float">
            <text:p>0,0579870170310156</text:p>
          </table:table-cell>
          <table:table-cell office:value-type="float" office:value="0.0590097513312683" calcext:value-type="float">
            <text:p>0,0590097513312683</text:p>
          </table:table-cell>
          <table:table-cell office:value-type="float" office:value="0.0548843404639244" calcext:value-type="float">
            <text:p>0,0548843404639244</text:p>
          </table:table-cell>
          <table:table-cell office:value-type="float" office:value="0.0550143913813226" calcext:value-type="float">
            <text:p>0,0550143913813226</text:p>
          </table:table-cell>
          <table:table-cell office:value-type="float" office:value="0.0531873632072652" calcext:value-type="float">
            <text:p>0,0531873632072652</text:p>
          </table:table-cell>
          <table:table-cell office:value-type="float" office:value="0.0543388893630734" calcext:value-type="float">
            <text:p>0,0543388893630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3</text:p>
          </table:table-cell>
          <table:table-cell office:value-type="float" office:value="0.0881325228007149" calcext:value-type="float">
            <text:p>0,0881325228007149</text:p>
          </table:table-cell>
          <table:table-cell office:value-type="float" office:value="0.0747750474237808" calcext:value-type="float">
            <text:p>0,0747750474237808</text:p>
          </table:table-cell>
          <table:table-cell office:value-type="float" office:value="0.0583707993130952" calcext:value-type="float">
            <text:p>0,0583707993130952</text:p>
          </table:table-cell>
          <table:table-cell office:value-type="float" office:value="0.0567912493491771" calcext:value-type="float">
            <text:p>0,0567912493491771</text:p>
          </table:table-cell>
          <table:table-cell office:value-type="float" office:value="0.0542761851264547" calcext:value-type="float">
            <text:p>0,0542761851264547</text:p>
          </table:table-cell>
          <table:table-cell office:value-type="float" office:value="0.0549284936003235" calcext:value-type="float">
            <text:p>0,0549284936003235</text:p>
          </table:table-cell>
          <table:table-cell office:value-type="float" office:value="0.0548917404529538" calcext:value-type="float">
            <text:p>0,0548917404529538</text:p>
          </table:table-cell>
          <table:table-cell office:value-type="float" office:value="0.0547251932760141" calcext:value-type="float">
            <text:p>0,05472519327601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4</text:p>
          </table:table-cell>
          <table:table-cell office:value-type="float" office:value="0.0873844852682228" calcext:value-type="float">
            <text:p>0,0873844852682228</text:p>
          </table:table-cell>
          <table:table-cell office:value-type="float" office:value="0.076479899444801" calcext:value-type="float">
            <text:p>0,076479899444801</text:p>
          </table:table-cell>
          <table:table-cell office:value-type="float" office:value="0.0577429946871347" calcext:value-type="float">
            <text:p>0,0577429946871347</text:p>
          </table:table-cell>
          <table:table-cell office:value-type="float" office:value="0.0569967828221026" calcext:value-type="float">
            <text:p>0,0569967828221026</text:p>
          </table:table-cell>
          <table:table-cell office:value-type="float" office:value="0.0544798212766571" calcext:value-type="float">
            <text:p>0,0544798212766571</text:p>
          </table:table-cell>
          <table:table-cell office:value-type="float" office:value="0.0544594387193896" calcext:value-type="float">
            <text:p>0,0544594387193896</text:p>
          </table:table-cell>
          <table:table-cell office:value-type="float" office:value="0.0552692031134397" calcext:value-type="float">
            <text:p>0,0552692031134397</text:p>
          </table:table-cell>
          <table:table-cell office:value-type="float" office:value="0.0568723243198298" calcext:value-type="float">
            <text:p>0,05687232431982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5</text:p>
          </table:table-cell>
          <table:table-cell office:value-type="float" office:value="0.0844856745444086" calcext:value-type="float">
            <text:p>0,0844856745444086</text:p>
          </table:table-cell>
          <table:table-cell office:value-type="float" office:value="0.0727713594905926" calcext:value-type="float">
            <text:p>0,0727713594905926</text:p>
          </table:table-cell>
          <table:table-cell office:value-type="float" office:value="0.0571575522124482" calcext:value-type="float">
            <text:p>0,0571575522124482</text:p>
          </table:table-cell>
          <table:table-cell office:value-type="float" office:value="0.0578394244649294" calcext:value-type="float">
            <text:p>0,0578394244649294</text:p>
          </table:table-cell>
          <table:table-cell office:value-type="float" office:value="0.0549815468754989" calcext:value-type="float">
            <text:p>0,0549815468754989</text:p>
          </table:table-cell>
          <table:table-cell office:value-type="float" office:value="0.0544673095189187" calcext:value-type="float">
            <text:p>0,0544673095189187</text:p>
          </table:table-cell>
          <table:table-cell office:value-type="float" office:value="0.0540523625365164" calcext:value-type="float">
            <text:p>0,0540523625365164</text:p>
          </table:table-cell>
          <table:table-cell office:value-type="float" office:value="0.054236216822231" calcext:value-type="float">
            <text:p>0,05423621682223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55:.B259])" office:value-type="float" office:value="0.0872206793952269" calcext:value-type="float">
            <text:p>0,0872206794</text:p>
          </table:table-cell>
          <table:table-cell table:style-name="ce9" table:formula="of:=AVERAGE([.C255:.C259])" office:value-type="float" office:value="0.0742287913973426" calcext:value-type="float">
            <text:p>0,0742287914</text:p>
          </table:table-cell>
          <table:table-cell table:style-name="ce9" table:formula="of:=AVERAGE([.D255:.D259])" office:value-type="float" office:value="0.0577567663781077" calcext:value-type="float">
            <text:p>0,0577567664</text:p>
          </table:table-cell>
          <table:table-cell table:style-name="ce9" table:formula="of:=AVERAGE([.E255:.E259])" office:value-type="float" office:value="0.0575829594057382" calcext:value-type="float">
            <text:p>0,0575829594</text:p>
          </table:table-cell>
          <table:table-cell table:style-name="ce9" table:formula="of:=AVERAGE([.F255:.F259])" office:value-type="float" office:value="0.0549694178462108" calcext:value-type="float">
            <text:p>0,0549694178</text:p>
          </table:table-cell>
          <table:table-cell table:style-name="ce9" table:formula="of:=AVERAGE([.G255:.G259])" office:value-type="float" office:value="0.0545035206239869" calcext:value-type="float">
            <text:p>0,0545035206</text:p>
          </table:table-cell>
          <table:table-cell table:style-name="ce9" table:formula="of:=AVERAGE([.H255:.H259])" office:value-type="float" office:value="0.054605081990342" calcext:value-type="float">
            <text:p>0,0546050820</text:p>
          </table:table-cell>
          <table:table-cell table:style-name="ce9" table:formula="of:=AVERAGE([.I255:.I259])" office:value-type="float" office:value="0.055172479659699" calcext:value-type="float">
            <text:p>0,0551724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1 (s)</text:p>
          </table:table-cell>
          <table:table-cell office:value-type="float" office:value="0.0403571128845215" calcext:value-type="float">
            <text:p>0,0403571128845215</text:p>
          </table:table-cell>
          <table:table-cell office:value-type="float" office:value="0.0552310943603516" calcext:value-type="float">
            <text:p>0,0552310943603516</text:p>
          </table:table-cell>
          <table:table-cell office:value-type="float" office:value="0.0687282085418701" calcext:value-type="float">
            <text:p>0,0687282085418701</text:p>
          </table:table-cell>
          <table:table-cell office:value-type="float" office:value="0.0898251533508301" calcext:value-type="float">
            <text:p>0,0898251533508301</text:p>
          </table:table-cell>
          <table:table-cell office:value-type="float" office:value="0.105039358139038" calcext:value-type="float">
            <text:p>0,105039358139038</text:p>
          </table:table-cell>
          <table:table-cell office:value-type="float" office:value="0.126434326171875" calcext:value-type="float">
            <text:p>0,126434326171875</text:p>
          </table:table-cell>
          <table:table-cell office:value-type="float" office:value="0.137768030166626" calcext:value-type="float">
            <text:p>0,137768030166626</text:p>
          </table:table-cell>
          <table:table-cell office:value-type="float" office:value="0.158391714096069" calcext:value-type="float">
            <text:p>0,1583917140960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2 (s)</text:p>
          </table:table-cell>
          <table:table-cell office:value-type="float" office:value="0.0451843738555908" calcext:value-type="float">
            <text:p>0,0451843738555908</text:p>
          </table:table-cell>
          <table:table-cell office:value-type="float" office:value="0.0569086074829102" calcext:value-type="float">
            <text:p>0,0569086074829102</text:p>
          </table:table-cell>
          <table:table-cell office:value-type="float" office:value="0.0707550048828125" calcext:value-type="float">
            <text:p>0,0707550048828125</text:p>
          </table:table-cell>
          <table:table-cell office:value-type="float" office:value="0.0796613693237305" calcext:value-type="float">
            <text:p>0,0796613693237305</text:p>
          </table:table-cell>
          <table:table-cell office:value-type="float" office:value="0.100928068161011" calcext:value-type="float">
            <text:p>0,100928068161011</text:p>
          </table:table-cell>
          <table:table-cell office:value-type="float" office:value="0.113784551620483" calcext:value-type="float">
            <text:p>0,113784551620483</text:p>
          </table:table-cell>
          <table:table-cell office:value-type="float" office:value="0.135920286178589" calcext:value-type="float">
            <text:p>0,135920286178589</text:p>
          </table:table-cell>
          <table:table-cell office:value-type="float" office:value="0.145208358764648" calcext:value-type="float">
            <text:p>0,145208358764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3 (s)</text:p>
          </table:table-cell>
          <table:table-cell office:value-type="float" office:value="0.043562650680542" calcext:value-type="float">
            <text:p>0,043562650680542</text:p>
          </table:table-cell>
          <table:table-cell office:value-type="float" office:value="0.0592010021209717" calcext:value-type="float">
            <text:p>0,0592010021209717</text:p>
          </table:table-cell>
          <table:table-cell office:value-type="float" office:value="0.0657286643981934" calcext:value-type="float">
            <text:p>0,0657286643981934</text:p>
          </table:table-cell>
          <table:table-cell office:value-type="float" office:value="0.0869917869567871" calcext:value-type="float">
            <text:p>0,0869917869567871</text:p>
          </table:table-cell>
          <table:table-cell office:value-type="float" office:value="0.0979034900665283" calcext:value-type="float">
            <text:p>0,0979034900665283</text:p>
          </table:table-cell>
          <table:table-cell office:value-type="float" office:value="0.116470336914063" calcext:value-type="float">
            <text:p>0,116470336914063</text:p>
          </table:table-cell>
          <table:table-cell office:value-type="float" office:value="0.125380992889404" calcext:value-type="float">
            <text:p>0,125380992889404</text:p>
          </table:table-cell>
          <table:table-cell office:value-type="float" office:value="0.147065162658691" calcext:value-type="float">
            <text:p>0,1470651626586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4 (s)</text:p>
          </table:table-cell>
          <table:table-cell office:value-type="float" office:value="0.0463187694549561" calcext:value-type="float">
            <text:p>0,0463187694549561</text:p>
          </table:table-cell>
          <table:table-cell office:value-type="float" office:value="0.061208963394165" calcext:value-type="float">
            <text:p>0,061208963394165</text:p>
          </table:table-cell>
          <table:table-cell office:value-type="float" office:value="0.0692825317382813" calcext:value-type="float">
            <text:p>0,0692825317382813</text:p>
          </table:table-cell>
          <table:table-cell office:value-type="float" office:value="0.0903592109680176" calcext:value-type="float">
            <text:p>0,0903592109680176</text:p>
          </table:table-cell>
          <table:table-cell office:value-type="float" office:value="0.102921485900879" calcext:value-type="float">
            <text:p>0,102921485900879</text:p>
          </table:table-cell>
          <table:table-cell office:value-type="float" office:value="0.1142258644104" calcext:value-type="float">
            <text:p>0,1142258644104</text:p>
          </table:table-cell>
          <table:table-cell office:value-type="float" office:value="0.125255107879639" calcext:value-type="float">
            <text:p>0,125255107879639</text:p>
          </table:table-cell>
          <table:table-cell office:value-type="float" office:value="0.146495819091797" calcext:value-type="float">
            <text:p>0,146495819091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5 (s)</text:p>
          </table:table-cell>
          <table:table-cell office:value-type="float" office:value="0.0970916748046875" calcext:value-type="float">
            <text:p>0,0970916748046875</text:p>
          </table:table-cell>
          <table:table-cell office:value-type="float" office:value="0.0556106567382813" calcext:value-type="float">
            <text:p>0,0556106567382813</text:p>
          </table:table-cell>
          <table:table-cell office:value-type="float" office:value="0.0681643486022949" calcext:value-type="float">
            <text:p>0,0681643486022949</text:p>
          </table:table-cell>
          <table:table-cell office:value-type="float" office:value="0.0854620933532715" calcext:value-type="float">
            <text:p>0,0854620933532715</text:p>
          </table:table-cell>
          <table:table-cell office:value-type="float" office:value="0.101066589355469" calcext:value-type="float">
            <text:p>0,101066589355469</text:p>
          </table:table-cell>
          <table:table-cell office:value-type="float" office:value="0.111979961395264" calcext:value-type="float">
            <text:p>0,111979961395264</text:p>
          </table:table-cell>
          <table:table-cell office:value-type="float" office:value="0.125677824020386" calcext:value-type="float">
            <text:p>0,125677824020386</text:p>
          </table:table-cell>
          <table:table-cell office:value-type="float" office:value="0.145826578140259" calcext:value-type="float">
            <text:p>0,14582657814025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61:.B265])" office:value-type="float" office:value="0.0545029163360596" calcext:value-type="float">
            <text:p>0,0545029163</text:p>
          </table:table-cell>
          <table:table-cell table:style-name="ce9" table:formula="of:=AVERAGE([.C261:.C265])" office:value-type="float" office:value="0.0576320648193359" calcext:value-type="float">
            <text:p>0,0576320648</text:p>
          </table:table-cell>
          <table:table-cell table:style-name="ce9" table:formula="of:=AVERAGE([.D261:.D265])" office:value-type="float" office:value="0.0685317516326904" calcext:value-type="float">
            <text:p>0,0685317516</text:p>
          </table:table-cell>
          <table:table-cell table:style-name="ce9" table:formula="of:=AVERAGE([.E261:.E265])" office:value-type="float" office:value="0.0864599227905273" calcext:value-type="float">
            <text:p>0,0864599228</text:p>
          </table:table-cell>
          <table:table-cell table:style-name="ce9" table:formula="of:=AVERAGE([.F261:.F265])" office:value-type="float" office:value="0.101571798324585" calcext:value-type="float">
            <text:p>0,1015717983</text:p>
          </table:table-cell>
          <table:table-cell table:style-name="ce9" table:formula="of:=AVERAGE([.G261:.G265])" office:value-type="float" office:value="0.116579008102417" calcext:value-type="float">
            <text:p>0,1165790081</text:p>
          </table:table-cell>
          <table:table-cell table:style-name="ce9" table:formula="of:=AVERAGE([.H261:.H265])" office:value-type="float" office:value="0.130000448226929" calcext:value-type="float">
            <text:p>0,1300004482</text:p>
          </table:table-cell>
          <table:table-cell table:style-name="ce9" table:formula="of:=AVERAGE([.I261:.I265])" office:value-type="float" office:value="0.148597526550293" calcext:value-type="float">
            <text:p>0,14859752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1 (%)</text:p>
          </table:table-cell>
          <table:table-cell office:value-type="float" office:value="93.6651542649255" calcext:value-type="float">
            <text:p>93,6651542649255</text:p>
          </table:table-cell>
          <table:table-cell office:value-type="float" office:value="94.6804061588884" calcext:value-type="float">
            <text:p>94,6804061588884</text:p>
          </table:table-cell>
          <table:table-cell office:value-type="float" office:value="96.0478422856206" calcext:value-type="float">
            <text:p>96,0478422856206</text:p>
          </table:table-cell>
          <table:table-cell office:value-type="float" office:value="96.028332569583" calcext:value-type="float">
            <text:p>96,028332569583</text:p>
          </table:table-cell>
          <table:table-cell office:value-type="float" office:value="96.1509816467873" calcext:value-type="float">
            <text:p>96,1509816467873</text:p>
          </table:table-cell>
          <table:table-cell office:value-type="float" office:value="96.3584800160955" calcext:value-type="float">
            <text:p>96,3584800160955</text:p>
          </table:table-cell>
          <table:table-cell office:value-type="float" office:value="96.1581072859297" calcext:value-type="float">
            <text:p>96,1581072859297</text:p>
          </table:table-cell>
          <table:table-cell office:value-type="float" office:value="96.1249590774805" calcext:value-type="float">
            <text:p>96,1249590774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2 (%)</text:p>
          </table:table-cell>
          <table:table-cell office:value-type="float" office:value="93.5944815840535" calcext:value-type="float">
            <text:p>93,5944815840535</text:p>
          </table:table-cell>
          <table:table-cell office:value-type="float" office:value="94.864119791127" calcext:value-type="float">
            <text:p>94,864119791127</text:p>
          </table:table-cell>
          <table:table-cell office:value-type="float" office:value="96.0315254028676" calcext:value-type="float">
            <text:p>96,0315254028676</text:p>
          </table:table-cell>
          <table:table-cell office:value-type="float" office:value="95.9193790914148" calcext:value-type="float">
            <text:p>95,9193790914148</text:p>
          </table:table-cell>
          <table:table-cell office:value-type="float" office:value="96.1765869789513" calcext:value-type="float">
            <text:p>96,1765869789513</text:p>
          </table:table-cell>
          <table:table-cell office:value-type="float" office:value="96.1915117213154" calcext:value-type="float">
            <text:p>96,1915117213154</text:p>
          </table:table-cell>
          <table:table-cell office:value-type="float" office:value="96.3140423225264" calcext:value-type="float">
            <text:p>96,3140423225264</text:p>
          </table:table-cell>
          <table:table-cell office:value-type="float" office:value="96.2398958424334" calcext:value-type="float">
            <text:p>96,2398958424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3 (%)</text:p>
          </table:table-cell>
          <table:table-cell office:value-type="float" office:value="93.618446889768" calcext:value-type="float">
            <text:p>93,618446889768</text:p>
          </table:table-cell>
          <table:table-cell office:value-type="float" office:value="94.6982039581567" calcext:value-type="float">
            <text:p>94,6982039581567</text:p>
          </table:table-cell>
          <table:table-cell office:value-type="float" office:value="95.9980517322265" calcext:value-type="float">
            <text:p>95,9980517322265</text:p>
          </table:table-cell>
          <table:table-cell office:value-type="float" office:value="96.0913662551394" calcext:value-type="float">
            <text:p>96,0913662551394</text:p>
          </table:table-cell>
          <table:table-cell office:value-type="float" office:value="96.2619520197984" calcext:value-type="float">
            <text:p>96,2619520197984</text:p>
          </table:table-cell>
          <table:table-cell office:value-type="float" office:value="96.2318759258835" calcext:value-type="float">
            <text:p>96,2318759258835</text:p>
          </table:table-cell>
          <table:table-cell office:value-type="float" office:value="96.2322455491439" calcext:value-type="float">
            <text:p>96,2322455491439</text:p>
          </table:table-cell>
          <table:table-cell office:value-type="float" office:value="96.2554811629965" calcext:value-type="float">
            <text:p>96,25548116299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4 (%)</text:p>
          </table:table-cell>
          <table:table-cell office:value-type="float" office:value="93.5997166513938" calcext:value-type="float">
            <text:p>93,5997166513938</text:p>
          </table:table-cell>
          <table:table-cell office:value-type="float" office:value="94.6004882553339" calcext:value-type="float">
            <text:p>94,6004882553339</text:p>
          </table:table-cell>
          <table:table-cell office:value-type="float" office:value="96.0287340494907" calcext:value-type="float">
            <text:p>96,0287340494907</text:p>
          </table:table-cell>
          <table:table-cell office:value-type="float" office:value="96.0816635547424" calcext:value-type="float">
            <text:p>96,0816635547424</text:p>
          </table:table-cell>
          <table:table-cell office:value-type="float" office:value="96.2413077464899" calcext:value-type="float">
            <text:p>96,2413077464899</text:p>
          </table:table-cell>
          <table:table-cell office:value-type="float" office:value="96.1992182689465" calcext:value-type="float">
            <text:p>96,1992182689465</text:p>
          </table:table-cell>
          <table:table-cell office:value-type="float" office:value="96.1086974242163" calcext:value-type="float">
            <text:p>96,1086974242163</text:p>
          </table:table-cell>
          <table:table-cell office:value-type="float" office:value="96.0906487129194" calcext:value-type="float">
            <text:p>96,09064871291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5 (%)</text:p>
          </table:table-cell>
          <table:table-cell office:value-type="float" office:value="93.8854277345059" calcext:value-type="float">
            <text:p>93,8854277345059</text:p>
          </table:table-cell>
          <table:table-cell office:value-type="float" office:value="94.9196028581712" calcext:value-type="float">
            <text:p>94,9196028581712</text:p>
          </table:table-cell>
          <table:table-cell office:value-type="float" office:value="96.0376667069805" calcext:value-type="float">
            <text:p>96,0376667069805</text:p>
          </table:table-cell>
          <table:table-cell office:value-type="float" office:value="95.9927336943376" calcext:value-type="float">
            <text:p>95,9927336943376</text:p>
          </table:table-cell>
          <table:table-cell office:value-type="float" office:value="96.2445817233412" calcext:value-type="float">
            <text:p>96,2445817233412</text:p>
          </table:table-cell>
          <table:table-cell office:value-type="float" office:value="96.2699732823813" calcext:value-type="float">
            <text:p>96,2699732823813</text:p>
          </table:table-cell>
          <table:table-cell office:value-type="float" office:value="96.27942187086" calcext:value-type="float">
            <text:p>96,27942187086</text:p>
          </table:table-cell>
          <table:table-cell office:value-type="float" office:value="96.2791895812743" calcext:value-type="float">
            <text:p>96,279189581274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9" table:formula="of:=AVERAGE([.B267:.B271])" office:value-type="float" office:value="93.6726454249294" calcext:value-type="float">
            <text:p>93,6726454249</text:p>
          </table:table-cell>
          <table:table-cell table:style-name="ce9" table:formula="of:=AVERAGE([.C267:.C271])" office:value-type="float" office:value="94.7525642043354" calcext:value-type="float">
            <text:p>94,7525642043</text:p>
          </table:table-cell>
          <table:table-cell table:style-name="ce9" table:formula="of:=AVERAGE([.D267:.D271])" office:value-type="float" office:value="96.0287640354372" calcext:value-type="float">
            <text:p>96,0287640354</text:p>
          </table:table-cell>
          <table:table-cell table:style-name="ce9" table:formula="of:=AVERAGE([.E267:.E271])" office:value-type="float" office:value="96.0226950330434" calcext:value-type="float">
            <text:p>96,0226950330</text:p>
          </table:table-cell>
          <table:table-cell table:style-name="ce9" table:formula="of:=AVERAGE([.F267:.F271])" office:value-type="float" office:value="96.2150820230736" calcext:value-type="float">
            <text:p>96,2150820231</text:p>
          </table:table-cell>
          <table:table-cell table:style-name="ce9" table:formula="of:=AVERAGE([.G267:.G271])" office:value-type="float" office:value="96.2502118429245" calcext:value-type="float">
            <text:p>96,2502118429</text:p>
          </table:table-cell>
          <table:table-cell table:style-name="ce9" table:formula="of:=AVERAGE([.H267:.H271])" office:value-type="float" office:value="96.2185028905352" calcext:value-type="float">
            <text:p>96,2185028905</text:p>
          </table:table-cell>
          <table:table-cell table:style-name="ce9" table:formula="of:=AVERAGE([.I267:.I271])" office:value-type="float" office:value="96.1980348754208" calcext:value-type="float">
            <text:p>96,1980348754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5:28:53.935962755</meta:creation-date>
    <dc:date>2023-07-18T21:36:48.173751324</dc:date>
    <meta:editing-duration>PT33M36S</meta:editing-duration>
    <meta:editing-cycles>8</meta:editing-cycles>
    <meta:generator>LibreOffice/7.3.7.2$Linux_X86_64 LibreOffice_project/30$Build-2</meta:generator>
    <meta:document-statistic meta:table-count="1" meta:cell-count="2644" meta:object-count="0"/>
  </office:meta>
</office:document-meta>
</file>